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number-columns-repeated="8" table:default-cell-style-name="Default"/>
        <table:table-row table:style-name="ro1">
          <table:table-cell office:value-type="string">
            <text:p>NFL Week 1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TL 12 @ PHI 18</text:p>
          </table:table-cell>
          <table:table-cell office:value-type="string">
            <text:p>2018-09-0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3 @ BAL 47</text:p>
          </table:table-cell>
          <table:table-cell office:value-type="string">
            <text:p>2018-09-09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IN 34 @ IND 23</text:p>
          </table:table-cell>
          <table:table-cell office:value-type="string">
            <text:p>2018-09-0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HOU 20 @ NE 27</text:p>
          </table:table-cell>
          <table:table-cell office:value-type="string">
            <text:p>2018-09-09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JAC 20 @ NYG 15</text:p>
          </table:table-cell>
          <table:table-cell office:value-type="string">
            <text:p>2018-09-0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IT 21 @ CLE 21</text:p>
          </table:table-cell>
          <table:table-cell office:value-type="string">
            <text:p>2018-09-0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F 16 @ MIN 24</text:p>
          </table:table-cell>
          <table:table-cell office:value-type="string">
            <text:p>2018-09-0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TB 48 @ NO 40</text:p>
          </table:table-cell>
          <table:table-cell office:value-type="string">
            <text:p>2018-09-09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string">
            <text:p>TEN 20 @ MIA 27</text:p>
          </table:table-cell>
          <table:table-cell office:value-type="string">
            <text:p>2018-09-09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KC 38 @ LAC 28</text:p>
          </table:table-cell>
          <table:table-cell office:value-type="string">
            <text:p>2018-09-09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DAL 8 @ CAR 16</text:p>
          </table:table-cell>
          <table:table-cell office:value-type="string">
            <text:p>2018-09-0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EA 24 @ DEN 27</text:p>
          </table:table-cell>
          <table:table-cell office:value-type="string">
            <text:p>2018-09-09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WAS 24 @ ARI 6</text:p>
          </table:table-cell>
          <table:table-cell office:value-type="string">
            <text:p>2018-09-0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HI 23 @ GB 24</text:p>
          </table:table-cell>
          <table:table-cell office:value-type="string">
            <text:p>2018-09-09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J 48 @ DET 17</text:p>
          </table:table-cell>
          <table:table-cell office:value-type="string">
            <text:p>2018-09-1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LAR 33 @ OAK 13</text:p>
          </table:table-cell>
          <table:table-cell office:value-type="string">
            <text:p>2018-09-10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42 @ NE 27</text:p>
          </table:table-cell>
          <table:table-cell office:value-type="string">
            <text:p>2017-09-07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JAC 29 @ HOU 7</text:p>
          </table:table-cell>
          <table:table-cell office:value-type="string">
            <text:p>2017-09-1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YJ 12 @ BUF 21</text:p>
          </table:table-cell>
          <table:table-cell office:value-type="string">
            <text:p>2017-09-10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HI 30 @ WAS 17</text:p>
          </table:table-cell>
          <table:table-cell office:value-type="string">
            <text:p>2017-09-1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OAK 26 @ TEN 16</text:p>
          </table:table-cell>
          <table:table-cell office:value-type="string">
            <text:p>2017-09-10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TL 23 @ CHI 17</text:p>
          </table:table-cell>
          <table:table-cell office:value-type="string">
            <text:p>2017-09-10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AL 20 @ CIN 0</text:p>
          </table:table-cell>
          <table:table-cell office:value-type="string">
            <text:p>2017-09-10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PIT 21 @ CLE 18</text:p>
          </table:table-cell>
          <table:table-cell office:value-type="string">
            <text:p>2017-09-1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RI 23 @ DET 35</text:p>
          </table:table-cell>
          <table:table-cell office:value-type="string">
            <text:p>2017-09-10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IND 9 @ LAR 46</text:p>
          </table:table-cell>
          <table:table-cell office:value-type="string">
            <text:p>2017-09-1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EA 9 @ GB 17</text:p>
          </table:table-cell>
          <table:table-cell office:value-type="string">
            <text:p>2017-09-10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R 23 @ SF 3</text:p>
          </table:table-cell>
          <table:table-cell office:value-type="string">
            <text:p>2017-09-1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YG 3 @ DAL 19</text:p>
          </table:table-cell>
          <table:table-cell office:value-type="string">
            <text:p>2017-09-10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O 19 @ MIN 29</text:p>
          </table:table-cell>
          <table:table-cell office:value-type="string">
            <text:p>2017-09-11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LAC 21 @ DEN 24</text:p>
          </table:table-cell>
          <table:table-cell office:value-type="string">
            <text:p>2017-09-1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TB 30 @ MIA 20</text:p>
          </table:table-cell>
          <table:table-cell office:value-type="string">
            <text:p>2017-09-10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20 @ DEN 21</text:p>
          </table:table-cell>
          <table:table-cell office:value-type="string">
            <text:p>2016-09-08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UF 7 @ BAL 13</text:p>
          </table:table-cell>
          <table:table-cell office:value-type="string">
            <text:p>2016-09-1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B 27 @ JAC 23</text:p>
          </table:table-cell>
          <table:table-cell office:value-type="string">
            <text:p>2016-09-1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D 27 @ KC 33</text:p>
          </table:table-cell>
          <table:table-cell office:value-type="string">
            <text:p>2016-09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OAK 35 @ NO 34</text:p>
          </table:table-cell>
          <table:table-cell office:value-type="string">
            <text:p>2016-09-11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CHI 14 @ HOU 23</text:p>
          </table:table-cell>
          <table:table-cell office:value-type="string">
            <text:p>2016-09-1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LE 10 @ PHI 29</text:p>
          </table:table-cell>
          <table:table-cell office:value-type="string">
            <text:p>2016-09-1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N 25 @ TEN 16</text:p>
          </table:table-cell>
          <table:table-cell office:value-type="string">
            <text:p>2016-09-11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31 @ ATL 24</text:p>
          </table:table-cell>
          <table:table-cell office:value-type="string">
            <text:p>2016-09-11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IN 23 @ NYJ 22</text:p>
          </table:table-cell>
          <table:table-cell office:value-type="string">
            <text:p>2016-09-11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10 @ SEA 12</text:p>
          </table:table-cell>
          <table:table-cell office:value-type="string">
            <text:p>2016-09-1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YG 20 @ DAL 19</text:p>
          </table:table-cell>
          <table:table-cell office:value-type="string">
            <text:p>2016-09-1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ET 39 @ IND 35</text:p>
          </table:table-cell>
          <table:table-cell office:value-type="string">
            <text:p>2016-09-11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NE 23 @ ARI 21</text:p>
          </table:table-cell>
          <table:table-cell office:value-type="string">
            <text:p>2016-09-1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IT 38 @ WAS 16</text:p>
          </table:table-cell>
          <table:table-cell office:value-type="string">
            <text:p>2016-09-12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LA 0 @ SF 28</text:p>
          </table:table-cell>
          <table:table-cell office:value-type="string">
            <text:p>2016-09-1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IT 21 @ NE 28</text:p>
          </table:table-cell>
          <table:table-cell office:value-type="string">
            <text:p>2015-09-10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C 27 @ HOU 20</text:p>
          </table:table-cell>
          <table:table-cell office:value-type="string">
            <text:p>2015-09-1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IND 14 @ BUF 27</text:p>
          </table:table-cell>
          <table:table-cell office:value-type="string">
            <text:p>2015-09-1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B 31 @ CHI 23</text:p>
          </table:table-cell>
          <table:table-cell office:value-type="string">
            <text:p>2015-09-13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AR 20 @ JAC 9</text:p>
          </table:table-cell>
          <table:table-cell office:value-type="string">
            <text:p>2015-09-1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LE 10 @ NYJ 31</text:p>
          </table:table-cell>
          <table:table-cell office:value-type="string">
            <text:p>2015-09-13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IA 17 @ WAS 10</text:p>
          </table:table-cell>
          <table:table-cell office:value-type="string">
            <text:p>2015-09-1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EA 31 @ STL 34</text:p>
          </table:table-cell>
          <table:table-cell office:value-type="string">
            <text:p>2015-09-1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DET 28 @ SD 33</text:p>
          </table:table-cell>
          <table:table-cell office:value-type="string">
            <text:p>2015-09-1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O 19 @ ARI 31</text:p>
          </table:table-cell>
          <table:table-cell office:value-type="string">
            <text:p>2015-09-1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IN 33 @ OAK 13</text:p>
          </table:table-cell>
          <table:table-cell office:value-type="string">
            <text:p>2015-09-13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BAL 13 @ DEN 19</text:p>
          </table:table-cell>
          <table:table-cell office:value-type="string">
            <text:p>2015-09-13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TEN 42 @ TB 14</text:p>
          </table:table-cell>
          <table:table-cell office:value-type="string">
            <text:p>2015-09-1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YG 26 @ DAL 27</text:p>
          </table:table-cell>
          <table:table-cell office:value-type="string">
            <text:p>2015-09-13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PHI 24 @ ATL 26</text:p>
          </table:table-cell>
          <table:table-cell office:value-type="string">
            <text:p>2015-09-14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MIN 3 @ SF 20</text:p>
          </table:table-cell>
          <table:table-cell office:value-type="string">
            <text:p>2015-09-14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16 @ SEA 36</text:p>
          </table:table-cell>
          <table:table-cell office:value-type="string">
            <text:p>2014-09-0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O 34 @ ATL 37</text:p>
          </table:table-cell>
          <table:table-cell office:value-type="string">
            <text:p>2014-09-07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MIN 34 @ STL 6</text:p>
          </table:table-cell>
          <table:table-cell office:value-type="string">
            <text:p>2014-09-0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LE 27 @ PIT 30</text:p>
          </table:table-cell>
          <table:table-cell office:value-type="string">
            <text:p>2014-09-07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JAC 17 @ PHI 34</text:p>
          </table:table-cell>
          <table:table-cell office:value-type="string">
            <text:p>2014-09-07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OAK 14 @ NYJ 19</text:p>
          </table:table-cell>
          <table:table-cell office:value-type="string">
            <text:p>2014-09-07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IN 23 @ BAL 16</text:p>
          </table:table-cell>
          <table:table-cell office:value-type="string">
            <text:p>2014-09-0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BUF 23 @ CHI 20</text:p>
          </table:table-cell>
          <table:table-cell office:value-type="string">
            <text:p>2014-09-07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WAS 6 @ HOU 17</text:p>
          </table:table-cell>
          <table:table-cell office:value-type="string">
            <text:p>2014-09-07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N 26 @ KC 10</text:p>
          </table:table-cell>
          <table:table-cell office:value-type="string">
            <text:p>2014-09-07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 20 @ MIA 33</text:p>
          </table:table-cell>
          <table:table-cell office:value-type="string">
            <text:p>2014-09-0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CAR 20 @ TB 14</text:p>
          </table:table-cell>
          <table:table-cell office:value-type="string">
            <text:p>2014-09-0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F 28 @ DAL 17</text:p>
          </table:table-cell>
          <table:table-cell office:value-type="string">
            <text:p>2014-09-07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IND 24 @ DEN 31</text:p>
          </table:table-cell>
          <table:table-cell office:value-type="string">
            <text:p>2014-09-07</text:p>
          </table:table-cell>
          <table:table-cell office:value-type="float" office:value="55">
            <text:p>55</text:p>
          </table:table-cell>
          <table:table-cell office:value-type="string">
            <text:p>push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YG 14 @ DET 35</text:p>
          </table:table-cell>
          <table:table-cell office:value-type="string">
            <text:p>2014-09-08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D 17 @ ARI 18</text:p>
          </table:table-cell>
          <table:table-cell office:value-type="string">
            <text:p>2014-09-08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AL 27 @ DEN 49</text:p>
          </table:table-cell>
          <table:table-cell office:value-type="string">
            <text:p>2013-09-05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NE 23 @ BUF 21</text:p>
          </table:table-cell>
          <table:table-cell office:value-type="string">
            <text:p>2013-09-08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16 @ PIT 9</text:p>
          </table:table-cell>
          <table:table-cell office:value-type="string">
            <text:p>2013-09-0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B 17 @ NYJ 18</text:p>
          </table:table-cell>
          <table:table-cell office:value-type="string">
            <text:p>2013-09-08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TL 17 @ NO 23</text:p>
          </table:table-cell>
          <table:table-cell office:value-type="string">
            <text:p>2013-09-08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KC 28 @ JAC 2</text:p>
          </table:table-cell>
          <table:table-cell office:value-type="string">
            <text:p>2013-09-08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12 @ CAR 7</text:p>
          </table:table-cell>
          <table:table-cell office:value-type="string">
            <text:p>2013-09-08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CIN 21 @ CHI 24</text:p>
          </table:table-cell>
          <table:table-cell office:value-type="string">
            <text:p>2013-09-0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23 @ CLE 10</text:p>
          </table:table-cell>
          <table:table-cell office:value-type="string">
            <text:p>2013-09-08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N 24 @ DET 34</text:p>
          </table:table-cell>
          <table:table-cell office:value-type="string">
            <text:p>2013-09-0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OAK 17 @ IND 21</text:p>
          </table:table-cell>
          <table:table-cell office:value-type="string">
            <text:p>2013-09-08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RI 24 @ STL 27</text:p>
          </table:table-cell>
          <table:table-cell office:value-type="string">
            <text:p>2013-09-0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GB 28 @ SF 34</text:p>
          </table:table-cell>
          <table:table-cell office:value-type="string">
            <text:p>2013-09-08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YG 31 @ DAL 36</text:p>
          </table:table-cell>
          <table:table-cell office:value-type="string">
            <text:p>2013-09-08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PHI 33 @ WAS 27</text:p>
          </table:table-cell>
          <table:table-cell office:value-type="string">
            <text:p>2013-09-09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HOU 31 @ SD 28</text:p>
          </table:table-cell>
          <table:table-cell office:value-type="string">
            <text:p>2013-09-09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AL 24 @ NYG 17</text:p>
          </table:table-cell>
          <table:table-cell office:value-type="string">
            <text:p>2012-09-05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ND 21 @ CHI 41</text:p>
          </table:table-cell>
          <table:table-cell office:value-type="string">
            <text:p>2012-09-09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E 34 @ TEN 13</text:p>
          </table:table-cell>
          <table:table-cell office:value-type="string">
            <text:p>2012-09-09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BUF 28 @ NYJ 48</text:p>
          </table:table-cell>
          <table:table-cell office:value-type="string">
            <text:p>2012-09-09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WAS 40 @ NO 32</text:p>
          </table:table-cell>
          <table:table-cell office:value-type="string">
            <text:p>2012-09-09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JAC 23 @ MIN 26</text:p>
          </table:table-cell>
          <table:table-cell office:value-type="string">
            <text:p>2012-09-09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ATL 40 @ KC 24</text:p>
          </table:table-cell>
          <table:table-cell office:value-type="string">
            <text:p>2012-09-09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PHI 17 @ CLE 16</text:p>
          </table:table-cell>
          <table:table-cell office:value-type="string">
            <text:p>2012-09-09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TL 23 @ DET 27</text:p>
          </table:table-cell>
          <table:table-cell office:value-type="string">
            <text:p>2012-09-09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MIA 10 @ HOU 30</text:p>
          </table:table-cell>
          <table:table-cell office:value-type="string">
            <text:p>2012-09-0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F 30 @ GB 22</text:p>
          </table:table-cell>
          <table:table-cell office:value-type="string">
            <text:p>2012-09-0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SEA 16 @ ARI 20</text:p>
          </table:table-cell>
          <table:table-cell office:value-type="string">
            <text:p>2012-09-09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AR 10 @ TB 16</text:p>
          </table:table-cell>
          <table:table-cell office:value-type="string">
            <text:p>2012-09-0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IT 19 @ DEN 31</text:p>
          </table:table-cell>
          <table:table-cell office:value-type="string">
            <text:p>2012-09-0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IN 13 @ BAL 44</text:p>
          </table:table-cell>
          <table:table-cell office:value-type="string">
            <text:p>2012-09-10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D 22 @ OAK 14</text:p>
          </table:table-cell>
          <table:table-cell office:value-type="string">
            <text:p>2012-09-1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34 @ GB 42</text:p>
          </table:table-cell>
          <table:table-cell office:value-type="string">
            <text:p>2011-09-08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PIT 7 @ BAL 35</text:p>
          </table:table-cell>
          <table:table-cell office:value-type="string">
            <text:p>2011-09-11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DET 27 @ TB 20</text:p>
          </table:table-cell>
          <table:table-cell office:value-type="string">
            <text:p>2011-09-1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ATL 12 @ CHI 30</text:p>
          </table:table-cell>
          <table:table-cell office:value-type="string">
            <text:p>2011-09-1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UF 41 @ KC 7</text:p>
          </table:table-cell>
          <table:table-cell office:value-type="string">
            <text:p>2011-09-1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7 @ HOU 34</text:p>
          </table:table-cell>
          <table:table-cell office:value-type="string">
            <text:p>2011-09-1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I 31 @ STL 13</text:p>
          </table:table-cell>
          <table:table-cell office:value-type="string">
            <text:p>2011-09-1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IN 27 @ CLE 17</text:p>
          </table:table-cell>
          <table:table-cell office:value-type="string">
            <text:p>2011-09-11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14 @ JAC 16</text:p>
          </table:table-cell>
          <table:table-cell office:value-type="string">
            <text:p>2011-09-11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YG 14 @ WAS 28</text:p>
          </table:table-cell>
          <table:table-cell office:value-type="string">
            <text:p>2011-09-11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AR 21 @ ARI 28</text:p>
          </table:table-cell>
          <table:table-cell office:value-type="string">
            <text:p>2011-09-11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EA 17 @ SF 33</text:p>
          </table:table-cell>
          <table:table-cell office:value-type="string">
            <text:p>2011-09-1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MIN 17 @ SD 24</text:p>
          </table:table-cell>
          <table:table-cell office:value-type="string">
            <text:p>2011-09-11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L 24 @ NYJ 27</text:p>
          </table:table-cell>
          <table:table-cell office:value-type="string">
            <text:p>2011-09-1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38 @ MIA 24</text:p>
          </table:table-cell>
          <table:table-cell office:value-type="string">
            <text:p>2011-09-1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OAK 23 @ DEN 20</text:p>
          </table:table-cell>
          <table:table-cell office:value-type="string">
            <text:p>2011-09-1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9 @ NO 14</text:p>
          </table:table-cell>
          <table:table-cell office:value-type="string">
            <text:p>2010-09-09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AR 18 @ NYG 31</text:p>
          </table:table-cell>
          <table:table-cell office:value-type="string">
            <text:p>2010-09-12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MIA 15 @ BUF 10</text:p>
          </table:table-cell>
          <table:table-cell office:value-type="string">
            <text:p>2010-09-12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TL 9 @ PIT 15</text:p>
          </table:table-cell>
          <table:table-cell office:value-type="string">
            <text:p>2010-09-1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ET 14 @ CHI 19</text:p>
          </table:table-cell>
          <table:table-cell office:value-type="string">
            <text:p>2010-09-1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IN 24 @ NE 38</text:p>
          </table:table-cell>
          <table:table-cell office:value-type="string">
            <text:p>2010-09-1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CLE 14 @ TB 17</text:p>
          </table:table-cell>
          <table:table-cell office:value-type="string">
            <text:p>2010-09-12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EN 17 @ JAC 24</text:p>
          </table:table-cell>
          <table:table-cell office:value-type="string">
            <text:p>2010-09-1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ND 24 @ HOU 34</text:p>
          </table:table-cell>
          <table:table-cell office:value-type="string">
            <text:p>2010-09-1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OAK 13 @ TEN 38</text:p>
          </table:table-cell>
          <table:table-cell office:value-type="string">
            <text:p>2010-09-1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GB 27 @ PHI 20</text:p>
          </table:table-cell>
          <table:table-cell office:value-type="string">
            <text:p>2010-09-12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F 6 @ SEA 31</text:p>
          </table:table-cell>
          <table:table-cell office:value-type="string">
            <text:p>2010-09-12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RI 17 @ STL 13</text:p>
          </table:table-cell>
          <table:table-cell office:value-type="string">
            <text:p>2010-09-1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L 7 @ WAS 13</text:p>
          </table:table-cell>
          <table:table-cell office:value-type="string">
            <text:p>2010-09-1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BAL 10 @ NYJ 9</text:p>
          </table:table-cell>
          <table:table-cell office:value-type="string">
            <text:p>2010-09-13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SD 14 @ KC 21</text:p>
          </table:table-cell>
          <table:table-cell office:value-type="string">
            <text:p>2010-09-1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10 @ PIT 13</text:p>
          </table:table-cell>
          <table:table-cell office:value-type="string">
            <text:p>2009-09-10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A 7 @ ATL 19</text:p>
          </table:table-cell>
          <table:table-cell office:value-type="string">
            <text:p>2009-09-1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C 24 @ BAL 38</text:p>
          </table:table-cell>
          <table:table-cell office:value-type="string">
            <text:p>2009-09-13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PHI 38 @ CAR 10</text:p>
          </table:table-cell>
          <table:table-cell office:value-type="string">
            <text:p>2009-09-1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N 12 @ CIN 7</text:p>
          </table:table-cell>
          <table:table-cell office:value-type="string">
            <text:p>2009-09-1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IN 34 @ CLE 20</text:p>
          </table:table-cell>
          <table:table-cell office:value-type="string">
            <text:p>2009-09-1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J 24 @ HOU 7</text:p>
          </table:table-cell>
          <table:table-cell office:value-type="string">
            <text:p>2009-09-1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AC 12 @ IND 14</text:p>
          </table:table-cell>
          <table:table-cell office:value-type="string">
            <text:p>2009-09-1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ET 27 @ NO 45</text:p>
          </table:table-cell>
          <table:table-cell office:value-type="string">
            <text:p>2009-09-13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DAL 34 @ TB 21</text:p>
          </table:table-cell>
          <table:table-cell office:value-type="string">
            <text:p>2009-09-1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F 20 @ ARI 16</text:p>
          </table:table-cell>
          <table:table-cell office:value-type="string">
            <text:p>2009-09-1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WAS 17 @ NYG 23</text:p>
          </table:table-cell>
          <table:table-cell office:value-type="string">
            <text:p>2009-09-1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TL 0 @ SEA 28</text:p>
          </table:table-cell>
          <table:table-cell office:value-type="string">
            <text:p>2009-09-1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HI 15 @ GB 21</text:p>
          </table:table-cell>
          <table:table-cell office:value-type="string">
            <text:p>2009-09-1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F 24 @ NE 25</text:p>
          </table:table-cell>
          <table:table-cell office:value-type="string">
            <text:p>2009-09-14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D 24 @ OAK 20</text:p>
          </table:table-cell>
          <table:table-cell office:value-type="string">
            <text:p>2009-09-14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7 @ NYG 16</text:p>
          </table:table-cell>
          <table:table-cell office:value-type="string">
            <text:p>2008-09-04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IN 10 @ BAL 17</text:p>
          </table:table-cell>
          <table:table-cell office:value-type="string">
            <text:p>2008-09-0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YJ 20 @ MIA 14</text:p>
          </table:table-cell>
          <table:table-cell office:value-type="string">
            <text:p>2008-09-07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C 10 @ NE 17</text:p>
          </table:table-cell>
          <table:table-cell office:value-type="string">
            <text:p>2008-09-07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OU 17 @ PIT 38</text:p>
          </table:table-cell>
          <table:table-cell office:value-type="string">
            <text:p>2008-09-07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JAC 10 @ TEN 17</text:p>
          </table:table-cell>
          <table:table-cell office:value-type="string">
            <text:p>2008-09-07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ET 21 @ ATL 34</text:p>
          </table:table-cell>
          <table:table-cell office:value-type="string">
            <text:p>2008-09-0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EA 10 @ BUF 34</text:p>
          </table:table-cell>
          <table:table-cell office:value-type="string">
            <text:p>2008-09-07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B 20 @ NO 24</text:p>
          </table:table-cell>
          <table:table-cell office:value-type="string">
            <text:p>2008-09-0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TL 3 @ PHI 38</text:p>
          </table:table-cell>
          <table:table-cell office:value-type="string">
            <text:p>2008-09-07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L 28 @ CLE 10</text:p>
          </table:table-cell>
          <table:table-cell office:value-type="string">
            <text:p>2008-09-07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AR 26 @ SD 24</text:p>
          </table:table-cell>
          <table:table-cell office:value-type="string">
            <text:p>2008-09-07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RI 23 @ SF 13</text:p>
          </table:table-cell>
          <table:table-cell office:value-type="string">
            <text:p>2008-09-07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HI 29 @ IND 13</text:p>
          </table:table-cell>
          <table:table-cell office:value-type="string">
            <text:p>2008-09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IN 19 @ GB 24</text:p>
          </table:table-cell>
          <table:table-cell office:value-type="string">
            <text:p>2008-09-08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N 41 @ OAK 14</text:p>
          </table:table-cell>
          <table:table-cell office:value-type="string">
            <text:p>2008-09-0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1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10 @ IND 41</text:p>
          </table:table-cell>
          <table:table-cell office:value-type="string">
            <text:p>2007-09-06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KC 3 @ HOU 20</text:p>
          </table:table-cell>
          <table:table-cell office:value-type="string">
            <text:p>2007-09-0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N 15 @ BUF 14</text:p>
          </table:table-cell>
          <table:table-cell office:value-type="string">
            <text:p>2007-09-09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PIT 34 @ CLE 7</text:p>
          </table:table-cell>
          <table:table-cell office:value-type="string">
            <text:p>2007-09-09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EN 13 @ JAC 10</text:p>
          </table:table-cell>
          <table:table-cell office:value-type="string">
            <text:p>2007-09-09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AR 27 @ STL 13</text:p>
          </table:table-cell>
          <table:table-cell office:value-type="string">
            <text:p>2007-09-0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PHI 13 @ GB 16</text:p>
          </table:table-cell>
          <table:table-cell office:value-type="string">
            <text:p>2007-09-0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TL 3 @ MIN 24</text:p>
          </table:table-cell>
          <table:table-cell office:value-type="string">
            <text:p>2007-09-09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A 13 @ WAS 16</text:p>
          </table:table-cell>
          <table:table-cell office:value-type="string">
            <text:p>2007-09-09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E 38 @ NYJ 14</text:p>
          </table:table-cell>
          <table:table-cell office:value-type="string">
            <text:p>2007-09-09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TB 6 @ SEA 20</text:p>
          </table:table-cell>
          <table:table-cell office:value-type="string">
            <text:p>2007-09-09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HI 3 @ SD 14</text:p>
          </table:table-cell>
          <table:table-cell office:value-type="string">
            <text:p>2007-09-09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DET 36 @ OAK 21</text:p>
          </table:table-cell>
          <table:table-cell office:value-type="string">
            <text:p>2007-09-09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YG 35 @ DAL 45</text:p>
          </table:table-cell>
          <table:table-cell office:value-type="string">
            <text:p>2007-09-09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BAL 20 @ CIN 27</text:p>
          </table:table-cell>
          <table:table-cell office:value-type="string">
            <text:p>2007-09-10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ARI 17 @ SF 20</text:p>
          </table:table-cell>
          <table:table-cell office:value-type="string">
            <text:p>2007-09-1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8</text:p>
          </table:table-cell>
          <table:table-cell table:style-name="Default" table:number-columns-repeated="6"/>
          <table:table-cell/>
          <table:table-cell table:style-name="ce1" table:number-columns-repeated="7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/>
          <table:table-cell table:style-name="ce1" table:number-columns-repeated="7"/>
        </table:table-row>
        <table:table-row table:style-name="ro1">
          <table:table-cell office:value-type="string">
            <text:p>BAL 23 @ CIN 34</text:p>
          </table:table-cell>
          <table:table-cell office:value-type="string">
            <text:p>2018-09-1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AR 24 @ ATL 31</text:p>
          </table:table-cell>
          <table:table-cell office:value-type="string">
            <text:p>2018-09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LE 18 @ NO 21</text:p>
          </table:table-cell>
          <table:table-cell office:value-type="string">
            <text:p>2018-09-1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HOU 17 @ TEN 20</text:p>
          </table:table-cell>
          <table:table-cell office:value-type="string">
            <text:p>2018-09-1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IND 21 @ WAS 9</text:p>
          </table:table-cell>
          <table:table-cell office:value-type="string">
            <text:p>2018-09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C 42 @ PIT 37</text:p>
          </table:table-cell>
          <table:table-cell office:value-type="string">
            <text:p>2018-09-16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LAC 31 @ BUF 20</text:p>
          </table:table-cell>
          <table:table-cell office:value-type="string">
            <text:p>2018-09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A 20 @ NYJ 12</text:p>
          </table:table-cell>
          <table:table-cell office:value-type="string">
            <text:p>2018-09-1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N 29 @ GB 29</text:p>
          </table:table-cell>
          <table:table-cell office:value-type="string">
            <text:p>2018-09-16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PHI 21 @ TB 27</text:p>
          </table:table-cell>
          <table:table-cell office:value-type="string">
            <text:p>2018-09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RI 0 @ LAR 34</text:p>
          </table:table-cell>
          <table:table-cell office:value-type="string">
            <text:p>2018-09-1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ET 27 @ SF 30</text:p>
          </table:table-cell>
          <table:table-cell office:value-type="string">
            <text:p>2018-09-16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OAK 19 @ DEN 20</text:p>
          </table:table-cell>
          <table:table-cell office:value-type="string">
            <text:p>2018-09-1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E 20 @ JAC 31</text:p>
          </table:table-cell>
          <table:table-cell office:value-type="string">
            <text:p>2018-09-16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YG 13 @ DAL 20</text:p>
          </table:table-cell>
          <table:table-cell office:value-type="string">
            <text:p>2018-09-1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EA 17 @ CHI 24</text:p>
          </table:table-cell>
          <table:table-cell office:value-type="string">
            <text:p>2018-09-17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13 @ CIN 9</text:p>
          </table:table-cell>
          <table:table-cell office:value-type="string">
            <text:p>2017-09-14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MIN 9 @ PIT 26</text:p>
          </table:table-cell>
          <table:table-cell office:value-type="string">
            <text:p>2017-09-1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LE 10 @ BAL 24</text:p>
          </table:table-cell>
          <table:table-cell office:value-type="string">
            <text:p>2017-09-1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HI 7 @ TB 29</text:p>
          </table:table-cell>
          <table:table-cell office:value-type="string">
            <text:p>2017-09-1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F 3 @ CAR 9</text:p>
          </table:table-cell>
          <table:table-cell office:value-type="string">
            <text:p>2017-09-17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ARI 16 @ IND 13</text:p>
          </table:table-cell>
          <table:table-cell office:value-type="string">
            <text:p>2017-09-1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EN 37 @ JAC 16</text:p>
          </table:table-cell>
          <table:table-cell office:value-type="string">
            <text:p>2017-09-1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PHI 20 @ KC 27</text:p>
          </table:table-cell>
          <table:table-cell office:value-type="string">
            <text:p>2017-09-17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36 @ NO 20</text:p>
          </table:table-cell>
          <table:table-cell office:value-type="string">
            <text:p>2017-09-17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YJ 20 @ OAK 45</text:p>
          </table:table-cell>
          <table:table-cell office:value-type="string">
            <text:p>2017-09-17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MIA 19 @ LAC 17</text:p>
          </table:table-cell>
          <table:table-cell office:value-type="string">
            <text:p>2017-09-1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AL 17 @ DEN 42</text:p>
          </table:table-cell>
          <table:table-cell office:value-type="string">
            <text:p>2017-09-1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WAS 27 @ LAR 20</text:p>
          </table:table-cell>
          <table:table-cell office:value-type="string">
            <text:p>2017-09-17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F 9 @ SEA 12</text:p>
          </table:table-cell>
          <table:table-cell office:value-type="string">
            <text:p>2017-09-1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GB 23 @ ATL 34</text:p>
          </table:table-cell>
          <table:table-cell office:value-type="string">
            <text:p>2017-09-17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DET 24 @ NYG 10</text:p>
          </table:table-cell>
          <table:table-cell office:value-type="string">
            <text:p>2017-09-1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37 @ BUF 31</text:p>
          </table:table-cell>
          <table:table-cell office:value-type="string">
            <text:p>2016-09-15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NO 13 @ NYG 16</text:p>
          </table:table-cell>
          <table:table-cell office:value-type="string">
            <text:p>2016-09-18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C 12 @ HOU 19</text:p>
          </table:table-cell>
          <table:table-cell office:value-type="string">
            <text:p>2016-09-1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IN 16 @ PIT 24</text:p>
          </table:table-cell>
          <table:table-cell office:value-type="string">
            <text:p>2016-09-1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AL 27 @ WAS 23</text:p>
          </table:table-cell>
          <table:table-cell office:value-type="string">
            <text:p>2016-09-1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MIA 24 @ NE 31</text:p>
          </table:table-cell>
          <table:table-cell office:value-type="string">
            <text:p>2016-09-18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TEN 16 @ DET 15</text:p>
          </table:table-cell>
          <table:table-cell office:value-type="string">
            <text:p>2016-09-1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L 25 @ CLE 20</text:p>
          </table:table-cell>
          <table:table-cell office:value-type="string">
            <text:p>2016-09-1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F 27 @ CAR 46</text:p>
          </table:table-cell>
          <table:table-cell office:value-type="string">
            <text:p>2016-09-1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TB 7 @ ARI 40</text:p>
          </table:table-cell>
          <table:table-cell office:value-type="string">
            <text:p>2016-09-18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EA 3 @ LA 9</text:p>
          </table:table-cell>
          <table:table-cell office:value-type="string">
            <text:p>2016-09-18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IND 20 @ DEN 34</text:p>
          </table:table-cell>
          <table:table-cell office:value-type="string">
            <text:p>2016-09-1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JAC 14 @ SD 38</text:p>
          </table:table-cell>
          <table:table-cell office:value-type="string">
            <text:p>2016-09-1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ATL 35 @ OAK 28</text:p>
          </table:table-cell>
          <table:table-cell office:value-type="string">
            <text:p>2016-09-1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GB 14 @ MIN 17</text:p>
          </table:table-cell>
          <table:table-cell office:value-type="string">
            <text:p>2016-09-1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HI 29 @ CHI 14</text:p>
          </table:table-cell>
          <table:table-cell office:value-type="string">
            <text:p>2016-09-19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31 @ KC 24</text:p>
          </table:table-cell>
          <table:table-cell office:value-type="string">
            <text:p>2015-09-1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DET 16 @ MIN 26</text:p>
          </table:table-cell>
          <table:table-cell office:value-type="string">
            <text:p>2015-09-20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RI 48 @ CHI 23</text:p>
          </table:table-cell>
          <table:table-cell office:value-type="string">
            <text:p>2015-09-2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TEN 14 @ CLE 28</text:p>
          </table:table-cell>
          <table:table-cell office:value-type="string">
            <text:p>2015-09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E 40 @ BUF 32</text:p>
          </table:table-cell>
          <table:table-cell office:value-type="string">
            <text:p>2015-09-20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HOU 17 @ CAR 24</text:p>
          </table:table-cell>
          <table:table-cell office:value-type="string">
            <text:p>2015-09-20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F 18 @ PIT 43</text:p>
          </table:table-cell>
          <table:table-cell office:value-type="string">
            <text:p>2015-09-2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SD 19 @ CIN 24</text:p>
          </table:table-cell>
          <table:table-cell office:value-type="string">
            <text:p>2015-09-20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TL 10 @ WAS 24</text:p>
          </table:table-cell>
          <table:table-cell office:value-type="string">
            <text:p>2015-09-2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TL 24 @ NYG 20</text:p>
          </table:table-cell>
          <table:table-cell office:value-type="string">
            <text:p>2015-09-20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B 26 @ NO 19</text:p>
          </table:table-cell>
          <table:table-cell office:value-type="string">
            <text:p>2015-09-20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BAL 33 @ OAK 37</text:p>
          </table:table-cell>
          <table:table-cell office:value-type="string">
            <text:p>2015-09-2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MIA 20 @ JAC 23</text:p>
          </table:table-cell>
          <table:table-cell office:value-type="string">
            <text:p>2015-09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AL 20 @ PHI 10</text:p>
          </table:table-cell>
          <table:table-cell office:value-type="string">
            <text:p>2015-09-20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17 @ GB 27</text:p>
          </table:table-cell>
          <table:table-cell office:value-type="string">
            <text:p>2015-09-20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YJ 20 @ IND 7</text:p>
          </table:table-cell>
          <table:table-cell office:value-type="string">
            <text:p>2015-09-2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IT 6 @ BAL 26</text:p>
          </table:table-cell>
          <table:table-cell office:value-type="string">
            <text:p>2014-09-1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A 10 @ BUF 29</text:p>
          </table:table-cell>
          <table:table-cell office:value-type="string">
            <text:p>2014-09-14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JAC 10 @ WAS 41</text:p>
          </table:table-cell>
          <table:table-cell office:value-type="string">
            <text:p>2014-09-1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AL 26 @ TEN 10</text:p>
          </table:table-cell>
          <table:table-cell office:value-type="string">
            <text:p>2014-09-1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RI 25 @ NYG 14</text:p>
          </table:table-cell>
          <table:table-cell office:value-type="string">
            <text:p>2014-09-1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E 30 @ MIN 7</text:p>
          </table:table-cell>
          <table:table-cell office:value-type="string">
            <text:p>2014-09-14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 24 @ CLE 26</text:p>
          </table:table-cell>
          <table:table-cell office:value-type="string">
            <text:p>2014-09-14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TL 10 @ CIN 24</text:p>
          </table:table-cell>
          <table:table-cell office:value-type="string">
            <text:p>2014-09-14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ET 7 @ CAR 24</text:p>
          </table:table-cell>
          <table:table-cell office:value-type="string">
            <text:p>2014-09-1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L 19 @ TB 17</text:p>
          </table:table-cell>
          <table:table-cell office:value-type="string">
            <text:p>2014-09-1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EA 21 @ SD 30</text:p>
          </table:table-cell>
          <table:table-cell office:value-type="string">
            <text:p>2014-09-1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30 @ OAK 14</text:p>
          </table:table-cell>
          <table:table-cell office:value-type="string">
            <text:p>2014-09-1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YJ 24 @ GB 31</text:p>
          </table:table-cell>
          <table:table-cell office:value-type="string">
            <text:p>2014-09-14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KC 17 @ DEN 24</text:p>
          </table:table-cell>
          <table:table-cell office:value-type="string">
            <text:p>2014-09-14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HI 28 @ SF 20</text:p>
          </table:table-cell>
          <table:table-cell office:value-type="string">
            <text:p>2014-09-14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PHI 30 @ IND 27</text:p>
          </table:table-cell>
          <table:table-cell office:value-type="string">
            <text:p>2014-09-15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10 @ NE 13</text:p>
          </table:table-cell>
          <table:table-cell office:value-type="string">
            <text:p>2013-09-1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TL 24 @ ATL 31</text:p>
          </table:table-cell>
          <table:table-cell office:value-type="string">
            <text:p>2013-09-1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D 33 @ PHI 30</text:p>
          </table:table-cell>
          <table:table-cell office:value-type="string">
            <text:p>2013-09-15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DAL 16 @ KC 17</text:p>
          </table:table-cell>
          <table:table-cell office:value-type="string">
            <text:p>2013-09-1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A 24 @ IND 20</text:p>
          </table:table-cell>
          <table:table-cell office:value-type="string">
            <text:p>2013-09-15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24 @ HOU 30</text:p>
          </table:table-cell>
          <table:table-cell office:value-type="string">
            <text:p>2013-09-15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WAS 20 @ GB 38</text:p>
          </table:table-cell>
          <table:table-cell office:value-type="string">
            <text:p>2013-09-15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LE 6 @ BAL 14</text:p>
          </table:table-cell>
          <table:table-cell office:value-type="string">
            <text:p>2013-09-15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CAR 23 @ BUF 24</text:p>
          </table:table-cell>
          <table:table-cell office:value-type="string">
            <text:p>2013-09-1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IN 30 @ CHI 31</text:p>
          </table:table-cell>
          <table:table-cell office:value-type="string">
            <text:p>2013-09-15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O 16 @ TB 14</text:p>
          </table:table-cell>
          <table:table-cell office:value-type="string">
            <text:p>2013-09-1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ET 21 @ ARI 25</text:p>
          </table:table-cell>
          <table:table-cell office:value-type="string">
            <text:p>2013-09-1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JAC 9 @ OAK 19</text:p>
          </table:table-cell>
          <table:table-cell office:value-type="string">
            <text:p>2013-09-15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EN 41 @ NYG 23</text:p>
          </table:table-cell>
          <table:table-cell office:value-type="string">
            <text:p>2013-09-15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SF 3 @ SEA 29</text:p>
          </table:table-cell>
          <table:table-cell office:value-type="string">
            <text:p>2013-09-15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IT 10 @ CIN 20</text:p>
          </table:table-cell>
          <table:table-cell office:value-type="string">
            <text:p>2013-09-16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0 @ GB 23</text:p>
          </table:table-cell>
          <table:table-cell office:value-type="string">
            <text:p>2012-09-13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C 17 @ BUF 35</text:p>
          </table:table-cell>
          <table:table-cell office:value-type="string">
            <text:p>2012-09-16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BAL 23 @ PHI 24</text:p>
          </table:table-cell>
          <table:table-cell office:value-type="string">
            <text:p>2012-09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TB 34 @ NYG 41</text:p>
          </table:table-cell>
          <table:table-cell office:value-type="string">
            <text:p>2012-09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ARI 20 @ NE 18</text:p>
          </table:table-cell>
          <table:table-cell office:value-type="string">
            <text:p>2012-09-16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HOU 27 @ JAC 7</text:p>
          </table:table-cell>
          <table:table-cell office:value-type="string">
            <text:p>2012-09-16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 20 @ IND 23</text:p>
          </table:table-cell>
          <table:table-cell office:value-type="string">
            <text:p>2012-09-1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LE 27 @ CIN 34</text:p>
          </table:table-cell>
          <table:table-cell office:value-type="string">
            <text:p>2012-09-16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O 27 @ CAR 35</text:p>
          </table:table-cell>
          <table:table-cell office:value-type="string">
            <text:p>2012-09-16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OAK 13 @ MIA 35</text:p>
          </table:table-cell>
          <table:table-cell office:value-type="string">
            <text:p>2012-09-16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WAS 28 @ STL 31</text:p>
          </table:table-cell>
          <table:table-cell office:value-type="string">
            <text:p>2012-09-16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DAL 7 @ SEA 27</text:p>
          </table:table-cell>
          <table:table-cell office:value-type="string">
            <text:p>2012-09-16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EN 10 @ SD 38</text:p>
          </table:table-cell>
          <table:table-cell office:value-type="string">
            <text:p>2012-09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YJ 10 @ PIT 27</text:p>
          </table:table-cell>
          <table:table-cell office:value-type="string">
            <text:p>2012-09-16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T 19 @ SF 27</text:p>
          </table:table-cell>
          <table:table-cell office:value-type="string">
            <text:p>2012-09-16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N 21 @ ATL 27</text:p>
          </table:table-cell>
          <table:table-cell office:value-type="string">
            <text:p>2012-09-17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3 @ NO 30</text:p>
          </table:table-cell>
          <table:table-cell office:value-type="string">
            <text:p>2011-09-18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KC 3 @ DET 48</text:p>
          </table:table-cell>
          <table:table-cell office:value-type="string">
            <text:p>2011-09-1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JAC 3 @ NYJ 32</text:p>
          </table:table-cell>
          <table:table-cell office:value-type="string">
            <text:p>2011-09-18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OAK 35 @ BUF 38</text:p>
          </table:table-cell>
          <table:table-cell office:value-type="string">
            <text:p>2011-09-1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ARI 21 @ WAS 22</text:p>
          </table:table-cell>
          <table:table-cell office:value-type="string">
            <text:p>2011-09-18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AL 13 @ TEN 26</text:p>
          </table:table-cell>
          <table:table-cell office:value-type="string">
            <text:p>2011-09-18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EA 0 @ PIT 24</text:p>
          </table:table-cell>
          <table:table-cell office:value-type="string">
            <text:p>2011-09-18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B 30 @ CAR 23</text:p>
          </table:table-cell>
          <table:table-cell office:value-type="string">
            <text:p>2011-09-18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TB 24 @ MIN 20</text:p>
          </table:table-cell>
          <table:table-cell office:value-type="string">
            <text:p>2011-09-18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LE 27 @ IND 19</text:p>
          </table:table-cell>
          <table:table-cell office:value-type="string">
            <text:p>2011-09-18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AL 27 @ SF 24</text:p>
          </table:table-cell>
          <table:table-cell office:value-type="string">
            <text:p>2011-09-1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23 @ MIA 13</text:p>
          </table:table-cell>
          <table:table-cell office:value-type="string">
            <text:p>2011-09-1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D 21 @ NE 35</text:p>
          </table:table-cell>
          <table:table-cell office:value-type="string">
            <text:p>2011-09-18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CIN 22 @ DEN 24</text:p>
          </table:table-cell>
          <table:table-cell office:value-type="string">
            <text:p>2011-09-18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PHI 31 @ ATL 35</text:p>
          </table:table-cell>
          <table:table-cell office:value-type="string">
            <text:p>2011-09-18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STL 16 @ NYG 28</text:p>
          </table:table-cell>
          <table:table-cell office:value-type="string">
            <text:p>2011-09-19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16 @ CLE 14</text:p>
          </table:table-cell>
          <table:table-cell office:value-type="string">
            <text:p>2010-09-1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7 @ GB 34</text:p>
          </table:table-cell>
          <table:table-cell office:value-type="string">
            <text:p>2010-09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AL 10 @ CIN 15</text:p>
          </table:table-cell>
          <table:table-cell office:value-type="string">
            <text:p>2010-09-1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IT 19 @ TEN 11</text:p>
          </table:table-cell>
          <table:table-cell office:value-type="string">
            <text:p>2010-09-1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35 @ DET 32</text:p>
          </table:table-cell>
          <table:table-cell office:value-type="string">
            <text:p>2010-09-19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CHI 27 @ DAL 20</text:p>
          </table:table-cell>
          <table:table-cell office:value-type="string">
            <text:p>2010-09-19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TB 20 @ CAR 7</text:p>
          </table:table-cell>
          <table:table-cell office:value-type="string">
            <text:p>2010-09-19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RI 7 @ ATL 41</text:p>
          </table:table-cell>
          <table:table-cell office:value-type="string">
            <text:p>2010-09-19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MIA 14 @ MIN 10</text:p>
          </table:table-cell>
          <table:table-cell office:value-type="string">
            <text:p>2010-09-19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TL 14 @ OAK 16</text:p>
          </table:table-cell>
          <table:table-cell office:value-type="string">
            <text:p>2010-09-1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14 @ DEN 31</text:p>
          </table:table-cell>
          <table:table-cell office:value-type="string">
            <text:p>2010-09-19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HOU 30 @ WAS 27</text:p>
          </table:table-cell>
          <table:table-cell office:value-type="string">
            <text:p>2010-09-19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JAC 13 @ SD 38</text:p>
          </table:table-cell>
          <table:table-cell office:value-type="string">
            <text:p>2010-09-1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14 @ NYJ 28</text:p>
          </table:table-cell>
          <table:table-cell office:value-type="string">
            <text:p>2010-09-19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YG 14 @ IND 38</text:p>
          </table:table-cell>
          <table:table-cell office:value-type="string">
            <text:p>2010-09-19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O 25 @ SF 22</text:p>
          </table:table-cell>
          <table:table-cell office:value-type="string">
            <text:p>2010-09-2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13 @ KC 10</text:p>
          </table:table-cell>
          <table:table-cell office:value-type="string">
            <text:p>2009-09-2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HOU 34 @ TEN 31</text:p>
          </table:table-cell>
          <table:table-cell office:value-type="string">
            <text:p>2009-09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E 9 @ NYJ 16</text:p>
          </table:table-cell>
          <table:table-cell office:value-type="string">
            <text:p>2009-09-2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IN 31 @ GB 24</text:p>
          </table:table-cell>
          <table:table-cell office:value-type="string">
            <text:p>2009-09-2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MIN 27 @ DET 13</text:p>
          </table:table-cell>
          <table:table-cell office:value-type="string">
            <text:p>2009-09-2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O 48 @ PHI 22</text:p>
          </table:table-cell>
          <table:table-cell office:value-type="string">
            <text:p>2009-09-2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CAR 20 @ ATL 28</text:p>
          </table:table-cell>
          <table:table-cell office:value-type="string">
            <text:p>2009-09-2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TL 7 @ WAS 9</text:p>
          </table:table-cell>
          <table:table-cell office:value-type="string">
            <text:p>2009-09-20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ARI 31 @ JAC 17</text:p>
          </table:table-cell>
          <table:table-cell office:value-type="string">
            <text:p>2009-09-2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EA 10 @ SF 23</text:p>
          </table:table-cell>
          <table:table-cell office:value-type="string">
            <text:p>2009-09-2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B 20 @ BUF 33</text:p>
          </table:table-cell>
          <table:table-cell office:value-type="string">
            <text:p>2009-09-2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CLE 6 @ DEN 27</text:p>
          </table:table-cell>
          <table:table-cell office:value-type="string">
            <text:p>2009-09-20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AL 31 @ SD 26</text:p>
          </table:table-cell>
          <table:table-cell office:value-type="string">
            <text:p>2009-09-2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PIT 14 @ CHI 17</text:p>
          </table:table-cell>
          <table:table-cell office:value-type="string">
            <text:p>2009-09-20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YG 33 @ DAL 31</text:p>
          </table:table-cell>
          <table:table-cell office:value-type="string">
            <text:p>2009-09-2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IND 27 @ MIA 23</text:p>
          </table:table-cell>
          <table:table-cell office:value-type="string">
            <text:p>2009-09-2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23 @ KC 8</text:p>
          </table:table-cell>
          <table:table-cell office:value-type="string">
            <text:p>2008-09-14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EN 24 @ CIN 7</text:p>
          </table:table-cell>
          <table:table-cell office:value-type="string">
            <text:p>2008-09-14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ND 18 @ MIN 15</text:p>
          </table:table-cell>
          <table:table-cell office:value-type="string">
            <text:p>2008-09-1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O 24 @ WAS 29</text:p>
          </table:table-cell>
          <table:table-cell office:value-type="string">
            <text:p>2008-09-1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GB 48 @ DET 25</text:p>
          </table:table-cell>
          <table:table-cell office:value-type="string">
            <text:p>2008-09-14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CHI 17 @ CAR 20</text:p>
          </table:table-cell>
          <table:table-cell office:value-type="string">
            <text:p>2008-09-14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G 41 @ STL 13</text:p>
          </table:table-cell>
          <table:table-cell office:value-type="string">
            <text:p>2008-09-1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BUF 20 @ JAC 16</text:p>
          </table:table-cell>
          <table:table-cell office:value-type="string">
            <text:p>2008-09-1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TL 9 @ TB 24</text:p>
          </table:table-cell>
          <table:table-cell office:value-type="string">
            <text:p>2008-09-1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F 33 @ SEA 30</text:p>
          </table:table-cell>
          <table:table-cell office:value-type="string">
            <text:p>2008-09-14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MIA 10 @ ARI 31</text:p>
          </table:table-cell>
          <table:table-cell office:value-type="string">
            <text:p>2008-09-1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E 19 @ NYJ 10</text:p>
          </table:table-cell>
          <table:table-cell office:value-type="string">
            <text:p>2008-09-14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D 38 @ DEN 39</text:p>
          </table:table-cell>
          <table:table-cell office:value-type="string">
            <text:p>2008-09-14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PIT 10 @ CLE 6</text:p>
          </table:table-cell>
          <table:table-cell office:value-type="string">
            <text:p>2008-09-1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PHI 37 @ DAL 41</text:p>
          </table:table-cell>
          <table:table-cell office:value-type="string">
            <text:p>2008-09-1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NFL Week 2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UF 3 @ PIT 26</text:p>
          </table:table-cell>
          <table:table-cell office:value-type="string">
            <text:p>2007-09-16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IN 45 @ CLE 51</text:p>
          </table:table-cell>
          <table:table-cell office:value-type="string">
            <text:p>2007-09-16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IND 22 @ TEN 20</text:p>
          </table:table-cell>
          <table:table-cell office:value-type="string">
            <text:p>2007-09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OU 34 @ CAR 21</text:p>
          </table:table-cell>
          <table:table-cell office:value-type="string">
            <text:p>2007-09-16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F 17 @ STL 16</text:p>
          </table:table-cell>
          <table:table-cell office:value-type="string">
            <text:p>2007-09-1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B 35 @ NYG 13</text:p>
          </table:table-cell>
          <table:table-cell office:value-type="string">
            <text:p>2007-09-16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7 @ JAC 13</text:p>
          </table:table-cell>
          <table:table-cell office:value-type="string">
            <text:p>2007-09-16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O 14 @ TB 31</text:p>
          </table:table-cell>
          <table:table-cell office:value-type="string">
            <text:p>2007-09-16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N 17 @ DET 20</text:p>
          </table:table-cell>
          <table:table-cell office:value-type="string">
            <text:p>2007-09-1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L 37 @ MIA 20</text:p>
          </table:table-cell>
          <table:table-cell office:value-type="string">
            <text:p>2007-09-16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EA 20 @ ARI 23</text:p>
          </table:table-cell>
          <table:table-cell office:value-type="string">
            <text:p>2007-09-16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J 13 @ BAL 20</text:p>
          </table:table-cell>
          <table:table-cell office:value-type="string">
            <text:p>2007-09-16</text:p>
          </table:table-cell>
          <table:table-cell office:value-type="float" office:value="33.5">
            <text:p>3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push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AK 20 @ DEN 23</text:p>
          </table:table-cell>
          <table:table-cell office:value-type="string">
            <text:p>2007-09-16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KC 10 @ CHI 20</text:p>
          </table:table-cell>
          <table:table-cell office:value-type="string">
            <text:p>2007-09-16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D 14 @ NE 38</text:p>
          </table:table-cell>
          <table:table-cell office:value-type="string">
            <text:p>2007-09-16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WAS 20 @ PHI 12</text:p>
          </table:table-cell>
          <table:table-cell office:value-type="string">
            <text:p>2007-09-1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17 @ CLE 21</text:p>
          </table:table-cell>
          <table:table-cell office:value-type="string">
            <text:p>2018-09-20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UF 27 @ MIN 6</text:p>
          </table:table-cell>
          <table:table-cell office:value-type="string">
            <text:p>2018-09-2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IN 21 @ CAR 31</text:p>
          </table:table-cell>
          <table:table-cell office:value-type="string">
            <text:p>2018-09-2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DEN 14 @ BAL 27</text:p>
          </table:table-cell>
          <table:table-cell office:value-type="string">
            <text:p>2018-09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B 17 @ WAS 31</text:p>
          </table:table-cell>
          <table:table-cell office:value-type="string">
            <text:p>2018-09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16 @ PHI 20</text:p>
          </table:table-cell>
          <table:table-cell office:value-type="string">
            <text:p>2018-09-23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O 43 @ ATL 37</text:p>
          </table:table-cell>
          <table:table-cell office:value-type="string">
            <text:p>2018-09-23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NYG 27 @ HOU 22</text:p>
          </table:table-cell>
          <table:table-cell office:value-type="string">
            <text:p>2018-09-23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OAK 20 @ MIA 28</text:p>
          </table:table-cell>
          <table:table-cell office:value-type="string">
            <text:p>2018-09-2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F 27 @ KC 38</text:p>
          </table:table-cell>
          <table:table-cell office:value-type="string">
            <text:p>2018-09-23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TEN 9 @ JAC 6</text:p>
          </table:table-cell>
          <table:table-cell office:value-type="string">
            <text:p>2018-09-23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LAC 23 @ LAR 35</text:p>
          </table:table-cell>
          <table:table-cell office:value-type="string">
            <text:p>2018-09-23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HI 16 @ ARI 14</text:p>
          </table:table-cell>
          <table:table-cell office:value-type="string">
            <text:p>2018-09-23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L 13 @ SEA 24</text:p>
          </table:table-cell>
          <table:table-cell office:value-type="string">
            <text:p>2018-09-2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E 10 @ DET 26</text:p>
          </table:table-cell>
          <table:table-cell office:value-type="string">
            <text:p>2018-09-23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IT 30 @ TB 27</text:p>
          </table:table-cell>
          <table:table-cell office:value-type="string">
            <text:p>2018-09-24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LAR 41 @ SF 39</text:p>
          </table:table-cell>
          <table:table-cell office:value-type="string">
            <text:p>2017-09-2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BAL 7 @ JAC 44</text:p>
          </table:table-cell>
          <table:table-cell office:value-type="string">
            <text:p>2017-09-24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TL 30 @ DET 26</text:p>
          </table:table-cell>
          <table:table-cell office:value-type="string">
            <text:p>2017-09-24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CLE 28 @ IND 31</text:p>
          </table:table-cell>
          <table:table-cell office:value-type="string">
            <text:p>2017-09-24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TB 17 @ MIN 34</text:p>
          </table:table-cell>
          <table:table-cell office:value-type="string">
            <text:p>2017-09-24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33 @ NE 36</text:p>
          </table:table-cell>
          <table:table-cell office:value-type="string">
            <text:p>2017-09-2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MIA 6 @ NYJ 20</text:p>
          </table:table-cell>
          <table:table-cell office:value-type="string">
            <text:p>2017-09-24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YG 24 @ PHI 27</text:p>
          </table:table-cell>
          <table:table-cell office:value-type="string">
            <text:p>2017-09-2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N 16 @ BUF 26</text:p>
          </table:table-cell>
          <table:table-cell office:value-type="string">
            <text:p>2017-09-24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O 34 @ CAR 13</text:p>
          </table:table-cell>
          <table:table-cell office:value-type="string">
            <text:p>2017-09-24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PIT 17 @ CHI 23</text:p>
          </table:table-cell>
          <table:table-cell office:value-type="string">
            <text:p>2017-09-2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EA 27 @ TEN 33</text:p>
          </table:table-cell>
          <table:table-cell office:value-type="string">
            <text:p>2017-09-2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IN 24 @ GB 27</text:p>
          </table:table-cell>
          <table:table-cell office:value-type="string">
            <text:p>2017-09-24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KC 24 @ LAC 10</text:p>
          </table:table-cell>
          <table:table-cell office:value-type="string">
            <text:p>2017-09-2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OAK 10 @ WAS 27</text:p>
          </table:table-cell>
          <table:table-cell office:value-type="string">
            <text:p>2017-09-24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L 28 @ ARI 17</text:p>
          </table:table-cell>
          <table:table-cell office:value-type="string">
            <text:p>2017-09-2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0 @ NE 27</text:p>
          </table:table-cell>
          <table:table-cell office:value-type="string">
            <text:p>2016-09-2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N 22 @ CAR 10</text:p>
          </table:table-cell>
          <table:table-cell office:value-type="string">
            <text:p>2016-09-2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ET 27 @ GB 34</text:p>
          </table:table-cell>
          <table:table-cell office:value-type="string">
            <text:p>2016-09-25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BAL 19 @ JAC 17</text:p>
          </table:table-cell>
          <table:table-cell office:value-type="string">
            <text:p>2016-09-2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RI 18 @ BUF 33</text:p>
          </table:table-cell>
          <table:table-cell office:value-type="string">
            <text:p>2016-09-2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OAK 17 @ TEN 10</text:p>
          </table:table-cell>
          <table:table-cell office:value-type="string">
            <text:p>2016-09-2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LE 24 @ MIA 30</text:p>
          </table:table-cell>
          <table:table-cell office:value-type="string">
            <text:p>2016-09-25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WAS 29 @ NYG 27</text:p>
          </table:table-cell>
          <table:table-cell office:value-type="string">
            <text:p>2016-09-25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DEN 29 @ CIN 17</text:p>
          </table:table-cell>
          <table:table-cell office:value-type="string">
            <text:p>2016-09-25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SF 18 @ SEA 37</text:p>
          </table:table-cell>
          <table:table-cell office:value-type="string">
            <text:p>2016-09-25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LA 37 @ TB 32</text:p>
          </table:table-cell>
          <table:table-cell office:value-type="string">
            <text:p>2016-09-25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YJ 3 @ KC 24</text:p>
          </table:table-cell>
          <table:table-cell office:value-type="string">
            <text:p>2016-09-25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D 22 @ IND 26</text:p>
          </table:table-cell>
          <table:table-cell office:value-type="string">
            <text:p>2016-09-25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PIT 3 @ PHI 34</text:p>
          </table:table-cell>
          <table:table-cell office:value-type="string">
            <text:p>2016-09-2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HI 17 @ DAL 31</text:p>
          </table:table-cell>
          <table:table-cell office:value-type="string">
            <text:p>2016-09-2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45 @ NO 32</text:p>
          </table:table-cell>
          <table:table-cell office:value-type="string">
            <text:p>2016-09-26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21 @ NYG 32</text:p>
          </table:table-cell>
          <table:table-cell office:value-type="string">
            <text:p>2015-09-2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D 14 @ MIN 31</text:p>
          </table:table-cell>
          <table:table-cell office:value-type="string">
            <text:p>2015-09-27</text:p>
          </table:table-cell>
          <table:table-cell office:value-type="float" office:value="45">
            <text:p>45</text:p>
          </table:table-cell>
          <table:table-cell office:value-type="string">
            <text:p>push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OAK 27 @ CLE 20</text:p>
          </table:table-cell>
          <table:table-cell office:value-type="string">
            <text:p>2015-09-2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IN 28 @ BAL 24</text:p>
          </table:table-cell>
          <table:table-cell office:value-type="string">
            <text:p>2015-09-2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O 22 @ CAR 27</text:p>
          </table:table-cell>
          <table:table-cell office:value-type="string">
            <text:p>2015-09-2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ATL 39 @ DAL 28</text:p>
          </table:table-cell>
          <table:table-cell office:value-type="string">
            <text:p>2015-09-2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TB 9 @ HOU 19</text:p>
          </table:table-cell>
          <table:table-cell office:value-type="string">
            <text:p>2015-09-2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IND 35 @ TEN 33</text:p>
          </table:table-cell>
          <table:table-cell office:value-type="string">
            <text:p>2015-09-27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PIT 12 @ STL 6</text:p>
          </table:table-cell>
          <table:table-cell office:value-type="string">
            <text:p>2015-09-2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JAC 17 @ NE 51</text:p>
          </table:table-cell>
          <table:table-cell office:value-type="string">
            <text:p>2015-09-2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PHI 24 @ NYJ 17</text:p>
          </table:table-cell>
          <table:table-cell office:value-type="string">
            <text:p>2015-09-27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F 7 @ ARI 47</text:p>
          </table:table-cell>
          <table:table-cell office:value-type="string">
            <text:p>2015-09-2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HI 0 @ SEA 26</text:p>
          </table:table-cell>
          <table:table-cell office:value-type="string">
            <text:p>2015-09-2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UF 41 @ MIA 14</text:p>
          </table:table-cell>
          <table:table-cell office:value-type="string">
            <text:p>2015-09-2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DEN 24 @ DET 12</text:p>
          </table:table-cell>
          <table:table-cell office:value-type="string">
            <text:p>2015-09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KC 28 @ GB 38</text:p>
          </table:table-cell>
          <table:table-cell office:value-type="string">
            <text:p>2015-09-2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B 14 @ ATL 56</text:p>
          </table:table-cell>
          <table:table-cell office:value-type="string">
            <text:p>2014-09-1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SD 22 @ BUF 10</text:p>
          </table:table-cell>
          <table:table-cell office:value-type="string">
            <text:p>2014-09-2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AL 34 @ STL 31</text:p>
          </table:table-cell>
          <table:table-cell office:value-type="string">
            <text:p>2014-09-2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WAS 34 @ PHI 37</text:p>
          </table:table-cell>
          <table:table-cell office:value-type="string">
            <text:p>2014-09-21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HOU 17 @ NYG 30</text:p>
          </table:table-cell>
          <table:table-cell office:value-type="string">
            <text:p>2014-09-2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IN 9 @ NO 20</text:p>
          </table:table-cell>
          <table:table-cell office:value-type="string">
            <text:p>2014-09-21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EN 7 @ CIN 33</text:p>
          </table:table-cell>
          <table:table-cell office:value-type="string">
            <text:p>2014-09-2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AL 23 @ CLE 21</text:p>
          </table:table-cell>
          <table:table-cell office:value-type="string">
            <text:p>2014-09-21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B 7 @ DET 19</text:p>
          </table:table-cell>
          <table:table-cell office:value-type="string">
            <text:p>2014-09-21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ND 44 @ JAC 17</text:p>
          </table:table-cell>
          <table:table-cell office:value-type="string">
            <text:p>2014-09-21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OAK 9 @ NE 16</text:p>
          </table:table-cell>
          <table:table-cell office:value-type="string">
            <text:p>2014-09-2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F 14 @ ARI 23</text:p>
          </table:table-cell>
          <table:table-cell office:value-type="string">
            <text:p>2014-09-2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N 20 @ SEA 26</text:p>
          </table:table-cell>
          <table:table-cell office:value-type="string">
            <text:p>2014-09-21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KC 34 @ MIA 15</text:p>
          </table:table-cell>
          <table:table-cell office:value-type="string">
            <text:p>2014-09-21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PIT 37 @ CAR 19</text:p>
          </table:table-cell>
          <table:table-cell office:value-type="string">
            <text:p>2014-09-2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CHI 27 @ NYJ 19</text:p>
          </table:table-cell>
          <table:table-cell office:value-type="string">
            <text:p>2014-09-22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26 @ PHI 16</text:p>
          </table:table-cell>
          <table:table-cell office:value-type="string">
            <text:p>2013-09-19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OU 9 @ BAL 30</text:p>
          </table:table-cell>
          <table:table-cell office:value-type="string">
            <text:p>2013-09-2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ET 27 @ WAS 20</text:p>
          </table:table-cell>
          <table:table-cell office:value-type="string">
            <text:p>2013-09-22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D 17 @ TEN 20</text:p>
          </table:table-cell>
          <table:table-cell office:value-type="string">
            <text:p>2013-09-22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RI 7 @ NO 31</text:p>
          </table:table-cell>
          <table:table-cell office:value-type="string">
            <text:p>2013-09-22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3 @ NE 23</text:p>
          </table:table-cell>
          <table:table-cell office:value-type="string">
            <text:p>2013-09-22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LE 31 @ MIN 27</text:p>
          </table:table-cell>
          <table:table-cell office:value-type="string">
            <text:p>2013-09-22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YG 0 @ CAR 38</text:p>
          </table:table-cell>
          <table:table-cell office:value-type="string">
            <text:p>2013-09-2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GB 30 @ CIN 34</text:p>
          </table:table-cell>
          <table:table-cell office:value-type="string">
            <text:p>2013-09-22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STL 7 @ DAL 31</text:p>
          </table:table-cell>
          <table:table-cell office:value-type="string">
            <text:p>2013-09-22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TL 23 @ MIA 27</text:p>
          </table:table-cell>
          <table:table-cell office:value-type="string">
            <text:p>2013-09-2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BUF 20 @ NYJ 27</text:p>
          </table:table-cell>
          <table:table-cell office:value-type="string">
            <text:p>2013-09-22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JAC 17 @ SEA 45</text:p>
          </table:table-cell>
          <table:table-cell office:value-type="string">
            <text:p>2013-09-2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IND 27 @ SF 7</text:p>
          </table:table-cell>
          <table:table-cell office:value-type="string">
            <text:p>2013-09-2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HI 40 @ PIT 23</text:p>
          </table:table-cell>
          <table:table-cell office:value-type="string">
            <text:p>2013-09-22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OAK 21 @ DEN 37</text:p>
          </table:table-cell>
          <table:table-cell office:value-type="string">
            <text:p>2013-09-23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G 36 @ CAR 7</text:p>
          </table:table-cell>
          <table:table-cell office:value-type="string">
            <text:p>2012-09-20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TL 6 @ CHI 23</text:p>
          </table:table-cell>
          <table:table-cell office:value-type="string">
            <text:p>2012-09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IN 38 @ WAS 31</text:p>
          </table:table-cell>
          <table:table-cell office:value-type="string">
            <text:p>2012-09-23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DET 41 @ TEN 44</text:p>
          </table:table-cell>
          <table:table-cell office:value-type="string">
            <text:p>2012-09-2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string">
            <text:p>KC 27 @ NO 24</text:p>
          </table:table-cell>
          <table:table-cell office:value-type="string">
            <text:p>2012-09-23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13 @ MIN 24</text:p>
          </table:table-cell>
          <table:table-cell office:value-type="string">
            <text:p>2012-09-2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23 @ MIA 20</text:p>
          </table:table-cell>
          <table:table-cell office:value-type="string">
            <text:p>2012-09-23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UF 24 @ CLE 14</text:p>
          </table:table-cell>
          <table:table-cell office:value-type="string">
            <text:p>2012-09-2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10 @ DAL 16</text:p>
          </table:table-cell>
          <table:table-cell office:value-type="string">
            <text:p>2012-09-23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JAC 22 @ IND 17</text:p>
          </table:table-cell>
          <table:table-cell office:value-type="string">
            <text:p>2012-09-23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TL 27 @ SD 3</text:p>
          </table:table-cell>
          <table:table-cell office:value-type="string">
            <text:p>2012-09-23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6 @ ARI 27</text:p>
          </table:table-cell>
          <table:table-cell office:value-type="string">
            <text:p>2012-09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31 @ OAK 34</text:p>
          </table:table-cell>
          <table:table-cell office:value-type="string">
            <text:p>2012-09-2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HOU 31 @ DEN 25</text:p>
          </table:table-cell>
          <table:table-cell office:value-type="string">
            <text:p>2012-09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E 30 @ BAL 31</text:p>
          </table:table-cell>
          <table:table-cell office:value-type="string">
            <text:p>2012-09-23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GB 12 @ SEA 14</text:p>
          </table:table-cell>
          <table:table-cell office:value-type="string">
            <text:p>2012-09-2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F 13 @ CIN 8</text:p>
          </table:table-cell>
          <table:table-cell office:value-type="string">
            <text:p>2011-09-25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 31 @ BUF 34</text:p>
          </table:table-cell>
          <table:table-cell office:value-type="string">
            <text:p>2011-09-25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HOU 33 @ NO 40</text:p>
          </table:table-cell>
          <table:table-cell office:value-type="string">
            <text:p>2011-09-25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NYG 29 @ PHI 16</text:p>
          </table:table-cell>
          <table:table-cell office:value-type="string">
            <text:p>2011-09-25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16 @ CLE 17</text:p>
          </table:table-cell>
          <table:table-cell office:value-type="string">
            <text:p>2011-09-25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EN 14 @ TEN 17</text:p>
          </table:table-cell>
          <table:table-cell office:value-type="string">
            <text:p>2011-09-25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ET 26 @ MIN 23</text:p>
          </table:table-cell>
          <table:table-cell office:value-type="string">
            <text:p>2011-09-2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JAC 10 @ CAR 16</text:p>
          </table:table-cell>
          <table:table-cell office:value-type="string">
            <text:p>2011-09-25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KC 17 @ SD 20</text:p>
          </table:table-cell>
          <table:table-cell office:value-type="string">
            <text:p>2011-09-25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24 @ OAK 34</text:p>
          </table:table-cell>
          <table:table-cell office:value-type="string">
            <text:p>2011-09-25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BAL 37 @ STL 7</text:p>
          </table:table-cell>
          <table:table-cell office:value-type="string">
            <text:p>2011-09-25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TL 13 @ TB 16</text:p>
          </table:table-cell>
          <table:table-cell office:value-type="string">
            <text:p>2011-09-25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RI 10 @ SEA 13</text:p>
          </table:table-cell>
          <table:table-cell office:value-type="string">
            <text:p>2011-09-25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B 27 @ CHI 17</text:p>
          </table:table-cell>
          <table:table-cell office:value-type="string">
            <text:p>2011-09-2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IT 23 @ IND 20</text:p>
          </table:table-cell>
          <table:table-cell office:value-type="string">
            <text:p>2011-09-25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WAS 16 @ DAL 18</text:p>
          </table:table-cell>
          <table:table-cell office:value-type="string">
            <text:p>2011-09-26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29 @ NYG 10</text:p>
          </table:table-cell>
          <table:table-cell office:value-type="string">
            <text:p>2010-09-2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BUF 30 @ NE 38</text:p>
          </table:table-cell>
          <table:table-cell office:value-type="string">
            <text:p>2010-09-2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CLE 17 @ BAL 24</text:p>
          </table:table-cell>
          <table:table-cell office:value-type="string">
            <text:p>2010-09-26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IT 38 @ TB 13</text:p>
          </table:table-cell>
          <table:table-cell office:value-type="string">
            <text:p>2010-09-26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33">
            <text:p>3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IN 20 @ CAR 7</text:p>
          </table:table-cell>
          <table:table-cell office:value-type="string">
            <text:p>2010-09-26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TL 27 @ NO 24</text:p>
          </table:table-cell>
          <table:table-cell office:value-type="string">
            <text:p>2010-09-26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10 @ KC 31</text:p>
          </table:table-cell>
          <table:table-cell office:value-type="string">
            <text:p>2010-09-26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T 10 @ MIN 24</text:p>
          </table:table-cell>
          <table:table-cell office:value-type="string">
            <text:p>2010-09-26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AL 27 @ HOU 13</text:p>
          </table:table-cell>
          <table:table-cell office:value-type="string">
            <text:p>2010-09-2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WAS 16 @ STL 30</text:p>
          </table:table-cell>
          <table:table-cell office:value-type="string">
            <text:p>2010-09-26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PHI 28 @ JAC 3</text:p>
          </table:table-cell>
          <table:table-cell office:value-type="string">
            <text:p>2010-09-2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ND 27 @ DEN 13</text:p>
          </table:table-cell>
          <table:table-cell office:value-type="string">
            <text:p>2010-09-2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D 20 @ SEA 27</text:p>
          </table:table-cell>
          <table:table-cell office:value-type="string">
            <text:p>2010-09-26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OAK 23 @ ARI 24</text:p>
          </table:table-cell>
          <table:table-cell office:value-type="string">
            <text:p>2010-09-26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J 31 @ MIA 23</text:p>
          </table:table-cell>
          <table:table-cell office:value-type="string">
            <text:p>2010-09-26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GB 17 @ CHI 20</text:p>
          </table:table-cell>
          <table:table-cell office:value-type="string">
            <text:p>2010-09-2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17 @ NYJ 24</text:p>
          </table:table-cell>
          <table:table-cell office:value-type="string">
            <text:p>2009-09-27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JAC 31 @ HOU 24</text:p>
          </table:table-cell>
          <table:table-cell office:value-type="string">
            <text:p>2009-09-2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KC 14 @ PHI 34</text:p>
          </table:table-cell>
          <table:table-cell office:value-type="string">
            <text:p>2009-09-27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LE 3 @ BAL 34</text:p>
          </table:table-cell>
          <table:table-cell office:value-type="string">
            <text:p>2009-09-27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G 24 @ TB 0</text:p>
          </table:table-cell>
          <table:table-cell office:value-type="string">
            <text:p>2009-09-2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WAS 14 @ DET 19</text:p>
          </table:table-cell>
          <table:table-cell office:value-type="string">
            <text:p>2009-09-27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B 36 @ STL 17</text:p>
          </table:table-cell>
          <table:table-cell office:value-type="string">
            <text:p>2009-09-2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F 24 @ MIN 27</text:p>
          </table:table-cell>
          <table:table-cell office:value-type="string">
            <text:p>2009-09-2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TL 10 @ NE 26</text:p>
          </table:table-cell>
          <table:table-cell office:value-type="string">
            <text:p>2009-09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HI 25 @ SEA 19</text:p>
          </table:table-cell>
          <table:table-cell office:value-type="string">
            <text:p>2009-09-27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O 27 @ BUF 7</text:p>
          </table:table-cell>
          <table:table-cell office:value-type="string">
            <text:p>2009-09-27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A 13 @ SD 23</text:p>
          </table:table-cell>
          <table:table-cell office:value-type="string">
            <text:p>2009-09-2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IT 20 @ CIN 23</text:p>
          </table:table-cell>
          <table:table-cell office:value-type="string">
            <text:p>2009-09-27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N 23 @ OAK 3</text:p>
          </table:table-cell>
          <table:table-cell office:value-type="string">
            <text:p>2009-09-27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ND 31 @ ARI 10</text:p>
          </table:table-cell>
          <table:table-cell office:value-type="string">
            <text:p>2009-09-27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AR 7 @ DAL 21</text:p>
          </table:table-cell>
          <table:table-cell office:value-type="string">
            <text:p>2009-09-28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14 @ ATL 38</text:p>
          </table:table-cell>
          <table:table-cell office:value-type="string">
            <text:p>2008-09-21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OAK 23 @ BUF 24</text:p>
          </table:table-cell>
          <table:table-cell office:value-type="string">
            <text:p>2008-09-21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HOU 12 @ TEN 31</text:p>
          </table:table-cell>
          <table:table-cell office:value-type="string">
            <text:p>2008-09-21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IN 23 @ NYG 26</text:p>
          </table:table-cell>
          <table:table-cell office:value-type="string">
            <text:p>2008-09-21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ARI 17 @ WAS 24</text:p>
          </table:table-cell>
          <table:table-cell office:value-type="string">
            <text:p>2008-09-2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IA 38 @ NE 13</text:p>
          </table:table-cell>
          <table:table-cell office:value-type="string">
            <text:p>2008-09-21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B 27 @ CHI 24</text:p>
          </table:table-cell>
          <table:table-cell office:value-type="string">
            <text:p>2008-09-21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AR 10 @ MIN 20</text:p>
          </table:table-cell>
          <table:table-cell office:value-type="string">
            <text:p>2008-09-2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TL 13 @ SEA 37</text:p>
          </table:table-cell>
          <table:table-cell office:value-type="string">
            <text:p>2008-09-2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T 13 @ SF 31</text:p>
          </table:table-cell>
          <table:table-cell office:value-type="string">
            <text:p>2008-09-21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O 32 @ DEN 34</text:p>
          </table:table-cell>
          <table:table-cell office:value-type="string">
            <text:p>2008-09-21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PIT 6 @ PHI 15</text:p>
          </table:table-cell>
          <table:table-cell office:value-type="string">
            <text:p>2008-09-21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AC 23 @ IND 21</text:p>
          </table:table-cell>
          <table:table-cell office:value-type="string">
            <text:p>2008-09-2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LE 10 @ BAL 28</text:p>
          </table:table-cell>
          <table:table-cell office:value-type="string">
            <text:p>2008-09-21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AL 27 @ GB 16</text:p>
          </table:table-cell>
          <table:table-cell office:value-type="string">
            <text:p>2008-09-21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J 29 @ SD 48</text:p>
          </table:table-cell>
          <table:table-cell office:value-type="string">
            <text:p>2008-09-22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NFL Week 3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0 @ HOU 24</text:p>
          </table:table-cell>
          <table:table-cell office:value-type="string">
            <text:p>2007-09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D 24 @ GB 31</text:p>
          </table:table-cell>
          <table:table-cell office:value-type="string">
            <text:p>2007-09-2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MIN 10 @ KC 13</text:p>
          </table:table-cell>
          <table:table-cell office:value-type="string">
            <text:p>2007-09-23</text:p>
          </table:table-cell>
          <table:table-cell office:value-type="float" office:value="34">
            <text:p>34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T 21 @ PHI 56</text:p>
          </table:table-cell>
          <table:table-cell office:value-type="string">
            <text:p>2007-09-2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BUF 7 @ NE 38</text:p>
          </table:table-cell>
          <table:table-cell office:value-type="string">
            <text:p>2007-09-2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28 @ NYJ 31</text:p>
          </table:table-cell>
          <table:table-cell office:value-type="string">
            <text:p>2007-09-23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ARI 23 @ BAL 26</text:p>
          </table:table-cell>
          <table:table-cell office:value-type="string">
            <text:p>2007-09-23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TL 3 @ TB 24</text:p>
          </table:table-cell>
          <table:table-cell office:value-type="string">
            <text:p>2007-09-23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F 16 @ PIT 37</text:p>
          </table:table-cell>
          <table:table-cell office:value-type="string">
            <text:p>2007-09-23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JAC 23 @ DEN 14</text:p>
          </table:table-cell>
          <table:table-cell office:value-type="string">
            <text:p>2007-09-23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IN 21 @ SEA 24</text:p>
          </table:table-cell>
          <table:table-cell office:value-type="string">
            <text:p>2007-09-23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LE 24 @ OAK 26</text:p>
          </table:table-cell>
          <table:table-cell office:value-type="string">
            <text:p>2007-09-2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AR 27 @ ATL 20</text:p>
          </table:table-cell>
          <table:table-cell office:value-type="string">
            <text:p>2007-09-23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G 24 @ WAS 17</text:p>
          </table:table-cell>
          <table:table-cell office:value-type="string">
            <text:p>2007-09-2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L 34 @ CHI 10</text:p>
          </table:table-cell>
          <table:table-cell office:value-type="string">
            <text:p>2007-09-2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31 @ NO 14</text:p>
          </table:table-cell>
          <table:table-cell office:value-type="string">
            <text:p>2007-09-2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31 @ LAR 38</text:p>
          </table:table-cell>
          <table:table-cell office:value-type="string">
            <text:p>2018-09-2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BUF 0 @ GB 22</text:p>
          </table:table-cell>
          <table:table-cell office:value-type="string">
            <text:p>2018-09-3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IN 37 @ ATL 36</text:p>
          </table:table-cell>
          <table:table-cell office:value-type="string">
            <text:p>2018-09-30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DET 24 @ DAL 26</text:p>
          </table:table-cell>
          <table:table-cell office:value-type="string">
            <text:p>2018-09-3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HOU 37 @ IND 34</text:p>
          </table:table-cell>
          <table:table-cell office:value-type="string">
            <text:p>2018-09-30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MIA 7 @ NE 38</text:p>
          </table:table-cell>
          <table:table-cell office:value-type="string">
            <text:p>2018-09-3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YJ 12 @ JAC 31</text:p>
          </table:table-cell>
          <table:table-cell office:value-type="string">
            <text:p>2018-09-30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HI 23 @ TEN 26</text:p>
          </table:table-cell>
          <table:table-cell office:value-type="string">
            <text:p>2018-09-3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TB 10 @ CHI 48</text:p>
          </table:table-cell>
          <table:table-cell office:value-type="string">
            <text:p>2018-09-3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LE 42 @ OAK 45</text:p>
          </table:table-cell>
          <table:table-cell office:value-type="string">
            <text:p>2018-09-3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SEA 20 @ ARI 17</text:p>
          </table:table-cell>
          <table:table-cell office:value-type="string">
            <text:p>2018-09-30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 33 @ NYG 18</text:p>
          </table:table-cell>
          <table:table-cell office:value-type="string">
            <text:p>2018-09-30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27 @ LAC 29</text:p>
          </table:table-cell>
          <table:table-cell office:value-type="string">
            <text:p>2018-09-3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BAL 26 @ PIT 14</text:p>
          </table:table-cell>
          <table:table-cell office:value-type="string">
            <text:p>2018-09-30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KC 27 @ DEN 23</text:p>
          </table:table-cell>
          <table:table-cell office:value-type="string">
            <text:p>2018-10-01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4 @ GB 35</text:p>
          </table:table-cell>
          <table:table-cell office:value-type="string">
            <text:p>2017-09-28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O 20 @ MIA 0</text:p>
          </table:table-cell>
          <table:table-cell office:value-type="string">
            <text:p>2017-10-01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EN 14 @ HOU 57</text:p>
          </table:table-cell>
          <table:table-cell office:value-type="string">
            <text:p>2017-10-01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DET 14 @ MIN 7</text:p>
          </table:table-cell>
          <table:table-cell office:value-type="string">
            <text:p>2017-10-01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AR 33 @ NE 30</text:p>
          </table:table-cell>
          <table:table-cell office:value-type="string">
            <text:p>2017-10-01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JAC 20 @ NYJ 23</text:p>
          </table:table-cell>
          <table:table-cell office:value-type="string">
            <text:p>2017-10-01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UF 23 @ ATL 17</text:p>
          </table:table-cell>
          <table:table-cell office:value-type="string">
            <text:p>2017-10-01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PIT 26 @ BAL 9</text:p>
          </table:table-cell>
          <table:table-cell office:value-type="string">
            <text:p>2017-10-0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IN 31 @ CLE 7</text:p>
          </table:table-cell>
          <table:table-cell office:value-type="string">
            <text:p>2017-10-01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AR 35 @ DAL 30</text:p>
          </table:table-cell>
          <table:table-cell office:value-type="string">
            <text:p>2017-10-0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F 15 @ ARI 18</text:p>
          </table:table-cell>
          <table:table-cell office:value-type="string">
            <text:p>2017-10-0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HI 26 @ LAC 24</text:p>
          </table:table-cell>
          <table:table-cell office:value-type="string">
            <text:p>2017-10-0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G 23 @ TB 25</text:p>
          </table:table-cell>
          <table:table-cell office:value-type="string">
            <text:p>2017-10-0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OAK 10 @ DEN 16</text:p>
          </table:table-cell>
          <table:table-cell office:value-type="string">
            <text:p>2017-10-0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ND 18 @ SEA 46</text:p>
          </table:table-cell>
          <table:table-cell office:value-type="string">
            <text:p>2017-10-01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WAS 20 @ KC 29</text:p>
          </table:table-cell>
          <table:table-cell office:value-type="string">
            <text:p>2017-10-02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7 @ CIN 22</text:p>
          </table:table-cell>
          <table:table-cell office:value-type="string">
            <text:p>2016-09-29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ND 27 @ JAC 30</text:p>
          </table:table-cell>
          <table:table-cell office:value-type="string">
            <text:p>2016-10-02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UF 16 @ NE 0</text:p>
          </table:table-cell>
          <table:table-cell office:value-type="string">
            <text:p>2016-10-0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SEA 27 @ NYJ 17</text:p>
          </table:table-cell>
          <table:table-cell office:value-type="string">
            <text:p>2016-10-02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T 14 @ CHI 17</text:p>
          </table:table-cell>
          <table:table-cell office:value-type="string">
            <text:p>2016-10-0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 33 @ ATL 48</text:p>
          </table:table-cell>
          <table:table-cell office:value-type="string">
            <text:p>2016-10-02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office:value-type="string">
            <text:p>OAK 28 @ BAL 27</text:p>
          </table:table-cell>
          <table:table-cell office:value-type="string">
            <text:p>2016-10-02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TEN 20 @ HOU 27</text:p>
          </table:table-cell>
          <table:table-cell office:value-type="string">
            <text:p>2016-10-0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LE 20 @ WAS 31</text:p>
          </table:table-cell>
          <table:table-cell office:value-type="string">
            <text:p>2016-10-02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N 27 @ TB 7</text:p>
          </table:table-cell>
          <table:table-cell office:value-type="string">
            <text:p>2016-10-0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LA 17 @ ARI 13</text:p>
          </table:table-cell>
          <table:table-cell office:value-type="string">
            <text:p>2016-10-0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O 35 @ SD 34</text:p>
          </table:table-cell>
          <table:table-cell office:value-type="string">
            <text:p>2016-10-02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DAL 24 @ SF 17</text:p>
          </table:table-cell>
          <table:table-cell office:value-type="string">
            <text:p>2016-10-0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KC 14 @ PIT 43</text:p>
          </table:table-cell>
          <table:table-cell office:value-type="string">
            <text:p>2016-10-02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YG 10 @ MIN 24</text:p>
          </table:table-cell>
          <table:table-cell office:value-type="string">
            <text:p>2016-10-0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AL 23 @ PIT 20</text:p>
          </table:table-cell>
          <table:table-cell office:value-type="string">
            <text:p>2015-10-0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J 27 @ MIA 14</text:p>
          </table:table-cell>
          <table:table-cell office:value-type="string">
            <text:p>2015-10-04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OAK 20 @ CHI 22</text:p>
          </table:table-cell>
          <table:table-cell office:value-type="string">
            <text:p>2015-10-04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OU 21 @ ATL 48</text:p>
          </table:table-cell>
          <table:table-cell office:value-type="string">
            <text:p>2015-10-04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YG 24 @ BUF 10</text:p>
          </table:table-cell>
          <table:table-cell office:value-type="string">
            <text:p>2015-10-0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AC 13 @ IND 16</text:p>
          </table:table-cell>
          <table:table-cell office:value-type="string">
            <text:p>2015-10-0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KC 21 @ CIN 36</text:p>
          </table:table-cell>
          <table:table-cell office:value-type="string">
            <text:p>2015-10-0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PHI 20 @ WAS 23</text:p>
          </table:table-cell>
          <table:table-cell office:value-type="string">
            <text:p>2015-10-04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R 37 @ TB 23</text:p>
          </table:table-cell>
          <table:table-cell office:value-type="string">
            <text:p>2015-10-04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LE 27 @ SD 30</text:p>
          </table:table-cell>
          <table:table-cell office:value-type="string">
            <text:p>2015-10-04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TL 24 @ ARI 22</text:p>
          </table:table-cell>
          <table:table-cell office:value-type="string">
            <text:p>2015-10-0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MIN 20 @ DEN 23</text:p>
          </table:table-cell>
          <table:table-cell office:value-type="string">
            <text:p>2015-10-0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17 @ SF 3</text:p>
          </table:table-cell>
          <table:table-cell office:value-type="string">
            <text:p>2015-10-0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AL 20 @ NO 26</text:p>
          </table:table-cell>
          <table:table-cell office:value-type="string">
            <text:p>2015-10-0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T 10 @ SEA 13</text:p>
          </table:table-cell>
          <table:table-cell office:value-type="string">
            <text:p>2015-10-05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G 45 @ WAS 14</text:p>
          </table:table-cell>
          <table:table-cell office:value-type="string">
            <text:p>2014-09-2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GB 38 @ CHI 17</text:p>
          </table:table-cell>
          <table:table-cell office:value-type="string">
            <text:p>2014-09-28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BUF 17 @ HOU 23</text:p>
          </table:table-cell>
          <table:table-cell office:value-type="string">
            <text:p>2014-09-2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TEN 17 @ IND 41</text:p>
          </table:table-cell>
          <table:table-cell office:value-type="string">
            <text:p>2014-09-28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AR 10 @ BAL 38</text:p>
          </table:table-cell>
          <table:table-cell office:value-type="string">
            <text:p>2014-09-28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T 24 @ NYJ 17</text:p>
          </table:table-cell>
          <table:table-cell office:value-type="string">
            <text:p>2014-09-28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27 @ PIT 24</text:p>
          </table:table-cell>
          <table:table-cell office:value-type="string">
            <text:p>2014-09-2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A 38 @ OAK 14</text:p>
          </table:table-cell>
          <table:table-cell office:value-type="string">
            <text:p>2014-09-28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JAC 14 @ SD 33</text:p>
          </table:table-cell>
          <table:table-cell office:value-type="string">
            <text:p>2014-09-2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ATL 28 @ MIN 41</text:p>
          </table:table-cell>
          <table:table-cell office:value-type="string">
            <text:p>2014-09-2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PHI 21 @ SF 26</text:p>
          </table:table-cell>
          <table:table-cell office:value-type="string">
            <text:p>2014-09-28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O 17 @ DAL 38</text:p>
          </table:table-cell>
          <table:table-cell office:value-type="string">
            <text:p>2014-09-28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E 14 @ KC 41</text:p>
          </table:table-cell>
          <table:table-cell office:value-type="string">
            <text:p>2014-09-2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F 35 @ STL 11</text:p>
          </table:table-cell>
          <table:table-cell office:value-type="string">
            <text:p>2013-09-2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BAL 20 @ BUF 23</text:p>
          </table:table-cell>
          <table:table-cell office:value-type="string">
            <text:p>2013-09-2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RI 13 @ TB 10</text:p>
          </table:table-cell>
          <table:table-cell office:value-type="string">
            <text:p>2013-09-29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IT 27 @ MIN 34</text:p>
          </table:table-cell>
          <table:table-cell office:value-type="string">
            <text:p>2013-09-29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YG 7 @ KC 31</text:p>
          </table:table-cell>
          <table:table-cell office:value-type="string">
            <text:p>2013-09-2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IND 37 @ JAC 3</text:p>
          </table:table-cell>
          <table:table-cell office:value-type="string">
            <text:p>2013-09-2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EA 23 @ HOU 20</text:p>
          </table:table-cell>
          <table:table-cell office:value-type="string">
            <text:p>2013-09-2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IN 6 @ CLE 17</text:p>
          </table:table-cell>
          <table:table-cell office:value-type="string">
            <text:p>2013-09-29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HI 32 @ DET 40</text:p>
          </table:table-cell>
          <table:table-cell office:value-type="string">
            <text:p>2013-09-29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NYJ 13 @ TEN 38</text:p>
          </table:table-cell>
          <table:table-cell office:value-type="string">
            <text:p>2013-09-29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WAS 24 @ OAK 14</text:p>
          </table:table-cell>
          <table:table-cell office:value-type="string">
            <text:p>2013-09-2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HI 20 @ DEN 52</text:p>
          </table:table-cell>
          <table:table-cell office:value-type="string">
            <text:p>2013-09-29</text:p>
          </table:table-cell>
          <table:table-cell office:value-type="float" office:value="57">
            <text:p>57</text:p>
          </table:table-cell>
          <table:table-cell office:value-type="string">
            <text:p>over</text:p>
          </table:table-cell>
          <table:table-cell office:value-type="float" office:value="57.5">
            <text:p>57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DAL 21 @ SD 30</text:p>
          </table:table-cell>
          <table:table-cell office:value-type="string">
            <text:p>2013-09-2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30 @ ATL 23</text:p>
          </table:table-cell>
          <table:table-cell office:value-type="string">
            <text:p>2013-09-29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MIA 17 @ NO 38</text:p>
          </table:table-cell>
          <table:table-cell office:value-type="string">
            <text:p>2013-09-3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16 @ BAL 23</text:p>
          </table:table-cell>
          <table:table-cell office:value-type="string">
            <text:p>2012-09-2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R 28 @ ATL 30</text:p>
          </table:table-cell>
          <table:table-cell office:value-type="string">
            <text:p>2012-09-30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SEA 13 @ STL 19</text:p>
          </table:table-cell>
          <table:table-cell office:value-type="string">
            <text:p>2012-09-3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F 34 @ NYJ 0</text:p>
          </table:table-cell>
          <table:table-cell office:value-type="string">
            <text:p>2012-09-3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D 37 @ KC 20</text:p>
          </table:table-cell>
          <table:table-cell office:value-type="string">
            <text:p>2012-09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TEN 14 @ HOU 38</text:p>
          </table:table-cell>
          <table:table-cell office:value-type="string">
            <text:p>2012-09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MIN 20 @ DET 13</text:p>
          </table:table-cell>
          <table:table-cell office:value-type="string">
            <text:p>2012-09-3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E 52 @ BUF 28</text:p>
          </table:table-cell>
          <table:table-cell office:value-type="string">
            <text:p>2012-09-30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CIN 27 @ JAC 10</text:p>
          </table:table-cell>
          <table:table-cell office:value-type="string">
            <text:p>2012-09-30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OAK 6 @ DEN 37</text:p>
          </table:table-cell>
          <table:table-cell office:value-type="string">
            <text:p>2012-09-3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A 21 @ ARI 24</text:p>
          </table:table-cell>
          <table:table-cell office:value-type="string">
            <text:p>2012-09-30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WAS 24 @ TB 22</text:p>
          </table:table-cell>
          <table:table-cell office:value-type="string">
            <text:p>2012-09-3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NO 27 @ GB 28</text:p>
          </table:table-cell>
          <table:table-cell office:value-type="string">
            <text:p>2012-09-30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YG 17 @ PHI 19</text:p>
          </table:table-cell>
          <table:table-cell office:value-type="string">
            <text:p>2012-09-30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HI 34 @ DAL 18</text:p>
          </table:table-cell>
          <table:table-cell office:value-type="string">
            <text:p>2012-10-01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T 34 @ DAL 30</text:p>
          </table:table-cell>
          <table:table-cell office:value-type="string">
            <text:p>2011-10-02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O 23 @ JAC 10</text:p>
          </table:table-cell>
          <table:table-cell office:value-type="string">
            <text:p>2011-10-0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F 24 @ PHI 23</text:p>
          </table:table-cell>
          <table:table-cell office:value-type="string">
            <text:p>2011-10-0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WAS 17 @ STL 10</text:p>
          </table:table-cell>
          <table:table-cell office:value-type="string">
            <text:p>2011-10-0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EN 31 @ CLE 13</text:p>
          </table:table-cell>
          <table:table-cell office:value-type="string">
            <text:p>2011-10-02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UF 20 @ CIN 23</text:p>
          </table:table-cell>
          <table:table-cell office:value-type="string">
            <text:p>2011-10-0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N 17 @ KC 22</text:p>
          </table:table-cell>
          <table:table-cell office:value-type="string">
            <text:p>2011-10-02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R 29 @ CHI 34</text:p>
          </table:table-cell>
          <table:table-cell office:value-type="string">
            <text:p>2011-10-0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PIT 10 @ HOU 17</text:p>
          </table:table-cell>
          <table:table-cell office:value-type="string">
            <text:p>2011-10-0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TL 30 @ SEA 28</text:p>
          </table:table-cell>
          <table:table-cell office:value-type="string">
            <text:p>2011-10-0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YG 31 @ ARI 27</text:p>
          </table:table-cell>
          <table:table-cell office:value-type="string">
            <text:p>2011-10-02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MIA 16 @ SD 26</text:p>
          </table:table-cell>
          <table:table-cell office:value-type="string">
            <text:p>2011-10-0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DEN 23 @ GB 49</text:p>
          </table:table-cell>
          <table:table-cell office:value-type="string">
            <text:p>2011-10-02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NE 31 @ OAK 19</text:p>
          </table:table-cell>
          <table:table-cell office:value-type="string">
            <text:p>2011-10-02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J 17 @ BAL 34</text:p>
          </table:table-cell>
          <table:table-cell office:value-type="string">
            <text:p>2011-10-02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IND 17 @ TB 24</text:p>
          </table:table-cell>
          <table:table-cell office:value-type="string">
            <text:p>2011-10-0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26 @ TEN 20</text:p>
          </table:table-cell>
          <table:table-cell office:value-type="string">
            <text:p>2010-10-03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BAL 17 @ PIT 14</text:p>
          </table:table-cell>
          <table:table-cell office:value-type="string">
            <text:p>2010-10-03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IN 20 @ CLE 23</text:p>
          </table:table-cell>
          <table:table-cell office:value-type="string">
            <text:p>2010-10-03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T 26 @ GB 28</text:p>
          </table:table-cell>
          <table:table-cell office:value-type="string">
            <text:p>2010-10-0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AR 14 @ NO 16</text:p>
          </table:table-cell>
          <table:table-cell office:value-type="string">
            <text:p>2010-10-03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F 14 @ ATL 16</text:p>
          </table:table-cell>
          <table:table-cell office:value-type="string">
            <text:p>2010-10-0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3 @ STL 20</text:p>
          </table:table-cell>
          <table:table-cell office:value-type="string">
            <text:p>2010-10-03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YJ 38 @ BUF 14</text:p>
          </table:table-cell>
          <table:table-cell office:value-type="string">
            <text:p>2010-10-03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IND 28 @ JAC 31</text:p>
          </table:table-cell>
          <table:table-cell office:value-type="string">
            <text:p>2010-10-03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HOU 31 @ OAK 24</text:p>
          </table:table-cell>
          <table:table-cell office:value-type="string">
            <text:p>2010-10-0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RI 10 @ SD 41</text:p>
          </table:table-cell>
          <table:table-cell office:value-type="string">
            <text:p>2010-10-03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WAS 17 @ PHI 12</text:p>
          </table:table-cell>
          <table:table-cell office:value-type="string">
            <text:p>2010-10-0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HI 3 @ NYG 17</text:p>
          </table:table-cell>
          <table:table-cell office:value-type="string">
            <text:p>2010-10-0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 41 @ MIA 14</text:p>
          </table:table-cell>
          <table:table-cell office:value-type="string">
            <text:p>2010-10-04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6 @ HOU 29</text:p>
          </table:table-cell>
          <table:table-cell office:value-type="string">
            <text:p>2009-10-04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AL 21 @ NE 27</text:p>
          </table:table-cell>
          <table:table-cell office:value-type="string">
            <text:p>2009-10-0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IN 23 @ CLE 20</text:p>
          </table:table-cell>
          <table:table-cell office:value-type="string">
            <text:p>2009-10-04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G 27 @ KC 16</text:p>
          </table:table-cell>
          <table:table-cell office:value-type="string">
            <text:p>2009-10-04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T 24 @ CHI 48</text:p>
          </table:table-cell>
          <table:table-cell office:value-type="string">
            <text:p>2009-10-04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TB 13 @ WAS 16</text:p>
          </table:table-cell>
          <table:table-cell office:value-type="string">
            <text:p>2009-10-04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EA 17 @ IND 34</text:p>
          </table:table-cell>
          <table:table-cell office:value-type="string">
            <text:p>2009-10-0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EN 17 @ JAC 37</text:p>
          </table:table-cell>
          <table:table-cell office:value-type="string">
            <text:p>2009-10-04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J 10 @ NO 24</text:p>
          </table:table-cell>
          <table:table-cell office:value-type="string">
            <text:p>2009-10-0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UF 10 @ MIA 38</text:p>
          </table:table-cell>
          <table:table-cell office:value-type="string">
            <text:p>2009-10-04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TL 0 @ SF 35</text:p>
          </table:table-cell>
          <table:table-cell office:value-type="string">
            <text:p>2009-10-0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AL 10 @ DEN 17</text:p>
          </table:table-cell>
          <table:table-cell office:value-type="string">
            <text:p>2009-10-0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D 28 @ PIT 38</text:p>
          </table:table-cell>
          <table:table-cell office:value-type="string">
            <text:p>2009-10-04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GB 23 @ MIN 30</text:p>
          </table:table-cell>
          <table:table-cell office:value-type="string">
            <text:p>2009-10-05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19 @ KC 33</text:p>
          </table:table-cell>
          <table:table-cell office:value-type="string">
            <text:p>2008-09-2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LE 20 @ CIN 12</text:p>
          </table:table-cell>
          <table:table-cell office:value-type="string">
            <text:p>2008-09-28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OU 27 @ JAC 30</text:p>
          </table:table-cell>
          <table:table-cell office:value-type="string">
            <text:p>2008-09-28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ARI 35 @ NYJ 56</text:p>
          </table:table-cell>
          <table:table-cell office:value-type="string">
            <text:p>2008-09-2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string">
            <text:p>SF 17 @ NO 31</text:p>
          </table:table-cell>
          <table:table-cell office:value-type="string">
            <text:p>2008-09-28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9 @ CAR 24</text:p>
          </table:table-cell>
          <table:table-cell office:value-type="string">
            <text:p>2008-09-28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N 17 @ TEN 30</text:p>
          </table:table-cell>
          <table:table-cell office:value-type="string">
            <text:p>2008-09-28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GB 21 @ TB 30</text:p>
          </table:table-cell>
          <table:table-cell office:value-type="string">
            <text:p>2008-09-28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BUF 31 @ STL 14</text:p>
          </table:table-cell>
          <table:table-cell office:value-type="string">
            <text:p>2008-09-28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D 28 @ OAK 18</text:p>
          </table:table-cell>
          <table:table-cell office:value-type="string">
            <text:p>2008-09-28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WAS 26 @ DAL 24</text:p>
          </table:table-cell>
          <table:table-cell office:value-type="string">
            <text:p>2008-09-2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PHI 20 @ CHI 24</text:p>
          </table:table-cell>
          <table:table-cell office:value-type="string">
            <text:p>2008-09-28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AL 20 @ PIT 23</text:p>
          </table:table-cell>
          <table:table-cell office:value-type="string">
            <text:p>2008-09-29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4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35 @ MIA 17</text:p>
          </table:table-cell>
          <table:table-cell office:value-type="string">
            <text:p>2007-09-30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HOU 16 @ ATL 26</text:p>
          </table:table-cell>
          <table:table-cell office:value-type="string">
            <text:p>2007-09-30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AL 13 @ CLE 27</text:p>
          </table:table-cell>
          <table:table-cell office:value-type="string">
            <text:p>2007-09-30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push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27 @ DET 37</text:p>
          </table:table-cell>
          <table:table-cell office:value-type="string">
            <text:p>2007-09-3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GB 23 @ MIN 16</text:p>
          </table:table-cell>
          <table:table-cell office:value-type="string">
            <text:p>2007-09-30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TL 7 @ DAL 35</text:p>
          </table:table-cell>
          <table:table-cell office:value-type="string">
            <text:p>2007-09-3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YJ 14 @ BUF 17</text:p>
          </table:table-cell>
          <table:table-cell office:value-type="string">
            <text:p>2007-09-30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B 20 @ CAR 7</text:p>
          </table:table-cell>
          <table:table-cell office:value-type="string">
            <text:p>2007-09-30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EA 23 @ SF 3</text:p>
          </table:table-cell>
          <table:table-cell office:value-type="string">
            <text:p>2007-09-3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IT 14 @ ARI 21</text:p>
          </table:table-cell>
          <table:table-cell office:value-type="string">
            <text:p>2007-09-3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KC 30 @ SD 16</text:p>
          </table:table-cell>
          <table:table-cell office:value-type="string">
            <text:p>2007-09-30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N 20 @ IND 38</text:p>
          </table:table-cell>
          <table:table-cell office:value-type="string">
            <text:p>2007-09-30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PHI 3 @ NYG 16</text:p>
          </table:table-cell>
          <table:table-cell office:value-type="string">
            <text:p>2007-09-3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E 34 @ CIN 13</text:p>
          </table:table-cell>
          <table:table-cell office:value-type="string">
            <text:p>2007-10-01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24 @ NE 38</text:p>
          </table:table-cell>
          <table:table-cell office:value-type="string">
            <text:p>2018-10-04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MIA 17 @ CIN 27</text:p>
          </table:table-cell>
          <table:table-cell office:value-type="string">
            <text:p>2018-10-07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TL 17 @ PIT 41</text:p>
          </table:table-cell>
          <table:table-cell office:value-type="string">
            <text:p>2018-10-07</text:p>
          </table:table-cell>
          <table:table-cell office:value-type="float" office:value="56.5">
            <text:p>56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BAL 9 @ CLE 12</text:p>
          </table:table-cell>
          <table:table-cell office:value-type="string">
            <text:p>2018-10-0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EN 16 @ NYJ 34</text:p>
          </table:table-cell>
          <table:table-cell office:value-type="string">
            <text:p>2018-10-07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GB 23 @ DET 31</text:p>
          </table:table-cell>
          <table:table-cell office:value-type="string">
            <text:p>2018-10-07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JAC 14 @ KC 39</text:p>
          </table:table-cell>
          <table:table-cell office:value-type="string">
            <text:p>2018-10-07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YG 31 @ CAR 33</text:p>
          </table:table-cell>
          <table:table-cell office:value-type="string">
            <text:p>2018-10-0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TEN 12 @ BUF 13</text:p>
          </table:table-cell>
          <table:table-cell office:value-type="string">
            <text:p>2018-10-07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OAK 10 @ LAC 26</text:p>
          </table:table-cell>
          <table:table-cell office:value-type="string">
            <text:p>2018-10-07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RI 28 @ SF 18</text:p>
          </table:table-cell>
          <table:table-cell office:value-type="string">
            <text:p>2018-10-0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LAR 33 @ SEA 31</text:p>
          </table:table-cell>
          <table:table-cell office:value-type="string">
            <text:p>2018-10-07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MIN 23 @ PHI 21</text:p>
          </table:table-cell>
          <table:table-cell office:value-type="string">
            <text:p>2018-10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AL 16 @ HOU 19</text:p>
          </table:table-cell>
          <table:table-cell office:value-type="string">
            <text:p>2018-10-0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WAS 19 @ NO 43</text:p>
          </table:table-cell>
          <table:table-cell office:value-type="string">
            <text:p>2018-10-08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E 19 @ TB 14</text:p>
          </table:table-cell>
          <table:table-cell office:value-type="string">
            <text:p>2017-10-05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EN 10 @ MIA 16</text:p>
          </table:table-cell>
          <table:table-cell office:value-type="string">
            <text:p>2017-10-0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AC 27 @ NYG 22</text:p>
          </table:table-cell>
          <table:table-cell office:value-type="string">
            <text:p>2017-10-0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BUF 16 @ CIN 20</text:p>
          </table:table-cell>
          <table:table-cell office:value-type="string">
            <text:p>2017-10-08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AC 30 @ PIT 9</text:p>
          </table:table-cell>
          <table:table-cell office:value-type="string">
            <text:p>2017-10-0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RI 7 @ PHI 34</text:p>
          </table:table-cell>
          <table:table-cell office:value-type="string">
            <text:p>2017-10-08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YJ 17 @ CLE 14</text:p>
          </table:table-cell>
          <table:table-cell office:value-type="string">
            <text:p>2017-10-08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 27 @ DET 24</text:p>
          </table:table-cell>
          <table:table-cell office:value-type="string">
            <text:p>2017-10-0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23 @ IND 26</text:p>
          </table:table-cell>
          <table:table-cell office:value-type="string">
            <text:p>2017-10-0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EA 16 @ LAR 10</text:p>
          </table:table-cell>
          <table:table-cell office:value-type="string">
            <text:p>2017-10-0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L 30 @ OAK 17</text:p>
          </table:table-cell>
          <table:table-cell office:value-type="string">
            <text:p>2017-10-08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GB 35 @ DAL 31</text:p>
          </table:table-cell>
          <table:table-cell office:value-type="string">
            <text:p>2017-10-08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KC 42 @ HOU 34</text:p>
          </table:table-cell>
          <table:table-cell office:value-type="string">
            <text:p>2017-10-0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MIN 20 @ CHI 17</text:p>
          </table:table-cell>
          <table:table-cell office:value-type="string">
            <text:p>2017-10-09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RI 33 @ SF 21</text:p>
          </table:table-cell>
          <table:table-cell office:value-type="string">
            <text:p>2016-10-0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WAS 16 @ BAL 10</text:p>
          </table:table-cell>
          <table:table-cell office:value-type="string">
            <text:p>2016-10-0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EN 30 @ MIA 17</text:p>
          </table:table-cell>
          <table:table-cell office:value-type="string">
            <text:p>2016-10-09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HOU 13 @ MIN 31</text:p>
          </table:table-cell>
          <table:table-cell office:value-type="string">
            <text:p>2016-10-09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HI 23 @ IND 29</text:p>
          </table:table-cell>
          <table:table-cell office:value-type="string">
            <text:p>2016-10-09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YJ 13 @ PIT 31</text:p>
          </table:table-cell>
          <table:table-cell office:value-type="string">
            <text:p>2016-10-09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HI 23 @ DET 24</text:p>
          </table:table-cell>
          <table:table-cell office:value-type="string">
            <text:p>2016-10-09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33 @ CLE 13</text:p>
          </table:table-cell>
          <table:table-cell office:value-type="string">
            <text:p>2016-10-0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ATL 23 @ DEN 16</text:p>
          </table:table-cell>
          <table:table-cell office:value-type="string">
            <text:p>2016-10-0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D 31 @ OAK 34</text:p>
          </table:table-cell>
          <table:table-cell office:value-type="string">
            <text:p>2016-10-09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BUF 30 @ LA 19</text:p>
          </table:table-cell>
          <table:table-cell office:value-type="string">
            <text:p>2016-10-09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CIN 14 @ DAL 28</text:p>
          </table:table-cell>
          <table:table-cell office:value-type="string">
            <text:p>2016-10-0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YG 16 @ GB 23</text:p>
          </table:table-cell>
          <table:table-cell office:value-type="string">
            <text:p>2016-10-09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TB 17 @ CAR 14</text:p>
          </table:table-cell>
          <table:table-cell office:value-type="string">
            <text:p>2016-10-10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27 @ HOU 20</text:p>
          </table:table-cell>
          <table:table-cell office:value-type="string">
            <text:p>2015-10-0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LE 33 @ BAL 30</text:p>
          </table:table-cell>
          <table:table-cell office:value-type="string">
            <text:p>2015-10-1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STL 10 @ GB 24</text:p>
          </table:table-cell>
          <table:table-cell office:value-type="string">
            <text:p>2015-10-1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UF 14 @ TEN 13</text:p>
          </table:table-cell>
          <table:table-cell office:value-type="string">
            <text:p>2015-10-1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O 17 @ PHI 39</text:p>
          </table:table-cell>
          <table:table-cell office:value-type="string">
            <text:p>2015-10-11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WAS 19 @ ATL 25</text:p>
          </table:table-cell>
          <table:table-cell office:value-type="string">
            <text:p>2015-10-1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EA 24 @ CIN 27</text:p>
          </table:table-cell>
          <table:table-cell office:value-type="string">
            <text:p>2015-10-1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HI 18 @ KC 17</text:p>
          </table:table-cell>
          <table:table-cell office:value-type="string">
            <text:p>2015-10-1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AC 31 @ TB 38</text:p>
          </table:table-cell>
          <table:table-cell office:value-type="string">
            <text:p>2015-10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ARI 42 @ DET 17</text:p>
          </table:table-cell>
          <table:table-cell office:value-type="string">
            <text:p>2015-10-1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NE 30 @ DAL 6</text:p>
          </table:table-cell>
          <table:table-cell office:value-type="string">
            <text:p>2015-10-1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EN 16 @ OAK 10</text:p>
          </table:table-cell>
          <table:table-cell office:value-type="string">
            <text:p>2015-10-1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F 27 @ NYG 30</text:p>
          </table:table-cell>
          <table:table-cell office:value-type="string">
            <text:p>2015-10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PIT 24 @ SD 20</text:p>
          </table:table-cell>
          <table:table-cell office:value-type="string">
            <text:p>2015-10-1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10 @ GB 42</text:p>
          </table:table-cell>
          <table:table-cell office:value-type="string">
            <text:p>2014-10-02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HI 24 @ CAR 31</text:p>
          </table:table-cell>
          <table:table-cell office:value-type="string">
            <text:p>2014-10-05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LE 29 @ TEN 28</text:p>
          </table:table-cell>
          <table:table-cell office:value-type="string">
            <text:p>2014-10-0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TL 28 @ PHI 34</text:p>
          </table:table-cell>
          <table:table-cell office:value-type="string">
            <text:p>2014-10-05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ATL 20 @ NYG 30</text:p>
          </table:table-cell>
          <table:table-cell office:value-type="string">
            <text:p>2014-10-05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B 31 @ NO 37</text:p>
          </table:table-cell>
          <table:table-cell office:value-type="string">
            <text:p>2014-10-05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HOU 17 @ DAL 20</text:p>
          </table:table-cell>
          <table:table-cell office:value-type="string">
            <text:p>2014-10-0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UF 17 @ DET 14</text:p>
          </table:table-cell>
          <table:table-cell office:value-type="string">
            <text:p>2014-10-05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BAL 13 @ IND 20</text:p>
          </table:table-cell>
          <table:table-cell office:value-type="string">
            <text:p>2014-10-0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17 @ JAC 9</text:p>
          </table:table-cell>
          <table:table-cell office:value-type="string">
            <text:p>2014-10-0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RI 20 @ DEN 41</text:p>
          </table:table-cell>
          <table:table-cell office:value-type="string">
            <text:p>2014-10-05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KC 17 @ SF 22</text:p>
          </table:table-cell>
          <table:table-cell office:value-type="string">
            <text:p>2014-10-05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YJ 0 @ SD 31</text:p>
          </table:table-cell>
          <table:table-cell office:value-type="string">
            <text:p>2014-10-05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IN 17 @ NE 43</text:p>
          </table:table-cell>
          <table:table-cell office:value-type="string">
            <text:p>2014-10-05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SEA 27 @ WAS 17</text:p>
          </table:table-cell>
          <table:table-cell office:value-type="string">
            <text:p>2014-10-06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UF 24 @ CLE 37</text:p>
          </table:table-cell>
          <table:table-cell office:value-type="string">
            <text:p>2013-10-03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BAL 26 @ MIA 23</text:p>
          </table:table-cell>
          <table:table-cell office:value-type="string">
            <text:p>2013-10-0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JAC 20 @ STL 34</text:p>
          </table:table-cell>
          <table:table-cell office:value-type="string">
            <text:p>2013-10-06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KC 26 @ TEN 17</text:p>
          </table:table-cell>
          <table:table-cell office:value-type="string">
            <text:p>2013-10-06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HI 36 @ NYG 21</text:p>
          </table:table-cell>
          <table:table-cell office:value-type="string">
            <text:p>2013-10-06</text:p>
          </table:table-cell>
          <table:table-cell office:value-type="float" office:value="55.5">
            <text:p>55.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EA 28 @ IND 34</text:p>
          </table:table-cell>
          <table:table-cell office:value-type="string">
            <text:p>2013-10-0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O 26 @ CHI 18</text:p>
          </table:table-cell>
          <table:table-cell office:value-type="string">
            <text:p>2013-10-06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E 6 @ CIN 13</text:p>
          </table:table-cell>
          <table:table-cell office:value-type="string">
            <text:p>2013-10-06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DET 9 @ GB 22</text:p>
          </table:table-cell>
          <table:table-cell office:value-type="string">
            <text:p>2013-10-06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 6 @ ARI 22</text:p>
          </table:table-cell>
          <table:table-cell office:value-type="string">
            <text:p>2013-10-0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EN 51 @ DAL 48</text:p>
          </table:table-cell>
          <table:table-cell office:value-type="string">
            <text:p>2013-10-06</text:p>
          </table:table-cell>
          <table:table-cell office:value-type="float" office:value="55.5">
            <text:p>55.5</text:p>
          </table:table-cell>
          <table:table-cell office:value-type="string">
            <text:p>over</text:p>
          </table:table-cell>
          <table:table-cell office:value-type="float" office:value="56.5">
            <text:p>56.5</text:p>
          </table:table-cell>
          <table:table-cell office:value-type="string">
            <text:p>over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office:value-type="string">
            <text:p>SD 17 @ OAK 27</text:p>
          </table:table-cell>
          <table:table-cell office:value-type="string">
            <text:p>2013-10-06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HOU 3 @ SF 34</text:p>
          </table:table-cell>
          <table:table-cell office:value-type="string">
            <text:p>2013-10-06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30 @ ATL 28</text:p>
          </table:table-cell>
          <table:table-cell office:value-type="string">
            <text:p>2013-10-0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RI 3 @ STL 17</text:p>
          </table:table-cell>
          <table:table-cell office:value-type="string">
            <text:p>2012-10-04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B 27 @ IND 30</text:p>
          </table:table-cell>
          <table:table-cell office:value-type="string">
            <text:p>2012-10-0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AL 9 @ KC 6</text:p>
          </table:table-cell>
          <table:table-cell office:value-type="string">
            <text:p>2012-10-0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CLE 27 @ NYG 41</text:p>
          </table:table-cell>
          <table:table-cell office:value-type="string">
            <text:p>2012-10-0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MIA 17 @ CIN 13</text:p>
          </table:table-cell>
          <table:table-cell office:value-type="string">
            <text:p>2012-10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14 @ PIT 16</text:p>
          </table:table-cell>
          <table:table-cell office:value-type="string">
            <text:p>2012-10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TL 24 @ WAS 17</text:p>
          </table:table-cell>
          <table:table-cell office:value-type="string">
            <text:p>2012-10-07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EA 16 @ CAR 12</text:p>
          </table:table-cell>
          <table:table-cell office:value-type="string">
            <text:p>2012-10-0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HI 41 @ JAC 3</text:p>
          </table:table-cell>
          <table:table-cell office:value-type="string">
            <text:p>2012-10-0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7 @ MIN 30</text:p>
          </table:table-cell>
          <table:table-cell office:value-type="string">
            <text:p>2012-10-0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N 21 @ NE 31</text:p>
          </table:table-cell>
          <table:table-cell office:value-type="string">
            <text:p>2012-10-07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BUF 3 @ SF 45</text:p>
          </table:table-cell>
          <table:table-cell office:value-type="string">
            <text:p>2012-10-0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D 24 @ NO 31</text:p>
          </table:table-cell>
          <table:table-cell office:value-type="string">
            <text:p>2012-10-07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HOU 23 @ NYJ 17</text:p>
          </table:table-cell>
          <table:table-cell office:value-type="string">
            <text:p>2012-10-0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28 @ IND 24</text:p>
          </table:table-cell>
          <table:table-cell office:value-type="string">
            <text:p>2011-10-09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ARI 10 @ MIN 34</text:p>
          </table:table-cell>
          <table:table-cell office:value-type="string">
            <text:p>2011-10-09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HI 24 @ BUF 31</text:p>
          </table:table-cell>
          <table:table-cell office:value-type="string">
            <text:p>2011-10-09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OAK 25 @ HOU 20</text:p>
          </table:table-cell>
          <table:table-cell office:value-type="string">
            <text:p>2011-10-09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O 30 @ CAR 27</text:p>
          </table:table-cell>
          <table:table-cell office:value-type="string">
            <text:p>2011-10-09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IN 30 @ JAC 20</text:p>
          </table:table-cell>
          <table:table-cell office:value-type="string">
            <text:p>2011-10-09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EN 17 @ PIT 38</text:p>
          </table:table-cell>
          <table:table-cell office:value-type="string">
            <text:p>2011-10-09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EA 36 @ NYG 25</text:p>
          </table:table-cell>
          <table:table-cell office:value-type="string">
            <text:p>2011-10-09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TB 3 @ SF 48</text:p>
          </table:table-cell>
          <table:table-cell office:value-type="string">
            <text:p>2011-10-09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YJ 21 @ NE 30</text:p>
          </table:table-cell>
          <table:table-cell office:value-type="string">
            <text:p>2011-10-09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D 29 @ DEN 24</text:p>
          </table:table-cell>
          <table:table-cell office:value-type="string">
            <text:p>2011-10-0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GB 25 @ ATL 14</text:p>
          </table:table-cell>
          <table:table-cell office:value-type="string">
            <text:p>2011-10-09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HI 13 @ DET 24</text:p>
          </table:table-cell>
          <table:table-cell office:value-type="string">
            <text:p>2011-10-10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17 @ BAL 31</text:p>
          </table:table-cell>
          <table:table-cell office:value-type="string">
            <text:p>2010-10-10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AC 36 @ BUF 26</text:p>
          </table:table-cell>
          <table:table-cell office:value-type="string">
            <text:p>2010-10-10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KC 9 @ IND 19</text:p>
          </table:table-cell>
          <table:table-cell office:value-type="string">
            <text:p>2010-10-10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TL 6 @ DET 44</text:p>
          </table:table-cell>
          <table:table-cell office:value-type="string">
            <text:p>2010-10-1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TL 20 @ CLE 10</text:p>
          </table:table-cell>
          <table:table-cell office:value-type="string">
            <text:p>2010-10-1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B 24 @ CIN 21</text:p>
          </table:table-cell>
          <table:table-cell office:value-type="string">
            <text:p>2010-10-10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HI 23 @ CAR 6</text:p>
          </table:table-cell>
          <table:table-cell office:value-type="string">
            <text:p>2010-10-10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GB 13 @ WAS 16</text:p>
          </table:table-cell>
          <table:table-cell office:value-type="string">
            <text:p>2010-10-10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YG 34 @ HOU 10</text:p>
          </table:table-cell>
          <table:table-cell office:value-type="string">
            <text:p>2010-10-1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O 20 @ ARI 30</text:p>
          </table:table-cell>
          <table:table-cell office:value-type="string">
            <text:p>2010-10-10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D 27 @ OAK 35</text:p>
          </table:table-cell>
          <table:table-cell office:value-type="string">
            <text:p>2010-10-1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TEN 34 @ DAL 27</text:p>
          </table:table-cell>
          <table:table-cell office:value-type="string">
            <text:p>2010-10-1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PHI 27 @ SF 24</text:p>
          </table:table-cell>
          <table:table-cell office:value-type="string">
            <text:p>2010-10-10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N 20 @ NYJ 29</text:p>
          </table:table-cell>
          <table:table-cell office:value-type="string">
            <text:p>2010-10-11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38 @ STL 10</text:p>
          </table:table-cell>
          <table:table-cell office:value-type="string">
            <text:p>2009-10-1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AL 26 @ KC 20</text:p>
          </table:table-cell>
          <table:table-cell office:value-type="string">
            <text:p>2009-10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WAS 17 @ CAR 20</text:p>
          </table:table-cell>
          <table:table-cell office:value-type="string">
            <text:p>2009-10-11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B 14 @ PHI 33</text:p>
          </table:table-cell>
          <table:table-cell office:value-type="string">
            <text:p>2009-10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OAK 7 @ NYG 44</text:p>
          </table:table-cell>
          <table:table-cell office:value-type="string">
            <text:p>2009-10-1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LE 6 @ BUF 3</text:p>
          </table:table-cell>
          <table:table-cell office:value-type="string">
            <text:p>2009-10-11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CIN 17 @ BAL 14</text:p>
          </table:table-cell>
          <table:table-cell office:value-type="string">
            <text:p>2009-10-1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IT 28 @ DET 20</text:p>
          </table:table-cell>
          <table:table-cell office:value-type="string">
            <text:p>2009-10-1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45 @ SF 10</text:p>
          </table:table-cell>
          <table:table-cell office:value-type="string">
            <text:p>2009-10-11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E 17 @ DEN 20</text:p>
          </table:table-cell>
          <table:table-cell office:value-type="string">
            <text:p>2009-10-1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OU 21 @ ARI 28</text:p>
          </table:table-cell>
          <table:table-cell office:value-type="string">
            <text:p>2009-10-11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JAC 0 @ SEA 41</text:p>
          </table:table-cell>
          <table:table-cell office:value-type="string">
            <text:p>2009-10-1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ND 31 @ TEN 9</text:p>
          </table:table-cell>
          <table:table-cell office:value-type="string">
            <text:p>2009-10-11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YJ 27 @ MIA 31</text:p>
          </table:table-cell>
          <table:table-cell office:value-type="string">
            <text:p>2009-10-12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1 @ HOU 27</text:p>
          </table:table-cell>
          <table:table-cell office:value-type="string">
            <text:p>2008-10-05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TEN 13 @ BAL 10</text:p>
          </table:table-cell>
          <table:table-cell office:value-type="string">
            <text:p>2008-10-05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33.5">
            <text:p>33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D 10 @ MIA 17</text:p>
          </table:table-cell>
          <table:table-cell office:value-type="string">
            <text:p>2008-10-05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C 0 @ CAR 34</text:p>
          </table:table-cell>
          <table:table-cell office:value-type="string">
            <text:p>2008-10-05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WAS 23 @ PHI 17</text:p>
          </table:table-cell>
          <table:table-cell office:value-type="string">
            <text:p>2008-10-0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34 @ DET 7</text:p>
          </table:table-cell>
          <table:table-cell office:value-type="string">
            <text:p>2008-10-05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ATL 27 @ GB 24</text:p>
          </table:table-cell>
          <table:table-cell office:value-type="string">
            <text:p>2008-10-05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EA 6 @ NYG 44</text:p>
          </table:table-cell>
          <table:table-cell office:value-type="string">
            <text:p>2008-10-0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B 13 @ DEN 16</text:p>
          </table:table-cell>
          <table:table-cell office:value-type="string">
            <text:p>2008-10-0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E 30 @ SF 21</text:p>
          </table:table-cell>
          <table:table-cell office:value-type="string">
            <text:p>2008-10-05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BUF 17 @ ARI 41</text:p>
          </table:table-cell>
          <table:table-cell office:value-type="string">
            <text:p>2008-10-0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IN 22 @ DAL 31</text:p>
          </table:table-cell>
          <table:table-cell office:value-type="string">
            <text:p>2008-10-05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PIT 26 @ JAC 21</text:p>
          </table:table-cell>
          <table:table-cell office:value-type="string">
            <text:p>2008-10-05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IN 30 @ NO 27</text:p>
          </table:table-cell>
          <table:table-cell office:value-type="string">
            <text:p>2008-10-06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FL Week 5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16 @ NO 13</text:p>
          </table:table-cell>
          <table:table-cell office:value-type="string">
            <text:p>2007-10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AC 17 @ KC 7</text:p>
          </table:table-cell>
          <table:table-cell office:value-type="string">
            <text:p>2007-10-07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ET 3 @ WAS 34</text:p>
          </table:table-cell>
          <table:table-cell office:value-type="string">
            <text:p>2007-10-07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TL 13 @ TEN 20</text:p>
          </table:table-cell>
          <table:table-cell office:value-type="string">
            <text:p>2007-10-07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EA 0 @ PIT 21</text:p>
          </table:table-cell>
          <table:table-cell office:value-type="string">
            <text:p>2007-10-07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CLE 17 @ NE 34</text:p>
          </table:table-cell>
          <table:table-cell office:value-type="string">
            <text:p>2007-10-07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RI 34 @ STL 31</text:p>
          </table:table-cell>
          <table:table-cell office:value-type="string">
            <text:p>2007-10-0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YJ 24 @ NYG 35</text:p>
          </table:table-cell>
          <table:table-cell office:value-type="string">
            <text:p>2007-10-0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MIA 19 @ HOU 22</text:p>
          </table:table-cell>
          <table:table-cell office:value-type="string">
            <text:p>2007-10-0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14 @ IND 33</text:p>
          </table:table-cell>
          <table:table-cell office:value-type="string">
            <text:p>2007-10-07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D 41 @ DEN 3</text:p>
          </table:table-cell>
          <table:table-cell office:value-type="string">
            <text:p>2007-10-0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AL 9 @ SF 7</text:p>
          </table:table-cell>
          <table:table-cell office:value-type="string">
            <text:p>2007-10-07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CHI 27 @ GB 20</text:p>
          </table:table-cell>
          <table:table-cell office:value-type="string">
            <text:p>2007-10-0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AL 25 @ BUF 24</text:p>
          </table:table-cell>
          <table:table-cell office:value-type="string">
            <text:p>2007-10-0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HI 34 @ NYG 13</text:p>
          </table:table-cell>
          <table:table-cell office:value-type="string">
            <text:p>2018-10-11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ARI 17 @ MIN 27</text:p>
          </table:table-cell>
          <table:table-cell office:value-type="string">
            <text:p>2018-10-1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AR 17 @ WAS 23</text:p>
          </table:table-cell>
          <table:table-cell office:value-type="string">
            <text:p>2018-10-1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28 @ MIA 31</text:p>
          </table:table-cell>
          <table:table-cell office:value-type="string">
            <text:p>2018-10-1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IND 34 @ NYJ 42</text:p>
          </table:table-cell>
          <table:table-cell office:value-type="string">
            <text:p>2018-10-14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PIT 28 @ CIN 21</text:p>
          </table:table-cell>
          <table:table-cell office:value-type="string">
            <text:p>2018-10-14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EA 27 @ OAK 3</text:p>
          </table:table-cell>
          <table:table-cell office:value-type="string">
            <text:p>2018-10-1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13 @ HOU 20</text:p>
          </table:table-cell>
          <table:table-cell office:value-type="string">
            <text:p>2018-10-14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LAC 38 @ CLE 14</text:p>
          </table:table-cell>
          <table:table-cell office:value-type="string">
            <text:p>2018-10-14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TB 29 @ ATL 34</text:p>
          </table:table-cell>
          <table:table-cell office:value-type="string">
            <text:p>2018-10-14</text:p>
          </table:table-cell>
          <table:table-cell office:value-type="float" office:value="57">
            <text:p>57</text:p>
          </table:table-cell>
          <table:table-cell office:value-type="string">
            <text:p>over</text:p>
          </table:table-cell>
          <table:table-cell office:value-type="float" office:value="57.5">
            <text:p>57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LAR 23 @ DEN 20</text:p>
          </table:table-cell>
          <table:table-cell office:value-type="string">
            <text:p>2018-10-14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AL 21 @ TEN 0</text:p>
          </table:table-cell>
          <table:table-cell office:value-type="string">
            <text:p>2018-10-14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JAC 7 @ DAL 40</text:p>
          </table:table-cell>
          <table:table-cell office:value-type="string">
            <text:p>2018-10-1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KC 40 @ NE 43</text:p>
          </table:table-cell>
          <table:table-cell office:value-type="string">
            <text:p>2018-10-14</text:p>
          </table:table-cell>
          <table:table-cell office:value-type="float" office:value="57.5">
            <text:p>57.5</text:p>
          </table:table-cell>
          <table:table-cell office:value-type="string">
            <text:p>over</text:p>
          </table:table-cell>
          <table:table-cell office:value-type="float" office:value="59.5">
            <text:p>59.5</text:p>
          </table:table-cell>
          <table:table-cell office:value-type="string">
            <text:p>over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string">
            <text:p>SF 30 @ GB 33</text:p>
          </table:table-cell>
          <table:table-cell office:value-type="string">
            <text:p>2018-10-15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HI 28 @ CAR 23</text:p>
          </table:table-cell>
          <table:table-cell office:value-type="string">
            <text:p>2017-10-1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24 @ NYJ 17</text:p>
          </table:table-cell>
          <table:table-cell office:value-type="string">
            <text:p>2017-10-1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IA 20 @ ATL 17</text:p>
          </table:table-cell>
          <table:table-cell office:value-type="string">
            <text:p>2017-10-1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F 24 @ WAS 26</text:p>
          </table:table-cell>
          <table:table-cell office:value-type="string">
            <text:p>2017-10-15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HI 27 @ BAL 24</text:p>
          </table:table-cell>
          <table:table-cell office:value-type="string">
            <text:p>2017-10-15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LE 17 @ HOU 33</text:p>
          </table:table-cell>
          <table:table-cell office:value-type="string">
            <text:p>2017-10-1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GB 10 @ MIN 23</text:p>
          </table:table-cell>
          <table:table-cell office:value-type="string">
            <text:p>2017-10-1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ET 38 @ NO 52</text:p>
          </table:table-cell>
          <table:table-cell office:value-type="string">
            <text:p>2017-10-15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string">
            <text:p>TB 33 @ ARI 38</text:p>
          </table:table-cell>
          <table:table-cell office:value-type="string">
            <text:p>2017-10-1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LAR 27 @ JAC 17</text:p>
          </table:table-cell>
          <table:table-cell office:value-type="string">
            <text:p>2017-10-15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IT 19 @ KC 13</text:p>
          </table:table-cell>
          <table:table-cell office:value-type="string">
            <text:p>2017-10-1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LAC 17 @ OAK 16</text:p>
          </table:table-cell>
          <table:table-cell office:value-type="string">
            <text:p>2017-10-15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G 23 @ DEN 10</text:p>
          </table:table-cell>
          <table:table-cell office:value-type="string">
            <text:p>2017-10-15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IND 22 @ TEN 36</text:p>
          </table:table-cell>
          <table:table-cell office:value-type="string">
            <text:p>2017-10-16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13 @ SD 21</text:p>
          </table:table-cell>
          <table:table-cell office:value-type="string">
            <text:p>2016-10-13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LA 28 @ DET 31</text:p>
          </table:table-cell>
          <table:table-cell office:value-type="string">
            <text:p>2016-10-1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SF 16 @ BUF 45</text:p>
          </table:table-cell>
          <table:table-cell office:value-type="string">
            <text:p>2016-10-16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JAC 17 @ CHI 16</text:p>
          </table:table-cell>
          <table:table-cell office:value-type="string">
            <text:p>2016-10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LE 26 @ TEN 28</text:p>
          </table:table-cell>
          <table:table-cell office:value-type="string">
            <text:p>2016-10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HI 20 @ WAS 27</text:p>
          </table:table-cell>
          <table:table-cell office:value-type="string">
            <text:p>2016-10-16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-3">
            <text:p>-3</text:p>
          </table:table-cell>
          <table:table-cell table:number-columns-repeated="8"/>
        </table:table-row>
        <table:table-row table:style-name="ro1">
          <table:table-cell office:value-type="string">
            <text:p>BAL 23 @ NYG 27</text:p>
          </table:table-cell>
          <table:table-cell office:value-type="string">
            <text:p>2016-10-16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AR 38 @ NO 41</text:p>
          </table:table-cell>
          <table:table-cell office:value-type="string">
            <text:p>2016-10-16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IT 15 @ MIA 30</text:p>
          </table:table-cell>
          <table:table-cell office:value-type="string">
            <text:p>2016-10-1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IN 17 @ NE 35</text:p>
          </table:table-cell>
          <table:table-cell office:value-type="string">
            <text:p>2016-10-16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KC 26 @ OAK 10</text:p>
          </table:table-cell>
          <table:table-cell office:value-type="string">
            <text:p>2016-10-1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-3">
            <text:p>-3</text:p>
          </table:table-cell>
          <table:table-cell table:number-columns-repeated="8"/>
        </table:table-row>
        <table:table-row table:style-name="ro1">
          <table:table-cell office:value-type="string">
            <text:p>ATL 24 @ SEA 26</text:p>
          </table:table-cell>
          <table:table-cell office:value-type="string">
            <text:p>2016-10-16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AL 30 @ GB 16</text:p>
          </table:table-cell>
          <table:table-cell office:value-type="string">
            <text:p>2016-10-1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ND 23 @ HOU 26</text:p>
          </table:table-cell>
          <table:table-cell office:value-type="string">
            <text:p>2016-10-16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-1">
            <text:p>-1</text:p>
          </table:table-cell>
          <table:table-cell table:number-columns-repeated="8"/>
        </table:table-row>
        <table:table-row table:style-name="ro1">
          <table:table-cell office:value-type="string">
            <text:p>NYJ 3 @ ARI 28</text:p>
          </table:table-cell>
          <table:table-cell office:value-type="string">
            <text:p>2016-10-17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TL 21 @ NO 31</text:p>
          </table:table-cell>
          <table:table-cell office:value-type="string">
            <text:p>2015-10-15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push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DEN 26 @ CLE 23</text:p>
          </table:table-cell>
          <table:table-cell office:value-type="string">
            <text:p>2015-10-18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CHI 34 @ DET 37</text:p>
          </table:table-cell>
          <table:table-cell office:value-type="string">
            <text:p>2015-10-1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HOU 31 @ JAC 20</text:p>
          </table:table-cell>
          <table:table-cell office:value-type="string">
            <text:p>2015-10-18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IN 34 @ BUF 21</text:p>
          </table:table-cell>
          <table:table-cell office:value-type="string">
            <text:p>2015-10-1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WAS 20 @ NYJ 34</text:p>
          </table:table-cell>
          <table:table-cell office:value-type="string">
            <text:p>2015-10-1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KC 10 @ MIN 16</text:p>
          </table:table-cell>
          <table:table-cell office:value-type="string">
            <text:p>2015-10-1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RI 13 @ PIT 25</text:p>
          </table:table-cell>
          <table:table-cell office:value-type="string">
            <text:p>2015-10-18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A 38 @ TEN 10</text:p>
          </table:table-cell>
          <table:table-cell office:value-type="string">
            <text:p>2015-10-1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AR 27 @ SEA 23</text:p>
          </table:table-cell>
          <table:table-cell office:value-type="string">
            <text:p>2015-10-18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BAL 20 @ SF 25</text:p>
          </table:table-cell>
          <table:table-cell office:value-type="string">
            <text:p>2015-10-1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D 20 @ GB 27</text:p>
          </table:table-cell>
          <table:table-cell office:value-type="string">
            <text:p>2015-10-18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34 @ IND 27</text:p>
          </table:table-cell>
          <table:table-cell office:value-type="string">
            <text:p>2015-10-18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YG 7 @ PHI 27</text:p>
          </table:table-cell>
          <table:table-cell office:value-type="string">
            <text:p>2015-10-19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3 @ HOU 28</text:p>
          </table:table-cell>
          <table:table-cell office:value-type="string">
            <text:p>2014-10-0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CHI 27 @ ATL 13</text:p>
          </table:table-cell>
          <table:table-cell office:value-type="string">
            <text:p>2014-10-12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JAC 14 @ TEN 16</text:p>
          </table:table-cell>
          <table:table-cell office:value-type="string">
            <text:p>2014-10-12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AL 48 @ TB 17</text:p>
          </table:table-cell>
          <table:table-cell office:value-type="string">
            <text:p>2014-10-1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DEN 31 @ NYJ 17</text:p>
          </table:table-cell>
          <table:table-cell office:value-type="string">
            <text:p>2014-10-12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T 17 @ MIN 3</text:p>
          </table:table-cell>
          <table:table-cell office:value-type="string">
            <text:p>2014-10-1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 37 @ BUF 22</text:p>
          </table:table-cell>
          <table:table-cell office:value-type="string">
            <text:p>2014-10-1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CAR 37 @ CIN 37</text:p>
          </table:table-cell>
          <table:table-cell office:value-type="string">
            <text:p>2014-10-1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IT 10 @ CLE 31</text:p>
          </table:table-cell>
          <table:table-cell office:value-type="string">
            <text:p>2014-10-12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B 27 @ MIA 24</text:p>
          </table:table-cell>
          <table:table-cell office:value-type="string">
            <text:p>2014-10-12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D 31 @ OAK 28</text:p>
          </table:table-cell>
          <table:table-cell office:value-type="string">
            <text:p>2014-10-1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DAL 30 @ SEA 23</text:p>
          </table:table-cell>
          <table:table-cell office:value-type="string">
            <text:p>2014-10-12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WAS 20 @ ARI 30</text:p>
          </table:table-cell>
          <table:table-cell office:value-type="string">
            <text:p>2014-10-1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G 0 @ PHI 27</text:p>
          </table:table-cell>
          <table:table-cell office:value-type="string">
            <text:p>2014-10-12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F 31 @ STL 17</text:p>
          </table:table-cell>
          <table:table-cell office:value-type="string">
            <text:p>2014-10-1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G 21 @ CHI 27</text:p>
          </table:table-cell>
          <table:table-cell office:value-type="string">
            <text:p>2013-10-1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GB 19 @ BAL 17</text:p>
          </table:table-cell>
          <table:table-cell office:value-type="string">
            <text:p>2013-10-13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HI 31 @ TB 20</text:p>
          </table:table-cell>
          <table:table-cell office:value-type="string">
            <text:p>2013-10-1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IT 19 @ NYJ 6</text:p>
          </table:table-cell>
          <table:table-cell office:value-type="string">
            <text:p>2013-10-13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AR 35 @ MIN 10</text:p>
          </table:table-cell>
          <table:table-cell office:value-type="string">
            <text:p>2013-10-1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OAK 7 @ KC 24</text:p>
          </table:table-cell>
          <table:table-cell office:value-type="string">
            <text:p>2013-10-1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TL 38 @ HOU 13</text:p>
          </table:table-cell>
          <table:table-cell office:value-type="string">
            <text:p>2013-10-1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IN 27 @ BUF 24</text:p>
          </table:table-cell>
          <table:table-cell office:value-type="string">
            <text:p>2013-10-1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T 31 @ CLE 17</text:p>
          </table:table-cell>
          <table:table-cell office:value-type="string">
            <text:p>2013-10-13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TEN 13 @ SEA 20</text:p>
          </table:table-cell>
          <table:table-cell office:value-type="string">
            <text:p>2013-10-1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AC 19 @ DEN 35</text:p>
          </table:table-cell>
          <table:table-cell office:value-type="string">
            <text:p>2013-10-13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O 27 @ NE 30</text:p>
          </table:table-cell>
          <table:table-cell office:value-type="string">
            <text:p>2013-10-13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ARI 20 @ SF 32</text:p>
          </table:table-cell>
          <table:table-cell office:value-type="string">
            <text:p>2013-10-13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WAS 16 @ DAL 31</text:p>
          </table:table-cell>
          <table:table-cell office:value-type="string">
            <text:p>2013-10-13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IND 9 @ SD 19</text:p>
          </table:table-cell>
          <table:table-cell office:value-type="string">
            <text:p>2013-10-14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IT 23 @ TEN 26</text:p>
          </table:table-cell>
          <table:table-cell office:value-type="string">
            <text:p>2012-10-11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DAL 29 @ BAL 31</text:p>
          </table:table-cell>
          <table:table-cell office:value-type="string">
            <text:p>2012-10-14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IN 24 @ CLE 34</text:p>
          </table:table-cell>
          <table:table-cell office:value-type="string">
            <text:p>2012-10-1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STL 14 @ MIA 17</text:p>
          </table:table-cell>
          <table:table-cell office:value-type="string">
            <text:p>2012-10-1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IND 9 @ NYJ 35</text:p>
          </table:table-cell>
          <table:table-cell office:value-type="string">
            <text:p>2012-10-1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OAK 20 @ ATL 23</text:p>
          </table:table-cell>
          <table:table-cell office:value-type="string">
            <text:p>2012-10-14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T 26 @ PHI 23</text:p>
          </table:table-cell>
          <table:table-cell office:value-type="string">
            <text:p>2012-10-14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C 10 @ TB 38</text:p>
          </table:table-cell>
          <table:table-cell office:value-type="string">
            <text:p>2012-10-14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BUF 19 @ ARI 16</text:p>
          </table:table-cell>
          <table:table-cell office:value-type="string">
            <text:p>2012-10-14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E 23 @ SEA 24</text:p>
          </table:table-cell>
          <table:table-cell office:value-type="string">
            <text:p>2012-10-14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G 26 @ SF 3</text:p>
          </table:table-cell>
          <table:table-cell office:value-type="string">
            <text:p>2012-10-14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IN 26 @ WAS 38</text:p>
          </table:table-cell>
          <table:table-cell office:value-type="string">
            <text:p>2012-10-1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GB 42 @ HOU 24</text:p>
          </table:table-cell>
          <table:table-cell office:value-type="string">
            <text:p>2012-10-14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DEN 35 @ SD 24</text:p>
          </table:table-cell>
          <table:table-cell office:value-type="string">
            <text:p>2012-10-1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TL 3 @ GB 24</text:p>
          </table:table-cell>
          <table:table-cell office:value-type="string">
            <text:p>2011-10-1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AC 13 @ PIT 17</text:p>
          </table:table-cell>
          <table:table-cell office:value-type="string">
            <text:p>2011-10-16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20 @ WAS 13</text:p>
          </table:table-cell>
          <table:table-cell office:value-type="string">
            <text:p>2011-10-1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F 25 @ DET 19</text:p>
          </table:table-cell>
          <table:table-cell office:value-type="string">
            <text:p>2011-10-1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AR 17 @ ATL 31</text:p>
          </table:table-cell>
          <table:table-cell office:value-type="string">
            <text:p>2011-10-16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17 @ CIN 27</text:p>
          </table:table-cell>
          <table:table-cell office:value-type="string">
            <text:p>2011-10-16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UF 24 @ NYG 27</text:p>
          </table:table-cell>
          <table:table-cell office:value-type="string">
            <text:p>2011-10-16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14 @ BAL 29</text:p>
          </table:table-cell>
          <table:table-cell office:value-type="string">
            <text:p>2011-10-1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LE 17 @ OAK 24</text:p>
          </table:table-cell>
          <table:table-cell office:value-type="string">
            <text:p>2011-10-1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L 16 @ NE 20</text:p>
          </table:table-cell>
          <table:table-cell office:value-type="string">
            <text:p>2011-10-16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O 20 @ TB 26</text:p>
          </table:table-cell>
          <table:table-cell office:value-type="string">
            <text:p>2011-10-16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MIN 10 @ CHI 39</text:p>
          </table:table-cell>
          <table:table-cell office:value-type="string">
            <text:p>2011-10-1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MIA 6 @ NYJ 24</text:p>
          </table:table-cell>
          <table:table-cell office:value-type="string">
            <text:p>2011-10-1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17 @ STL 20</text:p>
          </table:table-cell>
          <table:table-cell office:value-type="string">
            <text:p>2010-10-1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KC 31 @ HOU 35</text:p>
          </table:table-cell>
          <table:table-cell office:value-type="string">
            <text:p>2010-10-1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BAL 20 @ NE 23</text:p>
          </table:table-cell>
          <table:table-cell office:value-type="string">
            <text:p>2010-10-1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O 31 @ TB 6</text:p>
          </table:table-cell>
          <table:table-cell office:value-type="string">
            <text:p>2010-10-1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TL 17 @ PHI 31</text:p>
          </table:table-cell>
          <table:table-cell office:value-type="string">
            <text:p>2010-10-1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T 20 @ NYG 28</text:p>
          </table:table-cell>
          <table:table-cell office:value-type="string">
            <text:p>2010-10-1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EA 23 @ CHI 20</text:p>
          </table:table-cell>
          <table:table-cell office:value-type="string">
            <text:p>2010-10-17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A 23 @ GB 20</text:p>
          </table:table-cell>
          <table:table-cell office:value-type="string">
            <text:p>2010-10-17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LE 10 @ PIT 28</text:p>
          </table:table-cell>
          <table:table-cell office:value-type="string">
            <text:p>2010-10-17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YJ 24 @ DEN 20</text:p>
          </table:table-cell>
          <table:table-cell office:value-type="string">
            <text:p>2010-10-1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OAK 9 @ SF 17</text:p>
          </table:table-cell>
          <table:table-cell office:value-type="string">
            <text:p>2010-10-17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AL 21 @ MIN 24</text:p>
          </table:table-cell>
          <table:table-cell office:value-type="string">
            <text:p>2010-10-1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IND 27 @ WAS 24</text:p>
          </table:table-cell>
          <table:table-cell office:value-type="string">
            <text:p>2010-10-1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EN 30 @ JAC 3</text:p>
          </table:table-cell>
          <table:table-cell office:value-type="string">
            <text:p>2010-10-1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14 @ WAS 6</text:p>
          </table:table-cell>
          <table:table-cell office:value-type="string">
            <text:p>2009-10-18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HOU 28 @ CIN 17</text:p>
          </table:table-cell>
          <table:table-cell office:value-type="string">
            <text:p>2009-10-18</text:p>
          </table:table-cell>
          <table:table-cell office:value-type="float" office:value="45">
            <text:p>45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LE 14 @ PIT 27</text:p>
          </table:table-cell>
          <table:table-cell office:value-type="string">
            <text:p>2009-10-18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AL 31 @ MIN 33</text:p>
          </table:table-cell>
          <table:table-cell office:value-type="string">
            <text:p>2009-10-1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STL 20 @ JAC 23</text:p>
          </table:table-cell>
          <table:table-cell office:value-type="string">
            <text:p>2009-10-18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G 27 @ NO 48</text:p>
          </table:table-cell>
          <table:table-cell office:value-type="string">
            <text:p>2009-10-1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CAR 28 @ TB 21</text:p>
          </table:table-cell>
          <table:table-cell office:value-type="string">
            <text:p>2009-10-18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DET 0 @ GB 26</text:p>
          </table:table-cell>
          <table:table-cell office:value-type="string">
            <text:p>2009-10-1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HI 9 @ OAK 13</text:p>
          </table:table-cell>
          <table:table-cell office:value-type="string">
            <text:p>2009-10-18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RI 27 @ SEA 3</text:p>
          </table:table-cell>
          <table:table-cell office:value-type="string">
            <text:p>2009-10-1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16 @ NYJ 13</text:p>
          </table:table-cell>
          <table:table-cell office:value-type="string">
            <text:p>2009-10-18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EN 0 @ NE 59</text:p>
          </table:table-cell>
          <table:table-cell office:value-type="string">
            <text:p>2009-10-1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CHI 14 @ ATL 21</text:p>
          </table:table-cell>
          <table:table-cell office:value-type="string">
            <text:p>2009-10-1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EN 34 @ SD 23</text:p>
          </table:table-cell>
          <table:table-cell office:value-type="string">
            <text:p>2009-10-19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3 @ NO 34</text:p>
          </table:table-cell>
          <table:table-cell office:value-type="string">
            <text:p>2008-10-1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AL 3 @ IND 31</text:p>
          </table:table-cell>
          <table:table-cell office:value-type="string">
            <text:p>2008-10-12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IN 14 @ NYJ 26</text:p>
          </table:table-cell>
          <table:table-cell office:value-type="string">
            <text:p>2008-10-12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AR 3 @ TB 27</text:p>
          </table:table-cell>
          <table:table-cell office:value-type="string">
            <text:p>2008-10-12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ET 10 @ MIN 12</text:p>
          </table:table-cell>
          <table:table-cell office:value-type="string">
            <text:p>2008-10-1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HI 20 @ ATL 22</text:p>
          </table:table-cell>
          <table:table-cell office:value-type="string">
            <text:p>2008-10-1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IA 28 @ HOU 29</text:p>
          </table:table-cell>
          <table:table-cell office:value-type="string">
            <text:p>2008-10-12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TL 19 @ WAS 17</text:p>
          </table:table-cell>
          <table:table-cell office:value-type="string">
            <text:p>2008-10-1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AC 24 @ DEN 17</text:p>
          </table:table-cell>
          <table:table-cell office:value-type="string">
            <text:p>2008-10-12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I 40 @ SF 26</text:p>
          </table:table-cell>
          <table:table-cell office:value-type="string">
            <text:p>2008-10-1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DAL 24 @ ARI 30</text:p>
          </table:table-cell>
          <table:table-cell office:value-type="string">
            <text:p>2008-10-12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GB 27 @ SEA 17</text:p>
          </table:table-cell>
          <table:table-cell office:value-type="string">
            <text:p>2008-10-1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E 10 @ SD 30</text:p>
          </table:table-cell>
          <table:table-cell office:value-type="string">
            <text:p>2008-10-1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YG 14 @ CLE 35</text:p>
          </table:table-cell>
          <table:table-cell office:value-type="string">
            <text:p>2008-10-1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FL Week 6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IN 20 @ KC 27</text:p>
          </table:table-cell>
          <table:table-cell office:value-type="string">
            <text:p>2007-10-1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HOU 17 @ JAC 37</text:p>
          </table:table-cell>
          <table:table-cell office:value-type="string">
            <text:p>2007-10-14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MIA 31 @ CLE 41</text:p>
          </table:table-cell>
          <table:table-cell office:value-type="string">
            <text:p>2007-10-1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MIN 34 @ CHI 31</text:p>
          </table:table-cell>
          <table:table-cell office:value-type="string">
            <text:p>2007-10-14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PHI 16 @ NYJ 9</text:p>
          </table:table-cell>
          <table:table-cell office:value-type="string">
            <text:p>2007-10-14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TL 3 @ BAL 22</text:p>
          </table:table-cell>
          <table:table-cell office:value-type="string">
            <text:p>2007-10-14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EN 10 @ TB 13</text:p>
          </table:table-cell>
          <table:table-cell office:value-type="string">
            <text:p>2007-10-1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WAS 14 @ GB 17</text:p>
          </table:table-cell>
          <table:table-cell office:value-type="string">
            <text:p>2007-10-14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AR 25 @ ARI 10</text:p>
          </table:table-cell>
          <table:table-cell office:value-type="string">
            <text:p>2007-10-14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E 48 @ DAL 27</text:p>
          </table:table-cell>
          <table:table-cell office:value-type="string">
            <text:p>2007-10-14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OAK 14 @ SD 28</text:p>
          </table:table-cell>
          <table:table-cell office:value-type="string">
            <text:p>2007-10-14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O 28 @ SEA 17</text:p>
          </table:table-cell>
          <table:table-cell office:value-type="string">
            <text:p>2007-10-1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YG 31 @ ATL 10</text:p>
          </table:table-cell>
          <table:table-cell office:value-type="string">
            <text:p>2007-10-1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45 @ ARI 10</text:p>
          </table:table-cell>
          <table:table-cell office:value-type="string">
            <text:p>2018-10-18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TEN 19 @ LAC 20</text:p>
          </table:table-cell>
          <table:table-cell office:value-type="string">
            <text:p>2018-10-2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BUF 5 @ IND 37</text:p>
          </table:table-cell>
          <table:table-cell office:value-type="string">
            <text:p>2018-10-2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AR 21 @ PHI 17</text:p>
          </table:table-cell>
          <table:table-cell office:value-type="string">
            <text:p>2018-10-2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IN 10 @ KC 45</text:p>
          </table:table-cell>
          <table:table-cell office:value-type="string">
            <text:p>2018-10-21</text:p>
          </table:table-cell>
          <table:table-cell office:value-type="float" office:value="58.5">
            <text:p>58.5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LE 23 @ TB 26</text:p>
          </table:table-cell>
          <table:table-cell office:value-type="string">
            <text:p>2018-10-21</text:p>
          </table:table-cell>
          <table:table-cell office:value-type="float" office:value="49">
            <text:p>49</text:p>
          </table:table-cell>
          <table:table-cell office:value-type="string">
            <text:p>push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DET 32 @ MIA 21</text:p>
          </table:table-cell>
          <table:table-cell office:value-type="string">
            <text:p>2018-10-2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HOU 20 @ JAC 7</text:p>
          </table:table-cell>
          <table:table-cell office:value-type="string">
            <text:p>2018-10-2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N 37 @ NYJ 17</text:p>
          </table:table-cell>
          <table:table-cell office:value-type="string">
            <text:p>2018-10-2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E 38 @ CHI 31</text:p>
          </table:table-cell>
          <table:table-cell office:value-type="string">
            <text:p>2018-10-21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O 24 @ BAL 23</text:p>
          </table:table-cell>
          <table:table-cell office:value-type="string">
            <text:p>2018-10-21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AL 17 @ WAS 20</text:p>
          </table:table-cell>
          <table:table-cell office:value-type="string">
            <text:p>2018-10-2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AR 39 @ SF 10</text:p>
          </table:table-cell>
          <table:table-cell office:value-type="string">
            <text:p>2018-10-21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YG 20 @ ATL 23</text:p>
          </table:table-cell>
          <table:table-cell office:value-type="string">
            <text:p>2018-10-22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30 @ OAK 31</text:p>
          </table:table-cell>
          <table:table-cell office:value-type="string">
            <text:p>2017-10-19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JAC 27 @ IND 0</text:p>
          </table:table-cell>
          <table:table-cell office:value-type="string">
            <text:p>2017-10-22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RI 0 @ LAR 33</text:p>
          </table:table-cell>
          <table:table-cell office:value-type="string">
            <text:p>2017-10-2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B 27 @ BUF 30</text:p>
          </table:table-cell>
          <table:table-cell office:value-type="string">
            <text:p>2017-10-2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AL 16 @ MIN 24</text:p>
          </table:table-cell>
          <table:table-cell office:value-type="string">
            <text:p>2017-10-22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IN 14 @ PIT 29</text:p>
          </table:table-cell>
          <table:table-cell office:value-type="string">
            <text:p>2017-10-2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J 28 @ MIA 31</text:p>
          </table:table-cell>
          <table:table-cell office:value-type="string">
            <text:p>2017-10-22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CAR 3 @ CHI 17</text:p>
          </table:table-cell>
          <table:table-cell office:value-type="string">
            <text:p>2017-10-2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EN 12 @ CLE 9</text:p>
          </table:table-cell>
          <table:table-cell office:value-type="string">
            <text:p>2017-10-22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O 26 @ GB 17</text:p>
          </table:table-cell>
          <table:table-cell office:value-type="string">
            <text:p>2017-10-2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AL 40 @ SF 10</text:p>
          </table:table-cell>
          <table:table-cell office:value-type="string">
            <text:p>2017-10-22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N 0 @ LAC 21</text:p>
          </table:table-cell>
          <table:table-cell office:value-type="string">
            <text:p>2017-10-2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SEA 24 @ NYG 7</text:p>
          </table:table-cell>
          <table:table-cell office:value-type="string">
            <text:p>2017-10-22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TL 7 @ NE 23</text:p>
          </table:table-cell>
          <table:table-cell office:value-type="string">
            <text:p>2017-10-22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6.5">
            <text:p>56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WAS 24 @ PHI 34</text:p>
          </table:table-cell>
          <table:table-cell office:value-type="string">
            <text:p>2017-10-23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0 @ GB 26</text:p>
          </table:table-cell>
          <table:table-cell office:value-type="string">
            <text:p>2016-10-2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YG 17 @ LA 10</text:p>
          </table:table-cell>
          <table:table-cell office:value-type="string">
            <text:p>2016-10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WAS 17 @ DET 20</text:p>
          </table:table-cell>
          <table:table-cell office:value-type="string">
            <text:p>2016-10-23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N 10 @ PHI 21</text:p>
          </table:table-cell>
          <table:table-cell office:value-type="string">
            <text:p>2016-10-23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LE 17 @ CIN 31</text:p>
          </table:table-cell>
          <table:table-cell office:value-type="string">
            <text:p>2016-10-2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14 @ TEN 26</text:p>
          </table:table-cell>
          <table:table-cell office:value-type="string">
            <text:p>2016-10-23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AL 16 @ NYJ 24</text:p>
          </table:table-cell>
          <table:table-cell office:value-type="string">
            <text:p>2016-10-2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OAK 33 @ JAC 16</text:p>
          </table:table-cell>
          <table:table-cell office:value-type="string">
            <text:p>2016-10-23</text:p>
          </table:table-cell>
          <table:table-cell office:value-type="float" office:value="49">
            <text:p>49</text:p>
          </table:table-cell>
          <table:table-cell office:value-type="string">
            <text:p>push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O 21 @ KC 27</text:p>
          </table:table-cell>
          <table:table-cell office:value-type="string">
            <text:p>2016-10-23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BUF 25 @ MIA 28</text:p>
          </table:table-cell>
          <table:table-cell office:value-type="string">
            <text:p>2016-10-2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D 33 @ ATL 30</text:p>
          </table:table-cell>
          <table:table-cell office:value-type="string">
            <text:p>2016-10-23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TB 34 @ SF 17</text:p>
          </table:table-cell>
          <table:table-cell office:value-type="string">
            <text:p>2016-10-2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27 @ PIT 16</text:p>
          </table:table-cell>
          <table:table-cell office:value-type="string">
            <text:p>2016-10-23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EA 6 @ ARI 6</text:p>
          </table:table-cell>
          <table:table-cell office:value-type="string">
            <text:p>2016-10-2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HOU 9 @ DEN 27</text:p>
          </table:table-cell>
          <table:table-cell office:value-type="string">
            <text:p>2016-10-24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EA 20 @ SF 3</text:p>
          </table:table-cell>
          <table:table-cell office:value-type="string">
            <text:p>2015-10-2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BUF 31 @ JAC 34</text:p>
          </table:table-cell>
          <table:table-cell office:value-type="string">
            <text:p>2015-10-25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PIT 13 @ KC 23</text:p>
          </table:table-cell>
          <table:table-cell office:value-type="string">
            <text:p>2015-10-2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HOU 26 @ MIA 44</text:p>
          </table:table-cell>
          <table:table-cell office:value-type="string">
            <text:p>2015-10-25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ATL 10 @ TEN 7</text:p>
          </table:table-cell>
          <table:table-cell office:value-type="string">
            <text:p>2015-10-2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MIN 28 @ DET 19</text:p>
          </table:table-cell>
          <table:table-cell office:value-type="string">
            <text:p>2015-10-2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O 27 @ IND 21</text:p>
          </table:table-cell>
          <table:table-cell office:value-type="string">
            <text:p>2015-10-25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YJ 23 @ NE 30</text:p>
          </table:table-cell>
          <table:table-cell office:value-type="string">
            <text:p>2015-10-25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CLE 6 @ STL 24</text:p>
          </table:table-cell>
          <table:table-cell office:value-type="string">
            <text:p>2015-10-25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B 30 @ WAS 31</text:p>
          </table:table-cell>
          <table:table-cell office:value-type="string">
            <text:p>2015-10-2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OAK 37 @ SD 29</text:p>
          </table:table-cell>
          <table:table-cell office:value-type="string">
            <text:p>2015-10-2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DAL 20 @ NYG 27</text:p>
          </table:table-cell>
          <table:table-cell office:value-type="string">
            <text:p>2015-10-25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PHI 16 @ CAR 27</text:p>
          </table:table-cell>
          <table:table-cell office:value-type="string">
            <text:p>2015-10-2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AL 18 @ ARI 26</text:p>
          </table:table-cell>
          <table:table-cell office:value-type="string">
            <text:p>2015-10-26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25 @ NE 27</text:p>
          </table:table-cell>
          <table:table-cell office:value-type="string">
            <text:p>2014-10-16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ATL 7 @ BAL 29</text:p>
          </table:table-cell>
          <table:table-cell office:value-type="string">
            <text:p>2014-10-19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N 17 @ WAS 19</text:p>
          </table:table-cell>
          <table:table-cell office:value-type="string">
            <text:p>2014-10-1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EA 26 @ STL 28</text:p>
          </table:table-cell>
          <table:table-cell office:value-type="string">
            <text:p>2014-10-19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LE 6 @ JAC 24</text:p>
          </table:table-cell>
          <table:table-cell office:value-type="string">
            <text:p>2014-10-1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IN 0 @ IND 27</text:p>
          </table:table-cell>
          <table:table-cell office:value-type="string">
            <text:p>2014-10-19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N 16 @ BUF 17</text:p>
          </table:table-cell>
          <table:table-cell office:value-type="string">
            <text:p>2014-10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A 27 @ CHI 14</text:p>
          </table:table-cell>
          <table:table-cell office:value-type="string">
            <text:p>2014-10-19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O 23 @ DET 24</text:p>
          </table:table-cell>
          <table:table-cell office:value-type="string">
            <text:p>2014-10-19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AR 17 @ GB 38</text:p>
          </table:table-cell>
          <table:table-cell office:value-type="string">
            <text:p>2014-10-19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KC 23 @ SD 20</text:p>
          </table:table-cell>
          <table:table-cell office:value-type="string">
            <text:p>2014-10-1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RI 24 @ OAK 13</text:p>
          </table:table-cell>
          <table:table-cell office:value-type="string">
            <text:p>2014-10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G 21 @ DAL 31</text:p>
          </table:table-cell>
          <table:table-cell office:value-type="string">
            <text:p>2014-10-19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SF 17 @ DEN 42</text:p>
          </table:table-cell>
          <table:table-cell office:value-type="string">
            <text:p>2014-10-1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HOU 23 @ PIT 30</text:p>
          </table:table-cell>
          <table:table-cell office:value-type="string">
            <text:p>2014-10-2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EA 34 @ ARI 22</text:p>
          </table:table-cell>
          <table:table-cell office:value-type="string">
            <text:p>2013-10-17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TB 23 @ ATL 31</text:p>
          </table:table-cell>
          <table:table-cell office:value-type="string">
            <text:p>2013-10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HI 41 @ WAS 45</text:p>
          </table:table-cell>
          <table:table-cell office:value-type="string">
            <text:p>2013-10-20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DAL 17 @ PHI 3</text:p>
          </table:table-cell>
          <table:table-cell office:value-type="string">
            <text:p>2013-10-20</text:p>
          </table:table-cell>
          <table:table-cell office:value-type="float" office:value="56.5">
            <text:p>56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 27 @ NYJ 30</text:p>
          </table:table-cell>
          <table:table-cell office:value-type="string">
            <text:p>2013-10-2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UF 23 @ MIA 21</text:p>
          </table:table-cell>
          <table:table-cell office:value-type="string">
            <text:p>2013-10-2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TL 15 @ CAR 30</text:p>
          </table:table-cell>
          <table:table-cell office:value-type="string">
            <text:p>2013-10-2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IN 27 @ DET 24</text:p>
          </table:table-cell>
          <table:table-cell office:value-type="string">
            <text:p>2013-10-2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D 24 @ JAC 6</text:p>
          </table:table-cell>
          <table:table-cell office:value-type="string">
            <text:p>2013-10-2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OU 16 @ KC 17</text:p>
          </table:table-cell>
          <table:table-cell office:value-type="string">
            <text:p>2013-10-20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F 31 @ TEN 17</text:p>
          </table:table-cell>
          <table:table-cell office:value-type="string">
            <text:p>2013-10-20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BAL 16 @ PIT 19</text:p>
          </table:table-cell>
          <table:table-cell office:value-type="string">
            <text:p>2013-10-20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LE 13 @ GB 31</text:p>
          </table:table-cell>
          <table:table-cell office:value-type="string">
            <text:p>2013-10-20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N 33 @ IND 39</text:p>
          </table:table-cell>
          <table:table-cell office:value-type="string">
            <text:p>2013-10-20</text:p>
          </table:table-cell>
          <table:table-cell office:value-type="float" office:value="56.5">
            <text:p>56.5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MIN 7 @ NYG 23</text:p>
          </table:table-cell>
          <table:table-cell office:value-type="string">
            <text:p>2013-10-2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EA 6 @ SF 13</text:p>
          </table:table-cell>
          <table:table-cell office:value-type="string">
            <text:p>2012-10-18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DAL 19 @ CAR 14</text:p>
          </table:table-cell>
          <table:table-cell office:value-type="string">
            <text:p>2012-10-21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AL 13 @ HOU 43</text:p>
          </table:table-cell>
          <table:table-cell office:value-type="string">
            <text:p>2012-10-2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CLE 13 @ IND 17</text:p>
          </table:table-cell>
          <table:table-cell office:value-type="string">
            <text:p>2012-10-2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RI 14 @ MIN 21</text:p>
          </table:table-cell>
          <table:table-cell office:value-type="string">
            <text:p>2012-10-21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EN 35 @ BUF 34</text:p>
          </table:table-cell>
          <table:table-cell office:value-type="string">
            <text:p>2012-10-21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WAS 23 @ NYG 27</text:p>
          </table:table-cell>
          <table:table-cell office:value-type="string">
            <text:p>2012-10-21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O 35 @ TB 28</text:p>
          </table:table-cell>
          <table:table-cell office:value-type="string">
            <text:p>2012-10-21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GB 30 @ STL 20</text:p>
          </table:table-cell>
          <table:table-cell office:value-type="string">
            <text:p>2012-10-2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J 26 @ NE 29</text:p>
          </table:table-cell>
          <table:table-cell office:value-type="string">
            <text:p>2012-10-2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JAC 23 @ OAK 26</text:p>
          </table:table-cell>
          <table:table-cell office:value-type="string">
            <text:p>2012-10-2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PIT 24 @ CIN 17</text:p>
          </table:table-cell>
          <table:table-cell office:value-type="string">
            <text:p>2012-10-21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T 7 @ CHI 13</text:p>
          </table:table-cell>
          <table:table-cell office:value-type="string">
            <text:p>2012-10-2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24 @ TB 18</text:p>
          </table:table-cell>
          <table:table-cell office:value-type="string">
            <text:p>2011-10-2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WAS 20 @ CAR 33</text:p>
          </table:table-cell>
          <table:table-cell office:value-type="string">
            <text:p>2011-10-2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D 21 @ NYJ 27</text:p>
          </table:table-cell>
          <table:table-cell office:value-type="string">
            <text:p>2011-10-2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EA 3 @ CLE 6</text:p>
          </table:table-cell>
          <table:table-cell office:value-type="string">
            <text:p>2011-10-23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HOU 41 @ TEN 7</text:p>
          </table:table-cell>
          <table:table-cell office:value-type="string">
            <text:p>2011-10-23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N 18 @ MIA 15</text:p>
          </table:table-cell>
          <table:table-cell office:value-type="string">
            <text:p>2011-10-2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TL 23 @ DET 16</text:p>
          </table:table-cell>
          <table:table-cell office:value-type="string">
            <text:p>2011-10-23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C 28 @ OAK 0</text:p>
          </table:table-cell>
          <table:table-cell office:value-type="string">
            <text:p>2011-10-23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IT 32 @ ARI 20</text:p>
          </table:table-cell>
          <table:table-cell office:value-type="string">
            <text:p>2011-10-23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STL 7 @ DAL 34</text:p>
          </table:table-cell>
          <table:table-cell office:value-type="string">
            <text:p>2011-10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B 33 @ MIN 27</text:p>
          </table:table-cell>
          <table:table-cell office:value-type="string">
            <text:p>2011-10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IND 7 @ NO 62</text:p>
          </table:table-cell>
          <table:table-cell office:value-type="string">
            <text:p>2011-10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BAL 7 @ JAC 12</text:p>
          </table:table-cell>
          <table:table-cell office:value-type="string">
            <text:p>2011-10-24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IT 23 @ MIA 22</text:p>
          </table:table-cell>
          <table:table-cell office:value-type="string">
            <text:p>2010-10-2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IN 32 @ ATL 39</text:p>
          </table:table-cell>
          <table:table-cell office:value-type="string">
            <text:p>2010-10-2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JAC 20 @ KC 42</text:p>
          </table:table-cell>
          <table:table-cell office:value-type="string">
            <text:p>2010-10-24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PHI 19 @ TEN 37</text:p>
          </table:table-cell>
          <table:table-cell office:value-type="string">
            <text:p>2010-10-2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WAS 17 @ CHI 14</text:p>
          </table:table-cell>
          <table:table-cell office:value-type="string">
            <text:p>2010-10-24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LE 30 @ NO 17</text:p>
          </table:table-cell>
          <table:table-cell office:value-type="string">
            <text:p>2010-10-2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BUF 34 @ BAL 37</text:p>
          </table:table-cell>
          <table:table-cell office:value-type="string">
            <text:p>2010-10-24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SF 20 @ CAR 23</text:p>
          </table:table-cell>
          <table:table-cell office:value-type="string">
            <text:p>2010-10-24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TL 17 @ TB 18</text:p>
          </table:table-cell>
          <table:table-cell office:value-type="string">
            <text:p>2010-10-2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RI 10 @ SEA 22</text:p>
          </table:table-cell>
          <table:table-cell office:value-type="string">
            <text:p>2010-10-24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E 23 @ SD 20</text:p>
          </table:table-cell>
          <table:table-cell office:value-type="string">
            <text:p>2010-10-24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OAK 59 @ DEN 14</text:p>
          </table:table-cell>
          <table:table-cell office:value-type="string">
            <text:p>2010-10-24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MIN 24 @ GB 28</text:p>
          </table:table-cell>
          <table:table-cell office:value-type="string">
            <text:p>2010-10-24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YG 41 @ DAL 35</text:p>
          </table:table-cell>
          <table:table-cell office:value-type="string">
            <text:p>2010-10-2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37 @ KC 7</text:p>
          </table:table-cell>
          <table:table-cell office:value-type="string">
            <text:p>2009-10-25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IND 42 @ STL 6</text:p>
          </table:table-cell>
          <table:table-cell office:value-type="string">
            <text:p>2009-10-25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GB 31 @ CLE 3</text:p>
          </table:table-cell>
          <table:table-cell office:value-type="string">
            <text:p>2009-10-2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 17 @ PIT 27</text:p>
          </table:table-cell>
          <table:table-cell office:value-type="string">
            <text:p>2009-10-25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E 35 @ TB 7</text:p>
          </table:table-cell>
          <table:table-cell office:value-type="string">
            <text:p>2009-10-2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F 21 @ HOU 24</text:p>
          </table:table-cell>
          <table:table-cell office:value-type="string">
            <text:p>2009-10-2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YJ 38 @ OAK 0</text:p>
          </table:table-cell>
          <table:table-cell office:value-type="string">
            <text:p>2009-10-25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UF 20 @ CAR 9</text:p>
          </table:table-cell>
          <table:table-cell office:value-type="string">
            <text:p>2009-10-25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HI 10 @ CIN 45</text:p>
          </table:table-cell>
          <table:table-cell office:value-type="string">
            <text:p>2009-10-2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O 46 @ MIA 34</text:p>
          </table:table-cell>
          <table:table-cell office:value-type="string">
            <text:p>2009-10-25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ATL 21 @ DAL 37</text:p>
          </table:table-cell>
          <table:table-cell office:value-type="string">
            <text:p>2009-10-2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ARI 24 @ NYG 17</text:p>
          </table:table-cell>
          <table:table-cell office:value-type="string">
            <text:p>2009-10-2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I 27 @ WAS 17</text:p>
          </table:table-cell>
          <table:table-cell office:value-type="string">
            <text:p>2009-10-26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34 @ KC 10</text:p>
          </table:table-cell>
          <table:table-cell office:value-type="string">
            <text:p>2008-10-19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D 14 @ BUF 23</text:p>
          </table:table-cell>
          <table:table-cell office:value-type="string">
            <text:p>2008-10-1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IT 38 @ CIN 10</text:p>
          </table:table-cell>
          <table:table-cell office:value-type="string">
            <text:p>2008-10-19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BAL 27 @ MIA 13</text:p>
          </table:table-cell>
          <table:table-cell office:value-type="string">
            <text:p>2008-10-19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AL 14 @ STL 34</text:p>
          </table:table-cell>
          <table:table-cell office:value-type="string">
            <text:p>2008-10-19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MIN 41 @ CHI 48</text:p>
          </table:table-cell>
          <table:table-cell office:value-type="string">
            <text:p>2008-10-19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NO 7 @ CAR 30</text:p>
          </table:table-cell>
          <table:table-cell office:value-type="string">
            <text:p>2008-10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F 17 @ NYG 29</text:p>
          </table:table-cell>
          <table:table-cell office:value-type="string">
            <text:p>2008-10-1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T 21 @ HOU 28</text:p>
          </table:table-cell>
          <table:table-cell office:value-type="string">
            <text:p>2008-10-1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YJ 13 @ OAK 16</text:p>
          </table:table-cell>
          <table:table-cell office:value-type="string">
            <text:p>2008-10-19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LE 11 @ WAS 14</text:p>
          </table:table-cell>
          <table:table-cell office:value-type="string">
            <text:p>2008-10-19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IND 14 @ GB 34</text:p>
          </table:table-cell>
          <table:table-cell office:value-type="string">
            <text:p>2008-10-19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EA 10 @ TB 20</text:p>
          </table:table-cell>
          <table:table-cell office:value-type="string">
            <text:p>2008-10-19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EN 7 @ NE 41</text:p>
          </table:table-cell>
          <table:table-cell office:value-type="string">
            <text:p>2008-10-20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7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RI 19 @ WAS 21</text:p>
          </table:table-cell>
          <table:table-cell office:value-type="string">
            <text:p>2007-10-21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TL 16 @ NO 22</text:p>
          </table:table-cell>
          <table:table-cell office:value-type="string">
            <text:p>2007-10-21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AL 14 @ BUF 19</text:p>
          </table:table-cell>
          <table:table-cell office:value-type="string">
            <text:p>2007-10-21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33.5">
            <text:p>3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E 49 @ MIA 28</text:p>
          </table:table-cell>
          <table:table-cell office:value-type="string">
            <text:p>2007-10-21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SF 15 @ NYG 33</text:p>
          </table:table-cell>
          <table:table-cell office:value-type="string">
            <text:p>2007-10-2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TB 16 @ DET 23</text:p>
          </table:table-cell>
          <table:table-cell office:value-type="string">
            <text:p>2007-10-2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TEN 38 @ HOU 36</text:p>
          </table:table-cell>
          <table:table-cell office:value-type="string">
            <text:p>2007-10-21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KC 12 @ OAK 10</text:p>
          </table:table-cell>
          <table:table-cell office:value-type="string">
            <text:p>2007-10-21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YJ 31 @ CIN 38</text:p>
          </table:table-cell>
          <table:table-cell office:value-type="string">
            <text:p>2007-10-21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MIN 14 @ DAL 24</text:p>
          </table:table-cell>
          <table:table-cell office:value-type="string">
            <text:p>2007-10-2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HI 19 @ PHI 16</text:p>
          </table:table-cell>
          <table:table-cell office:value-type="string">
            <text:p>2007-10-2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TL 6 @ SEA 33</text:p>
          </table:table-cell>
          <table:table-cell office:value-type="string">
            <text:p>2007-10-21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PIT 28 @ DEN 31</text:p>
          </table:table-cell>
          <table:table-cell office:value-type="string">
            <text:p>2007-10-21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IND 29 @ JAC 7</text:p>
          </table:table-cell>
          <table:table-cell office:value-type="string">
            <text:p>2007-10-2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23 @ HOU 42</text:p>
          </table:table-cell>
          <table:table-cell office:value-type="string">
            <text:p>2018-10-2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PHI 24 @ JAC 18</text:p>
          </table:table-cell>
          <table:table-cell office:value-type="string">
            <text:p>2018-10-28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AL 21 @ CAR 36</text:p>
          </table:table-cell>
          <table:table-cell office:value-type="string">
            <text:p>2018-10-2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LE 18 @ PIT 33</text:p>
          </table:table-cell>
          <table:table-cell office:value-type="string">
            <text:p>2018-10-28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N 23 @ KC 30</text:p>
          </table:table-cell>
          <table:table-cell office:value-type="string">
            <text:p>2018-10-28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push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YJ 10 @ CHI 24</text:p>
          </table:table-cell>
          <table:table-cell office:value-type="string">
            <text:p>2018-10-2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EA 28 @ DET 14</text:p>
          </table:table-cell>
          <table:table-cell office:value-type="string">
            <text:p>2018-10-28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TB 34 @ CIN 37</text:p>
          </table:table-cell>
          <table:table-cell office:value-type="string">
            <text:p>2018-10-28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WAS 20 @ NYG 13</text:p>
          </table:table-cell>
          <table:table-cell office:value-type="string">
            <text:p>2018-10-2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IND 42 @ OAK 28</text:p>
          </table:table-cell>
          <table:table-cell office:value-type="string">
            <text:p>2018-10-28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GB 27 @ LAR 29</text:p>
          </table:table-cell>
          <table:table-cell office:value-type="string">
            <text:p>2018-10-28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SF 15 @ ARI 18</text:p>
          </table:table-cell>
          <table:table-cell office:value-type="string">
            <text:p>2018-10-28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O 30 @ MIN 20</text:p>
          </table:table-cell>
          <table:table-cell office:value-type="string">
            <text:p>2018-10-28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E 25 @ BUF 6</text:p>
          </table:table-cell>
          <table:table-cell office:value-type="string">
            <text:p>2018-10-29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0 @ BAL 40</text:p>
          </table:table-cell>
          <table:table-cell office:value-type="string">
            <text:p>2017-10-26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MIN 33 @ CLE 16</text:p>
          </table:table-cell>
          <table:table-cell office:value-type="string">
            <text:p>2017-10-29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LAC 13 @ NE 21</text:p>
          </table:table-cell>
          <table:table-cell office:value-type="string">
            <text:p>2017-10-29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HI 12 @ NO 20</text:p>
          </table:table-cell>
          <table:table-cell office:value-type="string">
            <text:p>2017-10-29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TL 25 @ NYJ 20</text:p>
          </table:table-cell>
          <table:table-cell office:value-type="string">
            <text:p>2017-10-2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F 10 @ PHI 33</text:p>
          </table:table-cell>
          <table:table-cell office:value-type="string">
            <text:p>2017-10-29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R 17 @ TB 3</text:p>
          </table:table-cell>
          <table:table-cell office:value-type="string">
            <text:p>2017-10-2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AK 14 @ BUF 34</text:p>
          </table:table-cell>
          <table:table-cell office:value-type="string">
            <text:p>2017-10-2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23 @ CIN 24</text:p>
          </table:table-cell>
          <table:table-cell office:value-type="string">
            <text:p>2017-10-29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HOU 38 @ SEA 41</text:p>
          </table:table-cell>
          <table:table-cell office:value-type="string">
            <text:p>2017-10-29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DAL 33 @ WAS 19</text:p>
          </table:table-cell>
          <table:table-cell office:value-type="string">
            <text:p>2017-10-29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PIT 20 @ DET 15</text:p>
          </table:table-cell>
          <table:table-cell office:value-type="string">
            <text:p>2017-10-2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EN 19 @ KC 29</text:p>
          </table:table-cell>
          <table:table-cell office:value-type="string">
            <text:p>2017-10-3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JAC 22 @ TEN 36</text:p>
          </table:table-cell>
          <table:table-cell office:value-type="string">
            <text:p>2016-10-27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WAS 27 @ CIN 27</text:p>
          </table:table-cell>
          <table:table-cell office:value-type="string">
            <text:p>2016-10-30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J 31 @ CLE 28</text:p>
          </table:table-cell>
          <table:table-cell office:value-type="string">
            <text:p>2016-10-3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SEA 20 @ NO 25</text:p>
          </table:table-cell>
          <table:table-cell office:value-type="string">
            <text:p>2016-10-3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E 41 @ BUF 25</text:p>
          </table:table-cell>
          <table:table-cell office:value-type="string">
            <text:p>2016-10-30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GB 32 @ ATL 33</text:p>
          </table:table-cell>
          <table:table-cell office:value-type="string">
            <text:p>2016-10-30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OAK 30 @ TB 24</text:p>
          </table:table-cell>
          <table:table-cell office:value-type="string">
            <text:p>2016-10-30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KC 30 @ IND 14</text:p>
          </table:table-cell>
          <table:table-cell office:value-type="string">
            <text:p>2016-10-30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T 13 @ HOU 20</text:p>
          </table:table-cell>
          <table:table-cell office:value-type="string">
            <text:p>2016-10-3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D 19 @ DEN 27</text:p>
          </table:table-cell>
          <table:table-cell office:value-type="string">
            <text:p>2016-10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ARI 20 @ CAR 30</text:p>
          </table:table-cell>
          <table:table-cell office:value-type="string">
            <text:p>2016-10-30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PHI 23 @ DAL 29</text:p>
          </table:table-cell>
          <table:table-cell office:value-type="string">
            <text:p>2016-10-3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MIN 10 @ CHI 20</text:p>
          </table:table-cell>
          <table:table-cell office:value-type="string">
            <text:p>2016-10-31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7 @ NE 36</text:p>
          </table:table-cell>
          <table:table-cell office:value-type="string">
            <text:p>2015-10-29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T 10 @ KC 45</text:p>
          </table:table-cell>
          <table:table-cell office:value-type="string">
            <text:p>2015-11-01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MIN 23 @ CHI 20</text:p>
          </table:table-cell>
          <table:table-cell office:value-type="string">
            <text:p>2015-11-0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RI 34 @ CLE 20</text:p>
          </table:table-cell>
          <table:table-cell office:value-type="string">
            <text:p>2015-11-01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D 26 @ BAL 29</text:p>
          </table:table-cell>
          <table:table-cell office:value-type="string">
            <text:p>2015-11-01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YG 49 @ NO 52</text:p>
          </table:table-cell>
          <table:table-cell office:value-type="string">
            <text:p>2015-11-01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TEN 6 @ HOU 20</text:p>
          </table:table-cell>
          <table:table-cell office:value-type="string">
            <text:p>2015-11-0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IN 16 @ PIT 10</text:p>
          </table:table-cell>
          <table:table-cell office:value-type="string">
            <text:p>2015-11-01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F 6 @ STL 27</text:p>
          </table:table-cell>
          <table:table-cell office:value-type="string">
            <text:p>2015-11-01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B 23 @ ATL 20</text:p>
          </table:table-cell>
          <table:table-cell office:value-type="string">
            <text:p>2015-11-0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YJ 20 @ OAK 34</text:p>
          </table:table-cell>
          <table:table-cell office:value-type="string">
            <text:p>2015-11-0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EA 13 @ DAL 12</text:p>
          </table:table-cell>
          <table:table-cell office:value-type="string">
            <text:p>2015-11-0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GB 10 @ DEN 29</text:p>
          </table:table-cell>
          <table:table-cell office:value-type="string">
            <text:p>2015-11-0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IND 26 @ CAR 29</text:p>
          </table:table-cell>
          <table:table-cell office:value-type="string">
            <text:p>2015-11-0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21 @ DEN 35</text:p>
          </table:table-cell>
          <table:table-cell office:value-type="string">
            <text:p>2014-10-23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DET 22 @ ATL 21</text:p>
          </table:table-cell>
          <table:table-cell office:value-type="string">
            <text:p>2014-10-2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TL 7 @ KC 34</text:p>
          </table:table-cell>
          <table:table-cell office:value-type="string">
            <text:p>2014-10-2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HOU 30 @ TEN 16</text:p>
          </table:table-cell>
          <table:table-cell office:value-type="string">
            <text:p>2014-10-2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MIN 19 @ TB 13</text:p>
          </table:table-cell>
          <table:table-cell office:value-type="string">
            <text:p>2014-10-26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EA 13 @ CAR 9</text:p>
          </table:table-cell>
          <table:table-cell office:value-type="string">
            <text:p>2014-10-26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AL 24 @ CIN 27</text:p>
          </table:table-cell>
          <table:table-cell office:value-type="string">
            <text:p>2014-10-26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A 27 @ JAC 13</text:p>
          </table:table-cell>
          <table:table-cell office:value-type="string">
            <text:p>2014-10-2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23 @ NE 51</text:p>
          </table:table-cell>
          <table:table-cell office:value-type="string">
            <text:p>2014-10-26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BUF 43 @ NYJ 23</text:p>
          </table:table-cell>
          <table:table-cell office:value-type="string">
            <text:p>2014-10-26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PHI 20 @ ARI 24</text:p>
          </table:table-cell>
          <table:table-cell office:value-type="string">
            <text:p>2014-10-2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OAK 13 @ CLE 23</text:p>
          </table:table-cell>
          <table:table-cell office:value-type="string">
            <text:p>2014-10-2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IND 34 @ PIT 51</text:p>
          </table:table-cell>
          <table:table-cell office:value-type="string">
            <text:p>2014-10-26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string">
            <text:p>GB 23 @ NO 44</text:p>
          </table:table-cell>
          <table:table-cell office:value-type="string">
            <text:p>2014-10-26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WAS 20 @ DAL 17</text:p>
          </table:table-cell>
          <table:table-cell office:value-type="string">
            <text:p>2014-10-27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31 @ TB 13</text:p>
          </table:table-cell>
          <table:table-cell office:value-type="string">
            <text:p>2013-10-24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F 42 @ JAC 10</text:p>
          </table:table-cell>
          <table:table-cell office:value-type="string">
            <text:p>2013-10-2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LE 17 @ KC 23</text:p>
          </table:table-cell>
          <table:table-cell office:value-type="string">
            <text:p>2013-10-27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MIA 17 @ NE 27</text:p>
          </table:table-cell>
          <table:table-cell office:value-type="string">
            <text:p>2013-10-27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UF 17 @ NO 35</text:p>
          </table:table-cell>
          <table:table-cell office:value-type="string">
            <text:p>2013-10-27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DAL 30 @ DET 31</text:p>
          </table:table-cell>
          <table:table-cell office:value-type="string">
            <text:p>2013-10-27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YG 15 @ PHI 7</text:p>
          </table:table-cell>
          <table:table-cell office:value-type="string">
            <text:p>2013-10-27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YJ 9 @ CIN 49</text:p>
          </table:table-cell>
          <table:table-cell office:value-type="string">
            <text:p>2013-10-2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PIT 18 @ OAK 21</text:p>
          </table:table-cell>
          <table:table-cell office:value-type="string">
            <text:p>2013-10-27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TL 13 @ ARI 27</text:p>
          </table:table-cell>
          <table:table-cell office:value-type="string">
            <text:p>2013-10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WAS 21 @ DEN 45</text:p>
          </table:table-cell>
          <table:table-cell office:value-type="string">
            <text:p>2013-10-27</text:p>
          </table:table-cell>
          <table:table-cell office:value-type="float" office:value="56.5">
            <text:p>56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GB 44 @ MIN 31</text:p>
          </table:table-cell>
          <table:table-cell office:value-type="string">
            <text:p>2013-10-27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SEA 14 @ STL 9</text:p>
          </table:table-cell>
          <table:table-cell office:value-type="string">
            <text:p>2013-10-2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B 36 @ MIN 17</text:p>
          </table:table-cell>
          <table:table-cell office:value-type="string">
            <text:p>2012-10-25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D 6 @ CLE 7</text:p>
          </table:table-cell>
          <table:table-cell office:value-type="string">
            <text:p>2012-10-2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SEA 24 @ DET 28</text:p>
          </table:table-cell>
          <table:table-cell office:value-type="string">
            <text:p>2012-10-2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JAC 15 @ GB 24</text:p>
          </table:table-cell>
          <table:table-cell office:value-type="string">
            <text:p>2012-10-2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A 30 @ NYJ 9</text:p>
          </table:table-cell>
          <table:table-cell office:value-type="string">
            <text:p>2012-10-28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R 22 @ CHI 23</text:p>
          </table:table-cell>
          <table:table-cell office:value-type="string">
            <text:p>2012-10-2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ATL 30 @ PHI 17</text:p>
          </table:table-cell>
          <table:table-cell office:value-type="string">
            <text:p>2012-10-28</text:p>
          </table:table-cell>
          <table:table-cell office:value-type="float" office:value="47">
            <text:p>47</text:p>
          </table:table-cell>
          <table:table-cell office:value-type="string">
            <text:p>push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IND 19 @ TEN 13</text:p>
          </table:table-cell>
          <table:table-cell office:value-type="string">
            <text:p>2012-10-28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E 45 @ STL 7</text:p>
          </table:table-cell>
          <table:table-cell office:value-type="string">
            <text:p>2012-10-2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WAS 12 @ PIT 27</text:p>
          </table:table-cell>
          <table:table-cell office:value-type="string">
            <text:p>2012-10-2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OAK 26 @ KC 16</text:p>
          </table:table-cell>
          <table:table-cell office:value-type="string">
            <text:p>2012-10-28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YG 29 @ DAL 24</text:p>
          </table:table-cell>
          <table:table-cell office:value-type="string">
            <text:p>2012-10-2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O 14 @ DEN 34</text:p>
          </table:table-cell>
          <table:table-cell office:value-type="string">
            <text:p>2012-10-28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F 24 @ ARI 3</text:p>
          </table:table-cell>
          <table:table-cell office:value-type="string">
            <text:p>2012-10-29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10 @ TEN 27</text:p>
          </table:table-cell>
          <table:table-cell office:value-type="string">
            <text:p>2011-10-3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JAC 14 @ HOU 24</text:p>
          </table:table-cell>
          <table:table-cell office:value-type="string">
            <text:p>2011-10-3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.5">
            <text:p>4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N 24 @ CAR 21</text:p>
          </table:table-cell>
          <table:table-cell office:value-type="string">
            <text:p>2011-10-3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O 21 @ STL 31</text:p>
          </table:table-cell>
          <table:table-cell office:value-type="string">
            <text:p>2011-10-30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ARI 27 @ BAL 30</text:p>
          </table:table-cell>
          <table:table-cell office:value-type="string">
            <text:p>2011-10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MIA 17 @ NYG 20</text:p>
          </table:table-cell>
          <table:table-cell office:value-type="string">
            <text:p>2011-10-3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AS 0 @ BUF 23</text:p>
          </table:table-cell>
          <table:table-cell office:value-type="string">
            <text:p>2011-10-30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T 45 @ DEN 10</text:p>
          </table:table-cell>
          <table:table-cell office:value-type="string">
            <text:p>2011-10-3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E 17 @ PIT 25</text:p>
          </table:table-cell>
          <table:table-cell office:value-type="string">
            <text:p>2011-10-30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LE 10 @ SF 20</text:p>
          </table:table-cell>
          <table:table-cell office:value-type="string">
            <text:p>2011-10-30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IN 34 @ SEA 12</text:p>
          </table:table-cell>
          <table:table-cell office:value-type="string">
            <text:p>2011-10-30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AL 7 @ PHI 34</text:p>
          </table:table-cell>
          <table:table-cell office:value-type="string">
            <text:p>2011-10-30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D 20 @ KC 23</text:p>
          </table:table-cell>
          <table:table-cell office:value-type="string">
            <text:p>2011-10-3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16 @ SF 24</text:p>
          </table:table-cell>
          <table:table-cell office:value-type="string">
            <text:p>2010-10-3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JAC 35 @ DAL 17</text:p>
          </table:table-cell>
          <table:table-cell office:value-type="string">
            <text:p>2010-10-3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WAS 25 @ DET 37</text:p>
          </table:table-cell>
          <table:table-cell office:value-type="string">
            <text:p>2010-10-3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GB 9 @ NYJ 0</text:p>
          </table:table-cell>
          <table:table-cell office:value-type="string">
            <text:p>2010-10-3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CAR 10 @ STL 20</text:p>
          </table:table-cell>
          <table:table-cell office:value-type="string">
            <text:p>2010-10-31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A 22 @ CIN 14</text:p>
          </table:table-cell>
          <table:table-cell office:value-type="string">
            <text:p>2010-10-3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F 10 @ KC 13</text:p>
          </table:table-cell>
          <table:table-cell office:value-type="string">
            <text:p>2010-10-3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N 25 @ SD 33</text:p>
          </table:table-cell>
          <table:table-cell office:value-type="string">
            <text:p>2010-10-3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TB 38 @ ARI 35</text:p>
          </table:table-cell>
          <table:table-cell office:value-type="string">
            <text:p>2010-10-3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SEA 3 @ OAK 33</text:p>
          </table:table-cell>
          <table:table-cell office:value-type="string">
            <text:p>2010-10-3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IN 18 @ NE 28</text:p>
          </table:table-cell>
          <table:table-cell office:value-type="string">
            <text:p>2010-10-3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PIT 10 @ NO 20</text:p>
          </table:table-cell>
          <table:table-cell office:value-type="string">
            <text:p>2010-10-3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OU 17 @ IND 30</text:p>
          </table:table-cell>
          <table:table-cell office:value-type="string">
            <text:p>2010-11-0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7 @ BAL 30</text:p>
          </table:table-cell>
          <table:table-cell office:value-type="string">
            <text:p>2009-11-0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LE 6 @ CHI 30</text:p>
          </table:table-cell>
          <table:table-cell office:value-type="string">
            <text:p>2009-11-0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HOU 31 @ BUF 10</text:p>
          </table:table-cell>
          <table:table-cell office:value-type="string">
            <text:p>2009-11-01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F 14 @ IND 18</text:p>
          </table:table-cell>
          <table:table-cell office:value-type="string">
            <text:p>2009-11-0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A 30 @ NYJ 25</text:p>
          </table:table-cell>
          <table:table-cell office:value-type="string">
            <text:p>2009-11-0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TL 17 @ DET 10</text:p>
          </table:table-cell>
          <table:table-cell office:value-type="string">
            <text:p>2009-11-0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EA 17 @ DAL 38</text:p>
          </table:table-cell>
          <table:table-cell office:value-type="string">
            <text:p>2009-11-01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YG 17 @ PHI 40</text:p>
          </table:table-cell>
          <table:table-cell office:value-type="string">
            <text:p>2009-11-01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OAK 16 @ SD 24</text:p>
          </table:table-cell>
          <table:table-cell office:value-type="string">
            <text:p>2009-11-01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JAC 13 @ TEN 30</text:p>
          </table:table-cell>
          <table:table-cell office:value-type="string">
            <text:p>2009-11-0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N 38 @ GB 26</text:p>
          </table:table-cell>
          <table:table-cell office:value-type="string">
            <text:p>2009-11-01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CAR 34 @ ARI 21</text:p>
          </table:table-cell>
          <table:table-cell office:value-type="string">
            <text:p>2009-11-0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TL 27 @ NO 35</text:p>
          </table:table-cell>
          <table:table-cell office:value-type="string">
            <text:p>2009-11-02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5.5">
            <text:p>55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10 @ BAL 29</text:p>
          </table:table-cell>
          <table:table-cell office:value-type="string">
            <text:p>2008-10-26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D 32 @ NO 37</text:p>
          </table:table-cell>
          <table:table-cell office:value-type="string">
            <text:p>2008-10-26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KC 24 @ NYJ 28</text:p>
          </table:table-cell>
          <table:table-cell office:value-type="string">
            <text:p>2008-10-26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BUF 16 @ MIA 25</text:p>
          </table:table-cell>
          <table:table-cell office:value-type="string">
            <text:p>2008-10-26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9 @ DAL 13</text:p>
          </table:table-cell>
          <table:table-cell office:value-type="string">
            <text:p>2008-10-26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ATL 14 @ PHI 27</text:p>
          </table:table-cell>
          <table:table-cell office:value-type="string">
            <text:p>2008-10-2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TL 16 @ NE 23</text:p>
          </table:table-cell>
          <table:table-cell office:value-type="string">
            <text:p>2008-10-2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RI 23 @ CAR 27</text:p>
          </table:table-cell>
          <table:table-cell office:value-type="string">
            <text:p>2008-10-2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WAS 25 @ DET 17</text:p>
          </table:table-cell>
          <table:table-cell office:value-type="string">
            <text:p>2008-10-2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LE 23 @ JAC 17</text:p>
          </table:table-cell>
          <table:table-cell office:value-type="string">
            <text:p>2008-10-26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IN 6 @ HOU 35</text:p>
          </table:table-cell>
          <table:table-cell office:value-type="string">
            <text:p>2008-10-2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YG 21 @ PIT 14</text:p>
          </table:table-cell>
          <table:table-cell office:value-type="string">
            <text:p>2008-10-2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EA 34 @ SF 13</text:p>
          </table:table-cell>
          <table:table-cell office:value-type="string">
            <text:p>2008-10-26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IND 21 @ TEN 31</text:p>
          </table:table-cell>
          <table:table-cell office:value-type="string">
            <text:p>2008-10-27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FL Week 8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27 @ STL 20</text:p>
          </table:table-cell>
          <table:table-cell office:value-type="string">
            <text:p>2007-10-2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ET 16 @ CHI 7</text:p>
          </table:table-cell>
          <table:table-cell office:value-type="string">
            <text:p>2007-10-2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ND 31 @ CAR 7</text:p>
          </table:table-cell>
          <table:table-cell office:value-type="string">
            <text:p>2007-10-28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YG 13 @ MIA 10</text:p>
          </table:table-cell>
          <table:table-cell office:value-type="string">
            <text:p>2007-10-2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HI 23 @ MIN 16</text:p>
          </table:table-cell>
          <table:table-cell office:value-type="string">
            <text:p>2007-10-28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PIT 24 @ CIN 13</text:p>
          </table:table-cell>
          <table:table-cell office:value-type="string">
            <text:p>2007-10-28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OAK 9 @ TEN 13</text:p>
          </table:table-cell>
          <table:table-cell office:value-type="string">
            <text:p>2007-10-28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F 13 @ NYJ 3</text:p>
          </table:table-cell>
          <table:table-cell office:value-type="string">
            <text:p>2007-10-28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HOU 10 @ SD 35</text:p>
          </table:table-cell>
          <table:table-cell office:value-type="string">
            <text:p>2007-10-28</text:p>
          </table:table-cell>
          <table:table-cell office:value-type="float" office:value="45">
            <text:p>45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JAC 24 @ TB 23</text:p>
          </table:table-cell>
          <table:table-cell office:value-type="string">
            <text:p>2007-10-28</text:p>
          </table:table-cell>
          <table:table-cell office:value-type="float" office:value="33">
            <text:p>33</text:p>
          </table:table-cell>
          <table:table-cell office:value-type="string">
            <text:p>over</text:p>
          </table:table-cell>
          <table:table-cell office:value-type="float" office:value="32.5">
            <text:p>32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O 31 @ SF 10</text:p>
          </table:table-cell>
          <table:table-cell office:value-type="string">
            <text:p>2007-10-28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AS 7 @ NE 52</text:p>
          </table:table-cell>
          <table:table-cell office:value-type="string">
            <text:p>2007-10-28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GB 19 @ DEN 13</text:p>
          </table:table-cell>
          <table:table-cell office:value-type="string">
            <text:p>2007-10-2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3 @ SF 34</text:p>
          </table:table-cell>
          <table:table-cell office:value-type="string">
            <text:p>2018-11-0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HI 41 @ BUF 9</text:p>
          </table:table-cell>
          <table:table-cell office:value-type="string">
            <text:p>2018-11-04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PIT 23 @ BAL 16</text:p>
          </table:table-cell>
          <table:table-cell office:value-type="string">
            <text:p>2018-11-0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TL 38 @ WAS 14</text:p>
          </table:table-cell>
          <table:table-cell office:value-type="string">
            <text:p>2018-11-04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DET 9 @ MIN 24</text:p>
          </table:table-cell>
          <table:table-cell office:value-type="string">
            <text:p>2018-11-04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C 37 @ CLE 21</text:p>
          </table:table-cell>
          <table:table-cell office:value-type="string">
            <text:p>2018-11-04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YJ 6 @ MIA 13</text:p>
          </table:table-cell>
          <table:table-cell office:value-type="string">
            <text:p>2018-11-0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B 28 @ CAR 42</text:p>
          </table:table-cell>
          <table:table-cell office:value-type="string">
            <text:p>2018-11-04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5.5">
            <text:p>55.5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HOU 19 @ DEN 17</text:p>
          </table:table-cell>
          <table:table-cell office:value-type="string">
            <text:p>2018-11-04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AC 25 @ SEA 17</text:p>
          </table:table-cell>
          <table:table-cell office:value-type="string">
            <text:p>2018-11-04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LAR 35 @ NO 45</text:p>
          </table:table-cell>
          <table:table-cell office:value-type="string">
            <text:p>2018-11-04</text:p>
          </table:table-cell>
          <table:table-cell office:value-type="float" office:value="60">
            <text:p>60</text:p>
          </table:table-cell>
          <table:table-cell office:value-type="string">
            <text:p>over</text:p>
          </table:table-cell>
          <table:table-cell office:value-type="float" office:value="57.5">
            <text:p>57.5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GB 17 @ NE 31</text:p>
          </table:table-cell>
          <table:table-cell office:value-type="string">
            <text:p>2018-11-04</text:p>
          </table:table-cell>
          <table:table-cell office:value-type="float" office:value="57.5">
            <text:p>57.5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TEN 28 @ DAL 14</text:p>
          </table:table-cell>
          <table:table-cell office:value-type="string">
            <text:p>2018-11-05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UF 21 @ NYJ 34</text:p>
          </table:table-cell>
          <table:table-cell office:value-type="string">
            <text:p>2017-11-0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IND 20 @ HOU 14</text:p>
          </table:table-cell>
          <table:table-cell office:value-type="string">
            <text:p>2017-11-0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TL 17 @ CAR 20</text:p>
          </table:table-cell>
          <table:table-cell office:value-type="string">
            <text:p>2017-11-0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AL 20 @ TEN 23</text:p>
          </table:table-cell>
          <table:table-cell office:value-type="string">
            <text:p>2017-11-05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TB 10 @ NO 30</text:p>
          </table:table-cell>
          <table:table-cell office:value-type="string">
            <text:p>2017-11-05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IN 7 @ JAC 23</text:p>
          </table:table-cell>
          <table:table-cell office:value-type="string">
            <text:p>2017-11-05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AR 51 @ NYG 17</text:p>
          </table:table-cell>
          <table:table-cell office:value-type="string">
            <text:p>2017-11-05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DEN 23 @ PHI 51</text:p>
          </table:table-cell>
          <table:table-cell office:value-type="string">
            <text:p>2017-11-05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WAS 17 @ SEA 14</text:p>
          </table:table-cell>
          <table:table-cell office:value-type="string">
            <text:p>2017-11-05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ARI 20 @ SF 10</text:p>
          </table:table-cell>
          <table:table-cell office:value-type="string">
            <text:p>2017-11-05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KC 17 @ DAL 28</text:p>
          </table:table-cell>
          <table:table-cell office:value-type="string">
            <text:p>2017-11-05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OAK 27 @ MIA 24</text:p>
          </table:table-cell>
          <table:table-cell office:value-type="string">
            <text:p>2017-11-05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T 30 @ GB 17</text:p>
          </table:table-cell>
          <table:table-cell office:value-type="string">
            <text:p>2017-11-0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TL 43 @ TB 28</text:p>
          </table:table-cell>
          <table:table-cell office:value-type="string">
            <text:p>2016-11-03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DAL 35 @ CLE 10</text:p>
          </table:table-cell>
          <table:table-cell office:value-type="string">
            <text:p>2016-11-0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PIT 14 @ BAL 21</text:p>
          </table:table-cell>
          <table:table-cell office:value-type="string">
            <text:p>2016-11-0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HI 23 @ NYG 28</text:p>
          </table:table-cell>
          <table:table-cell office:value-type="string">
            <text:p>2016-11-0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T 22 @ MIN 16</text:p>
          </table:table-cell>
          <table:table-cell office:value-type="string">
            <text:p>2016-11-06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YJ 23 @ MIA 27</text:p>
          </table:table-cell>
          <table:table-cell office:value-type="string">
            <text:p>2016-11-0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JAC 14 @ KC 19</text:p>
          </table:table-cell>
          <table:table-cell office:value-type="string">
            <text:p>2016-11-0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O 41 @ SF 23</text:p>
          </table:table-cell>
          <table:table-cell office:value-type="string">
            <text:p>2016-11-06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CAR 13 @ LA 10</text:p>
          </table:table-cell>
          <table:table-cell office:value-type="string">
            <text:p>2016-11-06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N 35 @ SD 43</text:p>
          </table:table-cell>
          <table:table-cell office:value-type="string">
            <text:p>2016-11-06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IND 31 @ GB 26</text:p>
          </table:table-cell>
          <table:table-cell office:value-type="string">
            <text:p>2016-11-06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DEN 20 @ OAK 30</text:p>
          </table:table-cell>
          <table:table-cell office:value-type="string">
            <text:p>2016-11-06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BUF 25 @ SEA 31</text:p>
          </table:table-cell>
          <table:table-cell office:value-type="string">
            <text:p>2016-11-0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10 @ CIN 31</text:p>
          </table:table-cell>
          <table:table-cell office:value-type="string">
            <text:p>2015-11-05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OAK 35 @ PIT 38</text:p>
          </table:table-cell>
          <table:table-cell office:value-type="string">
            <text:p>2015-11-0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GB 29 @ CAR 37</text:p>
          </table:table-cell>
          <table:table-cell office:value-type="string">
            <text:p>2015-11-0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WAS 10 @ NE 27</text:p>
          </table:table-cell>
          <table:table-cell office:value-type="string">
            <text:p>2015-11-08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EN 34 @ NO 28</text:p>
          </table:table-cell>
          <table:table-cell office:value-type="string">
            <text:p>2015-11-0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JAC 23 @ NYJ 28</text:p>
          </table:table-cell>
          <table:table-cell office:value-type="string">
            <text:p>2015-11-0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TL 18 @ MIN 21</text:p>
          </table:table-cell>
          <table:table-cell office:value-type="string">
            <text:p>2015-11-0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A 17 @ BUF 33</text:p>
          </table:table-cell>
          <table:table-cell office:value-type="string">
            <text:p>2015-11-0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TL 16 @ SF 17</text:p>
          </table:table-cell>
          <table:table-cell office:value-type="string">
            <text:p>2015-11-0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G 32 @ TB 18</text:p>
          </table:table-cell>
          <table:table-cell office:value-type="string">
            <text:p>2015-11-0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N 24 @ IND 27</text:p>
          </table:table-cell>
          <table:table-cell office:value-type="string">
            <text:p>2015-11-0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HI 33 @ DAL 27</text:p>
          </table:table-cell>
          <table:table-cell office:value-type="string">
            <text:p>2015-11-0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HI 22 @ SD 19</text:p>
          </table:table-cell>
          <table:table-cell office:value-type="string">
            <text:p>2015-11-09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28 @ CAR 10</text:p>
          </table:table-cell>
          <table:table-cell office:value-type="string">
            <text:p>2014-10-30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17 @ CLE 22</text:p>
          </table:table-cell>
          <table:table-cell office:value-type="string">
            <text:p>2014-11-02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RI 28 @ DAL 17</text:p>
          </table:table-cell>
          <table:table-cell office:value-type="string">
            <text:p>2014-11-02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push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PHI 31 @ HOU 21</text:p>
          </table:table-cell>
          <table:table-cell office:value-type="string">
            <text:p>2014-11-02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YJ 10 @ KC 24</text:p>
          </table:table-cell>
          <table:table-cell office:value-type="string">
            <text:p>2014-11-0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AC 23 @ CIN 33</text:p>
          </table:table-cell>
          <table:table-cell office:value-type="string">
            <text:p>2014-11-0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SD 0 @ MIA 37</text:p>
          </table:table-cell>
          <table:table-cell office:value-type="string">
            <text:p>2014-11-0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AS 26 @ MIN 29</text:p>
          </table:table-cell>
          <table:table-cell office:value-type="string">
            <text:p>2014-11-0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TL 13 @ SF 10</text:p>
          </table:table-cell>
          <table:table-cell office:value-type="string">
            <text:p>2014-11-02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N 21 @ NE 43</text:p>
          </table:table-cell>
          <table:table-cell office:value-type="string">
            <text:p>2014-11-02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OAK 24 @ SEA 30</text:p>
          </table:table-cell>
          <table:table-cell office:value-type="string">
            <text:p>2014-11-02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BAL 23 @ PIT 43</text:p>
          </table:table-cell>
          <table:table-cell office:value-type="string">
            <text:p>2014-11-02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IND 40 @ NYG 24</text:p>
          </table:table-cell>
          <table:table-cell office:value-type="string">
            <text:p>2014-11-03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IN 20 @ MIA 22</text:p>
          </table:table-cell>
          <table:table-cell office:value-type="string">
            <text:p>2013-10-31</text:p>
          </table:table-cell>
          <table:table-cell office:value-type="float" office:value="42">
            <text:p>42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TL 10 @ CAR 34</text:p>
          </table:table-cell>
          <table:table-cell office:value-type="string">
            <text:p>2013-11-0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MIN 23 @ DAL 27</text:p>
          </table:table-cell>
          <table:table-cell office:value-type="string">
            <text:p>2013-11-0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O 20 @ NYJ 26</text:p>
          </table:table-cell>
          <table:table-cell office:value-type="string">
            <text:p>2013-11-0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TEN 28 @ STL 21</text:p>
          </table:table-cell>
          <table:table-cell office:value-type="string">
            <text:p>2013-11-0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C 23 @ BUF 13</text:p>
          </table:table-cell>
          <table:table-cell office:value-type="string">
            <text:p>2013-11-0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D 24 @ WAS 30</text:p>
          </table:table-cell>
          <table:table-cell office:value-type="string">
            <text:p>2013-11-03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PHI 49 @ OAK 20</text:p>
          </table:table-cell>
          <table:table-cell office:value-type="string">
            <text:p>2013-11-0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TB 24 @ SEA 27</text:p>
          </table:table-cell>
          <table:table-cell office:value-type="string">
            <text:p>2013-11-03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BAL 18 @ CLE 24</text:p>
          </table:table-cell>
          <table:table-cell office:value-type="string">
            <text:p>2013-11-0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PIT 31 @ NE 55</text:p>
          </table:table-cell>
          <table:table-cell office:value-type="string">
            <text:p>2013-11-0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IND 27 @ HOU 24</text:p>
          </table:table-cell>
          <table:table-cell office:value-type="string">
            <text:p>2013-11-0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HI 27 @ GB 20</text:p>
          </table:table-cell>
          <table:table-cell office:value-type="string">
            <text:p>2013-11-04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13 @ SD 31</text:p>
          </table:table-cell>
          <table:table-cell office:value-type="string">
            <text:p>2012-11-01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AL 25 @ CLE 15</text:p>
          </table:table-cell>
          <table:table-cell office:value-type="string">
            <text:p>2012-11-04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RI 17 @ GB 31</text:p>
          </table:table-cell>
          <table:table-cell office:value-type="string">
            <text:p>2012-11-04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BUF 9 @ HOU 21</text:p>
          </table:table-cell>
          <table:table-cell office:value-type="string">
            <text:p>2012-11-04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A 20 @ IND 23</text:p>
          </table:table-cell>
          <table:table-cell office:value-type="string">
            <text:p>2012-11-04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N 31 @ CIN 23</text:p>
          </table:table-cell>
          <table:table-cell office:value-type="string">
            <text:p>2012-11-04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DET 31 @ JAC 14</text:p>
          </table:table-cell>
          <table:table-cell office:value-type="string">
            <text:p>2012-11-0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AR 21 @ WAS 13</text:p>
          </table:table-cell>
          <table:table-cell office:value-type="string">
            <text:p>2012-11-04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HI 50 @ TEN 20</text:p>
          </table:table-cell>
          <table:table-cell office:value-type="string">
            <text:p>2012-11-0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TB 42 @ OAK 32</text:p>
          </table:table-cell>
          <table:table-cell office:value-type="string">
            <text:p>2012-11-04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MIN 20 @ SEA 30</text:p>
          </table:table-cell>
          <table:table-cell office:value-type="string">
            <text:p>2012-11-04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PIT 24 @ NYG 20</text:p>
          </table:table-cell>
          <table:table-cell office:value-type="string">
            <text:p>2012-11-04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AL 13 @ ATL 19</text:p>
          </table:table-cell>
          <table:table-cell office:value-type="string">
            <text:p>2012-11-0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HI 13 @ NO 28</text:p>
          </table:table-cell>
          <table:table-cell office:value-type="string">
            <text:p>2012-11-05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TL 31 @ IND 7</text:p>
          </table:table-cell>
          <table:table-cell office:value-type="string">
            <text:p>2011-11-0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16 @ NO 27</text:p>
          </table:table-cell>
          <table:table-cell office:value-type="string">
            <text:p>2011-11-06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LE 12 @ HOU 30</text:p>
          </table:table-cell>
          <table:table-cell office:value-type="string">
            <text:p>2011-11-06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YJ 27 @ BUF 11</text:p>
          </table:table-cell>
          <table:table-cell office:value-type="string">
            <text:p>2011-11-0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A 31 @ KC 3</text:p>
          </table:table-cell>
          <table:table-cell office:value-type="string">
            <text:p>2011-11-06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F 19 @ WAS 11</text:p>
          </table:table-cell>
          <table:table-cell office:value-type="string">
            <text:p>2011-11-06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13 @ DAL 23</text:p>
          </table:table-cell>
          <table:table-cell office:value-type="string">
            <text:p>2011-11-06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EN 38 @ OAK 24</text:p>
          </table:table-cell>
          <table:table-cell office:value-type="string">
            <text:p>2011-11-06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CIN 24 @ TEN 17</text:p>
          </table:table-cell>
          <table:table-cell office:value-type="string">
            <text:p>2011-11-06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TL 13 @ ARI 19</text:p>
          </table:table-cell>
          <table:table-cell office:value-type="string">
            <text:p>2011-11-0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YG 24 @ NE 20</text:p>
          </table:table-cell>
          <table:table-cell office:value-type="string">
            <text:p>2011-11-06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B 45 @ SD 38</text:p>
          </table:table-cell>
          <table:table-cell office:value-type="string">
            <text:p>2011-11-06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string">
            <text:p>BAL 23 @ PIT 20</text:p>
          </table:table-cell>
          <table:table-cell office:value-type="string">
            <text:p>2011-11-06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HI 30 @ PHI 24</text:p>
          </table:table-cell>
          <table:table-cell office:value-type="string">
            <text:p>2011-11-0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22 @ BUF 19</text:p>
          </table:table-cell>
          <table:table-cell office:value-type="string">
            <text:p>2010-11-0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D 29 @ HOU 23</text:p>
          </table:table-cell>
          <table:table-cell office:value-type="string">
            <text:p>2010-11-07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O 34 @ CAR 3</text:p>
          </table:table-cell>
          <table:table-cell office:value-type="string">
            <text:p>2010-11-0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RI 24 @ MIN 27</text:p>
          </table:table-cell>
          <table:table-cell office:value-type="string">
            <text:p>2010-11-0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B 21 @ ATL 27</text:p>
          </table:table-cell>
          <table:table-cell office:value-type="string">
            <text:p>2010-11-07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YJ 23 @ DET 20</text:p>
          </table:table-cell>
          <table:table-cell office:value-type="string">
            <text:p>2010-11-07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A 10 @ BAL 26</text:p>
          </table:table-cell>
          <table:table-cell office:value-type="string">
            <text:p>2010-11-0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 14 @ CLE 34</text:p>
          </table:table-cell>
          <table:table-cell office:value-type="string">
            <text:p>2010-11-0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YG 41 @ SEA 7</text:p>
          </table:table-cell>
          <table:table-cell office:value-type="string">
            <text:p>2010-11-0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KC 20 @ OAK 23</text:p>
          </table:table-cell>
          <table:table-cell office:value-type="string">
            <text:p>2010-11-0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IND 24 @ PHI 26</text:p>
          </table:table-cell>
          <table:table-cell office:value-type="string">
            <text:p>2010-11-0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AL 7 @ GB 45</text:p>
          </table:table-cell>
          <table:table-cell office:value-type="string">
            <text:p>2010-11-07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PIT 27 @ CIN 21</text:p>
          </table:table-cell>
          <table:table-cell office:value-type="string">
            <text:p>2010-11-0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21 @ JAC 24</text:p>
          </table:table-cell>
          <table:table-cell office:value-type="string">
            <text:p>2009-11-08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BAL 7 @ CIN 17</text:p>
          </table:table-cell>
          <table:table-cell office:value-type="string">
            <text:p>2009-11-0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HOU 17 @ IND 20</text:p>
          </table:table-cell>
          <table:table-cell office:value-type="string">
            <text:p>2009-11-0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AS 17 @ ATL 31</text:p>
          </table:table-cell>
          <table:table-cell office:value-type="string">
            <text:p>2009-11-08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GB 28 @ TB 38</text:p>
          </table:table-cell>
          <table:table-cell office:value-type="string">
            <text:p>2009-11-0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RI 41 @ CHI 21</text:p>
          </table:table-cell>
          <table:table-cell office:value-type="string">
            <text:p>2009-11-0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MIA 17 @ NE 27</text:p>
          </table:table-cell>
          <table:table-cell office:value-type="string">
            <text:p>2009-11-08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AR 20 @ NO 30</text:p>
          </table:table-cell>
          <table:table-cell office:value-type="string">
            <text:p>2009-11-08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T 20 @ SEA 32</text:p>
          </table:table-cell>
          <table:table-cell office:value-type="string">
            <text:p>2009-11-0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TEN 34 @ SF 27</text:p>
          </table:table-cell>
          <table:table-cell office:value-type="string">
            <text:p>2009-11-08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SD 21 @ NYG 20</text:p>
          </table:table-cell>
          <table:table-cell office:value-type="string">
            <text:p>2009-11-0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L 20 @ PHI 16</text:p>
          </table:table-cell>
          <table:table-cell office:value-type="string">
            <text:p>2009-11-0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IT 28 @ DEN 10</text:p>
          </table:table-cell>
          <table:table-cell office:value-type="string">
            <text:p>2009-11-0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21 @ MIN 28</text:p>
          </table:table-cell>
          <table:table-cell office:value-type="string">
            <text:p>2008-11-0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JAC 19 @ CIN 21</text:p>
          </table:table-cell>
          <table:table-cell office:value-type="string">
            <text:p>2008-11-02</text:p>
          </table:table-cell>
          <table:table-cell office:value-type="float" office:value="40">
            <text:p>40</text:p>
          </table:table-cell>
          <table:table-cell office:value-type="string">
            <text:p>push</text:p>
          </table:table-cell>
          <table:table-cell office:value-type="float" office:value="40">
            <text:p>40</text:p>
          </table:table-cell>
          <table:table-cell office:value-type="string">
            <text:p>push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TB 30 @ KC 27</text:p>
          </table:table-cell>
          <table:table-cell office:value-type="string">
            <text:p>2008-11-02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AL 37 @ CLE 27</text:p>
          </table:table-cell>
          <table:table-cell office:value-type="string">
            <text:p>2008-11-02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YJ 26 @ BUF 17</text:p>
          </table:table-cell>
          <table:table-cell office:value-type="string">
            <text:p>2008-11-0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RI 34 @ STL 13</text:p>
          </table:table-cell>
          <table:table-cell office:value-type="string">
            <text:p>2008-11-02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ET 23 @ CHI 27</text:p>
          </table:table-cell>
          <table:table-cell office:value-type="string">
            <text:p>2008-11-02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GB 16 @ TEN 19</text:p>
          </table:table-cell>
          <table:table-cell office:value-type="string">
            <text:p>2008-11-0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IA 26 @ DEN 17</text:p>
          </table:table-cell>
          <table:table-cell office:value-type="string">
            <text:p>2008-11-0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TL 24 @ OAK 0</text:p>
          </table:table-cell>
          <table:table-cell office:value-type="string">
            <text:p>2008-11-0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L 14 @ NYG 35</text:p>
          </table:table-cell>
          <table:table-cell office:value-type="string">
            <text:p>2008-11-0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PHI 26 @ SEA 7</text:p>
          </table:table-cell>
          <table:table-cell office:value-type="string">
            <text:p>2008-11-0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E 15 @ IND 18</text:p>
          </table:table-cell>
          <table:table-cell office:value-type="string">
            <text:p>2008-11-0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23 @ WAS 6</text:p>
          </table:table-cell>
          <table:table-cell office:value-type="string">
            <text:p>2008-11-03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FL Week 9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23 @ NYJ 20</text:p>
          </table:table-cell>
          <table:table-cell office:value-type="string">
            <text:p>2007-11-04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33 @ KC 22</text:p>
          </table:table-cell>
          <table:table-cell office:value-type="string">
            <text:p>2007-11-04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RI 10 @ TB 17</text:p>
          </table:table-cell>
          <table:table-cell office:value-type="string">
            <text:p>2007-11-04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CAR 7 @ TEN 20</text:p>
          </table:table-cell>
          <table:table-cell office:value-type="string">
            <text:p>2007-11-04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F 16 @ ATL 20</text:p>
          </table:table-cell>
          <table:table-cell office:value-type="string">
            <text:p>2007-11-04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EN 7 @ DET 44</text:p>
          </table:table-cell>
          <table:table-cell office:value-type="string">
            <text:p>2007-11-04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IN 21 @ BUF 33</text:p>
          </table:table-cell>
          <table:table-cell office:value-type="string">
            <text:p>2007-11-0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D 17 @ MIN 35</text:p>
          </table:table-cell>
          <table:table-cell office:value-type="string">
            <text:p>2007-11-04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JAC 24 @ NO 41</text:p>
          </table:table-cell>
          <table:table-cell office:value-type="string">
            <text:p>2007-11-0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EA 30 @ CLE 33</text:p>
          </table:table-cell>
          <table:table-cell office:value-type="string">
            <text:p>2007-11-04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NE 24 @ IND 20</text:p>
          </table:table-cell>
          <table:table-cell office:value-type="string">
            <text:p>2007-11-04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HOU 24 @ OAK 17</text:p>
          </table:table-cell>
          <table:table-cell office:value-type="string">
            <text:p>2007-11-04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L 38 @ PHI 17</text:p>
          </table:table-cell>
          <table:table-cell office:value-type="string">
            <text:p>2007-11-04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BAL 7 @ PIT 38</text:p>
          </table:table-cell>
          <table:table-cell office:value-type="string">
            <text:p>2007-11-05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21 @ PIT 52</text:p>
          </table:table-cell>
          <table:table-cell office:value-type="string">
            <text:p>2018-11-08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ARI 14 @ KC 26</text:p>
          </table:table-cell>
          <table:table-cell office:value-type="string">
            <text:p>2018-11-11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UF 41 @ NYJ 10</text:p>
          </table:table-cell>
          <table:table-cell office:value-type="string">
            <text:p>2018-11-11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JAC 26 @ IND 29</text:p>
          </table:table-cell>
          <table:table-cell office:value-type="string">
            <text:p>2018-11-11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E 10 @ TEN 34</text:p>
          </table:table-cell>
          <table:table-cell office:value-type="string">
            <text:p>2018-11-1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O 51 @ CIN 14</text:p>
          </table:table-cell>
          <table:table-cell office:value-type="string">
            <text:p>2018-11-11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WAS 16 @ TB 3</text:p>
          </table:table-cell>
          <table:table-cell office:value-type="string">
            <text:p>2018-11-11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ATL 16 @ CLE 28</text:p>
          </table:table-cell>
          <table:table-cell office:value-type="string">
            <text:p>2018-11-11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T 22 @ CHI 34</text:p>
          </table:table-cell>
          <table:table-cell office:value-type="string">
            <text:p>2018-11-1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MIA 12 @ GB 31</text:p>
          </table:table-cell>
          <table:table-cell office:value-type="string">
            <text:p>2018-11-1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LAC 20 @ OAK 6</text:p>
          </table:table-cell>
          <table:table-cell office:value-type="string">
            <text:p>2018-11-11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EA 31 @ LAR 36</text:p>
          </table:table-cell>
          <table:table-cell office:value-type="string">
            <text:p>2018-11-11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DAL 27 @ PHI 20</text:p>
          </table:table-cell>
          <table:table-cell office:value-type="string">
            <text:p>2018-11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G 27 @ SF 23</text:p>
          </table:table-cell>
          <table:table-cell office:value-type="string">
            <text:p>2018-11-12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EA 22 @ ARI 16</text:p>
          </table:table-cell>
          <table:table-cell office:value-type="string">
            <text:p>2017-11-09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AC 17 @ JAC 20</text:p>
          </table:table-cell>
          <table:table-cell office:value-type="string">
            <text:p>2017-11-1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10 @ TB 15</text:p>
          </table:table-cell>
          <table:table-cell office:value-type="string">
            <text:p>2017-11-12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NO 47 @ BUF 10</text:p>
          </table:table-cell>
          <table:table-cell office:value-type="string">
            <text:p>2017-11-12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MIN 38 @ WAS 30</text:p>
          </table:table-cell>
          <table:table-cell office:value-type="string">
            <text:p>2017-11-1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CIN 20 @ TEN 24</text:p>
          </table:table-cell>
          <table:table-cell office:value-type="string">
            <text:p>2017-11-12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B 23 @ CHI 16</text:p>
          </table:table-cell>
          <table:table-cell office:value-type="string">
            <text:p>2017-11-12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LE 24 @ DET 38</text:p>
          </table:table-cell>
          <table:table-cell office:value-type="string">
            <text:p>2017-11-12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PIT 20 @ IND 17</text:p>
          </table:table-cell>
          <table:table-cell office:value-type="string">
            <text:p>2017-11-1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OU 7 @ LAR 33</text:p>
          </table:table-cell>
          <table:table-cell office:value-type="string">
            <text:p>2017-11-1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AL 7 @ ATL 27</text:p>
          </table:table-cell>
          <table:table-cell office:value-type="string">
            <text:p>2017-11-12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YG 21 @ SF 31</text:p>
          </table:table-cell>
          <table:table-cell office:value-type="string">
            <text:p>2017-11-1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E 41 @ DEN 16</text:p>
          </table:table-cell>
          <table:table-cell office:value-type="string">
            <text:p>2017-11-12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MIA 21 @ CAR 45</text:p>
          </table:table-cell>
          <table:table-cell office:value-type="string">
            <text:p>2017-11-1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7 @ BAL 28</text:p>
          </table:table-cell>
          <table:table-cell office:value-type="string">
            <text:p>2016-11-1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OU 24 @ JAC 21</text:p>
          </table:table-cell>
          <table:table-cell office:value-type="string">
            <text:p>2016-11-1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KC 20 @ CAR 17</text:p>
          </table:table-cell>
          <table:table-cell office:value-type="string">
            <text:p>2016-11-1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LA 9 @ NYJ 6</text:p>
          </table:table-cell>
          <table:table-cell office:value-type="string">
            <text:p>2016-11-13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ATL 15 @ PHI 24</text:p>
          </table:table-cell>
          <table:table-cell office:value-type="string">
            <text:p>2016-11-13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GB 25 @ TEN 47</text:p>
          </table:table-cell>
          <table:table-cell office:value-type="string">
            <text:p>2016-11-13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MIN 20 @ WAS 26</text:p>
          </table:table-cell>
          <table:table-cell office:value-type="string">
            <text:p>2016-11-13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HI 10 @ TB 36</text:p>
          </table:table-cell>
          <table:table-cell office:value-type="string">
            <text:p>2016-11-1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N 25 @ NO 23</text:p>
          </table:table-cell>
          <table:table-cell office:value-type="string">
            <text:p>2016-11-13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MIA 31 @ SD 24</text:p>
          </table:table-cell>
          <table:table-cell office:value-type="string">
            <text:p>2016-11-1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F 20 @ ARI 23</text:p>
          </table:table-cell>
          <table:table-cell office:value-type="string">
            <text:p>2016-11-13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AL 35 @ PIT 30</text:p>
          </table:table-cell>
          <table:table-cell office:value-type="string">
            <text:p>2016-11-13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EA 31 @ NE 24</text:p>
          </table:table-cell>
          <table:table-cell office:value-type="string">
            <text:p>2016-11-13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IN 20 @ NYG 21</text:p>
          </table:table-cell>
          <table:table-cell office:value-type="string">
            <text:p>2016-11-1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UF 22 @ NYJ 17</text:p>
          </table:table-cell>
          <table:table-cell office:value-type="string">
            <text:p>2015-11-1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ET 18 @ GB 16</text:p>
          </table:table-cell>
          <table:table-cell office:value-type="string">
            <text:p>2015-11-1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JAC 22 @ BAL 20</text:p>
          </table:table-cell>
          <table:table-cell office:value-type="string">
            <text:p>2015-11-15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HI 37 @ STL 13</text:p>
          </table:table-cell>
          <table:table-cell office:value-type="string">
            <text:p>2015-11-15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LE 9 @ PIT 30</text:p>
          </table:table-cell>
          <table:table-cell office:value-type="string">
            <text:p>2015-11-15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R 27 @ TEN 10</text:p>
          </table:table-cell>
          <table:table-cell office:value-type="string">
            <text:p>2015-11-15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 14 @ WAS 47</text:p>
          </table:table-cell>
          <table:table-cell office:value-type="string">
            <text:p>2015-11-15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DAL 6 @ TB 10</text:p>
          </table:table-cell>
          <table:table-cell office:value-type="string">
            <text:p>2015-11-1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MIA 20 @ PHI 19</text:p>
          </table:table-cell>
          <table:table-cell office:value-type="string">
            <text:p>2015-11-1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N 30 @ OAK 14</text:p>
          </table:table-cell>
          <table:table-cell office:value-type="string">
            <text:p>2015-11-15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KC 29 @ DEN 13</text:p>
          </table:table-cell>
          <table:table-cell office:value-type="string">
            <text:p>2015-11-15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E 27 @ NYG 26</text:p>
          </table:table-cell>
          <table:table-cell office:value-type="string">
            <text:p>2015-11-15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RI 39 @ SEA 32</text:p>
          </table:table-cell>
          <table:table-cell office:value-type="string">
            <text:p>2015-11-15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HOU 10 @ CIN 6</text:p>
          </table:table-cell>
          <table:table-cell office:value-type="string">
            <text:p>2015-11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24 @ CIN 3</text:p>
          </table:table-cell>
          <table:table-cell office:value-type="string">
            <text:p>2014-11-0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C 17 @ BUF 13</text:p>
          </table:table-cell>
          <table:table-cell office:value-type="string">
            <text:p>2014-11-0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A 16 @ DET 20</text:p>
          </table:table-cell>
          <table:table-cell office:value-type="string">
            <text:p>2014-11-0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AL 31 @ JAC 17</text:p>
          </table:table-cell>
          <table:table-cell office:value-type="string">
            <text:p>2014-11-0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F 27 @ NO 24</text:p>
          </table:table-cell>
          <table:table-cell office:value-type="string">
            <text:p>2014-11-09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EN 7 @ BAL 21</text:p>
          </table:table-cell>
          <table:table-cell office:value-type="string">
            <text:p>2014-11-0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IT 13 @ NYJ 20</text:p>
          </table:table-cell>
          <table:table-cell office:value-type="string">
            <text:p>2014-11-0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TL 27 @ TB 17</text:p>
          </table:table-cell>
          <table:table-cell office:value-type="string">
            <text:p>2014-11-09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N 41 @ OAK 17</text:p>
          </table:table-cell>
          <table:table-cell office:value-type="string">
            <text:p>2014-11-09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STL 14 @ ARI 31</text:p>
          </table:table-cell>
          <table:table-cell office:value-type="string">
            <text:p>2014-11-09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YG 17 @ SEA 38</text:p>
          </table:table-cell>
          <table:table-cell office:value-type="string">
            <text:p>2014-11-09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HI 14 @ GB 55</text:p>
          </table:table-cell>
          <table:table-cell office:value-type="string">
            <text:p>2014-11-09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CAR 21 @ PHI 45</text:p>
          </table:table-cell>
          <table:table-cell office:value-type="string">
            <text:p>2014-11-10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27 @ MIN 34</text:p>
          </table:table-cell>
          <table:table-cell office:value-type="string">
            <text:p>2013-11-0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CIN 17 @ BAL 20</text:p>
          </table:table-cell>
          <table:table-cell office:value-type="string">
            <text:p>2013-11-1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T 21 @ CHI 19</text:p>
          </table:table-cell>
          <table:table-cell office:value-type="string">
            <text:p>2013-11-10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PHI 27 @ GB 13</text:p>
          </table:table-cell>
          <table:table-cell office:value-type="string">
            <text:p>2013-11-1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TL 38 @ IND 8</text:p>
          </table:table-cell>
          <table:table-cell office:value-type="string">
            <text:p>2013-11-1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SEA 33 @ ATL 10</text:p>
          </table:table-cell>
          <table:table-cell office:value-type="string">
            <text:p>2013-11-1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OAK 20 @ NYG 24</text:p>
          </table:table-cell>
          <table:table-cell office:value-type="string">
            <text:p>2013-11-1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JAC 29 @ TEN 27</text:p>
          </table:table-cell>
          <table:table-cell office:value-type="string">
            <text:p>2013-11-10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BUF 10 @ PIT 23</text:p>
          </table:table-cell>
          <table:table-cell office:value-type="string">
            <text:p>2013-11-10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AR 10 @ SF 9</text:p>
          </table:table-cell>
          <table:table-cell office:value-type="string">
            <text:p>2013-11-1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HOU 24 @ ARI 27</text:p>
          </table:table-cell>
          <table:table-cell office:value-type="string">
            <text:p>2013-11-10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N 28 @ SD 20</text:p>
          </table:table-cell>
          <table:table-cell office:value-type="string">
            <text:p>2013-11-10</text:p>
          </table:table-cell>
          <table:table-cell office:value-type="float" office:value="57.5">
            <text:p>57.5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AL 17 @ NO 49</text:p>
          </table:table-cell>
          <table:table-cell office:value-type="string">
            <text:p>2013-11-10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MIA 19 @ TB 22</text:p>
          </table:table-cell>
          <table:table-cell office:value-type="string">
            <text:p>2013-11-11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27 @ JAC 10</text:p>
          </table:table-cell>
          <table:table-cell office:value-type="string">
            <text:p>2012-11-08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N 36 @ CAR 14</text:p>
          </table:table-cell>
          <table:table-cell office:value-type="string">
            <text:p>2012-11-11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G 13 @ CIN 31</text:p>
          </table:table-cell>
          <table:table-cell office:value-type="string">
            <text:p>2012-11-11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37 @ MIA 3</text:p>
          </table:table-cell>
          <table:table-cell office:value-type="string">
            <text:p>2012-11-1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ET 24 @ MIN 34</text:p>
          </table:table-cell>
          <table:table-cell office:value-type="string">
            <text:p>2012-11-1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OAK 20 @ BAL 55</text:p>
          </table:table-cell>
          <table:table-cell office:value-type="string">
            <text:p>2012-11-1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BUF 31 @ NE 37</text:p>
          </table:table-cell>
          <table:table-cell office:value-type="string">
            <text:p>2012-11-11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SD 24 @ TB 34</text:p>
          </table:table-cell>
          <table:table-cell office:value-type="string">
            <text:p>2012-11-11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ATL 27 @ NO 31</text:p>
          </table:table-cell>
          <table:table-cell office:value-type="string">
            <text:p>2012-11-11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YJ 7 @ SEA 28</text:p>
          </table:table-cell>
          <table:table-cell office:value-type="string">
            <text:p>2012-11-11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AL 38 @ PHI 23</text:p>
          </table:table-cell>
          <table:table-cell office:value-type="string">
            <text:p>2012-11-11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STL 24 @ SF 24</text:p>
          </table:table-cell>
          <table:table-cell office:value-type="string">
            <text:p>2012-11-11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HOU 13 @ CHI 6</text:p>
          </table:table-cell>
          <table:table-cell office:value-type="string">
            <text:p>2012-11-1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KC 13 @ PIT 16</text:p>
          </table:table-cell>
          <table:table-cell office:value-type="string">
            <text:p>2012-11-1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24 @ SD 17</text:p>
          </table:table-cell>
          <table:table-cell office:value-type="string">
            <text:p>2011-11-10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IT 24 @ CIN 17</text:p>
          </table:table-cell>
          <table:table-cell office:value-type="string">
            <text:p>2011-11-13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N 17 @ KC 10</text:p>
          </table:table-cell>
          <table:table-cell office:value-type="string">
            <text:p>2011-11-1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AC 17 @ IND 3</text:p>
          </table:table-cell>
          <table:table-cell office:value-type="string">
            <text:p>2011-11-13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BUF 7 @ DAL 44</text:p>
          </table:table-cell>
          <table:table-cell office:value-type="string">
            <text:p>2011-11-1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37 @ TB 9</text:p>
          </table:table-cell>
          <table:table-cell office:value-type="string">
            <text:p>2011-11-1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TEN 30 @ CAR 3</text:p>
          </table:table-cell>
          <table:table-cell office:value-type="string">
            <text:p>2011-11-13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WAS 9 @ MIA 20</text:p>
          </table:table-cell>
          <table:table-cell office:value-type="string">
            <text:p>2011-11-13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O 26 @ ATL 23</text:p>
          </table:table-cell>
          <table:table-cell office:value-type="string">
            <text:p>2011-11-13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TL 13 @ CLE 12</text:p>
          </table:table-cell>
          <table:table-cell office:value-type="string">
            <text:p>2011-11-13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AL 17 @ SEA 22</text:p>
          </table:table-cell>
          <table:table-cell office:value-type="string">
            <text:p>2011-11-13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ET 13 @ CHI 37</text:p>
          </table:table-cell>
          <table:table-cell office:value-type="string">
            <text:p>2011-11-13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G 20 @ SF 27</text:p>
          </table:table-cell>
          <table:table-cell office:value-type="string">
            <text:p>2011-11-13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37 @ NYJ 16</text:p>
          </table:table-cell>
          <table:table-cell office:value-type="string">
            <text:p>2011-11-1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RI 21 @ PHI 17</text:p>
          </table:table-cell>
          <table:table-cell office:value-type="string">
            <text:p>2011-11-1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N 7 @ GB 45</text:p>
          </table:table-cell>
          <table:table-cell office:value-type="string">
            <text:p>2011-11-14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AL 21 @ ATL 26</text:p>
          </table:table-cell>
          <table:table-cell office:value-type="string">
            <text:p>2010-11-1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IN 17 @ IND 23</text:p>
          </table:table-cell>
          <table:table-cell office:value-type="string">
            <text:p>2010-11-1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HOU 24 @ JAC 31</text:p>
          </table:table-cell>
          <table:table-cell office:value-type="string">
            <text:p>2010-11-14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TEN 17 @ MIA 29</text:p>
          </table:table-cell>
          <table:table-cell office:value-type="string">
            <text:p>2010-11-1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MIN 13 @ CHI 27</text:p>
          </table:table-cell>
          <table:table-cell office:value-type="string">
            <text:p>2010-11-14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ET 12 @ BUF 14</text:p>
          </table:table-cell>
          <table:table-cell office:value-type="string">
            <text:p>2010-11-14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YJ 26 @ CLE 20</text:p>
          </table:table-cell>
          <table:table-cell office:value-type="string">
            <text:p>2010-11-14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AR 16 @ TB 31</text:p>
          </table:table-cell>
          <table:table-cell office:value-type="string">
            <text:p>2010-11-14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KC 29 @ DEN 49</text:p>
          </table:table-cell>
          <table:table-cell office:value-type="string">
            <text:p>2010-11-1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STL 20 @ SF 23</text:p>
          </table:table-cell>
          <table:table-cell office:value-type="string">
            <text:p>2010-11-14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EA 36 @ ARI 18</text:p>
          </table:table-cell>
          <table:table-cell office:value-type="string">
            <text:p>2010-11-14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DAL 33 @ NYG 20</text:p>
          </table:table-cell>
          <table:table-cell office:value-type="string">
            <text:p>2010-11-1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E 39 @ PIT 26</text:p>
          </table:table-cell>
          <table:table-cell office:value-type="string">
            <text:p>2010-11-1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PHI 59 @ WAS 28</text:p>
          </table:table-cell>
          <table:table-cell office:value-type="string">
            <text:p>2010-11-15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6 @ SF 10</text:p>
          </table:table-cell>
          <table:table-cell office:value-type="string">
            <text:p>2009-11-12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JAC 24 @ NYJ 22</text:p>
          </table:table-cell>
          <table:table-cell office:value-type="string">
            <text:p>2009-11-15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N 17 @ WAS 27</text:p>
          </table:table-cell>
          <table:table-cell office:value-type="string">
            <text:p>2009-11-15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IN 18 @ PIT 12</text:p>
          </table:table-cell>
          <table:table-cell office:value-type="string">
            <text:p>2009-11-15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17 @ TEN 41</text:p>
          </table:table-cell>
          <table:table-cell office:value-type="string">
            <text:p>2009-11-15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DET 10 @ MIN 27</text:p>
          </table:table-cell>
          <table:table-cell office:value-type="string">
            <text:p>2009-11-15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 28 @ STL 23</text:p>
          </table:table-cell>
          <table:table-cell office:value-type="string">
            <text:p>2009-11-15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TL 19 @ CAR 28</text:p>
          </table:table-cell>
          <table:table-cell office:value-type="string">
            <text:p>2009-11-15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TB 23 @ MIA 25</text:p>
          </table:table-cell>
          <table:table-cell office:value-type="string">
            <text:p>2009-11-15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KC 16 @ OAK 10</text:p>
          </table:table-cell>
          <table:table-cell office:value-type="string">
            <text:p>2009-11-15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EA 20 @ ARI 31</text:p>
          </table:table-cell>
          <table:table-cell office:value-type="string">
            <text:p>2009-11-1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HI 23 @ SD 31</text:p>
          </table:table-cell>
          <table:table-cell office:value-type="string">
            <text:p>2009-11-15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DAL 7 @ GB 17</text:p>
          </table:table-cell>
          <table:table-cell office:value-type="string">
            <text:p>2009-11-1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E 34 @ IND 35</text:p>
          </table:table-cell>
          <table:table-cell office:value-type="string">
            <text:p>2009-11-15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BAL 16 @ CLE 0</text:p>
          </table:table-cell>
          <table:table-cell office:value-type="string">
            <text:p>2009-11-16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34 @ CLE 30</text:p>
          </table:table-cell>
          <table:table-cell office:value-type="string">
            <text:p>2008-11-06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JAC 38 @ DET 14</text:p>
          </table:table-cell>
          <table:table-cell office:value-type="string">
            <text:p>2008-11-0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TEN 21 @ CHI 14</text:p>
          </table:table-cell>
          <table:table-cell office:value-type="string">
            <text:p>2008-11-09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UF 10 @ NE 20</text:p>
          </table:table-cell>
          <table:table-cell office:value-type="string">
            <text:p>2008-11-09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O 20 @ ATL 34</text:p>
          </table:table-cell>
          <table:table-cell office:value-type="string">
            <text:p>2008-11-09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TL 3 @ NYJ 47</text:p>
          </table:table-cell>
          <table:table-cell office:value-type="string">
            <text:p>2008-11-0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EA 19 @ MIA 21</text:p>
          </table:table-cell>
          <table:table-cell office:value-type="string">
            <text:p>2008-11-0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GB 27 @ MIN 28</text:p>
          </table:table-cell>
          <table:table-cell office:value-type="string">
            <text:p>2008-11-09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BAL 41 @ HOU 13</text:p>
          </table:table-cell>
          <table:table-cell office:value-type="string">
            <text:p>2008-11-09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AR 17 @ OAK 6</text:p>
          </table:table-cell>
          <table:table-cell office:value-type="string">
            <text:p>2008-11-09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C 19 @ SD 20</text:p>
          </table:table-cell>
          <table:table-cell office:value-type="string">
            <text:p>2008-11-0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IND 24 @ PIT 20</text:p>
          </table:table-cell>
          <table:table-cell office:value-type="string">
            <text:p>2008-11-09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YG 36 @ PHI 31</text:p>
          </table:table-cell>
          <table:table-cell office:value-type="string">
            <text:p>2008-11-09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SF 24 @ ARI 29</text:p>
          </table:table-cell>
          <table:table-cell office:value-type="string">
            <text:p>2008-11-1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FL Week 10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JAC 28 @ TEN 13</text:p>
          </table:table-cell>
          <table:table-cell office:value-type="string">
            <text:p>2007-11-11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N 27 @ KC 11</text:p>
          </table:table-cell>
          <table:table-cell office:value-type="string">
            <text:p>2007-11-11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UF 13 @ MIA 10</text:p>
          </table:table-cell>
          <table:table-cell office:value-type="string">
            <text:p>2007-11-1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LE 28 @ PIT 31</text:p>
          </table:table-cell>
          <table:table-cell office:value-type="string">
            <text:p>2007-11-11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STL 37 @ NO 29</text:p>
          </table:table-cell>
          <table:table-cell office:value-type="string">
            <text:p>2007-11-1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TL 20 @ CAR 13</text:p>
          </table:table-cell>
          <table:table-cell office:value-type="string">
            <text:p>2007-11-11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HI 33 @ WAS 25</text:p>
          </table:table-cell>
          <table:table-cell office:value-type="string">
            <text:p>2007-11-11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MIN 0 @ GB 34</text:p>
          </table:table-cell>
          <table:table-cell office:value-type="string">
            <text:p>2007-11-1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IN 21 @ BAL 7</text:p>
          </table:table-cell>
          <table:table-cell office:value-type="string">
            <text:p>2007-11-1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HI 17 @ OAK 6</text:p>
          </table:table-cell>
          <table:table-cell office:value-type="string">
            <text:p>2007-11-11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AL 31 @ NYG 20</text:p>
          </table:table-cell>
          <table:table-cell office:value-type="string">
            <text:p>2007-11-11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T 21 @ ARI 31</text:p>
          </table:table-cell>
          <table:table-cell office:value-type="string">
            <text:p>2007-11-11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IND 21 @ SD 23</text:p>
          </table:table-cell>
          <table:table-cell office:value-type="string">
            <text:p>2007-11-11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F 0 @ SEA 24</text:p>
          </table:table-cell>
          <table:table-cell office:value-type="string">
            <text:p>2007-11-12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24 @ SEA 27</text:p>
          </table:table-cell>
          <table:table-cell office:value-type="string">
            <text:p>2018-11-15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AR 19 @ DET 20</text:p>
          </table:table-cell>
          <table:table-cell office:value-type="string">
            <text:p>2018-11-18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IN 21 @ BAL 24</text:p>
          </table:table-cell>
          <table:table-cell office:value-type="string">
            <text:p>2018-11-1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DAL 22 @ ATL 19</text:p>
          </table:table-cell>
          <table:table-cell office:value-type="string">
            <text:p>2018-11-1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HOU 23 @ WAS 21</text:p>
          </table:table-cell>
          <table:table-cell office:value-type="string">
            <text:p>2018-11-1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MIN 20 @ CHI 25</text:p>
          </table:table-cell>
          <table:table-cell office:value-type="string">
            <text:p>2018-11-1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PHI 7 @ NO 48</text:p>
          </table:table-cell>
          <table:table-cell office:value-type="string">
            <text:p>2018-11-18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6.5">
            <text:p>56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TB 35 @ NYG 38</text:p>
          </table:table-cell>
          <table:table-cell office:value-type="string">
            <text:p>2018-11-18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TEN 10 @ IND 38</text:p>
          </table:table-cell>
          <table:table-cell office:value-type="string">
            <text:p>2018-11-18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N 23 @ LAC 22</text:p>
          </table:table-cell>
          <table:table-cell office:value-type="string">
            <text:p>2018-11-1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OAK 23 @ ARI 21</text:p>
          </table:table-cell>
          <table:table-cell office:value-type="string">
            <text:p>2018-11-18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IT 20 @ JAC 16</text:p>
          </table:table-cell>
          <table:table-cell office:value-type="string">
            <text:p>2018-11-1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KC 51 @ LAR 54</text:p>
          </table:table-cell>
          <table:table-cell office:value-type="string">
            <text:p>2018-11-19</text:p>
          </table:table-cell>
          <table:table-cell office:value-type="float" office:value="63.5">
            <text:p>63.5</text:p>
          </table:table-cell>
          <table:table-cell office:value-type="string">
            <text:p>over</text:p>
          </table:table-cell>
          <table:table-cell office:value-type="float" office:value="63.5">
            <text:p>63.5</text:p>
          </table:table-cell>
          <table:table-cell office:value-type="string">
            <text:p>over</text:p>
          </table:table-cell>
          <table:table-cell office:value-type="float" office:value="105">
            <text:p>105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17 @ PIT 40</text:p>
          </table:table-cell>
          <table:table-cell office:value-type="string">
            <text:p>2017-11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LAR 7 @ MIN 24</text:p>
          </table:table-cell>
          <table:table-cell office:value-type="string">
            <text:p>2017-11-19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ET 27 @ CHI 24</text:p>
          </table:table-cell>
          <table:table-cell office:value-type="string">
            <text:p>2017-11-19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KC 9 @ NYG 12</text:p>
          </table:table-cell>
          <table:table-cell office:value-type="string">
            <text:p>2017-11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WAS 31 @ NO 34</text:p>
          </table:table-cell>
          <table:table-cell office:value-type="string">
            <text:p>2017-11-19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JAC 19 @ CLE 7</text:p>
          </table:table-cell>
          <table:table-cell office:value-type="string">
            <text:p>2017-11-19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L 23 @ GB 0</text:p>
          </table:table-cell>
          <table:table-cell office:value-type="string">
            <text:p>2017-11-19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ARI 21 @ HOU 31</text:p>
          </table:table-cell>
          <table:table-cell office:value-type="string">
            <text:p>2017-11-19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BUF 24 @ LAC 54</text:p>
          </table:table-cell>
          <table:table-cell office:value-type="string">
            <text:p>2017-11-19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CIN 20 @ DEN 17</text:p>
          </table:table-cell>
          <table:table-cell office:value-type="string">
            <text:p>2017-11-19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E 33 @ OAK 8</text:p>
          </table:table-cell>
          <table:table-cell office:value-type="string">
            <text:p>2017-11-19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I 37 @ DAL 9</text:p>
          </table:table-cell>
          <table:table-cell office:value-type="string">
            <text:p>2017-11-1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ATL 34 @ SEA 31</text:p>
          </table:table-cell>
          <table:table-cell office:value-type="string">
            <text:p>2017-11-20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20 @ CAR 23</text:p>
          </table:table-cell>
          <table:table-cell office:value-type="string">
            <text:p>2016-11-17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HI 16 @ NYG 22</text:p>
          </table:table-cell>
          <table:table-cell office:value-type="string">
            <text:p>2016-11-20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RI 24 @ MIN 30</text:p>
          </table:table-cell>
          <table:table-cell office:value-type="string">
            <text:p>2016-11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BAL 17 @ DAL 27</text:p>
          </table:table-cell>
          <table:table-cell office:value-type="string">
            <text:p>2016-11-20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17 @ IND 24</text:p>
          </table:table-cell>
          <table:table-cell office:value-type="string">
            <text:p>2016-11-20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UF 16 @ CIN 12</text:p>
          </table:table-cell>
          <table:table-cell office:value-type="string">
            <text:p>2016-11-2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PIT 24 @ CLE 9</text:p>
          </table:table-cell>
          <table:table-cell office:value-type="string">
            <text:p>2016-11-20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AC 19 @ DET 26</text:p>
          </table:table-cell>
          <table:table-cell office:value-type="string">
            <text:p>2016-11-2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TB 19 @ KC 17</text:p>
          </table:table-cell>
          <table:table-cell office:value-type="string">
            <text:p>2016-11-2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IA 14 @ LA 10</text:p>
          </table:table-cell>
          <table:table-cell office:value-type="string">
            <text:p>2016-11-2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HI 15 @ SEA 26</text:p>
          </table:table-cell>
          <table:table-cell office:value-type="string">
            <text:p>2016-11-20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E 30 @ SF 17</text:p>
          </table:table-cell>
          <table:table-cell office:value-type="string">
            <text:p>2016-11-20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GB 24 @ WAS 42</text:p>
          </table:table-cell>
          <table:table-cell office:value-type="string">
            <text:p>2016-11-20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HOU 20 @ OAK 27</text:p>
          </table:table-cell>
          <table:table-cell office:value-type="string">
            <text:p>2016-11-21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13 @ JAC 19</text:p>
          </table:table-cell>
          <table:table-cell office:value-type="string">
            <text:p>2015-11-19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TL 13 @ BAL 16</text:p>
          </table:table-cell>
          <table:table-cell office:value-type="string">
            <text:p>2015-11-2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WAS 16 @ CAR 44</text:p>
          </table:table-cell>
          <table:table-cell office:value-type="string">
            <text:p>2015-11-22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DEN 17 @ CHI 15</text:p>
          </table:table-cell>
          <table:table-cell office:value-type="string">
            <text:p>2015-11-2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OAK 13 @ DET 18</text:p>
          </table:table-cell>
          <table:table-cell office:value-type="string">
            <text:p>2015-11-2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GB 30 @ MIN 13</text:p>
          </table:table-cell>
          <table:table-cell office:value-type="string">
            <text:p>2015-11-2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IND 24 @ ATL 21</text:p>
          </table:table-cell>
          <table:table-cell office:value-type="string">
            <text:p>2015-11-2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DAL 24 @ MIA 14</text:p>
          </table:table-cell>
          <table:table-cell office:value-type="string">
            <text:p>2015-11-2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45 @ PHI 17</text:p>
          </table:table-cell>
          <table:table-cell office:value-type="string">
            <text:p>2015-11-2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YJ 17 @ HOU 24</text:p>
          </table:table-cell>
          <table:table-cell office:value-type="string">
            <text:p>2015-11-22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IN 31 @ ARI 34</text:p>
          </table:table-cell>
          <table:table-cell office:value-type="string">
            <text:p>2015-11-22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F 13 @ SEA 29</text:p>
          </table:table-cell>
          <table:table-cell office:value-type="string">
            <text:p>2015-11-22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KC 33 @ SD 3</text:p>
          </table:table-cell>
          <table:table-cell office:value-type="string">
            <text:p>2015-11-2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F 13 @ NE 20</text:p>
          </table:table-cell>
          <table:table-cell office:value-type="string">
            <text:p>2015-11-23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UF 9 @ MIA 22</text:p>
          </table:table-cell>
          <table:table-cell office:value-type="string">
            <text:p>2014-11-1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N 13 @ CHI 21</text:p>
          </table:table-cell>
          <table:table-cell office:value-type="string">
            <text:p>2014-11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OU 23 @ CLE 7</text:p>
          </table:table-cell>
          <table:table-cell office:value-type="string">
            <text:p>2014-11-16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20 @ GB 53</text:p>
          </table:table-cell>
          <table:table-cell office:value-type="string">
            <text:p>2014-11-16</text:p>
          </table:table-cell>
          <table:table-cell office:value-type="float" office:value="56.5">
            <text:p>56.5</text:p>
          </table:table-cell>
          <table:table-cell office:value-type="string">
            <text:p>over</text:p>
          </table:table-cell>
          <table:table-cell office:value-type="float" office:value="55.5">
            <text:p>55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SEA 20 @ KC 24</text:p>
          </table:table-cell>
          <table:table-cell office:value-type="string">
            <text:p>2014-11-1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TL 19 @ CAR 17</text:p>
          </table:table-cell>
          <table:table-cell office:value-type="string">
            <text:p>2014-11-16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IN 27 @ NO 10</text:p>
          </table:table-cell>
          <table:table-cell office:value-type="string">
            <text:p>2014-11-16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B 27 @ WAS 7</text:p>
          </table:table-cell>
          <table:table-cell office:value-type="string">
            <text:p>2014-11-1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EN 7 @ STL 22</text:p>
          </table:table-cell>
          <table:table-cell office:value-type="string">
            <text:p>2014-11-16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F 16 @ NYG 10</text:p>
          </table:table-cell>
          <table:table-cell office:value-type="string">
            <text:p>2014-11-1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OAK 6 @ SD 13</text:p>
          </table:table-cell>
          <table:table-cell office:value-type="string">
            <text:p>2014-11-1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/>
          <table:table-cell office:value-type="string">
            <text:p>ov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DET 6 @ ARI 14</text:p>
          </table:table-cell>
          <table:table-cell office:value-type="string">
            <text:p>2014-11-16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E 42 @ IND 20</text:p>
          </table:table-cell>
          <table:table-cell office:value-type="string">
            <text:p>2014-11-16</text:p>
          </table:table-cell>
          <table:table-cell office:value-type="float" office:value="57">
            <text:p>57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PIT 27 @ TEN 24</text:p>
          </table:table-cell>
          <table:table-cell office:value-type="string">
            <text:p>2014-11-1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0 @ TEN 27</text:p>
          </table:table-cell>
          <table:table-cell office:value-type="string">
            <text:p>2013-11-1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YJ 14 @ BUF 37</text:p>
          </table:table-cell>
          <table:table-cell office:value-type="string">
            <text:p>2013-11-1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TL 28 @ TB 41</text:p>
          </table:table-cell>
          <table:table-cell office:value-type="string">
            <text:p>2013-11-17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DET 27 @ PIT 37</text:p>
          </table:table-cell>
          <table:table-cell office:value-type="string">
            <text:p>2013-11-17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WAS 16 @ PHI 24</text:p>
          </table:table-cell>
          <table:table-cell office:value-type="string">
            <text:p>2013-11-17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D 16 @ MIA 20</text:p>
          </table:table-cell>
          <table:table-cell office:value-type="string">
            <text:p>2013-11-17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AL 20 @ CHI 23</text:p>
          </table:table-cell>
          <table:table-cell office:value-type="string">
            <text:p>2013-11-17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LE 20 @ CIN 41</text:p>
          </table:table-cell>
          <table:table-cell office:value-type="string">
            <text:p>2013-11-1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OAK 28 @ HOU 23</text:p>
          </table:table-cell>
          <table:table-cell office:value-type="string">
            <text:p>2013-11-17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RI 27 @ JAC 14</text:p>
          </table:table-cell>
          <table:table-cell office:value-type="string">
            <text:p>2013-11-17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KC 17 @ DEN 27</text:p>
          </table:table-cell>
          <table:table-cell office:value-type="string">
            <text:p>2013-11-17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MIN 20 @ SEA 41</text:p>
          </table:table-cell>
          <table:table-cell office:value-type="string">
            <text:p>2013-11-17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SF 20 @ NO 23</text:p>
          </table:table-cell>
          <table:table-cell office:value-type="string">
            <text:p>2013-11-17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13 @ NYG 27</text:p>
          </table:table-cell>
          <table:table-cell office:value-type="string">
            <text:p>2013-11-1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E 20 @ CAR 24</text:p>
          </table:table-cell>
          <table:table-cell office:value-type="string">
            <text:p>2013-11-1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14 @ BUF 19</text:p>
          </table:table-cell>
          <table:table-cell office:value-type="string">
            <text:p>2012-11-1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B 27 @ CAR 21</text:p>
          </table:table-cell>
          <table:table-cell office:value-type="string">
            <text:p>2012-11-18</text:p>
          </table:table-cell>
          <table:table-cell office:value-type="float" office:value="48">
            <text:p>48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LE 20 @ DAL 23</text:p>
          </table:table-cell>
          <table:table-cell office:value-type="string">
            <text:p>2012-11-18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24 @ DET 20</text:p>
          </table:table-cell>
          <table:table-cell office:value-type="string">
            <text:p>2012-11-18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JAC 37 @ HOU 43</text:p>
          </table:table-cell>
          <table:table-cell office:value-type="string">
            <text:p>2012-11-18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ARI 19 @ ATL 23</text:p>
          </table:table-cell>
          <table:table-cell office:value-type="string">
            <text:p>2012-11-1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IN 28 @ KC 6</text:p>
          </table:table-cell>
          <table:table-cell office:value-type="string">
            <text:p>2012-11-18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HI 6 @ WAS 31</text:p>
          </table:table-cell>
          <table:table-cell office:value-type="string">
            <text:p>2012-11-18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27 @ STL 13</text:p>
          </table:table-cell>
          <table:table-cell office:value-type="string">
            <text:p>2012-11-18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IND 24 @ NE 59</text:p>
          </table:table-cell>
          <table:table-cell office:value-type="string">
            <text:p>2012-11-18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string">
            <text:p>NO 38 @ OAK 17</text:p>
          </table:table-cell>
          <table:table-cell office:value-type="string">
            <text:p>2012-11-18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6.5">
            <text:p>56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D 23 @ DEN 30</text:p>
          </table:table-cell>
          <table:table-cell office:value-type="string">
            <text:p>2012-11-18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BAL 13 @ PIT 10</text:p>
          </table:table-cell>
          <table:table-cell office:value-type="string">
            <text:p>2012-11-1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HI 7 @ SF 32</text:p>
          </table:table-cell>
          <table:table-cell office:value-type="string">
            <text:p>2012-11-19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13 @ DEN 17</text:p>
          </table:table-cell>
          <table:table-cell office:value-type="string">
            <text:p>2011-11-17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8 @ MIA 35</text:p>
          </table:table-cell>
          <table:table-cell office:value-type="string">
            <text:p>2011-11-20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IN 24 @ BAL 31</text:p>
          </table:table-cell>
          <table:table-cell office:value-type="string">
            <text:p>2011-11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JAC 10 @ CLE 14</text:p>
          </table:table-cell>
          <table:table-cell office:value-type="string">
            <text:p>2011-11-20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OAK 27 @ MIN 21</text:p>
          </table:table-cell>
          <table:table-cell office:value-type="string">
            <text:p>2011-11-2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AR 35 @ DET 49</text:p>
          </table:table-cell>
          <table:table-cell office:value-type="string">
            <text:p>2011-11-20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string">
            <text:p>TB 26 @ GB 35</text:p>
          </table:table-cell>
          <table:table-cell office:value-type="string">
            <text:p>2011-11-20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DAL 27 @ WAS 24</text:p>
          </table:table-cell>
          <table:table-cell office:value-type="string">
            <text:p>2011-11-2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RI 7 @ SF 23</text:p>
          </table:table-cell>
          <table:table-cell office:value-type="string">
            <text:p>2011-11-2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24 @ STL 7</text:p>
          </table:table-cell>
          <table:table-cell office:value-type="string">
            <text:p>2011-11-20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EN 17 @ ATL 23</text:p>
          </table:table-cell>
          <table:table-cell office:value-type="string">
            <text:p>2011-11-2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D 20 @ CHI 31</text:p>
          </table:table-cell>
          <table:table-cell office:value-type="string">
            <text:p>2011-11-20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HI 17 @ NYG 10</text:p>
          </table:table-cell>
          <table:table-cell office:value-type="string">
            <text:p>2011-11-2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KC 3 @ NE 34</text:p>
          </table:table-cell>
          <table:table-cell office:value-type="string">
            <text:p>2011-11-21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6 @ MIA 0</text:p>
          </table:table-cell>
          <table:table-cell office:value-type="string">
            <text:p>2010-11-18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OAK 3 @ PIT 35</text:p>
          </table:table-cell>
          <table:table-cell office:value-type="string">
            <text:p>2010-11-2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HOU 27 @ NYJ 30</text:p>
          </table:table-cell>
          <table:table-cell office:value-type="string">
            <text:p>2010-11-2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AL 37 @ CAR 13</text:p>
          </table:table-cell>
          <table:table-cell office:value-type="string">
            <text:p>2010-11-21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WAS 19 @ TEN 16</text:p>
          </table:table-cell>
          <table:table-cell office:value-type="string">
            <text:p>2010-11-2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ET 19 @ DAL 35</text:p>
          </table:table-cell>
          <table:table-cell office:value-type="string">
            <text:p>2010-11-21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GB 31 @ MIN 3</text:p>
          </table:table-cell>
          <table:table-cell office:value-type="string">
            <text:p>2010-11-2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UF 49 @ CIN 31</text:p>
          </table:table-cell>
          <table:table-cell office:value-type="string">
            <text:p>2010-11-21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CLE 20 @ JAC 24</text:p>
          </table:table-cell>
          <table:table-cell office:value-type="string">
            <text:p>2010-11-2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RI 13 @ KC 31</text:p>
          </table:table-cell>
          <table:table-cell office:value-type="string">
            <text:p>2010-11-2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EA 19 @ NO 34</text:p>
          </table:table-cell>
          <table:table-cell office:value-type="string">
            <text:p>2010-11-2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TL 34 @ STL 17</text:p>
          </table:table-cell>
          <table:table-cell office:value-type="string">
            <text:p>2010-11-2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B 21 @ SF 0</text:p>
          </table:table-cell>
          <table:table-cell office:value-type="string">
            <text:p>2010-11-2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IND 28 @ NE 31</text:p>
          </table:table-cell>
          <table:table-cell office:value-type="string">
            <text:p>2010-11-21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NYG 17 @ PHI 27</text:p>
          </table:table-cell>
          <table:table-cell office:value-type="string">
            <text:p>2010-11-21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N 14 @ SD 35</text:p>
          </table:table-cell>
          <table:table-cell office:value-type="string">
            <text:p>2010-11-22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24 @ CAR 17</text:p>
          </table:table-cell>
          <table:table-cell office:value-type="string">
            <text:p>2009-11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LE 37 @ DET 38</text:p>
          </table:table-cell>
          <table:table-cell office:value-type="string">
            <text:p>2009-11-22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BUF 15 @ JAC 18</text:p>
          </table:table-cell>
          <table:table-cell office:value-type="string">
            <text:p>2009-11-2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24 @ KC 27</text:p>
          </table:table-cell>
          <table:table-cell office:value-type="string">
            <text:p>2009-11-22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IND 17 @ BAL 15</text:p>
          </table:table-cell>
          <table:table-cell office:value-type="string">
            <text:p>2009-11-2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ATL 31 @ NYG 34</text:p>
          </table:table-cell>
          <table:table-cell office:value-type="string">
            <text:p>2009-11-22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F 24 @ GB 30</text:p>
          </table:table-cell>
          <table:table-cell office:value-type="string">
            <text:p>2009-11-22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EA 9 @ MIN 35</text:p>
          </table:table-cell>
          <table:table-cell office:value-type="string">
            <text:p>2009-11-22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WAS 6 @ DAL 7</text:p>
          </table:table-cell>
          <table:table-cell office:value-type="string">
            <text:p>2009-11-2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NO 38 @ TB 7</text:p>
          </table:table-cell>
          <table:table-cell office:value-type="string">
            <text:p>2009-11-22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ARI 21 @ STL 13</text:p>
          </table:table-cell>
          <table:table-cell office:value-type="string">
            <text:p>2009-11-2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YJ 14 @ NE 31</text:p>
          </table:table-cell>
          <table:table-cell office:value-type="string">
            <text:p>2009-11-22</text:p>
          </table:table-cell>
          <table:table-cell office:value-type="float" office:value="45">
            <text:p>45</text:p>
          </table:table-cell>
          <table:table-cell office:value-type="string">
            <text:p>push</text:p>
          </table:table-cell>
          <table:table-cell office:value-type="float" office:value="45">
            <text:p>45</text:p>
          </table:table-cell>
          <table:table-cell office:value-type="string">
            <text:p>push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IN 17 @ OAK 20</text:p>
          </table:table-cell>
          <table:table-cell office:value-type="string">
            <text:p>2009-11-22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D 32 @ DEN 3</text:p>
          </table:table-cell>
          <table:table-cell office:value-type="string">
            <text:p>2009-11-2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HI 24 @ CHI 20</text:p>
          </table:table-cell>
          <table:table-cell office:value-type="string">
            <text:p>2009-11-2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20 @ HOU 17</text:p>
          </table:table-cell>
          <table:table-cell office:value-type="string">
            <text:p>2009-11-23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34 @ NE 31</text:p>
          </table:table-cell>
          <table:table-cell office:value-type="string">
            <text:p>2008-11-13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DEN 24 @ ATL 20</text:p>
          </table:table-cell>
          <table:table-cell office:value-type="string">
            <text:p>2008-11-16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OAK 15 @ MIA 17</text:p>
          </table:table-cell>
          <table:table-cell office:value-type="string">
            <text:p>2008-11-16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AL 10 @ NYG 30</text:p>
          </table:table-cell>
          <table:table-cell office:value-type="string">
            <text:p>2008-11-1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HOU 27 @ IND 33</text:p>
          </table:table-cell>
          <table:table-cell office:value-type="string">
            <text:p>2008-11-16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HI 3 @ GB 37</text:p>
          </table:table-cell>
          <table:table-cell office:value-type="string">
            <text:p>2008-11-1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PHI 13 @ CIN 13</text:p>
          </table:table-cell>
          <table:table-cell office:value-type="string">
            <text:p>2008-11-1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O 30 @ KC 20</text:p>
          </table:table-cell>
          <table:table-cell office:value-type="string">
            <text:p>2008-11-16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T 22 @ CAR 31</text:p>
          </table:table-cell>
          <table:table-cell office:value-type="string">
            <text:p>2008-11-16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MIN 13 @ TB 19</text:p>
          </table:table-cell>
          <table:table-cell office:value-type="string">
            <text:p>2008-11-16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TL 16 @ SF 35</text:p>
          </table:table-cell>
          <table:table-cell office:value-type="string">
            <text:p>2008-11-16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RI 26 @ SEA 20</text:p>
          </table:table-cell>
          <table:table-cell office:value-type="string">
            <text:p>2008-11-16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TEN 24 @ JAC 14</text:p>
          </table:table-cell>
          <table:table-cell office:value-type="string">
            <text:p>2008-11-16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D 10 @ PIT 11</text:p>
          </table:table-cell>
          <table:table-cell office:value-type="string">
            <text:p>2008-11-1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AL 14 @ WAS 10</text:p>
          </table:table-cell>
          <table:table-cell office:value-type="string">
            <text:p>2008-11-1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LE 29 @ BUF 27</text:p>
          </table:table-cell>
          <table:table-cell office:value-type="string">
            <text:p>2008-11-1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FL Week 11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17 @ JAC 24</text:p>
          </table:table-cell>
          <table:table-cell office:value-type="string">
            <text:p>2007-11-18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KC 10 @ IND 13</text:p>
          </table:table-cell>
          <table:table-cell office:value-type="string">
            <text:p>2007-11-18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OAK 22 @ MIN 29</text:p>
          </table:table-cell>
          <table:table-cell office:value-type="string">
            <text:p>2007-11-18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LE 33 @ BAL 30</text:p>
          </table:table-cell>
          <table:table-cell office:value-type="string">
            <text:p>2007-11-1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TB 31 @ ATL 7</text:p>
          </table:table-cell>
          <table:table-cell office:value-type="string">
            <text:p>2007-11-18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ARI 35 @ CIN 27</text:p>
          </table:table-cell>
          <table:table-cell office:value-type="string">
            <text:p>2007-11-1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MIA 7 @ PHI 17</text:p>
          </table:table-cell>
          <table:table-cell office:value-type="string">
            <text:p>2007-11-1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R 17 @ GB 31</text:p>
          </table:table-cell>
          <table:table-cell office:value-type="string">
            <text:p>2007-11-18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YG 16 @ DET 10</text:p>
          </table:table-cell>
          <table:table-cell office:value-type="string">
            <text:p>2007-11-18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O 10 @ HOU 23</text:p>
          </table:table-cell>
          <table:table-cell office:value-type="string">
            <text:p>2007-11-18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16 @ NYJ 19</text:p>
          </table:table-cell>
          <table:table-cell office:value-type="string">
            <text:p>2007-11-1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WAS 23 @ DAL 28</text:p>
          </table:table-cell>
          <table:table-cell office:value-type="string">
            <text:p>2007-11-1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TL 13 @ SF 9</text:p>
          </table:table-cell>
          <table:table-cell office:value-type="string">
            <text:p>2007-11-1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HI 23 @ SEA 30</text:p>
          </table:table-cell>
          <table:table-cell office:value-type="string">
            <text:p>2007-11-18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E 56 @ BUF 10</text:p>
          </table:table-cell>
          <table:table-cell office:value-type="string">
            <text:p>2007-11-1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TEN 20 @ DEN 34</text:p>
          </table:table-cell>
          <table:table-cell office:value-type="string">
            <text:p>2007-11-19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23 @ DET 16</text:p>
          </table:table-cell>
          <table:table-cell office:value-type="string">
            <text:p>2018-11-22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WAS 23 @ DAL 31</text:p>
          </table:table-cell>
          <table:table-cell office:value-type="string">
            <text:p>2018-11-2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ATL 17 @ NO 31</text:p>
          </table:table-cell>
          <table:table-cell office:value-type="string">
            <text:p>2018-11-22</text:p>
          </table:table-cell>
          <table:table-cell office:value-type="float" office:value="59">
            <text:p>59</text:p>
          </table:table-cell>
          <table:table-cell office:value-type="string">
            <text:p>under</text:p>
          </table:table-cell>
          <table:table-cell office:value-type="float" office:value="61">
            <text:p>61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LE 35 @ CIN 20</text:p>
          </table:table-cell>
          <table:table-cell office:value-type="string">
            <text:p>2018-11-25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JAC 21 @ BUF 24</text:p>
          </table:table-cell>
          <table:table-cell office:value-type="string">
            <text:p>2018-11-25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24 @ IND 27</text:p>
          </table:table-cell>
          <table:table-cell office:value-type="string">
            <text:p>2018-11-25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27 @ NYJ 13</text:p>
          </table:table-cell>
          <table:table-cell office:value-type="string">
            <text:p>2018-11-25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YG 22 @ PHI 25</text:p>
          </table:table-cell>
          <table:table-cell office:value-type="string">
            <text:p>2018-11-25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OAK 17 @ BAL 34</text:p>
          </table:table-cell>
          <table:table-cell office:value-type="string">
            <text:p>2018-11-25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EA 30 @ CAR 27</text:p>
          </table:table-cell>
          <table:table-cell office:value-type="string">
            <text:p>2018-11-2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F 9 @ TB 27</text:p>
          </table:table-cell>
          <table:table-cell office:value-type="string">
            <text:p>2018-11-25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RI 10 @ LAC 45</text:p>
          </table:table-cell>
          <table:table-cell office:value-type="string">
            <text:p>2018-11-2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IT 17 @ DEN 24</text:p>
          </table:table-cell>
          <table:table-cell office:value-type="string">
            <text:p>2018-11-25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B 17 @ MIN 24</text:p>
          </table:table-cell>
          <table:table-cell office:value-type="string">
            <text:p>2018-11-2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EN 17 @ HOU 34</text:p>
          </table:table-cell>
          <table:table-cell office:value-type="string">
            <text:p>2018-11-26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30 @ DET 23</text:p>
          </table:table-cell>
          <table:table-cell office:value-type="string">
            <text:p>2017-11-2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LAC 28 @ DAL 6</text:p>
          </table:table-cell>
          <table:table-cell office:value-type="string">
            <text:p>2017-11-23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YG 10 @ WAS 20</text:p>
          </table:table-cell>
          <table:table-cell office:value-type="string">
            <text:p>2017-11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16 @ KC 10</text:p>
          </table:table-cell>
          <table:table-cell office:value-type="string">
            <text:p>2017-11-2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MIA 17 @ NE 35</text:p>
          </table:table-cell>
          <table:table-cell office:value-type="string">
            <text:p>2017-11-26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AR 35 @ NYJ 27</text:p>
          </table:table-cell>
          <table:table-cell office:value-type="string">
            <text:p>2017-11-26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CHI 3 @ PHI 31</text:p>
          </table:table-cell>
          <table:table-cell office:value-type="string">
            <text:p>2017-11-2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B 20 @ ATL 34</text:p>
          </table:table-cell>
          <table:table-cell office:value-type="string">
            <text:p>2017-11-26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LE 16 @ CIN 30</text:p>
          </table:table-cell>
          <table:table-cell office:value-type="string">
            <text:p>2017-11-26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TEN 20 @ IND 16</text:p>
          </table:table-cell>
          <table:table-cell office:value-type="string">
            <text:p>2017-11-2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O 20 @ LAR 26</text:p>
          </table:table-cell>
          <table:table-cell office:value-type="string">
            <text:p>2017-11-26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SEA 24 @ SF 13</text:p>
          </table:table-cell>
          <table:table-cell office:value-type="string">
            <text:p>2017-11-2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N 14 @ OAK 21</text:p>
          </table:table-cell>
          <table:table-cell office:value-type="string">
            <text:p>2017-11-2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AC 24 @ ARI 27</text:p>
          </table:table-cell>
          <table:table-cell office:value-type="string">
            <text:p>2017-11-26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GB 28 @ PIT 31</text:p>
          </table:table-cell>
          <table:table-cell office:value-type="string">
            <text:p>2017-11-2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HOU 16 @ BAL 23</text:p>
          </table:table-cell>
          <table:table-cell office:value-type="string">
            <text:p>2017-11-27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13 @ DET 16</text:p>
          </table:table-cell>
          <table:table-cell office:value-type="string">
            <text:p>2016-11-24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WAS 26 @ DAL 31</text:p>
          </table:table-cell>
          <table:table-cell office:value-type="string">
            <text:p>2016-11-24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PIT 28 @ IND 7</text:p>
          </table:table-cell>
          <table:table-cell office:value-type="string">
            <text:p>2016-11-24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YG 27 @ CLE 13</text:p>
          </table:table-cell>
          <table:table-cell office:value-type="string">
            <text:p>2016-11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F 24 @ MIA 31</text:p>
          </table:table-cell>
          <table:table-cell office:value-type="string">
            <text:p>2016-11-27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LA 21 @ NO 49</text:p>
          </table:table-cell>
          <table:table-cell office:value-type="string">
            <text:p>2016-11-27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TEN 27 @ CHI 21</text:p>
          </table:table-cell>
          <table:table-cell office:value-type="string">
            <text:p>2016-11-27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AC 21 @ BUF 28</text:p>
          </table:table-cell>
          <table:table-cell office:value-type="string">
            <text:p>2016-11-27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ARI 19 @ ATL 38</text:p>
          </table:table-cell>
          <table:table-cell office:value-type="string">
            <text:p>2016-11-27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IN 14 @ BAL 19</text:p>
          </table:table-cell>
          <table:table-cell office:value-type="string">
            <text:p>2016-11-27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D 21 @ HOU 13</text:p>
          </table:table-cell>
          <table:table-cell office:value-type="string">
            <text:p>2016-11-2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EA 5 @ TB 14</text:p>
          </table:table-cell>
          <table:table-cell office:value-type="string">
            <text:p>2016-11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KC 30 @ DEN 27</text:p>
          </table:table-cell>
          <table:table-cell office:value-type="string">
            <text:p>2016-11-2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AR 32 @ OAK 35</text:p>
          </table:table-cell>
          <table:table-cell office:value-type="string">
            <text:p>2016-11-2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NE 22 @ NYJ 17</text:p>
          </table:table-cell>
          <table:table-cell office:value-type="string">
            <text:p>2016-11-2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GB 27 @ PHI 13</text:p>
          </table:table-cell>
          <table:table-cell office:value-type="string">
            <text:p>2016-11-2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HI 14 @ DET 45</text:p>
          </table:table-cell>
          <table:table-cell office:value-type="string">
            <text:p>2015-11-2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CAR 33 @ DAL 14</text:p>
          </table:table-cell>
          <table:table-cell office:value-type="string">
            <text:p>2015-11-26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HI 17 @ GB 13</text:p>
          </table:table-cell>
          <table:table-cell office:value-type="string">
            <text:p>2015-11-2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O 6 @ HOU 24</text:p>
          </table:table-cell>
          <table:table-cell office:value-type="string">
            <text:p>2015-11-29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22 @ KC 30</text:p>
          </table:table-cell>
          <table:table-cell office:value-type="string">
            <text:p>2015-11-2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SD 31 @ JAC 25</text:p>
          </table:table-cell>
          <table:table-cell office:value-type="string">
            <text:p>2015-11-2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MIN 20 @ ATL 10</text:p>
          </table:table-cell>
          <table:table-cell office:value-type="string">
            <text:p>2015-11-2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A 20 @ NYJ 38</text:p>
          </table:table-cell>
          <table:table-cell office:value-type="string">
            <text:p>2015-11-29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YG 14 @ WAS 20</text:p>
          </table:table-cell>
          <table:table-cell office:value-type="string">
            <text:p>2015-11-2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OAK 24 @ TEN 21</text:p>
          </table:table-cell>
          <table:table-cell office:value-type="string">
            <text:p>2015-11-29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TL 7 @ CIN 31</text:p>
          </table:table-cell>
          <table:table-cell office:value-type="string">
            <text:p>2015-11-2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12 @ IND 25</text:p>
          </table:table-cell>
          <table:table-cell office:value-type="string">
            <text:p>2015-11-2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RI 19 @ SF 13</text:p>
          </table:table-cell>
          <table:table-cell office:value-type="string">
            <text:p>2015-11-29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IT 30 @ SEA 39</text:p>
          </table:table-cell>
          <table:table-cell office:value-type="string">
            <text:p>2015-11-29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E 24 @ DEN 30</text:p>
          </table:table-cell>
          <table:table-cell office:value-type="string">
            <text:p>2015-11-29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BAL 33 @ CLE 27</text:p>
          </table:table-cell>
          <table:table-cell office:value-type="string">
            <text:p>2015-11-3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KC 20 @ OAK 24</text:p>
          </table:table-cell>
          <table:table-cell office:value-type="string">
            <text:p>2014-11-2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LE 26 @ ATL 24</text:p>
          </table:table-cell>
          <table:table-cell office:value-type="string">
            <text:p>2014-11-23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EN 24 @ PHI 43</text:p>
          </table:table-cell>
          <table:table-cell office:value-type="string">
            <text:p>2014-11-23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DET 9 @ NE 34</text:p>
          </table:table-cell>
          <table:table-cell office:value-type="string">
            <text:p>2014-11-23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24 @ MIN 21</text:p>
          </table:table-cell>
          <table:table-cell office:value-type="string">
            <text:p>2014-11-23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JAC 3 @ IND 23</text:p>
          </table:table-cell>
          <table:table-cell office:value-type="string">
            <text:p>2014-11-23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IN 22 @ HOU 13</text:p>
          </table:table-cell>
          <table:table-cell office:value-type="string">
            <text:p>2014-11-2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B 13 @ CHI 21</text:p>
          </table:table-cell>
          <table:table-cell office:value-type="string">
            <text:p>2014-11-23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RI 3 @ SEA 19</text:p>
          </table:table-cell>
          <table:table-cell office:value-type="string">
            <text:p>2014-11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L 24 @ SD 27</text:p>
          </table:table-cell>
          <table:table-cell office:value-type="string">
            <text:p>2014-11-2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A 36 @ DEN 39</text:p>
          </table:table-cell>
          <table:table-cell office:value-type="string">
            <text:p>2014-11-23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WAS 13 @ SF 17</text:p>
          </table:table-cell>
          <table:table-cell office:value-type="string">
            <text:p>2014-11-2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L 31 @ NYG 28</text:p>
          </table:table-cell>
          <table:table-cell office:value-type="string">
            <text:p>2014-11-2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NYJ 3 @ BUF 38</text:p>
          </table:table-cell>
          <table:table-cell office:value-type="string">
            <text:p>2014-11-2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AL 34 @ NO 27</text:p>
          </table:table-cell>
          <table:table-cell office:value-type="string">
            <text:p>2014-11-24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17 @ ATL 13</text:p>
          </table:table-cell>
          <table:table-cell office:value-type="string">
            <text:p>2013-11-21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IT 27 @ CLE 11</text:p>
          </table:table-cell>
          <table:table-cell office:value-type="string">
            <text:p>2013-11-24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24 @ DET 21</text:p>
          </table:table-cell>
          <table:table-cell office:value-type="string">
            <text:p>2013-11-24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N 26 @ GB 26</text:p>
          </table:table-cell>
          <table:table-cell office:value-type="string">
            <text:p>2013-11-2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JAC 13 @ HOU 6</text:p>
          </table:table-cell>
          <table:table-cell office:value-type="string">
            <text:p>2013-11-24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YJ 3 @ BAL 19</text:p>
          </table:table-cell>
          <table:table-cell office:value-type="string">
            <text:p>2013-11-24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D 41 @ KC 38</text:p>
          </table:table-cell>
          <table:table-cell office:value-type="string">
            <text:p>2013-11-2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CHI 21 @ STL 42</text:p>
          </table:table-cell>
          <table:table-cell office:value-type="string">
            <text:p>2013-11-2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CAR 20 @ MIA 16</text:p>
          </table:table-cell>
          <table:table-cell office:value-type="string">
            <text:p>2013-11-2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IND 11 @ ARI 40</text:p>
          </table:table-cell>
          <table:table-cell office:value-type="string">
            <text:p>2013-11-2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TEN 23 @ OAK 19</text:p>
          </table:table-cell>
          <table:table-cell office:value-type="string">
            <text:p>2013-11-2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push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DAL 24 @ NYG 21</text:p>
          </table:table-cell>
          <table:table-cell office:value-type="string">
            <text:p>2013-11-24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DEN 31 @ NE 34</text:p>
          </table:table-cell>
          <table:table-cell office:value-type="string">
            <text:p>2013-11-24</text:p>
          </table:table-cell>
          <table:table-cell office:value-type="float" office:value="57">
            <text:p>57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F 6 @ WAS 27</text:p>
          </table:table-cell>
          <table:table-cell office:value-type="string">
            <text:p>2013-11-25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34 @ DET 31</text:p>
          </table:table-cell>
          <table:table-cell office:value-type="string">
            <text:p>2012-11-22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WAS 38 @ DAL 31</text:p>
          </table:table-cell>
          <table:table-cell office:value-type="string">
            <text:p>2012-11-22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E 49 @ NYJ 19</text:p>
          </table:table-cell>
          <table:table-cell office:value-type="string">
            <text:p>2012-11-22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BUF 13 @ IND 20</text:p>
          </table:table-cell>
          <table:table-cell office:value-type="string">
            <text:p>2012-11-25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14 @ CLE 20</text:p>
          </table:table-cell>
          <table:table-cell office:value-type="string">
            <text:p>2012-11-25</text:p>
          </table:table-cell>
          <table:table-cell office:value-type="float" office:value="34">
            <text:p>34</text:p>
          </table:table-cell>
          <table:table-cell office:value-type="string">
            <text:p>push</text:p>
          </table:table-cell>
          <table:table-cell office:value-type="float" office:value="33">
            <text:p>33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OAK 10 @ CIN 34</text:p>
          </table:table-cell>
          <table:table-cell office:value-type="string">
            <text:p>2012-11-25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MIN 10 @ CHI 28</text:p>
          </table:table-cell>
          <table:table-cell office:value-type="string">
            <text:p>2012-11-25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EN 19 @ JAC 24</text:p>
          </table:table-cell>
          <table:table-cell office:value-type="string">
            <text:p>2012-11-25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TL 24 @ TB 23</text:p>
          </table:table-cell>
          <table:table-cell office:value-type="string">
            <text:p>2012-11-25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EA 21 @ MIA 24</text:p>
          </table:table-cell>
          <table:table-cell office:value-type="string">
            <text:p>2012-11-25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DEN 17 @ KC 9</text:p>
          </table:table-cell>
          <table:table-cell office:value-type="string">
            <text:p>2012-11-2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L 16 @ SD 13</text:p>
          </table:table-cell>
          <table:table-cell office:value-type="string">
            <text:p>2012-11-25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F 31 @ NO 21</text:p>
          </table:table-cell>
          <table:table-cell office:value-type="string">
            <text:p>2012-11-25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STL 31 @ ARI 17</text:p>
          </table:table-cell>
          <table:table-cell office:value-type="string">
            <text:p>2012-11-25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GB 10 @ NYG 38</text:p>
          </table:table-cell>
          <table:table-cell office:value-type="string">
            <text:p>2012-11-25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AR 30 @ PHI 22</text:p>
          </table:table-cell>
          <table:table-cell office:value-type="string">
            <text:p>2012-11-26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27 @ DET 15</text:p>
          </table:table-cell>
          <table:table-cell office:value-type="string">
            <text:p>2011-11-24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MIA 19 @ DAL 20</text:p>
          </table:table-cell>
          <table:table-cell office:value-type="string">
            <text:p>2011-11-24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F 6 @ BAL 16</text:p>
          </table:table-cell>
          <table:table-cell office:value-type="string">
            <text:p>2011-11-24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F 24 @ NYJ 28</text:p>
          </table:table-cell>
          <table:table-cell office:value-type="string">
            <text:p>2011-11-2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LE 20 @ CIN 23</text:p>
          </table:table-cell>
          <table:table-cell office:value-type="string">
            <text:p>2011-11-27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HOU 20 @ JAC 13</text:p>
          </table:table-cell>
          <table:table-cell office:value-type="string">
            <text:p>2011-11-27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AR 27 @ IND 19</text:p>
          </table:table-cell>
          <table:table-cell office:value-type="string">
            <text:p>2011-11-27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TB 17 @ TEN 23</text:p>
          </table:table-cell>
          <table:table-cell office:value-type="string">
            <text:p>2011-11-2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20 @ OAK 25</text:p>
          </table:table-cell>
          <table:table-cell office:value-type="string">
            <text:p>2011-11-27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WAS 23 @ SEA 17</text:p>
          </table:table-cell>
          <table:table-cell office:value-type="string">
            <text:p>2011-11-27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EN 16 @ SD 13</text:p>
          </table:table-cell>
          <table:table-cell office:value-type="string">
            <text:p>2011-11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E 38 @ PHI 20</text:p>
          </table:table-cell>
          <table:table-cell office:value-type="string">
            <text:p>2011-11-27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ARI 23 @ STL 20</text:p>
          </table:table-cell>
          <table:table-cell office:value-type="string">
            <text:p>2011-11-27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N 14 @ ATL 24</text:p>
          </table:table-cell>
          <table:table-cell office:value-type="string">
            <text:p>2011-11-2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PIT 13 @ KC 9</text:p>
          </table:table-cell>
          <table:table-cell office:value-type="string">
            <text:p>2011-11-27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YG 24 @ NO 49</text:p>
          </table:table-cell>
          <table:table-cell office:value-type="string">
            <text:p>2011-11-28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E 45 @ DET 24</text:p>
          </table:table-cell>
          <table:table-cell office:value-type="string">
            <text:p>2010-11-25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O 30 @ DAL 27</text:p>
          </table:table-cell>
          <table:table-cell office:value-type="string">
            <text:p>2010-11-25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IN 10 @ NYJ 26</text:p>
          </table:table-cell>
          <table:table-cell office:value-type="string">
            <text:p>2010-11-25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MIN 17 @ WAS 13</text:p>
          </table:table-cell>
          <table:table-cell office:value-type="string">
            <text:p>2010-11-28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IT 19 @ BUF 16</text:p>
          </table:table-cell>
          <table:table-cell office:value-type="string">
            <text:p>2010-11-2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EN 0 @ HOU 20</text:p>
          </table:table-cell>
          <table:table-cell office:value-type="string">
            <text:p>2010-11-2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JAC 20 @ NYG 24</text:p>
          </table:table-cell>
          <table:table-cell office:value-type="string">
            <text:p>2010-11-2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AR 23 @ CLE 24</text:p>
          </table:table-cell>
          <table:table-cell office:value-type="string">
            <text:p>2010-11-28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GB 17 @ ATL 20</text:p>
          </table:table-cell>
          <table:table-cell office:value-type="string">
            <text:p>2010-11-2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A 33 @ OAK 17</text:p>
          </table:table-cell>
          <table:table-cell office:value-type="string">
            <text:p>2010-11-28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KC 42 @ SEA 24</text:p>
          </table:table-cell>
          <table:table-cell office:value-type="string">
            <text:p>2010-11-2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TB 10 @ BAL 17</text:p>
          </table:table-cell>
          <table:table-cell office:value-type="string">
            <text:p>2010-11-2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HI 26 @ CHI 31</text:p>
          </table:table-cell>
          <table:table-cell office:value-type="string">
            <text:p>2010-11-2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TL 36 @ DEN 33</text:p>
          </table:table-cell>
          <table:table-cell office:value-type="string">
            <text:p>2010-11-2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SD 36 @ IND 14</text:p>
          </table:table-cell>
          <table:table-cell office:value-type="string">
            <text:p>2010-11-28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push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F 27 @ ARI 6</text:p>
          </table:table-cell>
          <table:table-cell office:value-type="string">
            <text:p>2010-11-29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34 @ DET 12</text:p>
          </table:table-cell>
          <table:table-cell office:value-type="string">
            <text:p>2009-11-26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OAK 7 @ DAL 24</text:p>
          </table:table-cell>
          <table:table-cell office:value-type="string">
            <text:p>2009-11-26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YG 6 @ DEN 26</text:p>
          </table:table-cell>
          <table:table-cell office:value-type="string">
            <text:p>2009-11-2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IND 35 @ HOU 27</text:p>
          </table:table-cell>
          <table:table-cell office:value-type="string">
            <text:p>2009-11-29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CLE 7 @ CIN 16</text:p>
          </table:table-cell>
          <table:table-cell office:value-type="string">
            <text:p>2009-11-29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WAS 24 @ PHI 27</text:p>
          </table:table-cell>
          <table:table-cell office:value-type="string">
            <text:p>2009-11-29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A 14 @ BUF 31</text:p>
          </table:table-cell>
          <table:table-cell office:value-type="string">
            <text:p>2009-11-29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EA 27 @ STL 17</text:p>
          </table:table-cell>
          <table:table-cell office:value-type="string">
            <text:p>2009-11-29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B 17 @ ATL 20</text:p>
          </table:table-cell>
          <table:table-cell office:value-type="string">
            <text:p>2009-11-29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AR 6 @ NYJ 17</text:p>
          </table:table-cell>
          <table:table-cell office:value-type="string">
            <text:p>2009-11-29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AC 3 @ SF 20</text:p>
          </table:table-cell>
          <table:table-cell office:value-type="string">
            <text:p>2009-11-29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C 14 @ SD 43</text:p>
          </table:table-cell>
          <table:table-cell office:value-type="string">
            <text:p>2009-11-2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HI 10 @ MIN 36</text:p>
          </table:table-cell>
          <table:table-cell office:value-type="string">
            <text:p>2009-11-2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ARI 17 @ TEN 20</text:p>
          </table:table-cell>
          <table:table-cell office:value-type="string">
            <text:p>2009-11-29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IT 17 @ BAL 20</text:p>
          </table:table-cell>
          <table:table-cell office:value-type="string">
            <text:p>2009-11-29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E 17 @ NO 38</text:p>
          </table:table-cell>
          <table:table-cell office:value-type="string">
            <text:p>2009-11-30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IN 10 @ PIT 27</text:p>
          </table:table-cell>
          <table:table-cell office:value-type="string">
            <text:p>2008-11-20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OU 16 @ CLE 6</text:p>
          </table:table-cell>
          <table:table-cell office:value-type="string">
            <text:p>2008-11-23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F 54 @ KC 31</text:p>
          </table:table-cell>
          <table:table-cell office:value-type="string">
            <text:p>2008-11-2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string">
            <text:p>NYJ 34 @ TEN 13</text:p>
          </table:table-cell>
          <table:table-cell office:value-type="string">
            <text:p>2008-11-23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48 @ MIA 28</text:p>
          </table:table-cell>
          <table:table-cell office:value-type="string">
            <text:p>2008-11-23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SF 22 @ DAL 35</text:p>
          </table:table-cell>
          <table:table-cell office:value-type="string">
            <text:p>2008-11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TB 38 @ DET 20</text:p>
          </table:table-cell>
          <table:table-cell office:value-type="string">
            <text:p>2008-11-23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PHI 7 @ BAL 36</text:p>
          </table:table-cell>
          <table:table-cell office:value-type="string">
            <text:p>2008-11-23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HI 27 @ STL 3</text:p>
          </table:table-cell>
          <table:table-cell office:value-type="string">
            <text:p>2008-11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N 30 @ JAC 12</text:p>
          </table:table-cell>
          <table:table-cell office:value-type="string">
            <text:p>2008-11-2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OAK 31 @ DEN 10</text:p>
          </table:table-cell>
          <table:table-cell office:value-type="string">
            <text:p>2008-11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AR 28 @ ATL 45</text:p>
          </table:table-cell>
          <table:table-cell office:value-type="string">
            <text:p>2008-11-23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WAS 20 @ SEA 17</text:p>
          </table:table-cell>
          <table:table-cell office:value-type="string">
            <text:p>2008-11-23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G 37 @ ARI 29</text:p>
          </table:table-cell>
          <table:table-cell office:value-type="string">
            <text:p>2008-11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IND 23 @ SD 20</text:p>
          </table:table-cell>
          <table:table-cell office:value-type="string">
            <text:p>2008-11-23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29 @ NO 51</text:p>
          </table:table-cell>
          <table:table-cell office:value-type="string">
            <text:p>2008-11-24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NFL Week 12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37 @ DET 26</text:p>
          </table:table-cell>
          <table:table-cell office:value-type="string">
            <text:p>2007-11-22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NYJ 3 @ DAL 34</text:p>
          </table:table-cell>
          <table:table-cell office:value-type="string">
            <text:p>2007-11-22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IND 31 @ ATL 13</text:p>
          </table:table-cell>
          <table:table-cell office:value-type="string">
            <text:p>2007-11-2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6 @ CIN 35</text:p>
          </table:table-cell>
          <table:table-cell office:value-type="string">
            <text:p>2007-11-25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UF 14 @ JAC 36</text:p>
          </table:table-cell>
          <table:table-cell office:value-type="string">
            <text:p>2007-11-25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OAK 20 @ KC 17</text:p>
          </table:table-cell>
          <table:table-cell office:value-type="string">
            <text:p>2007-11-25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OU 17 @ CLE 27</text:p>
          </table:table-cell>
          <table:table-cell office:value-type="string">
            <text:p>2007-11-25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EA 24 @ STL 19</text:p>
          </table:table-cell>
          <table:table-cell office:value-type="string">
            <text:p>2007-11-25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N 41 @ NYG 17</text:p>
          </table:table-cell>
          <table:table-cell office:value-type="string">
            <text:p>2007-11-25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O 31 @ CAR 6</text:p>
          </table:table-cell>
          <table:table-cell office:value-type="string">
            <text:p>2007-11-25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AS 13 @ TB 19</text:p>
          </table:table-cell>
          <table:table-cell office:value-type="string">
            <text:p>2007-11-25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F 37 @ ARI 31</text:p>
          </table:table-cell>
          <table:table-cell office:value-type="string">
            <text:p>2007-11-25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DEN 34 @ CHI 37</text:p>
          </table:table-cell>
          <table:table-cell office:value-type="string">
            <text:p>2007-11-25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BAL 14 @ SD 32</text:p>
          </table:table-cell>
          <table:table-cell office:value-type="string">
            <text:p>2007-11-25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PHI 28 @ NE 31</text:p>
          </table:table-cell>
          <table:table-cell office:value-type="string">
            <text:p>2007-11-25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MIA 0 @ PIT 3</text:p>
          </table:table-cell>
          <table:table-cell office:value-type="string">
            <text:p>2007-11-2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10 @ DAL 13</text:p>
          </table:table-cell>
          <table:table-cell office:value-type="string">
            <text:p>2018-11-29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N 24 @ CIN 10</text:p>
          </table:table-cell>
          <table:table-cell office:value-type="string">
            <text:p>2018-12-0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RI 20 @ GB 17</text:p>
          </table:table-cell>
          <table:table-cell office:value-type="string">
            <text:p>2018-12-0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AL 26 @ ATL 16</text:p>
          </table:table-cell>
          <table:table-cell office:value-type="string">
            <text:p>2018-12-02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UF 17 @ MIA 21</text:p>
          </table:table-cell>
          <table:table-cell office:value-type="string">
            <text:p>2018-12-0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AR 17 @ TB 24</text:p>
          </table:table-cell>
          <table:table-cell office:value-type="string">
            <text:p>2018-12-02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HI 27 @ NYG 30</text:p>
          </table:table-cell>
          <table:table-cell office:value-type="string">
            <text:p>2018-12-0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LE 13 @ HOU 29</text:p>
          </table:table-cell>
          <table:table-cell office:value-type="string">
            <text:p>2018-12-02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IND 0 @ JAC 6</text:p>
          </table:table-cell>
          <table:table-cell office:value-type="string">
            <text:p>2018-12-0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LAC 33 @ PIT 30</text:p>
          </table:table-cell>
          <table:table-cell office:value-type="string">
            <text:p>2018-12-02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LAR 30 @ DET 16</text:p>
          </table:table-cell>
          <table:table-cell office:value-type="string">
            <text:p>2018-12-02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KC 40 @ OAK 33</text:p>
          </table:table-cell>
          <table:table-cell office:value-type="string">
            <text:p>2018-12-02</text:p>
          </table:table-cell>
          <table:table-cell office:value-type="float" office:value="56">
            <text:p>56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NYJ 22 @ TEN 26</text:p>
          </table:table-cell>
          <table:table-cell office:value-type="string">
            <text:p>2018-12-02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MIN 10 @ NE 24</text:p>
          </table:table-cell>
          <table:table-cell office:value-type="string">
            <text:p>2018-12-02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F 16 @ SEA 43</text:p>
          </table:table-cell>
          <table:table-cell office:value-type="string">
            <text:p>2018-12-02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WAS 13 @ PHI 28</text:p>
          </table:table-cell>
          <table:table-cell office:value-type="string">
            <text:p>2018-12-0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14 @ DAL 38</text:p>
          </table:table-cell>
          <table:table-cell office:value-type="string">
            <text:p>2017-11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TB 20 @ GB 26</text:p>
          </table:table-cell>
          <table:table-cell office:value-type="string">
            <text:p>2017-12-03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IND 10 @ JAC 30</text:p>
          </table:table-cell>
          <table:table-cell office:value-type="string">
            <text:p>2017-12-0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EN 9 @ MIA 35</text:p>
          </table:table-cell>
          <table:table-cell office:value-type="string">
            <text:p>2017-12-03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MIN 14 @ ATL 9</text:p>
          </table:table-cell>
          <table:table-cell office:value-type="string">
            <text:p>2017-12-0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C 31 @ NYJ 38</text:p>
          </table:table-cell>
          <table:table-cell office:value-type="string">
            <text:p>2017-12-0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HOU 13 @ TEN 24</text:p>
          </table:table-cell>
          <table:table-cell office:value-type="string">
            <text:p>2017-12-03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AR 21 @ NO 31</text:p>
          </table:table-cell>
          <table:table-cell office:value-type="string">
            <text:p>2017-12-03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DET 20 @ BAL 44</text:p>
          </table:table-cell>
          <table:table-cell office:value-type="string">
            <text:p>2017-12-03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E 23 @ BUF 3</text:p>
          </table:table-cell>
          <table:table-cell office:value-type="string">
            <text:p>2017-12-03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SF 15 @ CHI 14</text:p>
          </table:table-cell>
          <table:table-cell office:value-type="string">
            <text:p>2017-12-03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LE 10 @ LAC 19</text:p>
          </table:table-cell>
          <table:table-cell office:value-type="string">
            <text:p>2017-12-0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LAR 32 @ ARI 16</text:p>
          </table:table-cell>
          <table:table-cell office:value-type="string">
            <text:p>2017-12-0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YG 17 @ OAK 24</text:p>
          </table:table-cell>
          <table:table-cell office:value-type="string">
            <text:p>2017-12-03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I 10 @ SEA 24</text:p>
          </table:table-cell>
          <table:table-cell office:value-type="string">
            <text:p>2017-12-03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IT 23 @ CIN 20</text:p>
          </table:table-cell>
          <table:table-cell office:value-type="string">
            <text:p>2017-12-0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AL 17 @ MIN 15</text:p>
          </table:table-cell>
          <table:table-cell office:value-type="string">
            <text:p>2016-12-0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MIA 6 @ BAL 38</text:p>
          </table:table-cell>
          <table:table-cell office:value-type="string">
            <text:p>2016-12-0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F 6 @ CHI 26</text:p>
          </table:table-cell>
          <table:table-cell office:value-type="string">
            <text:p>2016-12-04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HOU 13 @ GB 21</text:p>
          </table:table-cell>
          <table:table-cell office:value-type="string">
            <text:p>2016-12-0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KC 29 @ ATL 28</text:p>
          </table:table-cell>
          <table:table-cell office:value-type="string">
            <text:p>2016-12-04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LA 10 @ NE 26</text:p>
          </table:table-cell>
          <table:table-cell office:value-type="string">
            <text:p>2016-12-0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ET 28 @ NO 13</text:p>
          </table:table-cell>
          <table:table-cell office:value-type="string">
            <text:p>2016-12-04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I 14 @ CIN 32</text:p>
          </table:table-cell>
          <table:table-cell office:value-type="string">
            <text:p>2016-12-0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EN 20 @ JAC 10</text:p>
          </table:table-cell>
          <table:table-cell office:value-type="string">
            <text:p>2016-12-04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24 @ OAK 38</text:p>
          </table:table-cell>
          <table:table-cell office:value-type="string">
            <text:p>2016-12-04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TB 28 @ SD 21</text:p>
          </table:table-cell>
          <table:table-cell office:value-type="string">
            <text:p>2016-12-04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push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WAS 23 @ ARI 31</text:p>
          </table:table-cell>
          <table:table-cell office:value-type="string">
            <text:p>2016-12-04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G 14 @ PIT 24</text:p>
          </table:table-cell>
          <table:table-cell office:value-type="string">
            <text:p>2016-12-04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AR 7 @ SEA 40</text:p>
          </table:table-cell>
          <table:table-cell office:value-type="string">
            <text:p>2016-12-0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IND 41 @ NYJ 10</text:p>
          </table:table-cell>
          <table:table-cell office:value-type="string">
            <text:p>2016-12-05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27 @ DET 23</text:p>
          </table:table-cell>
          <table:table-cell office:value-type="string">
            <text:p>2015-12-03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EA 38 @ MIN 7</text:p>
          </table:table-cell>
          <table:table-cell office:value-type="string">
            <text:p>2015-12-06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IN 37 @ CLE 3</text:p>
          </table:table-cell>
          <table:table-cell office:value-type="string">
            <text:p>2015-12-0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AL 13 @ MIA 15</text:p>
          </table:table-cell>
          <table:table-cell office:value-type="string">
            <text:p>2015-12-0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HOU 21 @ BUF 30</text:p>
          </table:table-cell>
          <table:table-cell office:value-type="string">
            <text:p>2015-12-06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26 @ CHI 20</text:p>
          </table:table-cell>
          <table:table-cell office:value-type="string">
            <text:p>2015-12-06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JAC 39 @ TEN 42</text:p>
          </table:table-cell>
          <table:table-cell office:value-type="string">
            <text:p>2015-12-0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office:value-type="string">
            <text:p>ATL 19 @ TB 23</text:p>
          </table:table-cell>
          <table:table-cell office:value-type="string">
            <text:p>2015-12-06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RI 27 @ STL 3</text:p>
          </table:table-cell>
          <table:table-cell office:value-type="string">
            <text:p>2015-12-0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YJ 23 @ NYG 20</text:p>
          </table:table-cell>
          <table:table-cell office:value-type="string">
            <text:p>2015-12-0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R 41 @ NO 38</text:p>
          </table:table-cell>
          <table:table-cell office:value-type="string">
            <text:p>2015-12-06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DEN 17 @ SD 3</text:p>
          </table:table-cell>
          <table:table-cell office:value-type="string">
            <text:p>2015-12-06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KC 34 @ OAK 20</text:p>
          </table:table-cell>
          <table:table-cell office:value-type="string">
            <text:p>2015-12-0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PHI 35 @ NE 28</text:p>
          </table:table-cell>
          <table:table-cell office:value-type="string">
            <text:p>2015-12-06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IND 10 @ PIT 45</text:p>
          </table:table-cell>
          <table:table-cell office:value-type="string">
            <text:p>2015-12-06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DAL 19 @ WAS 16</text:p>
          </table:table-cell>
          <table:table-cell office:value-type="string">
            <text:p>2015-12-0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7 @ DET 34</text:p>
          </table:table-cell>
          <table:table-cell office:value-type="string">
            <text:p>2014-11-27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HI 33 @ DAL 10</text:p>
          </table:table-cell>
          <table:table-cell office:value-type="string">
            <text:p>2014-11-27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6.5">
            <text:p>56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EA 19 @ SF 3</text:p>
          </table:table-cell>
          <table:table-cell office:value-type="string">
            <text:p>2014-11-2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WAS 27 @ IND 49</text:p>
          </table:table-cell>
          <table:table-cell office:value-type="string">
            <text:p>2014-11-30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1">
          <table:table-cell office:value-type="string">
            <text:p>TEN 21 @ HOU 45</text:p>
          </table:table-cell>
          <table:table-cell office:value-type="string">
            <text:p>2014-11-30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CLE 10 @ BUF 26</text:p>
          </table:table-cell>
          <table:table-cell office:value-type="string">
            <text:p>2014-11-3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D 34 @ BAL 33</text:p>
          </table:table-cell>
          <table:table-cell office:value-type="string">
            <text:p>2014-11-30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NYG 24 @ JAC 25</text:p>
          </table:table-cell>
          <table:table-cell office:value-type="string">
            <text:p>2014-11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CIN 14 @ TB 13</text:p>
          </table:table-cell>
          <table:table-cell office:value-type="string">
            <text:p>2014-11-30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OAK 0 @ STL 52</text:p>
          </table:table-cell>
          <table:table-cell office:value-type="string">
            <text:p>2014-11-3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O 35 @ PIT 32</text:p>
          </table:table-cell>
          <table:table-cell office:value-type="string">
            <text:p>2014-11-30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CAR 13 @ MIN 31</text:p>
          </table:table-cell>
          <table:table-cell office:value-type="string">
            <text:p>2014-11-3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ARI 18 @ ATL 29</text:p>
          </table:table-cell>
          <table:table-cell office:value-type="string">
            <text:p>2014-11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21 @ GB 26</text:p>
          </table:table-cell>
          <table:table-cell office:value-type="string">
            <text:p>2014-11-30</text:p>
          </table:table-cell>
          <table:table-cell office:value-type="float" office:value="58">
            <text:p>58</text:p>
          </table:table-cell>
          <table:table-cell office:value-type="string">
            <text:p>under</text:p>
          </table:table-cell>
          <table:table-cell office:value-type="float" office:value="57">
            <text:p>5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EN 29 @ KC 16</text:p>
          </table:table-cell>
          <table:table-cell office:value-type="string">
            <text:p>2014-11-30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16 @ NYJ 13</text:p>
          </table:table-cell>
          <table:table-cell office:value-type="string">
            <text:p>2014-12-0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10 @ DET 40</text:p>
          </table:table-cell>
          <table:table-cell office:value-type="string">
            <text:p>2013-11-28</text:p>
          </table:table-cell>
          <table:table-cell office:value-type="float" office:value="50">
            <text:p>50</text:p>
          </table:table-cell>
          <table:table-cell office:value-type="string">
            <text:p>push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OAK 24 @ DAL 31</text:p>
          </table:table-cell>
          <table:table-cell office:value-type="string">
            <text:p>2013-11-28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IT 20 @ BAL 22</text:p>
          </table:table-cell>
          <table:table-cell office:value-type="string">
            <text:p>2013-11-28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DEN 35 @ KC 28</text:p>
          </table:table-cell>
          <table:table-cell office:value-type="string">
            <text:p>2013-12-01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TEN 14 @ IND 22</text:p>
          </table:table-cell>
          <table:table-cell office:value-type="string">
            <text:p>2013-12-0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AC 32 @ CLE 28</text:p>
          </table:table-cell>
          <table:table-cell office:value-type="string">
            <text:p>2013-12-01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TB 6 @ CAR 27</text:p>
          </table:table-cell>
          <table:table-cell office:value-type="string">
            <text:p>2013-12-0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I 20 @ MIN 23</text:p>
          </table:table-cell>
          <table:table-cell office:value-type="string">
            <text:p>2013-12-01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RI 21 @ PHI 24</text:p>
          </table:table-cell>
          <table:table-cell office:value-type="string">
            <text:p>2013-12-01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23 @ NYJ 3</text:p>
          </table:table-cell>
          <table:table-cell office:value-type="string">
            <text:p>2013-12-01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TL 34 @ BUF 31</text:p>
          </table:table-cell>
          <table:table-cell office:value-type="string">
            <text:p>2013-12-01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TL 13 @ SF 23</text:p>
          </table:table-cell>
          <table:table-cell office:value-type="string">
            <text:p>2013-12-0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E 34 @ HOU 31</text:p>
          </table:table-cell>
          <table:table-cell office:value-type="string">
            <text:p>2013-12-0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IN 17 @ SD 10</text:p>
          </table:table-cell>
          <table:table-cell office:value-type="string">
            <text:p>2013-12-01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YG 24 @ WAS 17</text:p>
          </table:table-cell>
          <table:table-cell office:value-type="string">
            <text:p>2013-12-0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O 7 @ SEA 34</text:p>
          </table:table-cell>
          <table:table-cell office:value-type="string">
            <text:p>2013-12-0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13 @ ATL 23</text:p>
          </table:table-cell>
          <table:table-cell office:value-type="string">
            <text:p>2012-11-29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AC 18 @ BUF 34</text:p>
          </table:table-cell>
          <table:table-cell office:value-type="string">
            <text:p>2012-12-0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HOU 24 @ TEN 10</text:p>
          </table:table-cell>
          <table:table-cell office:value-type="string">
            <text:p>2012-12-02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F 13 @ STL 16</text:p>
          </table:table-cell>
          <table:table-cell office:value-type="string">
            <text:p>2012-12-02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RI 6 @ NYJ 7</text:p>
          </table:table-cell>
          <table:table-cell office:value-type="string">
            <text:p>2012-12-02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NE 23 @ MIA 16</text:p>
          </table:table-cell>
          <table:table-cell office:value-type="string">
            <text:p>2012-12-02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AR 21 @ KC 27</text:p>
          </table:table-cell>
          <table:table-cell office:value-type="string">
            <text:p>2012-12-02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EA 23 @ CHI 17</text:p>
          </table:table-cell>
          <table:table-cell office:value-type="string">
            <text:p>2012-12-02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IND 35 @ DET 33</text:p>
          </table:table-cell>
          <table:table-cell office:value-type="string">
            <text:p>2012-12-02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MIN 14 @ GB 23</text:p>
          </table:table-cell>
          <table:table-cell office:value-type="string">
            <text:p>2012-12-0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B 23 @ DEN 31</text:p>
          </table:table-cell>
          <table:table-cell office:value-type="string">
            <text:p>2012-12-02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PIT 23 @ BAL 20</text:p>
          </table:table-cell>
          <table:table-cell office:value-type="string">
            <text:p>2012-12-02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IN 20 @ SD 13</text:p>
          </table:table-cell>
          <table:table-cell office:value-type="string">
            <text:p>2012-12-0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LE 20 @ OAK 17</text:p>
          </table:table-cell>
          <table:table-cell office:value-type="string">
            <text:p>2012-12-02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HI 33 @ DAL 38</text:p>
          </table:table-cell>
          <table:table-cell office:value-type="string">
            <text:p>2012-12-0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NYG 16 @ WAS 17</text:p>
          </table:table-cell>
          <table:table-cell office:value-type="string">
            <text:p>2012-12-03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HI 14 @ SEA 31</text:p>
          </table:table-cell>
          <table:table-cell office:value-type="string">
            <text:p>2011-12-0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TEN 23 @ BUF 17</text:p>
          </table:table-cell>
          <table:table-cell office:value-type="string">
            <text:p>2011-12-0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KC 10 @ CHI 3</text:p>
          </table:table-cell>
          <table:table-cell office:value-type="string">
            <text:p>2011-12-0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BAL 24 @ CLE 10</text:p>
          </table:table-cell>
          <table:table-cell office:value-type="string">
            <text:p>2011-12-04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OAK 14 @ MIA 34</text:p>
          </table:table-cell>
          <table:table-cell office:value-type="string">
            <text:p>2011-12-04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T 17 @ NO 31</text:p>
          </table:table-cell>
          <table:table-cell office:value-type="string">
            <text:p>2011-12-04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IN 7 @ PIT 35</text:p>
          </table:table-cell>
          <table:table-cell office:value-type="string">
            <text:p>2011-12-04</text:p>
          </table:table-cell>
          <table:table-cell office:value-type="float" office:value="42">
            <text:p>42</text:p>
          </table:table-cell>
          <table:table-cell office:value-type="string">
            <text:p>push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CAR 38 @ TB 19</text:p>
          </table:table-cell>
          <table:table-cell office:value-type="string">
            <text:p>2011-12-04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YJ 34 @ WAS 19</text:p>
          </table:table-cell>
          <table:table-cell office:value-type="string">
            <text:p>2011-12-04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TL 10 @ HOU 17</text:p>
          </table:table-cell>
          <table:table-cell office:value-type="string">
            <text:p>2011-12-04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EN 35 @ MIN 32</text:p>
          </table:table-cell>
          <table:table-cell office:value-type="string">
            <text:p>2011-12-04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STL 0 @ SF 26</text:p>
          </table:table-cell>
          <table:table-cell office:value-type="string">
            <text:p>2011-12-0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B 38 @ NYG 35</text:p>
          </table:table-cell>
          <table:table-cell office:value-type="string">
            <text:p>2011-12-04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DAL 13 @ ARI 19</text:p>
          </table:table-cell>
          <table:table-cell office:value-type="string">
            <text:p>2011-12-0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IND 24 @ NE 31</text:p>
          </table:table-cell>
          <table:table-cell office:value-type="string">
            <text:p>2011-12-04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D 38 @ JAC 14</text:p>
          </table:table-cell>
          <table:table-cell office:value-type="string">
            <text:p>2011-12-05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24 @ PHI 34</text:p>
          </table:table-cell>
          <table:table-cell office:value-type="string">
            <text:p>2010-12-02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BUF 14 @ MIN 38</text:p>
          </table:table-cell>
          <table:table-cell office:value-type="string">
            <text:p>2010-12-0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LE 13 @ MIA 10</text:p>
          </table:table-cell>
          <table:table-cell office:value-type="string">
            <text:p>2010-12-0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JAC 17 @ TEN 6</text:p>
          </table:table-cell>
          <table:table-cell office:value-type="string">
            <text:p>2010-12-05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N 6 @ KC 10</text:p>
          </table:table-cell>
          <table:table-cell office:value-type="string">
            <text:p>2010-12-05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WAS 7 @ NYG 31</text:p>
          </table:table-cell>
          <table:table-cell office:value-type="string">
            <text:p>2010-12-0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HI 24 @ DET 20</text:p>
          </table:table-cell>
          <table:table-cell office:value-type="string">
            <text:p>2010-12-05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F 16 @ GB 34</text:p>
          </table:table-cell>
          <table:table-cell office:value-type="string">
            <text:p>2010-12-05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O 34 @ CIN 30</text:p>
          </table:table-cell>
          <table:table-cell office:value-type="string">
            <text:p>2010-12-05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OAK 28 @ SD 13</text:p>
          </table:table-cell>
          <table:table-cell office:value-type="string">
            <text:p>2010-12-0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ATL 28 @ TB 24</text:p>
          </table:table-cell>
          <table:table-cell office:value-type="string">
            <text:p>2010-12-0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AR 14 @ SEA 31</text:p>
          </table:table-cell>
          <table:table-cell office:value-type="string">
            <text:p>2010-12-05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DAL 38 @ IND 35</text:p>
          </table:table-cell>
          <table:table-cell office:value-type="string">
            <text:p>2010-12-05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STL 19 @ ARI 6</text:p>
          </table:table-cell>
          <table:table-cell office:value-type="string">
            <text:p>2010-12-05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PIT 13 @ BAL 10</text:p>
          </table:table-cell>
          <table:table-cell office:value-type="string">
            <text:p>2010-12-05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YJ 3 @ NE 45</text:p>
          </table:table-cell>
          <table:table-cell office:value-type="string">
            <text:p>2010-12-06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J 19 @ BUF 13</text:p>
          </table:table-cell>
          <table:table-cell office:value-type="string">
            <text:p>2009-12-03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DEN 44 @ KC 13</text:p>
          </table:table-cell>
          <table:table-cell office:value-type="string">
            <text:p>2009-12-06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OAK 27 @ PIT 24</text:p>
          </table:table-cell>
          <table:table-cell office:value-type="string">
            <text:p>2009-12-06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18 @ JAC 23</text:p>
          </table:table-cell>
          <table:table-cell office:value-type="string">
            <text:p>2009-12-0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EN 17 @ IND 27</text:p>
          </table:table-cell>
          <table:table-cell office:value-type="string">
            <text:p>2009-12-0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HI 34 @ ATL 7</text:p>
          </table:table-cell>
          <table:table-cell office:value-type="string">
            <text:p>2009-12-0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T 13 @ CIN 23</text:p>
          </table:table-cell>
          <table:table-cell office:value-type="string">
            <text:p>2009-12-0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O 33 @ WAS 30</text:p>
          </table:table-cell>
          <table:table-cell office:value-type="string">
            <text:p>2009-12-06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TB 6 @ CAR 16</text:p>
          </table:table-cell>
          <table:table-cell office:value-type="string">
            <text:p>2009-12-0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L 9 @ CHI 17</text:p>
          </table:table-cell>
          <table:table-cell office:value-type="string">
            <text:p>2009-12-06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E 21 @ MIA 22</text:p>
          </table:table-cell>
          <table:table-cell office:value-type="string">
            <text:p>2009-12-06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D 30 @ CLE 23</text:p>
          </table:table-cell>
          <table:table-cell office:value-type="string">
            <text:p>2009-12-0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F 17 @ SEA 20</text:p>
          </table:table-cell>
          <table:table-cell office:value-type="string">
            <text:p>2009-12-06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L 24 @ NYG 31</text:p>
          </table:table-cell>
          <table:table-cell office:value-type="string">
            <text:p>2009-12-06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MIN 17 @ ARI 30</text:p>
          </table:table-cell>
          <table:table-cell office:value-type="string">
            <text:p>2009-12-06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BAL 14 @ GB 27</text:p>
          </table:table-cell>
          <table:table-cell office:value-type="string">
            <text:p>2009-12-0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47 @ DET 10</text:p>
          </table:table-cell>
          <table:table-cell office:value-type="string">
            <text:p>2008-11-27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SEA 9 @ DAL 34</text:p>
          </table:table-cell>
          <table:table-cell office:value-type="string">
            <text:p>2008-11-2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RI 20 @ PHI 48</text:p>
          </table:table-cell>
          <table:table-cell office:value-type="string">
            <text:p>2008-11-2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SF 10 @ BUF 3</text:p>
          </table:table-cell>
          <table:table-cell office:value-type="string">
            <text:p>2008-11-30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NO 20 @ TB 23</text:p>
          </table:table-cell>
          <table:table-cell office:value-type="string">
            <text:p>2008-11-30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R 35 @ GB 31</text:p>
          </table:table-cell>
          <table:table-cell office:value-type="string">
            <text:p>2008-11-3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NYG 23 @ WAS 7</text:p>
          </table:table-cell>
          <table:table-cell office:value-type="string">
            <text:p>2008-11-3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A 16 @ STL 12</text:p>
          </table:table-cell>
          <table:table-cell office:value-type="string">
            <text:p>2008-11-3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AL 34 @ CIN 3</text:p>
          </table:table-cell>
          <table:table-cell office:value-type="string">
            <text:p>2008-11-30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IND 10 @ CLE 6</text:p>
          </table:table-cell>
          <table:table-cell office:value-type="string">
            <text:p>2008-11-30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ATL 22 @ SD 16</text:p>
          </table:table-cell>
          <table:table-cell office:value-type="string">
            <text:p>2008-11-30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EN 34 @ NYJ 17</text:p>
          </table:table-cell>
          <table:table-cell office:value-type="string">
            <text:p>2008-11-3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IT 33 @ NE 10</text:p>
          </table:table-cell>
          <table:table-cell office:value-type="string">
            <text:p>2008-11-30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KC 20 @ OAK 13</text:p>
          </table:table-cell>
          <table:table-cell office:value-type="string">
            <text:p>2008-11-3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I 14 @ MIN 34</text:p>
          </table:table-cell>
          <table:table-cell office:value-type="string">
            <text:p>2008-11-3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AC 17 @ HOU 30</text:p>
          </table:table-cell>
          <table:table-cell office:value-type="string">
            <text:p>2008-12-01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13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GB 27 @ DAL 37</text:p>
          </table:table-cell>
          <table:table-cell office:value-type="string">
            <text:p>2007-11-29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ATL 16 @ STL 28</text:p>
          </table:table-cell>
          <table:table-cell office:value-type="string">
            <text:p>2007-12-0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BUF 17 @ WAS 16</text:p>
          </table:table-cell>
          <table:table-cell office:value-type="string">
            <text:p>2007-12-02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ET 10 @ MIN 42</text:p>
          </table:table-cell>
          <table:table-cell office:value-type="string">
            <text:p>2007-12-02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HOU 20 @ TEN 28</text:p>
          </table:table-cell>
          <table:table-cell office:value-type="string">
            <text:p>2007-12-0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AC 25 @ IND 28</text:p>
          </table:table-cell>
          <table:table-cell office:value-type="string">
            <text:p>2007-12-0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SD 24 @ KC 10</text:p>
          </table:table-cell>
          <table:table-cell office:value-type="string">
            <text:p>2007-12-02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EA 28 @ PHI 24</text:p>
          </table:table-cell>
          <table:table-cell office:value-type="string">
            <text:p>2007-12-0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SF 14 @ CAR 31</text:p>
          </table:table-cell>
          <table:table-cell office:value-type="string">
            <text:p>2007-12-02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35">
            <text:p>3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YJ 40 @ MIA 13</text:p>
          </table:table-cell>
          <table:table-cell office:value-type="string">
            <text:p>2007-12-02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CLE 21 @ ARI 27</text:p>
          </table:table-cell>
          <table:table-cell office:value-type="string">
            <text:p>2007-12-02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N 20 @ OAK 34</text:p>
          </table:table-cell>
          <table:table-cell office:value-type="string">
            <text:p>2007-12-02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TB 27 @ NO 23</text:p>
          </table:table-cell>
          <table:table-cell office:value-type="string">
            <text:p>2007-12-02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G 21 @ CHI 16</text:p>
          </table:table-cell>
          <table:table-cell office:value-type="string">
            <text:p>2007-12-0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IN 10 @ PIT 24</text:p>
          </table:table-cell>
          <table:table-cell office:value-type="string">
            <text:p>2007-12-02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E 27 @ BAL 24</text:p>
          </table:table-cell>
          <table:table-cell office:value-type="string">
            <text:p>2007-12-03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JAC 9 @ TEN 30</text:p>
          </table:table-cell>
          <table:table-cell office:value-type="string">
            <text:p>2018-12-06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ATL 20 @ GB 34</text:p>
          </table:table-cell>
          <table:table-cell office:value-type="string">
            <text:p>2018-12-09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BAL 24 @ KC 27</text:p>
          </table:table-cell>
          <table:table-cell office:value-type="string">
            <text:p>2018-12-09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AR 20 @ CLE 26</text:p>
          </table:table-cell>
          <table:table-cell office:value-type="string">
            <text:p>2018-12-09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IND 24 @ HOU 21</text:p>
          </table:table-cell>
          <table:table-cell office:value-type="string">
            <text:p>2018-12-09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LAR 6 @ CHI 15</text:p>
          </table:table-cell>
          <table:table-cell office:value-type="string">
            <text:p>2018-12-09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E 33 @ MIA 34</text:p>
          </table:table-cell>
          <table:table-cell office:value-type="string">
            <text:p>2018-12-09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NO 28 @ TB 14</text:p>
          </table:table-cell>
          <table:table-cell office:value-type="string">
            <text:p>2018-12-09</text:p>
          </table:table-cell>
          <table:table-cell office:value-type="float" office:value="58">
            <text:p>58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YG 40 @ WAS 16</text:p>
          </table:table-cell>
          <table:table-cell office:value-type="string">
            <text:p>2018-12-09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YJ 27 @ BUF 23</text:p>
          </table:table-cell>
          <table:table-cell office:value-type="string">
            <text:p>2018-12-09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IN 21 @ LAC 26</text:p>
          </table:table-cell>
          <table:table-cell office:value-type="string">
            <text:p>2018-12-09</text:p>
          </table:table-cell>
          <table:table-cell office:value-type="float" office:value="47">
            <text:p>47</text:p>
          </table:table-cell>
          <table:table-cell office:value-type="string">
            <text:p>push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EN 14 @ SF 20</text:p>
          </table:table-cell>
          <table:table-cell office:value-type="string">
            <text:p>2018-12-0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ET 17 @ ARI 3</text:p>
          </table:table-cell>
          <table:table-cell office:value-type="string">
            <text:p>2018-12-09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PHI 23 @ DAL 29</text:p>
          </table:table-cell>
          <table:table-cell office:value-type="string">
            <text:p>2018-12-09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PIT 21 @ OAK 24</text:p>
          </table:table-cell>
          <table:table-cell office:value-type="string">
            <text:p>2018-12-09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N 7 @ SEA 21</text:p>
          </table:table-cell>
          <table:table-cell office:value-type="string">
            <text:p>2018-12-1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17 @ ATL 20</text:p>
          </table:table-cell>
          <table:table-cell office:value-type="string">
            <text:p>2017-12-07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OAK 15 @ KC 26</text:p>
          </table:table-cell>
          <table:table-cell office:value-type="string">
            <text:p>2017-12-1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ND 7 @ BUF 13</text:p>
          </table:table-cell>
          <table:table-cell office:value-type="string">
            <text:p>2017-12-10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ET 24 @ TB 21</text:p>
          </table:table-cell>
          <table:table-cell office:value-type="string">
            <text:p>2017-12-1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N 24 @ CAR 31</text:p>
          </table:table-cell>
          <table:table-cell office:value-type="string">
            <text:p>2017-12-10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HI 33 @ CIN 7</text:p>
          </table:table-cell>
          <table:table-cell office:value-type="string">
            <text:p>2017-12-10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GB 27 @ CLE 21</text:p>
          </table:table-cell>
          <table:table-cell office:value-type="string">
            <text:p>2017-12-10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F 26 @ HOU 16</text:p>
          </table:table-cell>
          <table:table-cell office:value-type="string">
            <text:p>2017-12-10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EA 24 @ JAC 30</text:p>
          </table:table-cell>
          <table:table-cell office:value-type="string">
            <text:p>2017-12-10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TEN 7 @ ARI 12</text:p>
          </table:table-cell>
          <table:table-cell office:value-type="string">
            <text:p>2017-12-1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YJ 0 @ DEN 23</text:p>
          </table:table-cell>
          <table:table-cell office:value-type="string">
            <text:p>2017-12-1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WAS 13 @ LAC 30</text:p>
          </table:table-cell>
          <table:table-cell office:value-type="string">
            <text:p>2017-12-10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HI 43 @ LAR 35</text:p>
          </table:table-cell>
          <table:table-cell office:value-type="string">
            <text:p>2017-12-10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DAL 30 @ NYG 10</text:p>
          </table:table-cell>
          <table:table-cell office:value-type="string">
            <text:p>2017-12-1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AL 38 @ PIT 39</text:p>
          </table:table-cell>
          <table:table-cell office:value-type="string">
            <text:p>2017-12-10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NE 20 @ MIA 27</text:p>
          </table:table-cell>
          <table:table-cell office:value-type="string">
            <text:p>2017-12-11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13 @ KC 21</text:p>
          </table:table-cell>
          <table:table-cell office:value-type="string">
            <text:p>2016-12-0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IT 27 @ BUF 20</text:p>
          </table:table-cell>
          <table:table-cell office:value-type="string">
            <text:p>2016-12-1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HOU 22 @ IND 17</text:p>
          </table:table-cell>
          <table:table-cell office:value-type="string">
            <text:p>2016-12-1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WAS 27 @ PHI 22</text:p>
          </table:table-cell>
          <table:table-cell office:value-type="string">
            <text:p>2016-12-1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DEN 10 @ TEN 13</text:p>
          </table:table-cell>
          <table:table-cell office:value-type="string">
            <text:p>2016-12-1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O 11 @ TB 16</text:p>
          </table:table-cell>
          <table:table-cell office:value-type="string">
            <text:p>2016-12-11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D 16 @ CAR 28</text:p>
          </table:table-cell>
          <table:table-cell office:value-type="string">
            <text:p>2016-12-1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IN 23 @ CLE 10</text:p>
          </table:table-cell>
          <table:table-cell office:value-type="string">
            <text:p>2016-12-1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I 17 @ DET 20</text:p>
          </table:table-cell>
          <table:table-cell office:value-type="string">
            <text:p>2016-12-1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N 25 @ JAC 16</text:p>
          </table:table-cell>
          <table:table-cell office:value-type="string">
            <text:p>2016-12-1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ARI 23 @ MIA 26</text:p>
          </table:table-cell>
          <table:table-cell office:value-type="string">
            <text:p>2016-12-11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YJ 23 @ SF 17</text:p>
          </table:table-cell>
          <table:table-cell office:value-type="string">
            <text:p>2016-12-1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EA 10 @ GB 38</text:p>
          </table:table-cell>
          <table:table-cell office:value-type="string">
            <text:p>2016-12-1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42 @ LA 14</text:p>
          </table:table-cell>
          <table:table-cell office:value-type="string">
            <text:p>2016-12-11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DAL 7 @ NYG 10</text:p>
          </table:table-cell>
          <table:table-cell office:value-type="string">
            <text:p>2016-12-1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BAL 23 @ NE 30</text:p>
          </table:table-cell>
          <table:table-cell office:value-type="string">
            <text:p>2016-12-12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N 20 @ ARI 23</text:p>
          </table:table-cell>
          <table:table-cell office:value-type="string">
            <text:p>2015-12-10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ATL 0 @ CAR 30</text:p>
          </table:table-cell>
          <table:table-cell office:value-type="string">
            <text:p>2015-12-1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UF 20 @ PHI 23</text:p>
          </table:table-cell>
          <table:table-cell office:value-type="string">
            <text:p>2015-12-13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E 27 @ HOU 6</text:p>
          </table:table-cell>
          <table:table-cell office:value-type="string">
            <text:p>2015-12-13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33 @ CIN 20</text:p>
          </table:table-cell>
          <table:table-cell office:value-type="string">
            <text:p>2015-12-1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WAS 24 @ CHI 21</text:p>
          </table:table-cell>
          <table:table-cell office:value-type="string">
            <text:p>2015-12-1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F 10 @ CLE 24</text:p>
          </table:table-cell>
          <table:table-cell office:value-type="string">
            <text:p>2015-12-1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IND 16 @ JAC 51</text:p>
          </table:table-cell>
          <table:table-cell office:value-type="string">
            <text:p>2015-12-1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SD 3 @ KC 10</text:p>
          </table:table-cell>
          <table:table-cell office:value-type="string">
            <text:p>2015-12-13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TEN 8 @ NYJ 30</text:p>
          </table:table-cell>
          <table:table-cell office:value-type="string">
            <text:p>2015-12-1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ET 14 @ STL 21</text:p>
          </table:table-cell>
          <table:table-cell office:value-type="string">
            <text:p>2015-12-1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O 24 @ TB 17</text:p>
          </table:table-cell>
          <table:table-cell office:value-type="string">
            <text:p>2015-12-13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OAK 15 @ DEN 12</text:p>
          </table:table-cell>
          <table:table-cell office:value-type="string">
            <text:p>2015-12-1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AL 7 @ GB 28</text:p>
          </table:table-cell>
          <table:table-cell office:value-type="string">
            <text:p>2015-12-1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EA 35 @ BAL 6</text:p>
          </table:table-cell>
          <table:table-cell office:value-type="string">
            <text:p>2015-12-1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YG 31 @ MIA 24</text:p>
          </table:table-cell>
          <table:table-cell office:value-type="string">
            <text:p>2015-12-14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AL 41 @ CHI 28</text:p>
          </table:table-cell>
          <table:table-cell office:value-type="string">
            <text:p>2014-12-04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PIT 42 @ CIN 21</text:p>
          </table:table-cell>
          <table:table-cell office:value-type="string">
            <text:p>2014-12-0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STL 24 @ WAS 0</text:p>
          </table:table-cell>
          <table:table-cell office:value-type="string">
            <text:p>2014-12-0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YG 36 @ TEN 7</text:p>
          </table:table-cell>
          <table:table-cell office:value-type="string">
            <text:p>2014-12-0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AR 41 @ NO 10</text:p>
          </table:table-cell>
          <table:table-cell office:value-type="string">
            <text:p>2014-12-07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YJ 24 @ MIN 30</text:p>
          </table:table-cell>
          <table:table-cell office:value-type="string">
            <text:p>2014-12-0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BAL 28 @ MIA 13</text:p>
          </table:table-cell>
          <table:table-cell office:value-type="string">
            <text:p>2014-12-07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IND 25 @ CLE 24</text:p>
          </table:table-cell>
          <table:table-cell office:value-type="string">
            <text:p>2014-12-07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TB 17 @ DET 34</text:p>
          </table:table-cell>
          <table:table-cell office:value-type="string">
            <text:p>2014-12-0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HOU 27 @ JAC 13</text:p>
          </table:table-cell>
          <table:table-cell office:value-type="string">
            <text:p>2014-12-0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UF 17 @ DEN 24</text:p>
          </table:table-cell>
          <table:table-cell office:value-type="string">
            <text:p>2014-12-07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KC 14 @ ARI 17</text:p>
          </table:table-cell>
          <table:table-cell office:value-type="string">
            <text:p>2014-12-07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EA 24 @ PHI 14</text:p>
          </table:table-cell>
          <table:table-cell office:value-type="string">
            <text:p>2014-12-07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F 13 @ OAK 24</text:p>
          </table:table-cell>
          <table:table-cell office:value-type="string">
            <text:p>2014-12-0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E 23 @ SD 14</text:p>
          </table:table-cell>
          <table:table-cell office:value-type="string">
            <text:p>2014-12-07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TL 37 @ GB 43</text:p>
          </table:table-cell>
          <table:table-cell office:value-type="string">
            <text:p>2014-12-08</text:p>
          </table:table-cell>
          <table:table-cell office:value-type="float" office:value="56">
            <text:p>56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20 @ JAC 27</text:p>
          </table:table-cell>
          <table:table-cell office:value-type="string">
            <text:p>2013-12-05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IN 26 @ BAL 29</text:p>
          </table:table-cell>
          <table:table-cell office:value-type="string">
            <text:p>2013-12-0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KC 45 @ WAS 10</text:p>
          </table:table-cell>
          <table:table-cell office:value-type="string">
            <text:p>2013-12-08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BUF 6 @ TB 27</text:p>
          </table:table-cell>
          <table:table-cell office:value-type="string">
            <text:p>2013-12-0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A 34 @ PIT 28</text:p>
          </table:table-cell>
          <table:table-cell office:value-type="string">
            <text:p>2013-12-08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DET 20 @ PHI 34</text:p>
          </table:table-cell>
          <table:table-cell office:value-type="string">
            <text:p>2013-12-08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push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OAK 27 @ NYJ 37</text:p>
          </table:table-cell>
          <table:table-cell office:value-type="string">
            <text:p>2013-12-08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IND 28 @ CIN 42</text:p>
          </table:table-cell>
          <table:table-cell office:value-type="string">
            <text:p>2013-12-0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CLE 26 @ NE 27</text:p>
          </table:table-cell>
          <table:table-cell office:value-type="string">
            <text:p>2013-12-08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CAR 13 @ NO 31</text:p>
          </table:table-cell>
          <table:table-cell office:value-type="string">
            <text:p>2013-12-0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28 @ DEN 51</text:p>
          </table:table-cell>
          <table:table-cell office:value-type="string">
            <text:p>2013-12-08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STL 10 @ ARI 30</text:p>
          </table:table-cell>
          <table:table-cell office:value-type="string">
            <text:p>2013-12-08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EA 17 @ SF 19</text:p>
          </table:table-cell>
          <table:table-cell office:value-type="string">
            <text:p>2013-12-08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YG 14 @ SD 37</text:p>
          </table:table-cell>
          <table:table-cell office:value-type="string">
            <text:p>2013-12-08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ATL 21 @ GB 22</text:p>
          </table:table-cell>
          <table:table-cell office:value-type="string">
            <text:p>2013-12-08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AL 28 @ CHI 45</text:p>
          </table:table-cell>
          <table:table-cell office:value-type="string">
            <text:p>2013-12-09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26 @ OAK 13</text:p>
          </table:table-cell>
          <table:table-cell office:value-type="string">
            <text:p>2012-12-06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TL 15 @ BUF 12</text:p>
          </table:table-cell>
          <table:table-cell office:value-type="string">
            <text:p>2012-12-0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AL 28 @ WAS 31</text:p>
          </table:table-cell>
          <table:table-cell office:value-type="string">
            <text:p>2012-12-0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PHI 23 @ TB 21</text:p>
          </table:table-cell>
          <table:table-cell office:value-type="string">
            <text:p>2012-12-09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D 34 @ PIT 24</text:p>
          </table:table-cell>
          <table:table-cell office:value-type="string">
            <text:p>2012-12-09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HI 14 @ MIN 21</text:p>
          </table:table-cell>
          <table:table-cell office:value-type="string">
            <text:p>2012-12-09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ATL 20 @ CAR 30</text:p>
          </table:table-cell>
          <table:table-cell office:value-type="string">
            <text:p>2012-12-09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AL 20 @ CIN 19</text:p>
          </table:table-cell>
          <table:table-cell office:value-type="string">
            <text:p>2012-12-09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C 7 @ CLE 30</text:p>
          </table:table-cell>
          <table:table-cell office:value-type="string">
            <text:p>2012-12-09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TEN 23 @ IND 27</text:p>
          </table:table-cell>
          <table:table-cell office:value-type="string">
            <text:p>2012-12-09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YJ 17 @ JAC 10</text:p>
          </table:table-cell>
          <table:table-cell office:value-type="string">
            <text:p>2012-12-09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A 13 @ SF 27</text:p>
          </table:table-cell>
          <table:table-cell office:value-type="string">
            <text:p>2012-12-09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RI 0 @ SEA 58</text:p>
          </table:table-cell>
          <table:table-cell office:value-type="string">
            <text:p>2012-12-09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O 27 @ NYG 52</text:p>
          </table:table-cell>
          <table:table-cell office:value-type="string">
            <text:p>2012-12-09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string">
            <text:p>DET 20 @ GB 27</text:p>
          </table:table-cell>
          <table:table-cell office:value-type="string">
            <text:p>2012-12-09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HOU 14 @ NE 42</text:p>
          </table:table-cell>
          <table:table-cell office:value-type="string">
            <text:p>2012-12-10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3 @ PIT 14</text:p>
          </table:table-cell>
          <table:table-cell office:value-type="string">
            <text:p>2011-12-08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TB 14 @ JAC 41</text:p>
          </table:table-cell>
          <table:table-cell office:value-type="string">
            <text:p>2011-12-11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E 34 @ WAS 27</text:p>
          </table:table-cell>
          <table:table-cell office:value-type="string">
            <text:p>2011-12-11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HOU 20 @ CIN 19</text:p>
          </table:table-cell>
          <table:table-cell office:value-type="string">
            <text:p>2011-12-11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KC 10 @ NYJ 37</text:p>
          </table:table-cell>
          <table:table-cell office:value-type="string">
            <text:p>2011-12-11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MIN 28 @ DET 34</text:p>
          </table:table-cell>
          <table:table-cell office:value-type="string">
            <text:p>2011-12-11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O 22 @ TEN 17</text:p>
          </table:table-cell>
          <table:table-cell office:value-type="string">
            <text:p>2011-12-11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PHI 26 @ MIA 10</text:p>
          </table:table-cell>
          <table:table-cell office:value-type="string">
            <text:p>2011-12-1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IND 10 @ BAL 24</text:p>
          </table:table-cell>
          <table:table-cell office:value-type="string">
            <text:p>2011-12-1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TL 31 @ CAR 23</text:p>
          </table:table-cell>
          <table:table-cell office:value-type="string">
            <text:p>2011-12-11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HI 10 @ DEN 13</text:p>
          </table:table-cell>
          <table:table-cell office:value-type="string">
            <text:p>2011-12-11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F 19 @ ARI 21</text:p>
          </table:table-cell>
          <table:table-cell office:value-type="string">
            <text:p>2011-12-1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OAK 16 @ GB 46</text:p>
          </table:table-cell>
          <table:table-cell office:value-type="string">
            <text:p>2011-12-11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BUF 10 @ SD 37</text:p>
          </table:table-cell>
          <table:table-cell office:value-type="string">
            <text:p>2011-12-1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G 37 @ DAL 34</text:p>
          </table:table-cell>
          <table:table-cell office:value-type="string">
            <text:p>2011-12-11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STL 13 @ SEA 30</text:p>
          </table:table-cell>
          <table:table-cell office:value-type="string">
            <text:p>2011-12-12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0 @ TEN 28</text:p>
          </table:table-cell>
          <table:table-cell office:value-type="string">
            <text:p>2010-12-09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OAK 31 @ JAC 38</text:p>
          </table:table-cell>
          <table:table-cell office:value-type="string">
            <text:p>2010-12-1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CIN 7 @ PIT 23</text:p>
          </table:table-cell>
          <table:table-cell office:value-type="string">
            <text:p>2010-12-1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LE 6 @ BUF 13</text:p>
          </table:table-cell>
          <table:table-cell office:value-type="string">
            <text:p>2010-12-1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GB 3 @ DET 7</text:p>
          </table:table-cell>
          <table:table-cell office:value-type="string">
            <text:p>2010-12-1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ATL 31 @ CAR 10</text:p>
          </table:table-cell>
          <table:table-cell office:value-type="string">
            <text:p>2010-12-12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17 @ WAS 16</text:p>
          </table:table-cell>
          <table:table-cell office:value-type="string">
            <text:p>2010-12-12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STL 13 @ NO 31</text:p>
          </table:table-cell>
          <table:table-cell office:value-type="string">
            <text:p>2010-12-12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EA 21 @ SF 40</text:p>
          </table:table-cell>
          <table:table-cell office:value-type="string">
            <text:p>2010-12-12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E 36 @ CHI 7</text:p>
          </table:table-cell>
          <table:table-cell office:value-type="string">
            <text:p>2010-12-1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A 10 @ NYJ 6</text:p>
          </table:table-cell>
          <table:table-cell office:value-type="string">
            <text:p>2010-12-12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DEN 13 @ ARI 43</text:p>
          </table:table-cell>
          <table:table-cell office:value-type="string">
            <text:p>2010-12-12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KC 0 @ SD 31</text:p>
          </table:table-cell>
          <table:table-cell office:value-type="string">
            <text:p>2010-12-1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HI 30 @ DAL 27</text:p>
          </table:table-cell>
          <table:table-cell office:value-type="string">
            <text:p>2010-12-12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YG 21 @ MIN 3</text:p>
          </table:table-cell>
          <table:table-cell office:value-type="string">
            <text:p>2010-12-1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AL 34 @ HOU 28</text:p>
          </table:table-cell>
          <table:table-cell office:value-type="string">
            <text:p>2010-12-1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IT 6 @ CLE 13</text:p>
          </table:table-cell>
          <table:table-cell office:value-type="string">
            <text:p>2009-12-10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DEN 16 @ IND 28</text:p>
          </table:table-cell>
          <table:table-cell office:value-type="string">
            <text:p>2009-12-1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IN 10 @ MIN 30</text:p>
          </table:table-cell>
          <table:table-cell office:value-type="string">
            <text:p>2009-12-1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YJ 26 @ TB 3</text:p>
          </table:table-cell>
          <table:table-cell office:value-type="string">
            <text:p>2009-12-13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UF 16 @ KC 10</text:p>
          </table:table-cell>
          <table:table-cell office:value-type="string">
            <text:p>2009-12-13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GB 21 @ CHI 14</text:p>
          </table:table-cell>
          <table:table-cell office:value-type="string">
            <text:p>2009-12-1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O 26 @ ATL 23</text:p>
          </table:table-cell>
          <table:table-cell office:value-type="string">
            <text:p>2009-12-13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DET 3 @ BAL 48</text:p>
          </table:table-cell>
          <table:table-cell office:value-type="string">
            <text:p>2009-12-13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A 14 @ JAC 10</text:p>
          </table:table-cell>
          <table:table-cell office:value-type="string">
            <text:p>2009-12-1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CAR 10 @ NE 20</text:p>
          </table:table-cell>
          <table:table-cell office:value-type="string">
            <text:p>2009-12-1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7 @ HOU 34</text:p>
          </table:table-cell>
          <table:table-cell office:value-type="string">
            <text:p>2009-12-13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TL 7 @ TEN 47</text:p>
          </table:table-cell>
          <table:table-cell office:value-type="string">
            <text:p>2009-12-13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WAS 34 @ OAK 13</text:p>
          </table:table-cell>
          <table:table-cell office:value-type="string">
            <text:p>2009-12-13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D 20 @ DAL 17</text:p>
          </table:table-cell>
          <table:table-cell office:value-type="string">
            <text:p>2009-12-13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PHI 45 @ NYG 38</text:p>
          </table:table-cell>
          <table:table-cell office:value-type="string">
            <text:p>2009-12-13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string">
            <text:p>ARI 9 @ SF 24</text:p>
          </table:table-cell>
          <table:table-cell office:value-type="string">
            <text:p>2009-12-14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7 @ SD 34</text:p>
          </table:table-cell>
          <table:table-cell office:value-type="string">
            <text:p>2008-12-04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IN 3 @ IND 35</text:p>
          </table:table-cell>
          <table:table-cell office:value-type="string">
            <text:p>2008-12-07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JAC 10 @ CHI 23</text:p>
          </table:table-cell>
          <table:table-cell office:value-type="string">
            <text:p>2008-12-0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HOU 24 @ GB 21</text:p>
          </table:table-cell>
          <table:table-cell office:value-type="string">
            <text:p>2008-12-07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LE 9 @ TEN 28</text:p>
          </table:table-cell>
          <table:table-cell office:value-type="string">
            <text:p>2008-12-07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N 20 @ DET 16</text:p>
          </table:table-cell>
          <table:table-cell office:value-type="string">
            <text:p>2008-12-0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HI 20 @ NYG 14</text:p>
          </table:table-cell>
          <table:table-cell office:value-type="string">
            <text:p>2008-12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TL 25 @ NO 29</text:p>
          </table:table-cell>
          <table:table-cell office:value-type="string">
            <text:p>2008-12-07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J 14 @ SF 24</text:p>
          </table:table-cell>
          <table:table-cell office:value-type="string">
            <text:p>2008-12-0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MIA 16 @ BUF 3</text:p>
          </table:table-cell>
          <table:table-cell office:value-type="string">
            <text:p>2008-12-0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KC 17 @ DEN 24</text:p>
          </table:table-cell>
          <table:table-cell office:value-type="string">
            <text:p>2008-12-07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E 24 @ SEA 21</text:p>
          </table:table-cell>
          <table:table-cell office:value-type="string">
            <text:p>2008-12-0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TL 10 @ ARI 34</text:p>
          </table:table-cell>
          <table:table-cell office:value-type="string">
            <text:p>2008-12-07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AL 13 @ PIT 20</text:p>
          </table:table-cell>
          <table:table-cell office:value-type="string">
            <text:p>2008-12-07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WAS 10 @ BAL 24</text:p>
          </table:table-cell>
          <table:table-cell office:value-type="string">
            <text:p>2008-12-07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B 23 @ CAR 38</text:p>
          </table:table-cell>
          <table:table-cell office:value-type="string">
            <text:p>2008-12-08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FL Week 14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HI 16 @ WAS 24</text:p>
          </table:table-cell>
          <table:table-cell office:value-type="string">
            <text:p>2007-12-06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AR 6 @ JAC 37</text:p>
          </table:table-cell>
          <table:table-cell office:value-type="string">
            <text:p>2007-12-09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AL 28 @ DET 27</text:p>
          </table:table-cell>
          <table:table-cell office:value-type="string">
            <text:p>2007-12-09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MIA 17 @ BUF 38</text:p>
          </table:table-cell>
          <table:table-cell office:value-type="string">
            <text:p>2007-12-09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YG 16 @ PHI 13</text:p>
          </table:table-cell>
          <table:table-cell office:value-type="string">
            <text:p>2007-12-0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OAK 7 @ GB 38</text:p>
          </table:table-cell>
          <table:table-cell office:value-type="string">
            <text:p>2007-12-09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D 23 @ TEN 17</text:p>
          </table:table-cell>
          <table:table-cell office:value-type="string">
            <text:p>2007-12-09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push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TL 10 @ CIN 19</text:p>
          </table:table-cell>
          <table:table-cell office:value-type="string">
            <text:p>2007-12-09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B 14 @ HOU 28</text:p>
          </table:table-cell>
          <table:table-cell office:value-type="string">
            <text:p>2007-12-09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ARI 21 @ SEA 42</text:p>
          </table:table-cell>
          <table:table-cell office:value-type="string">
            <text:p>2007-12-0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MIN 27 @ SF 7</text:p>
          </table:table-cell>
          <table:table-cell office:value-type="string">
            <text:p>2007-12-09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PIT 13 @ NE 34</text:p>
          </table:table-cell>
          <table:table-cell office:value-type="string">
            <text:p>2007-12-09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LE 24 @ NYJ 18</text:p>
          </table:table-cell>
          <table:table-cell office:value-type="string">
            <text:p>2007-12-09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KC 7 @ DEN 41</text:p>
          </table:table-cell>
          <table:table-cell office:value-type="string">
            <text:p>2007-12-09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44 @ BAL 20</text:p>
          </table:table-cell>
          <table:table-cell office:value-type="string">
            <text:p>2007-12-09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O 34 @ ATL 14</text:p>
          </table:table-cell>
          <table:table-cell office:value-type="string">
            <text:p>2007-12-10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LAC 29 @ KC 28</text:p>
          </table:table-cell>
          <table:table-cell office:value-type="string">
            <text:p>2018-12-13</text:p>
          </table:table-cell>
          <table:table-cell office:value-type="float" office:value="56.5">
            <text:p>56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LE 17 @ DEN 16</text:p>
          </table:table-cell>
          <table:table-cell office:value-type="string">
            <text:p>2018-12-1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HOU 29 @ NYJ 22</text:p>
          </table:table-cell>
          <table:table-cell office:value-type="string">
            <text:p>2018-12-15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AL 0 @ IND 23</text:p>
          </table:table-cell>
          <table:table-cell office:value-type="string">
            <text:p>2018-12-1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IA 17 @ MIN 41</text:p>
          </table:table-cell>
          <table:table-cell office:value-type="string">
            <text:p>2018-12-1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OAK 16 @ CIN 30</text:p>
          </table:table-cell>
          <table:table-cell office:value-type="string">
            <text:p>2018-12-16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TEN 17 @ NYG 0</text:p>
          </table:table-cell>
          <table:table-cell office:value-type="string">
            <text:p>2018-12-1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WAS 16 @ JAC 13</text:p>
          </table:table-cell>
          <table:table-cell office:value-type="string">
            <text:p>2018-12-16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RI 14 @ ATL 40</text:p>
          </table:table-cell>
          <table:table-cell office:value-type="string">
            <text:p>2018-12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DET 13 @ BUF 14</text:p>
          </table:table-cell>
          <table:table-cell office:value-type="string">
            <text:p>2018-12-16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GB 17 @ CHI 24</text:p>
          </table:table-cell>
          <table:table-cell office:value-type="string">
            <text:p>2018-12-1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12 @ BAL 20</text:p>
          </table:table-cell>
          <table:table-cell office:value-type="string">
            <text:p>2018-12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EA 23 @ SF 26</text:p>
          </table:table-cell>
          <table:table-cell office:value-type="string">
            <text:p>2018-12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E 10 @ PIT 17</text:p>
          </table:table-cell>
          <table:table-cell office:value-type="string">
            <text:p>2018-12-16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HI 30 @ LAR 23</text:p>
          </table:table-cell>
          <table:table-cell office:value-type="string">
            <text:p>2018-12-16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O 12 @ CAR 9</text:p>
          </table:table-cell>
          <table:table-cell office:value-type="string">
            <text:p>2018-12-17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25 @ IND 13</text:p>
          </table:table-cell>
          <table:table-cell office:value-type="string">
            <text:p>2017-12-14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HI 10 @ DET 20</text:p>
          </table:table-cell>
          <table:table-cell office:value-type="string">
            <text:p>2017-12-16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LAC 13 @ KC 30</text:p>
          </table:table-cell>
          <table:table-cell office:value-type="string">
            <text:p>2017-12-16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AL 27 @ CLE 10</text:p>
          </table:table-cell>
          <table:table-cell office:value-type="string">
            <text:p>2017-12-1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HOU 7 @ JAC 45</text:p>
          </table:table-cell>
          <table:table-cell office:value-type="string">
            <text:p>2017-12-17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CIN 7 @ MIN 34</text:p>
          </table:table-cell>
          <table:table-cell office:value-type="string">
            <text:p>2017-12-17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YJ 19 @ NO 31</text:p>
          </table:table-cell>
          <table:table-cell office:value-type="string">
            <text:p>2017-12-17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PHI 34 @ NYG 29</text:p>
          </table:table-cell>
          <table:table-cell office:value-type="string">
            <text:p>2017-12-17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ARI 15 @ WAS 20</text:p>
          </table:table-cell>
          <table:table-cell office:value-type="string">
            <text:p>2017-12-1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IA 16 @ BUF 24</text:p>
          </table:table-cell>
          <table:table-cell office:value-type="string">
            <text:p>2017-12-17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GB 24 @ CAR 31</text:p>
          </table:table-cell>
          <table:table-cell office:value-type="string">
            <text:p>2017-12-17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LAR 42 @ SEA 7</text:p>
          </table:table-cell>
          <table:table-cell office:value-type="string">
            <text:p>2017-12-17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TEN 23 @ SF 25</text:p>
          </table:table-cell>
          <table:table-cell office:value-type="string">
            <text:p>2017-12-17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E 27 @ PIT 24</text:p>
          </table:table-cell>
          <table:table-cell office:value-type="string">
            <text:p>2017-12-17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AL 20 @ OAK 17</text:p>
          </table:table-cell>
          <table:table-cell office:value-type="string">
            <text:p>2017-12-17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TL 24 @ TB 21</text:p>
          </table:table-cell>
          <table:table-cell office:value-type="string">
            <text:p>2017-12-1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LA 3 @ SEA 24</text:p>
          </table:table-cell>
          <table:table-cell office:value-type="string">
            <text:p>2016-12-15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IA 34 @ NYJ 13</text:p>
          </table:table-cell>
          <table:table-cell office:value-type="string">
            <text:p>2016-12-1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GB 30 @ CHI 27</text:p>
          </table:table-cell>
          <table:table-cell office:value-type="string">
            <text:p>2016-12-1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TEN 19 @ KC 17</text:p>
          </table:table-cell>
          <table:table-cell office:value-type="string">
            <text:p>2016-12-1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ET 6 @ NYG 17</text:p>
          </table:table-cell>
          <table:table-cell office:value-type="string">
            <text:p>2016-12-1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LE 13 @ BUF 33</text:p>
          </table:table-cell>
          <table:table-cell office:value-type="string">
            <text:p>2016-12-1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IND 34 @ MIN 6</text:p>
          </table:table-cell>
          <table:table-cell office:value-type="string">
            <text:p>2016-12-1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PHI 26 @ BAL 27</text:p>
          </table:table-cell>
          <table:table-cell office:value-type="string">
            <text:p>2016-12-17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TB 20 @ DAL 26</text:p>
          </table:table-cell>
          <table:table-cell office:value-type="string">
            <text:p>2016-12-17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JAC 20 @ HOU 21</text:p>
          </table:table-cell>
          <table:table-cell office:value-type="string">
            <text:p>2016-12-17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O 48 @ ARI 41</text:p>
          </table:table-cell>
          <table:table-cell office:value-type="string">
            <text:p>2016-12-17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SF 13 @ ATL 41</text:p>
          </table:table-cell>
          <table:table-cell office:value-type="string">
            <text:p>2016-12-17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E 16 @ DEN 3</text:p>
          </table:table-cell>
          <table:table-cell office:value-type="string">
            <text:p>2016-12-1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OAK 19 @ SD 16</text:p>
          </table:table-cell>
          <table:table-cell office:value-type="string">
            <text:p>2016-12-17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IT 24 @ CIN 20</text:p>
          </table:table-cell>
          <table:table-cell office:value-type="string">
            <text:p>2016-12-17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AR 26 @ WAS 15</text:p>
          </table:table-cell>
          <table:table-cell office:value-type="string">
            <text:p>2016-12-19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B 23 @ STL 31</text:p>
          </table:table-cell>
          <table:table-cell office:value-type="string">
            <text:p>2015-12-1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J 19 @ DAL 16</text:p>
          </table:table-cell>
          <table:table-cell office:value-type="string">
            <text:p>2015-12-19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AR 38 @ NYG 35</text:p>
          </table:table-cell>
          <table:table-cell office:value-type="string">
            <text:p>2015-12-20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TEN 16 @ NE 33</text:p>
          </table:table-cell>
          <table:table-cell office:value-type="string">
            <text:p>2015-12-20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C 34 @ BAL 14</text:p>
          </table:table-cell>
          <table:table-cell office:value-type="string">
            <text:p>2015-12-2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23 @ JAC 17</text:p>
          </table:table-cell>
          <table:table-cell office:value-type="string">
            <text:p>2015-12-20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17 @ MIN 38</text:p>
          </table:table-cell>
          <table:table-cell office:value-type="string">
            <text:p>2015-12-2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HOU 16 @ IND 10</text:p>
          </table:table-cell>
          <table:table-cell office:value-type="string">
            <text:p>2015-12-2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ARI 40 @ PHI 17</text:p>
          </table:table-cell>
          <table:table-cell office:value-type="string">
            <text:p>2015-12-20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BUF 25 @ WAS 35</text:p>
          </table:table-cell>
          <table:table-cell office:value-type="string">
            <text:p>2015-12-2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LE 13 @ SEA 30</text:p>
          </table:table-cell>
          <table:table-cell office:value-type="string">
            <text:p>2015-12-20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B 30 @ OAK 20</text:p>
          </table:table-cell>
          <table:table-cell office:value-type="string">
            <text:p>2015-12-20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N 27 @ PIT 34</text:p>
          </table:table-cell>
          <table:table-cell office:value-type="string">
            <text:p>2015-12-20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MIA 14 @ SD 30</text:p>
          </table:table-cell>
          <table:table-cell office:value-type="string">
            <text:p>2015-12-2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IN 24 @ SF 14</text:p>
          </table:table-cell>
          <table:table-cell office:value-type="string">
            <text:p>2015-12-2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ET 35 @ NO 27</text:p>
          </table:table-cell>
          <table:table-cell office:value-type="string">
            <text:p>2015-12-21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RI 12 @ STL 6</text:p>
          </table:table-cell>
          <table:table-cell office:value-type="string">
            <text:p>2014-12-1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PIT 27 @ ATL 20</text:p>
          </table:table-cell>
          <table:table-cell office:value-type="string">
            <text:p>2014-12-14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WAS 13 @ NYG 24</text:p>
          </table:table-cell>
          <table:table-cell office:value-type="string">
            <text:p>2014-12-1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A 13 @ NE 41</text:p>
          </table:table-cell>
          <table:table-cell office:value-type="string">
            <text:p>2014-12-14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OAK 13 @ KC 31</text:p>
          </table:table-cell>
          <table:table-cell office:value-type="string">
            <text:p>2014-12-14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HOU 10 @ IND 17</text:p>
          </table:table-cell>
          <table:table-cell office:value-type="string">
            <text:p>2014-12-14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JAC 12 @ BAL 20</text:p>
          </table:table-cell>
          <table:table-cell office:value-type="string">
            <text:p>2014-12-14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B 13 @ BUF 21</text:p>
          </table:table-cell>
          <table:table-cell office:value-type="string">
            <text:p>2014-12-14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B 17 @ CAR 19</text:p>
          </table:table-cell>
          <table:table-cell office:value-type="string">
            <text:p>2014-12-14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IN 30 @ CLE 0</text:p>
          </table:table-cell>
          <table:table-cell office:value-type="string">
            <text:p>2014-12-14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N 14 @ DET 16</text:p>
          </table:table-cell>
          <table:table-cell office:value-type="string">
            <text:p>2014-12-14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NYJ 16 @ TEN 11</text:p>
          </table:table-cell>
          <table:table-cell office:value-type="string">
            <text:p>2014-12-14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EN 22 @ SD 10</text:p>
          </table:table-cell>
          <table:table-cell office:value-type="string">
            <text:p>2014-12-14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F 7 @ SEA 17</text:p>
          </table:table-cell>
          <table:table-cell office:value-type="string">
            <text:p>2014-12-14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AL 38 @ PHI 27</text:p>
          </table:table-cell>
          <table:table-cell office:value-type="string">
            <text:p>2014-12-14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O 31 @ CHI 15</text:p>
          </table:table-cell>
          <table:table-cell office:value-type="string">
            <text:p>2014-12-15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27 @ DEN 20</text:p>
          </table:table-cell>
          <table:table-cell office:value-type="string">
            <text:p>2013-12-12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6.5">
            <text:p>5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WAS 26 @ ATL 27</text:p>
          </table:table-cell>
          <table:table-cell office:value-type="string">
            <text:p>2013-12-15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RI 37 @ TEN 34</text:p>
          </table:table-cell>
          <table:table-cell office:value-type="string">
            <text:p>2013-12-15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SF 33 @ TB 14</text:p>
          </table:table-cell>
          <table:table-cell office:value-type="string">
            <text:p>2013-12-15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O 16 @ STL 27</text:p>
          </table:table-cell>
          <table:table-cell office:value-type="string">
            <text:p>2013-12-15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EA 23 @ NYG 0</text:p>
          </table:table-cell>
          <table:table-cell office:value-type="string">
            <text:p>2013-12-15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HI 38 @ CLE 31</text:p>
          </table:table-cell>
          <table:table-cell office:value-type="string">
            <text:p>2013-12-1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HOU 3 @ IND 25</text:p>
          </table:table-cell>
          <table:table-cell office:value-type="string">
            <text:p>2013-12-15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UF 27 @ JAC 20</text:p>
          </table:table-cell>
          <table:table-cell office:value-type="string">
            <text:p>2013-12-15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E 20 @ MIA 24</text:p>
          </table:table-cell>
          <table:table-cell office:value-type="string">
            <text:p>2013-12-15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HI 30 @ MIN 48</text:p>
          </table:table-cell>
          <table:table-cell office:value-type="string">
            <text:p>2013-12-15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KC 56 @ OAK 31</text:p>
          </table:table-cell>
          <table:table-cell office:value-type="string">
            <text:p>2013-12-15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NYJ 20 @ CAR 30</text:p>
          </table:table-cell>
          <table:table-cell office:value-type="string">
            <text:p>2013-12-15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GB 37 @ DAL 36</text:p>
          </table:table-cell>
          <table:table-cell office:value-type="string">
            <text:p>2013-12-15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CIN 20 @ PIT 30</text:p>
          </table:table-cell>
          <table:table-cell office:value-type="string">
            <text:p>2013-12-15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BAL 18 @ DET 16</text:p>
          </table:table-cell>
          <table:table-cell office:value-type="string">
            <text:p>2013-12-16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IN 34 @ PHI 13</text:p>
          </table:table-cell>
          <table:table-cell office:value-type="string">
            <text:p>2012-12-13</text:p>
          </table:table-cell>
          <table:table-cell office:value-type="float" office:value="47">
            <text:p>47</text:p>
          </table:table-cell>
          <table:table-cell office:value-type="string">
            <text:p>push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NYG 0 @ ATL 34</text:p>
          </table:table-cell>
          <table:table-cell office:value-type="string">
            <text:p>2012-12-16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N 36 @ STL 22</text:p>
          </table:table-cell>
          <table:table-cell office:value-type="string">
            <text:p>2012-12-16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TB 0 @ NO 41</text:p>
          </table:table-cell>
          <table:table-cell office:value-type="string">
            <text:p>2012-12-16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54.5">
            <text:p>5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JAC 3 @ MIA 24</text:p>
          </table:table-cell>
          <table:table-cell office:value-type="string">
            <text:p>2012-12-16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IND 17 @ HOU 29</text:p>
          </table:table-cell>
          <table:table-cell office:value-type="string">
            <text:p>2012-12-16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WAS 38 @ CLE 21</text:p>
          </table:table-cell>
          <table:table-cell office:value-type="string">
            <text:p>2012-12-16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GB 21 @ CHI 13</text:p>
          </table:table-cell>
          <table:table-cell office:value-type="string">
            <text:p>2012-12-1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DEN 34 @ BAL 17</text:p>
          </table:table-cell>
          <table:table-cell office:value-type="string">
            <text:p>2012-12-16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AR 31 @ SD 7</text:p>
          </table:table-cell>
          <table:table-cell office:value-type="string">
            <text:p>2012-12-16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SEA 50 @ BUF 17</text:p>
          </table:table-cell>
          <table:table-cell office:value-type="string">
            <text:p>2012-12-1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DET 10 @ ARI 38</text:p>
          </table:table-cell>
          <table:table-cell office:value-type="string">
            <text:p>2012-12-16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KC 0 @ OAK 15</text:p>
          </table:table-cell>
          <table:table-cell office:value-type="string">
            <text:p>2012-12-16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PIT 24 @ DAL 27</text:p>
          </table:table-cell>
          <table:table-cell office:value-type="string">
            <text:p>2012-12-16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41 @ NE 34</text:p>
          </table:table-cell>
          <table:table-cell office:value-type="string">
            <text:p>2012-12-16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NYJ 10 @ TEN 14</text:p>
          </table:table-cell>
          <table:table-cell office:value-type="string">
            <text:p>2012-12-1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JAC 14 @ ATL 41</text:p>
          </table:table-cell>
          <table:table-cell office:value-type="string">
            <text:p>2011-12-15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DAL 31 @ TB 15</text:p>
          </table:table-cell>
          <table:table-cell office:value-type="string">
            <text:p>2011-12-17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IN 20 @ STL 13</text:p>
          </table:table-cell>
          <table:table-cell office:value-type="string">
            <text:p>2011-12-18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MIA 30 @ BUF 23</text:p>
          </table:table-cell>
          <table:table-cell office:value-type="string">
            <text:p>2011-12-18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WAS 23 @ NYG 10</text:p>
          </table:table-cell>
          <table:table-cell office:value-type="string">
            <text:p>2011-12-18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EN 13 @ IND 27</text:p>
          </table:table-cell>
          <table:table-cell office:value-type="string">
            <text:p>2011-12-1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EA 38 @ CHI 14</text:p>
          </table:table-cell>
          <table:table-cell office:value-type="string">
            <text:p>2011-12-18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GB 14 @ KC 19</text:p>
          </table:table-cell>
          <table:table-cell office:value-type="string">
            <text:p>2011-12-1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AR 28 @ HOU 13</text:p>
          </table:table-cell>
          <table:table-cell office:value-type="string">
            <text:p>2011-12-1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O 42 @ MIN 20</text:p>
          </table:table-cell>
          <table:table-cell office:value-type="string">
            <text:p>2011-12-18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DET 28 @ OAK 27</text:p>
          </table:table-cell>
          <table:table-cell office:value-type="string">
            <text:p>2011-12-1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LE 17 @ ARI 20</text:p>
          </table:table-cell>
          <table:table-cell office:value-type="string">
            <text:p>2011-12-18</text:p>
          </table:table-cell>
          <table:table-cell office:value-type="float" office:value="37">
            <text:p>37</text:p>
          </table:table-cell>
          <table:table-cell office:value-type="string">
            <text:p>push</text:p>
          </table:table-cell>
          <table:table-cell office:value-type="float" office:value="37">
            <text:p>37</text:p>
          </table:table-cell>
          <table:table-cell office:value-type="string">
            <text:p>push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19 @ PHI 45</text:p>
          </table:table-cell>
          <table:table-cell office:value-type="string">
            <text:p>2011-12-1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E 41 @ DEN 23</text:p>
          </table:table-cell>
          <table:table-cell office:value-type="string">
            <text:p>2011-12-1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BAL 14 @ SD 34</text:p>
          </table:table-cell>
          <table:table-cell office:value-type="string">
            <text:p>2011-12-1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PIT 3 @ SF 20</text:p>
          </table:table-cell>
          <table:table-cell office:value-type="string">
            <text:p>2011-12-19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F 7 @ SD 34</text:p>
          </table:table-cell>
          <table:table-cell office:value-type="string">
            <text:p>2010-12-16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KC 27 @ STL 13</text:p>
          </table:table-cell>
          <table:table-cell office:value-type="string">
            <text:p>2010-12-19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HOU 17 @ TEN 31</text:p>
          </table:table-cell>
          <table:table-cell office:value-type="string">
            <text:p>2010-12-19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AC 24 @ IND 34</text:p>
          </table:table-cell>
          <table:table-cell office:value-type="string">
            <text:p>2010-12-19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ARI 12 @ CAR 19</text:p>
          </table:table-cell>
          <table:table-cell office:value-type="string">
            <text:p>2010-12-19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LE 17 @ CIN 19</text:p>
          </table:table-cell>
          <table:table-cell office:value-type="string">
            <text:p>2010-12-19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BUF 17 @ MIA 14</text:p>
          </table:table-cell>
          <table:table-cell office:value-type="string">
            <text:p>2010-12-19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PHI 38 @ NYG 31</text:p>
          </table:table-cell>
          <table:table-cell office:value-type="string">
            <text:p>2010-12-19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WAS 30 @ DAL 33</text:p>
          </table:table-cell>
          <table:table-cell office:value-type="string">
            <text:p>2010-12-1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DET 23 @ TB 20</text:p>
          </table:table-cell>
          <table:table-cell office:value-type="string">
            <text:p>2010-12-19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NO 24 @ BAL 30</text:p>
          </table:table-cell>
          <table:table-cell office:value-type="string">
            <text:p>2010-12-19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ATL 34 @ SEA 18</text:p>
          </table:table-cell>
          <table:table-cell office:value-type="string">
            <text:p>2010-12-19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YJ 22 @ PIT 17</text:p>
          </table:table-cell>
          <table:table-cell office:value-type="string">
            <text:p>2010-12-19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EN 23 @ OAK 39</text:p>
          </table:table-cell>
          <table:table-cell office:value-type="string">
            <text:p>2010-12-19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GB 27 @ NE 31</text:p>
          </table:table-cell>
          <table:table-cell office:value-type="string">
            <text:p>2010-12-19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HI 40 @ MIN 14</text:p>
          </table:table-cell>
          <table:table-cell office:value-type="string">
            <text:p>2010-12-20</text:p>
          </table:table-cell>
          <table:table-cell office:value-type="float" office:value="33">
            <text:p>33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5 @ JAC 31</text:p>
          </table:table-cell>
          <table:table-cell office:value-type="string">
            <text:p>2009-12-1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DAL 24 @ NO 17</text:p>
          </table:table-cell>
          <table:table-cell office:value-type="string">
            <text:p>2009-12-19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IA 24 @ TEN 27</text:p>
          </table:table-cell>
          <table:table-cell office:value-type="string">
            <text:p>2009-12-20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E 17 @ BUF 10</text:p>
          </table:table-cell>
          <table:table-cell office:value-type="string">
            <text:p>2009-12-2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RI 31 @ DET 24</text:p>
          </table:table-cell>
          <table:table-cell office:value-type="string">
            <text:p>2009-12-20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TL 10 @ NYJ 7</text:p>
          </table:table-cell>
          <table:table-cell office:value-type="string">
            <text:p>2009-12-20</text:p>
          </table:table-cell>
          <table:table-cell office:value-type="float" office:value="36">
            <text:p>36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CLE 41 @ KC 34</text:p>
          </table:table-cell>
          <table:table-cell office:value-type="string">
            <text:p>2009-12-20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HOU 16 @ STL 13</text:p>
          </table:table-cell>
          <table:table-cell office:value-type="string">
            <text:p>2009-12-20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CIN 24 @ SD 27</text:p>
          </table:table-cell>
          <table:table-cell office:value-type="string">
            <text:p>2009-12-2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OAK 20 @ DEN 19</text:p>
          </table:table-cell>
          <table:table-cell office:value-type="string">
            <text:p>2009-12-20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GB 36 @ PIT 37</text:p>
          </table:table-cell>
          <table:table-cell office:value-type="string">
            <text:p>2009-12-20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SF 13 @ PHI 27</text:p>
          </table:table-cell>
          <table:table-cell office:value-type="string">
            <text:p>2009-12-20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7 @ BAL 31</text:p>
          </table:table-cell>
          <table:table-cell office:value-type="string">
            <text:p>2009-12-2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24 @ SEA 7</text:p>
          </table:table-cell>
          <table:table-cell office:value-type="string">
            <text:p>2009-12-20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N 7 @ CAR 26</text:p>
          </table:table-cell>
          <table:table-cell office:value-type="string">
            <text:p>2009-12-2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G 45 @ WAS 12</text:p>
          </table:table-cell>
          <table:table-cell office:value-type="string">
            <text:p>2009-12-21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24 @ CHI 27</text:p>
          </table:table-cell>
          <table:table-cell office:value-type="string">
            <text:p>2008-12-11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GB 16 @ JAC 20</text:p>
          </table:table-cell>
          <table:table-cell office:value-type="string">
            <text:p>2008-12-14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ET 21 @ IND 31</text:p>
          </table:table-cell>
          <table:table-cell office:value-type="string">
            <text:p>2008-12-14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WAS 13 @ CIN 20</text:p>
          </table:table-cell>
          <table:table-cell office:value-type="string">
            <text:p>2008-12-14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B 10 @ ATL 13</text:p>
          </table:table-cell>
          <table:table-cell office:value-type="string">
            <text:p>2008-12-14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F 9 @ MIA 14</text:p>
          </table:table-cell>
          <table:table-cell office:value-type="string">
            <text:p>2008-12-14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EA 23 @ STL 20</text:p>
          </table:table-cell>
          <table:table-cell office:value-type="string">
            <text:p>2008-12-14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UF 27 @ NYJ 31</text:p>
          </table:table-cell>
          <table:table-cell office:value-type="string">
            <text:p>2008-12-1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TEN 12 @ HOU 13</text:p>
          </table:table-cell>
          <table:table-cell office:value-type="string">
            <text:p>2008-12-1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D 22 @ KC 21</text:p>
          </table:table-cell>
          <table:table-cell office:value-type="string">
            <text:p>2008-12-14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N 35 @ ARI 14</text:p>
          </table:table-cell>
          <table:table-cell office:value-type="string">
            <text:p>2008-12-14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PIT 13 @ BAL 9</text:p>
          </table:table-cell>
          <table:table-cell office:value-type="string">
            <text:p>2008-12-14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DEN 10 @ CAR 30</text:p>
          </table:table-cell>
          <table:table-cell office:value-type="string">
            <text:p>2008-12-1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E 49 @ OAK 26</text:p>
          </table:table-cell>
          <table:table-cell office:value-type="string">
            <text:p>2008-12-1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NYG 8 @ DAL 20</text:p>
          </table:table-cell>
          <table:table-cell office:value-type="string">
            <text:p>2008-12-14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LE 10 @ PHI 30</text:p>
          </table:table-cell>
          <table:table-cell office:value-type="string">
            <text:p>2008-12-15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push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FL Week 15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DEN 13 @ HOU 31</text:p>
          </table:table-cell>
          <table:table-cell office:value-type="string">
            <text:p>2007-12-13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CIN 13 @ SF 20</text:p>
          </table:table-cell>
          <table:table-cell office:value-type="string">
            <text:p>2007-12-15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ARI 24 @ NO 31</text:p>
          </table:table-cell>
          <table:table-cell office:value-type="string">
            <text:p>2007-12-16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TL 3 @ TB 37</text:p>
          </table:table-cell>
          <table:table-cell office:value-type="string">
            <text:p>2007-12-16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BAL 16 @ MIA 22</text:p>
          </table:table-cell>
          <table:table-cell office:value-type="string">
            <text:p>2007-12-16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UF 0 @ CLE 8</text:p>
          </table:table-cell>
          <table:table-cell office:value-type="string">
            <text:p>2007-12-16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GB 33 @ STL 14</text:p>
          </table:table-cell>
          <table:table-cell office:value-type="string">
            <text:p>2007-12-16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push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JAC 29 @ PIT 22</text:p>
          </table:table-cell>
          <table:table-cell office:value-type="string">
            <text:p>2007-12-16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YJ 10 @ NE 20</text:p>
          </table:table-cell>
          <table:table-cell office:value-type="string">
            <text:p>2007-12-16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10 @ CAR 13</text:p>
          </table:table-cell>
          <table:table-cell office:value-type="string">
            <text:p>2007-12-16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N 26 @ KC 17</text:p>
          </table:table-cell>
          <table:table-cell office:value-type="string">
            <text:p>2007-12-16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IND 21 @ OAK 14</text:p>
          </table:table-cell>
          <table:table-cell office:value-type="string">
            <text:p>2007-12-16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ET 14 @ SD 51</text:p>
          </table:table-cell>
          <table:table-cell office:value-type="string">
            <text:p>2007-12-16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PHI 10 @ DAL 6</text:p>
          </table:table-cell>
          <table:table-cell office:value-type="string">
            <text:p>2007-12-16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WAS 22 @ NYG 10</text:p>
          </table:table-cell>
          <table:table-cell office:value-type="string">
            <text:p>2007-12-16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CHI 13 @ MIN 20</text:p>
          </table:table-cell>
          <table:table-cell office:value-type="string">
            <text:p>2007-12-17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16 @ TEN 25</text:p>
          </table:table-cell>
          <table:table-cell office:value-type="string">
            <text:p>2018-12-22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AL 22 @ LAC 10</text:p>
          </table:table-cell>
          <table:table-cell office:value-type="string">
            <text:p>2018-12-2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JAC 17 @ MIA 7</text:p>
          </table:table-cell>
          <table:table-cell office:value-type="string">
            <text:p>2018-12-23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NYG 27 @ IND 28</text:p>
          </table:table-cell>
          <table:table-cell office:value-type="string">
            <text:p>2018-12-2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ATL 24 @ CAR 10</text:p>
          </table:table-cell>
          <table:table-cell office:value-type="string">
            <text:p>2018-12-23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UF 12 @ NE 24</text:p>
          </table:table-cell>
          <table:table-cell office:value-type="string">
            <text:p>2018-12-23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IN 18 @ CLE 26</text:p>
          </table:table-cell>
          <table:table-cell office:value-type="string">
            <text:p>2018-12-23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B 44 @ NYJ 38</text:p>
          </table:table-cell>
          <table:table-cell office:value-type="string">
            <text:p>2018-12-2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office:value-type="string">
            <text:p>HOU 30 @ PHI 32</text:p>
          </table:table-cell>
          <table:table-cell office:value-type="string">
            <text:p>2018-12-2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MIN 27 @ DET 9</text:p>
          </table:table-cell>
          <table:table-cell office:value-type="string">
            <text:p>2018-12-2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B 20 @ DAL 27</text:p>
          </table:table-cell>
          <table:table-cell office:value-type="string">
            <text:p>2018-12-2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HI 14 @ SF 9</text:p>
          </table:table-cell>
          <table:table-cell office:value-type="string">
            <text:p>2018-12-2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LAR 31 @ ARI 9</text:p>
          </table:table-cell>
          <table:table-cell office:value-type="string">
            <text:p>2018-12-23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PIT 28 @ NO 31</text:p>
          </table:table-cell>
          <table:table-cell office:value-type="string">
            <text:p>2018-12-23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KC 31 @ SEA 38</text:p>
          </table:table-cell>
          <table:table-cell office:value-type="string">
            <text:p>2018-12-23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DEN 14 @ OAK 27</text:p>
          </table:table-cell>
          <table:table-cell office:value-type="string">
            <text:p>2018-12-2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16 @ BAL 23</text:p>
          </table:table-cell>
          <table:table-cell office:value-type="string">
            <text:p>2017-12-2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N 16 @ GB 0</text:p>
          </table:table-cell>
          <table:table-cell office:value-type="string">
            <text:p>2017-12-2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MIA 13 @ KC 29</text:p>
          </table:table-cell>
          <table:table-cell office:value-type="string">
            <text:p>2017-12-24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UF 16 @ NE 37</text:p>
          </table:table-cell>
          <table:table-cell office:value-type="string">
            <text:p>2017-12-24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TL 13 @ NO 23</text:p>
          </table:table-cell>
          <table:table-cell office:value-type="string">
            <text:p>2017-12-24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AC 14 @ NYJ 7</text:p>
          </table:table-cell>
          <table:table-cell office:value-type="string">
            <text:p>2017-12-24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LAR 27 @ TEN 23</text:p>
          </table:table-cell>
          <table:table-cell office:value-type="string">
            <text:p>2017-12-24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EN 11 @ WAS 27</text:p>
          </table:table-cell>
          <table:table-cell office:value-type="string">
            <text:p>2017-12-24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TB 19 @ CAR 22</text:p>
          </table:table-cell>
          <table:table-cell office:value-type="string">
            <text:p>2017-12-24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LE 3 @ CHI 20</text:p>
          </table:table-cell>
          <table:table-cell office:value-type="string">
            <text:p>2017-12-2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DET 17 @ CIN 26</text:p>
          </table:table-cell>
          <table:table-cell office:value-type="string">
            <text:p>2017-12-24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JAC 33 @ SF 44</text:p>
          </table:table-cell>
          <table:table-cell office:value-type="string">
            <text:p>2017-12-24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NYG 0 @ ARI 23</text:p>
          </table:table-cell>
          <table:table-cell office:value-type="string">
            <text:p>2017-12-24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EA 21 @ DAL 12</text:p>
          </table:table-cell>
          <table:table-cell office:value-type="string">
            <text:p>2017-12-2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34 @ HOU 6</text:p>
          </table:table-cell>
          <table:table-cell office:value-type="string">
            <text:p>2017-12-25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OAK 10 @ PHI 19</text:p>
          </table:table-cell>
          <table:table-cell office:value-type="string">
            <text:p>2017-12-25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YG 19 @ PHI 24</text:p>
          </table:table-cell>
          <table:table-cell office:value-type="string">
            <text:p>2016-12-24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A 34 @ BUF 31</text:p>
          </table:table-cell>
          <table:table-cell office:value-type="string">
            <text:p>2016-12-24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TB 24 @ NO 31</text:p>
          </table:table-cell>
          <table:table-cell office:value-type="string">
            <text:p>2016-12-24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YJ 3 @ NE 41</text:p>
          </table:table-cell>
          <table:table-cell office:value-type="string">
            <text:p>2016-12-2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EN 17 @ JAC 38</text:p>
          </table:table-cell>
          <table:table-cell office:value-type="string">
            <text:p>2016-12-24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MIN 25 @ GB 38</text:p>
          </table:table-cell>
          <table:table-cell office:value-type="string">
            <text:p>2016-12-2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SD 17 @ CLE 20</text:p>
          </table:table-cell>
          <table:table-cell office:value-type="string">
            <text:p>2016-12-24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AS 41 @ CHI 21</text:p>
          </table:table-cell>
          <table:table-cell office:value-type="string">
            <text:p>2016-12-24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ATL 33 @ CAR 16</text:p>
          </table:table-cell>
          <table:table-cell office:value-type="string">
            <text:p>2016-12-24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IND 25 @ OAK 33</text:p>
          </table:table-cell>
          <table:table-cell office:value-type="string">
            <text:p>2016-12-24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ARI 34 @ SEA 31</text:p>
          </table:table-cell>
          <table:table-cell office:value-type="string">
            <text:p>2016-12-24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SF 22 @ LA 21</text:p>
          </table:table-cell>
          <table:table-cell office:value-type="string">
            <text:p>2016-12-24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CIN 10 @ HOU 12</text:p>
          </table:table-cell>
          <table:table-cell office:value-type="string">
            <text:p>2016-12-25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AL 27 @ PIT 31</text:p>
          </table:table-cell>
          <table:table-cell office:value-type="string">
            <text:p>2016-12-25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DEN 10 @ KC 33</text:p>
          </table:table-cell>
          <table:table-cell office:value-type="string">
            <text:p>2016-12-26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ET 21 @ DAL 42</text:p>
          </table:table-cell>
          <table:table-cell office:value-type="string">
            <text:p>2017-01-01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23 @ OAK 20</text:p>
          </table:table-cell>
          <table:table-cell office:value-type="string">
            <text:p>2015-12-24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WAS 38 @ PHI 24</text:p>
          </table:table-cell>
          <table:table-cell office:value-type="string">
            <text:p>2015-12-26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SF 17 @ DET 32</text:p>
          </table:table-cell>
          <table:table-cell office:value-type="string">
            <text:p>2015-12-27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CLE 13 @ KC 17</text:p>
          </table:table-cell>
          <table:table-cell office:value-type="string">
            <text:p>2015-12-2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HOU 34 @ TEN 6</text:p>
          </table:table-cell>
          <table:table-cell office:value-type="string">
            <text:p>2015-12-2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JAC 27 @ NO 38</text:p>
          </table:table-cell>
          <table:table-cell office:value-type="string">
            <text:p>2015-12-27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2.5">
            <text:p>52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E 20 @ NYJ 26</text:p>
          </table:table-cell>
          <table:table-cell office:value-type="string">
            <text:p>2015-12-27</text:p>
          </table:table-cell>
          <table:table-cell office:value-type="float" office:value="46">
            <text:p>46</text:p>
          </table:table-cell>
          <table:table-cell office:value-type="string">
            <text:p>push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AR 13 @ ATL 20</text:p>
          </table:table-cell>
          <table:table-cell office:value-type="string">
            <text:p>2015-12-2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HI 26 @ TB 21</text:p>
          </table:table-cell>
          <table:table-cell office:value-type="string">
            <text:p>2015-12-27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AL 6 @ BUF 16</text:p>
          </table:table-cell>
          <table:table-cell office:value-type="string">
            <text:p>2015-12-27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YG 17 @ MIN 49</text:p>
          </table:table-cell>
          <table:table-cell office:value-type="string">
            <text:p>2015-12-27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IND 18 @ MIA 12</text:p>
          </table:table-cell>
          <table:table-cell office:value-type="string">
            <text:p>2015-12-2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TL 23 @ SEA 17</text:p>
          </table:table-cell>
          <table:table-cell office:value-type="string">
            <text:p>2015-12-27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GB 8 @ ARI 38</text:p>
          </table:table-cell>
          <table:table-cell office:value-type="string">
            <text:p>2015-12-27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PIT 17 @ BAL 20</text:p>
          </table:table-cell>
          <table:table-cell office:value-type="string">
            <text:p>2015-12-27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IN 17 @ DEN 20</text:p>
          </table:table-cell>
          <table:table-cell office:value-type="string">
            <text:p>2015-12-2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EN 13 @ JAC 21</text:p>
          </table:table-cell>
          <table:table-cell office:value-type="string">
            <text:p>2014-12-1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D 38 @ SF 35</text:p>
          </table:table-cell>
          <table:table-cell office:value-type="string">
            <text:p>2014-12-20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PHI 24 @ WAS 27</text:p>
          </table:table-cell>
          <table:table-cell office:value-type="string">
            <text:p>2014-12-20</text:p>
          </table:table-cell>
          <table:table-cell office:value-type="float" office:value="51">
            <text:p>51</text:p>
          </table:table-cell>
          <table:table-cell office:value-type="string">
            <text:p>push</text:p>
          </table:table-cell>
          <table:table-cell office:value-type="float" office:value="51">
            <text:p>51</text:p>
          </table:table-cell>
          <table:table-cell office:value-type="string">
            <text:p>push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MIN 35 @ MIA 37</text:p>
          </table:table-cell>
          <table:table-cell office:value-type="string">
            <text:p>2014-12-21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BAL 13 @ HOU 25</text:p>
          </table:table-cell>
          <table:table-cell office:value-type="string">
            <text:p>2014-12-2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ET 20 @ CHI 14</text:p>
          </table:table-cell>
          <table:table-cell office:value-type="string">
            <text:p>2014-12-21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LE 13 @ CAR 17</text:p>
          </table:table-cell>
          <table:table-cell office:value-type="string">
            <text:p>2014-12-21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ATL 30 @ NO 14</text:p>
          </table:table-cell>
          <table:table-cell office:value-type="string">
            <text:p>2014-12-21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56">
            <text:p>5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B 20 @ TB 3</text:p>
          </table:table-cell>
          <table:table-cell office:value-type="string">
            <text:p>2014-12-2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KC 12 @ PIT 20</text:p>
          </table:table-cell>
          <table:table-cell office:value-type="string">
            <text:p>2014-12-21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NE 17 @ NYJ 16</text:p>
          </table:table-cell>
          <table:table-cell office:value-type="string">
            <text:p>2014-12-21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G 37 @ STL 27</text:p>
          </table:table-cell>
          <table:table-cell office:value-type="string">
            <text:p>2014-12-21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BUF 24 @ OAK 26</text:p>
          </table:table-cell>
          <table:table-cell office:value-type="string">
            <text:p>2014-12-21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IND 7 @ DAL 42</text:p>
          </table:table-cell>
          <table:table-cell office:value-type="string">
            <text:p>2014-12-21</text:p>
          </table:table-cell>
          <table:table-cell office:value-type="float" office:value="55">
            <text:p>55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EA 35 @ ARI 6</text:p>
          </table:table-cell>
          <table:table-cell office:value-type="string">
            <text:p>2014-12-21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N 28 @ CIN 37</text:p>
          </table:table-cell>
          <table:table-cell office:value-type="string">
            <text:p>2014-12-22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MIA 0 @ BUF 19</text:p>
          </table:table-cell>
          <table:table-cell office:value-type="string">
            <text:p>2013-12-2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NO 13 @ CAR 17</text:p>
          </table:table-cell>
          <table:table-cell office:value-type="string">
            <text:p>2013-12-22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L 24 @ WAS 23</text:p>
          </table:table-cell>
          <table:table-cell office:value-type="string">
            <text:p>2013-12-22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TB 13 @ STL 23</text:p>
          </table:table-cell>
          <table:table-cell office:value-type="string">
            <text:p>2013-12-22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HI 11 @ PHI 54</text:p>
          </table:table-cell>
          <table:table-cell office:value-type="string">
            <text:p>2013-12-22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53.5">
            <text:p>53.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LE 13 @ NYJ 24</text:p>
          </table:table-cell>
          <table:table-cell office:value-type="string">
            <text:p>2013-12-2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IND 23 @ KC 7</text:p>
          </table:table-cell>
          <table:table-cell office:value-type="string">
            <text:p>2013-12-2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IN 14 @ CIN 42</text:p>
          </table:table-cell>
          <table:table-cell office:value-type="string">
            <text:p>2013-12-22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DEN 37 @ HOU 13</text:p>
          </table:table-cell>
          <table:table-cell office:value-type="string">
            <text:p>2013-12-22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EN 20 @ JAC 16</text:p>
          </table:table-cell>
          <table:table-cell office:value-type="string">
            <text:p>2013-12-2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ARI 17 @ SEA 10</text:p>
          </table:table-cell>
          <table:table-cell office:value-type="string">
            <text:p>2013-12-22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YG 23 @ DET 20</text:p>
          </table:table-cell>
          <table:table-cell office:value-type="string">
            <text:p>2013-12-22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OAK 13 @ SD 26</text:p>
          </table:table-cell>
          <table:table-cell office:value-type="string">
            <text:p>2013-12-22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PIT 38 @ GB 31</text:p>
          </table:table-cell>
          <table:table-cell office:value-type="string">
            <text:p>2013-12-22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NE 41 @ BAL 7</text:p>
          </table:table-cell>
          <table:table-cell office:value-type="string">
            <text:p>2013-12-22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TL 24 @ SF 34</text:p>
          </table:table-cell>
          <table:table-cell office:value-type="string">
            <text:p>2013-12-2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ATL 31 @ DET 18</text:p>
          </table:table-cell>
          <table:table-cell office:value-type="string">
            <text:p>2012-12-22</text:p>
          </table:table-cell>
          <table:table-cell office:value-type="float" office:value="51">
            <text:p>51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NYG 14 @ BAL 33</text:p>
          </table:table-cell>
          <table:table-cell office:value-type="string">
            <text:p>2012-12-23</text:p>
          </table:table-cell>
          <table:table-cell office:value-type="float" office:value="47">
            <text:p>47</text:p>
          </table:table-cell>
          <table:table-cell office:value-type="string">
            <text:p>push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TL 28 @ TB 13</text:p>
          </table:table-cell>
          <table:table-cell office:value-type="string">
            <text:p>2012-12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IN 13 @ PIT 10</text:p>
          </table:table-cell>
          <table:table-cell office:value-type="string">
            <text:p>2012-12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WAS 27 @ PHI 20</text:p>
          </table:table-cell>
          <table:table-cell office:value-type="string">
            <text:p>2012-12-2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OAK 6 @ CAR 17</text:p>
          </table:table-cell>
          <table:table-cell office:value-type="string">
            <text:p>2012-12-23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NO 34 @ DAL 31</text:p>
          </table:table-cell>
          <table:table-cell office:value-type="string">
            <text:p>2012-12-23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TEN 7 @ GB 55</text:p>
          </table:table-cell>
          <table:table-cell office:value-type="string">
            <text:p>2012-12-23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MIN 23 @ HOU 6</text:p>
          </table:table-cell>
          <table:table-cell office:value-type="string">
            <text:p>2012-12-2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NE 23 @ JAC 16</text:p>
          </table:table-cell>
          <table:table-cell office:value-type="string">
            <text:p>2012-12-23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51.5">
            <text:p>51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IND 20 @ KC 13</text:p>
          </table:table-cell>
          <table:table-cell office:value-type="string">
            <text:p>2012-12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UF 10 @ MIA 24</text:p>
          </table:table-cell>
          <table:table-cell office:value-type="string">
            <text:p>2012-12-2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CLE 12 @ DEN 34</text:p>
          </table:table-cell>
          <table:table-cell office:value-type="string">
            <text:p>2012-12-23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CHI 28 @ ARI 13</text:p>
          </table:table-cell>
          <table:table-cell office:value-type="string">
            <text:p>2012-12-23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F 13 @ SEA 42</text:p>
          </table:table-cell>
          <table:table-cell office:value-type="string">
            <text:p>2012-12-23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SD 27 @ NYJ 17</text:p>
          </table:table-cell>
          <table:table-cell office:value-type="string">
            <text:p>2012-12-23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HOU 16 @ IND 19</text:p>
          </table:table-cell>
          <table:table-cell office:value-type="string">
            <text:p>2011-12-22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IA 24 @ NE 27</text:p>
          </table:table-cell>
          <table:table-cell office:value-type="string">
            <text:p>2011-12-24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CLE 14 @ BAL 20</text:p>
          </table:table-cell>
          <table:table-cell office:value-type="string">
            <text:p>2011-12-24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RI 16 @ CIN 23</text:p>
          </table:table-cell>
          <table:table-cell office:value-type="string">
            <text:p>2011-12-24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IN 33 @ WAS 26</text:p>
          </table:table-cell>
          <table:table-cell office:value-type="string">
            <text:p>2011-12-24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DEN 14 @ BUF 40</text:p>
          </table:table-cell>
          <table:table-cell office:value-type="string">
            <text:p>2011-12-24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TL 0 @ PIT 27</text:p>
          </table:table-cell>
          <table:table-cell office:value-type="string">
            <text:p>2011-12-24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3.5">
            <text:p>33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NYG 29 @ NYJ 14</text:p>
          </table:table-cell>
          <table:table-cell office:value-type="string">
            <text:p>2011-12-2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TB 16 @ CAR 48</text:p>
          </table:table-cell>
          <table:table-cell office:value-type="string">
            <text:p>2011-12-24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.5">
            <text:p>48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JAC 17 @ TEN 23</text:p>
          </table:table-cell>
          <table:table-cell office:value-type="string">
            <text:p>2011-12-24</text:p>
          </table:table-cell>
          <table:table-cell office:value-type="float" office:value="40">
            <text:p>40</text:p>
          </table:table-cell>
          <table:table-cell office:value-type="string">
            <text:p>push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OAK 16 @ KC 13</text:p>
          </table:table-cell>
          <table:table-cell office:value-type="string">
            <text:p>2011-12-24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SD 10 @ DET 38</text:p>
          </table:table-cell>
          <table:table-cell office:value-type="string">
            <text:p>2011-12-24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52.5">
            <text:p>52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PHI 20 @ DAL 7</text:p>
          </table:table-cell>
          <table:table-cell office:value-type="string">
            <text:p>2011-12-24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SF 19 @ SEA 17</text:p>
          </table:table-cell>
          <table:table-cell office:value-type="string">
            <text:p>2011-12-24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HI 21 @ GB 35</text:p>
          </table:table-cell>
          <table:table-cell office:value-type="string">
            <text:p>2011-12-2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ATL 16 @ NO 45</text:p>
          </table:table-cell>
          <table:table-cell office:value-type="string">
            <text:p>2011-12-26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3 @ PIT 27</text:p>
          </table:table-cell>
          <table:table-cell office:value-type="string">
            <text:p>2010-12-23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L 26 @ ARI 27</text:p>
          </table:table-cell>
          <table:table-cell office:value-type="string">
            <text:p>2010-12-25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DET 34 @ MIA 27</text:p>
          </table:table-cell>
          <table:table-cell office:value-type="string">
            <text:p>2010-12-26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WAS 20 @ JAC 17</text:p>
          </table:table-cell>
          <table:table-cell office:value-type="string">
            <text:p>2010-12-26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F 17 @ STL 25</text:p>
          </table:table-cell>
          <table:table-cell office:value-type="string">
            <text:p>2010-12-26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NE 34 @ BUF 3</text:p>
          </table:table-cell>
          <table:table-cell office:value-type="string">
            <text:p>2010-12-26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34 @ CHI 38</text:p>
          </table:table-cell>
          <table:table-cell office:value-type="string">
            <text:p>2010-12-26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BAL 20 @ CLE 10</text:p>
          </table:table-cell>
          <table:table-cell office:value-type="string">
            <text:p>2010-12-26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EN 14 @ KC 34</text:p>
          </table:table-cell>
          <table:table-cell office:value-type="string">
            <text:p>2010-12-26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IND 31 @ OAK 26</text:p>
          </table:table-cell>
          <table:table-cell office:value-type="string">
            <text:p>2010-12-26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HOU 23 @ DEN 24</text:p>
          </table:table-cell>
          <table:table-cell office:value-type="string">
            <text:p>2010-12-26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D 20 @ CIN 34</text:p>
          </table:table-cell>
          <table:table-cell office:value-type="string">
            <text:p>2010-12-26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SEA 15 @ TB 38</text:p>
          </table:table-cell>
          <table:table-cell office:value-type="string">
            <text:p>2010-12-26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NYG 17 @ GB 45</text:p>
          </table:table-cell>
          <table:table-cell office:value-type="string">
            <text:p>2010-12-26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NO 17 @ ATL 14</text:p>
          </table:table-cell>
          <table:table-cell office:value-type="string">
            <text:p>2010-12-27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IN 24 @ PHI 14</text:p>
          </table:table-cell>
          <table:table-cell office:value-type="string">
            <text:p>2010-12-28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SD 42 @ TEN 17</text:p>
          </table:table-cell>
          <table:table-cell office:value-type="string">
            <text:p>2009-12-25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SEA 10 @ GB 48</text:p>
          </table:table-cell>
          <table:table-cell office:value-type="string">
            <text:p>2009-12-2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OAK 9 @ CLE 23</text:p>
          </table:table-cell>
          <table:table-cell office:value-type="string">
            <text:p>2009-12-27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KC 10 @ CIN 17</text:p>
          </table:table-cell>
          <table:table-cell office:value-type="string">
            <text:p>2009-12-27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UF 3 @ ATL 31</text:p>
          </table:table-cell>
          <table:table-cell office:value-type="string">
            <text:p>2009-12-27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HOU 27 @ MIA 20</text:p>
          </table:table-cell>
          <table:table-cell office:value-type="string">
            <text:p>2009-12-27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push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AR 41 @ NYG 9</text:p>
          </table:table-cell>
          <table:table-cell office:value-type="string">
            <text:p>2009-12-27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TB 20 @ NO 17</text:p>
          </table:table-cell>
          <table:table-cell office:value-type="string">
            <text:p>2009-12-27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JAC 7 @ NE 35</text:p>
          </table:table-cell>
          <table:table-cell office:value-type="string">
            <text:p>2009-12-27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BAL 20 @ PIT 23</text:p>
          </table:table-cell>
          <table:table-cell office:value-type="string">
            <text:p>2009-12-27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STL 10 @ ARI 31</text:p>
          </table:table-cell>
          <table:table-cell office:value-type="string">
            <text:p>2009-12-27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ET 6 @ SF 20</text:p>
          </table:table-cell>
          <table:table-cell office:value-type="string">
            <text:p>2009-12-27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EN 27 @ PHI 30</text:p>
          </table:table-cell>
          <table:table-cell office:value-type="string">
            <text:p>2009-12-2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NYJ 29 @ IND 15</text:p>
          </table:table-cell>
          <table:table-cell office:value-type="string">
            <text:p>2009-12-27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AL 17 @ WAS 0</text:p>
          </table:table-cell>
          <table:table-cell office:value-type="string">
            <text:p>2009-12-27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MIN 30 @ CHI 36</text:p>
          </table:table-cell>
          <table:table-cell office:value-type="string">
            <text:p>2009-12-28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31 @ JAC 24</text:p>
          </table:table-cell>
          <table:table-cell office:value-type="string">
            <text:p>2008-12-1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BAL 33 @ DAL 24</text:p>
          </table:table-cell>
          <table:table-cell office:value-type="string">
            <text:p>2008-12-20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PIT 14 @ TEN 31</text:p>
          </table:table-cell>
          <table:table-cell office:value-type="string">
            <text:p>2008-12-21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4">
            <text:p>3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MIA 38 @ KC 31</text:p>
          </table:table-cell>
          <table:table-cell office:value-type="string">
            <text:p>2008-12-2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ARI 7 @ NE 47</text:p>
          </table:table-cell>
          <table:table-cell office:value-type="string">
            <text:p>2008-12-2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IN 14 @ CLE 0</text:p>
          </table:table-cell>
          <table:table-cell office:value-type="string">
            <text:p>2008-12-21</text:p>
          </table:table-cell>
          <table:table-cell office:value-type="float" office:value="3.5">
            <text:p>3.5</text:p>
          </table:table-cell>
          <table:table-cell office:value-type="string">
            <text:p>over</text:p>
          </table:table-cell>
          <table:table-cell office:value-type="float" office:value="31">
            <text:p>31</text:p>
          </table:table-cell>
          <table:table-cell office:value-type="string">
            <text:p>under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SF 17 @ STL 16</text:p>
          </table:table-cell>
          <table:table-cell office:value-type="string">
            <text:p>2008-12-2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O 42 @ DET 7</text:p>
          </table:table-cell>
          <table:table-cell office:value-type="string">
            <text:p>2008-12-21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.5">
            <text:p>50.5</text:p>
          </table:table-cell>
          <table:table-cell office:value-type="string">
            <text:p>und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SD 41 @ TB 24</text:p>
          </table:table-cell>
          <table:table-cell office:value-type="string">
            <text:p>2008-12-21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NYJ 3 @ SEA 13</text:p>
          </table:table-cell>
          <table:table-cell office:value-type="string">
            <text:p>2008-12-2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HOU 16 @ OAK 27</text:p>
          </table:table-cell>
          <table:table-cell office:value-type="string">
            <text:p>2008-12-2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push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BUF 30 @ DEN 23</text:p>
          </table:table-cell>
          <table:table-cell office:value-type="string">
            <text:p>2008-12-2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PHI 3 @ WAS 10</text:p>
          </table:table-cell>
          <table:table-cell office:value-type="string">
            <text:p>2008-12-21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ATL 24 @ MIN 17</text:p>
          </table:table-cell>
          <table:table-cell office:value-type="string">
            <text:p>2008-12-21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AR 28 @ NYG 34</text:p>
          </table:table-cell>
          <table:table-cell office:value-type="string">
            <text:p>2008-12-2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GB 17 @ CHI 20</text:p>
          </table:table-cell>
          <table:table-cell office:value-type="string">
            <text:p>2008-12-2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16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PIT 41 @ STL 24</text:p>
          </table:table-cell>
          <table:table-cell office:value-type="string">
            <text:p>2007-12-20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DAL 20 @ CAR 13</text:p>
          </table:table-cell>
          <table:table-cell office:value-type="string">
            <text:p>2007-12-22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CLE 14 @ CIN 19</text:p>
          </table:table-cell>
          <table:table-cell office:value-type="string">
            <text:p>2007-12-23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B 7 @ CHI 35</text:p>
          </table:table-cell>
          <table:table-cell office:value-type="string">
            <text:p>2007-12-23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2">
            <text:p>32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HOU 15 @ IND 38</text:p>
          </table:table-cell>
          <table:table-cell office:value-type="string">
            <text:p>2007-12-23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KC 20 @ DET 25</text:p>
          </table:table-cell>
          <table:table-cell office:value-type="string">
            <text:p>2007-12-23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YG 38 @ BUF 21</text:p>
          </table:table-cell>
          <table:table-cell office:value-type="string">
            <text:p>2007-12-23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32">
            <text:p>32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OAK 11 @ JAC 49</text:p>
          </table:table-cell>
          <table:table-cell office:value-type="string">
            <text:p>2007-12-2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PHI 38 @ NO 23</text:p>
          </table:table-cell>
          <table:table-cell office:value-type="string">
            <text:p>2007-12-23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ATL 27 @ ARI 30</text:p>
          </table:table-cell>
          <table:table-cell office:value-type="string">
            <text:p>2007-12-23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TB 19 @ SF 21</text:p>
          </table:table-cell>
          <table:table-cell office:value-type="string">
            <text:p>2007-12-23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MIA 7 @ NE 28</text:p>
          </table:table-cell>
          <table:table-cell office:value-type="string">
            <text:p>2007-12-23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BAL 6 @ SEA 27</text:p>
          </table:table-cell>
          <table:table-cell office:value-type="string">
            <text:p>2007-12-23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J 6 @ TEN 10</text:p>
          </table:table-cell>
          <table:table-cell office:value-type="string">
            <text:p>2007-12-23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WAS 32 @ MIN 21</text:p>
          </table:table-cell>
          <table:table-cell office:value-type="string">
            <text:p>2007-12-23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DEN 3 @ SD 23</text:p>
          </table:table-cell>
          <table:table-cell office:value-type="string">
            <text:p>2007-12-24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LE 24 @ BAL 26</text:p>
          </table:table-cell>
          <table:table-cell office:value-type="string">
            <text:p>2018-12-30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MIA 17 @ BUF 42</text:p>
          </table:table-cell>
          <table:table-cell office:value-type="string">
            <text:p>2018-12-30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DET 31 @ GB 0</text:p>
          </table:table-cell>
          <table:table-cell office:value-type="string">
            <text:p>2018-12-30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AC 3 @ HOU 20</text:p>
          </table:table-cell>
          <table:table-cell office:value-type="string">
            <text:p>2018-12-3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OAK 3 @ KC 35</text:p>
          </table:table-cell>
          <table:table-cell office:value-type="string">
            <text:p>2018-12-30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HI 24 @ MIN 10</text:p>
          </table:table-cell>
          <table:table-cell office:value-type="string">
            <text:p>2018-12-3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YJ 3 @ NE 38</text:p>
          </table:table-cell>
          <table:table-cell office:value-type="string">
            <text:p>2018-12-3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CAR 33 @ NO 14</text:p>
          </table:table-cell>
          <table:table-cell office:value-type="string">
            <text:p>2018-12-30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DAL 36 @ NYG 35</text:p>
          </table:table-cell>
          <table:table-cell office:value-type="string">
            <text:p>2018-12-30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CIN 13 @ PIT 16</text:p>
          </table:table-cell>
          <table:table-cell office:value-type="string">
            <text:p>2018-12-30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ATL 34 @ TB 32</text:p>
          </table:table-cell>
          <table:table-cell office:value-type="string">
            <text:p>2018-12-30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office:value-type="string">
            <text:p>over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IND 33 @ TEN 17</text:p>
          </table:table-cell>
          <table:table-cell office:value-type="string">
            <text:p>2018-12-30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PHI 24 @ WAS 0</text:p>
          </table:table-cell>
          <table:table-cell office:value-type="string">
            <text:p>2018-12-30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LAC 23 @ DEN 9</text:p>
          </table:table-cell>
          <table:table-cell office:value-type="string">
            <text:p>2018-12-30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SF 32 @ LAR 48</text:p>
          </table:table-cell>
          <table:table-cell office:value-type="string">
            <text:p>2018-12-30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ARI 24 @ SEA 27</text:p>
          </table:table-cell>
          <table:table-cell office:value-type="string">
            <text:p>2018-12-30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BUF 22 @ MIA 16</text:p>
          </table:table-cell>
          <table:table-cell office:value-type="string">
            <text:p>2017-12-3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CHI 10 @ MIN 23</text:p>
          </table:table-cell>
          <table:table-cell office:value-type="string">
            <text:p>2017-12-31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J 6 @ NE 26</text:p>
          </table:table-cell>
          <table:table-cell office:value-type="string">
            <text:p>2017-12-31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WAS 10 @ NYG 18</text:p>
          </table:table-cell>
          <table:table-cell office:value-type="string">
            <text:p>2017-12-31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IN 31 @ BAL 27</text:p>
          </table:table-cell>
          <table:table-cell office:value-type="string">
            <text:p>2017-12-31</text:p>
          </table:table-cell>
          <table:table-cell office:value-type="float" office:value="40">
            <text:p>40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LE 24 @ PIT 28</text:p>
          </table:table-cell>
          <table:table-cell office:value-type="string">
            <text:p>2017-12-31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O 24 @ TB 31</text:p>
          </table:table-cell>
          <table:table-cell office:value-type="string">
            <text:p>2017-12-31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JAC 10 @ TEN 15</text:p>
          </table:table-cell>
          <table:table-cell office:value-type="string">
            <text:p>2017-12-31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AR 10 @ ATL 22</text:p>
          </table:table-cell>
          <table:table-cell office:value-type="string">
            <text:p>2017-12-31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B 11 @ DET 35</text:p>
          </table:table-cell>
          <table:table-cell office:value-type="string">
            <text:p>2017-12-31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HOU 13 @ IND 22</text:p>
          </table:table-cell>
          <table:table-cell office:value-type="string">
            <text:p>2017-12-3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AL 6 @ PHI 0</text:p>
          </table:table-cell>
          <table:table-cell office:value-type="string">
            <text:p>2017-12-31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RI 26 @ SEA 24</text:p>
          </table:table-cell>
          <table:table-cell office:value-type="string">
            <text:p>2017-12-31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KC 27 @ DEN 24</text:p>
          </table:table-cell>
          <table:table-cell office:value-type="string">
            <text:p>2017-12-31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34 @ LAR 13</text:p>
          </table:table-cell>
          <table:table-cell office:value-type="string">
            <text:p>2017-12-3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OAK 10 @ LAC 30</text:p>
          </table:table-cell>
          <table:table-cell office:value-type="string">
            <text:p>2017-12-3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32 @ ATL 38</text:p>
          </table:table-cell>
          <table:table-cell office:value-type="string">
            <text:p>2017-01-01</text:p>
          </table:table-cell>
          <table:table-cell office:value-type="float" office:value="55.5">
            <text:p>55.5</text:p>
          </table:table-cell>
          <table:table-cell office:value-type="string">
            <text:p>over</text:p>
          </table:table-cell>
          <table:table-cell office:value-type="float" office:value="58.5">
            <text:p>58.5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CHI 10 @ MIN 38</text:p>
          </table:table-cell>
          <table:table-cell office:value-type="string">
            <text:p>2017-01-0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JAC 20 @ IND 24</text:p>
          </table:table-cell>
          <table:table-cell office:value-type="string">
            <text:p>2017-01-01</text:p>
          </table:table-cell>
          <table:table-cell office:value-type="float" office:value="49">
            <text:p>49</text:p>
          </table:table-cell>
          <table:table-cell office:value-type="string">
            <text:p>under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AL 13 @ PHI 27</text:p>
          </table:table-cell>
          <table:table-cell office:value-type="string">
            <text:p>2017-01-01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GB 31 @ DET 24</text:p>
          </table:table-cell>
          <table:table-cell office:value-type="string">
            <text:p>2017-01-01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NE 35 @ MIA 14</text:p>
          </table:table-cell>
          <table:table-cell office:value-type="string">
            <text:p>2017-01-0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BUF 10 @ NYJ 30</text:p>
          </table:table-cell>
          <table:table-cell office:value-type="string">
            <text:p>2017-01-01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AR 16 @ TB 17</text:p>
          </table:table-cell>
          <table:table-cell office:value-type="string">
            <text:p>2017-01-01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YG 19 @ WAS 10</text:p>
          </table:table-cell>
          <table:table-cell office:value-type="string">
            <text:p>2017-01-01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HOU 17 @ TEN 24</text:p>
          </table:table-cell>
          <table:table-cell office:value-type="string">
            <text:p>2017-01-01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AL 10 @ CIN 27</text:p>
          </table:table-cell>
          <table:table-cell office:value-type="string">
            <text:p>2017-01-01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LE 24 @ PIT 27</text:p>
          </table:table-cell>
          <table:table-cell office:value-type="string">
            <text:p>2017-01-01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KC 37 @ SD 27</text:p>
          </table:table-cell>
          <table:table-cell office:value-type="string">
            <text:p>2017-01-01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OAK 6 @ DEN 24</text:p>
          </table:table-cell>
          <table:table-cell office:value-type="string">
            <text:p>2017-01-01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EA 25 @ SF 23</text:p>
          </table:table-cell>
          <table:table-cell office:value-type="string">
            <text:p>2017-01-01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ARI 44 @ LA 6</text:p>
          </table:table-cell>
          <table:table-cell office:value-type="string">
            <text:p>2017-01-01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O 20 @ ATL 17</text:p>
          </table:table-cell>
          <table:table-cell office:value-type="string">
            <text:p>2016-01-03</text:p>
          </table:table-cell>
          <table:table-cell office:value-type="float" office:value="53">
            <text:p>53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YJ 17 @ BUF 22</text:p>
          </table:table-cell>
          <table:table-cell office:value-type="string">
            <text:p>2016-01-0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WAS 34 @ DAL 23</text:p>
          </table:table-cell>
          <table:table-cell office:value-type="string">
            <text:p>2016-01-03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TEN 24 @ IND 30</text:p>
          </table:table-cell>
          <table:table-cell office:value-type="string">
            <text:p>2016-01-03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TB 10 @ CAR 38</text:p>
          </table:table-cell>
          <table:table-cell office:value-type="string">
            <text:p>2016-01-03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ET 24 @ CHI 20</text:p>
          </table:table-cell>
          <table:table-cell office:value-type="string">
            <text:p>2016-01-03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PIT 28 @ CLE 12</text:p>
          </table:table-cell>
          <table:table-cell office:value-type="string">
            <text:p>2016-01-0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MIN 20 @ GB 13</text:p>
          </table:table-cell>
          <table:table-cell office:value-type="string">
            <text:p>2016-01-03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AK 17 @ KC 23</text:p>
          </table:table-cell>
          <table:table-cell office:value-type="string">
            <text:p>2016-01-03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E 10 @ MIA 20</text:p>
          </table:table-cell>
          <table:table-cell office:value-type="string">
            <text:p>2016-01-03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35 @ NYG 30</text:p>
          </table:table-cell>
          <table:table-cell office:value-type="string">
            <text:p>2016-01-03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BAL 16 @ CIN 24</text:p>
          </table:table-cell>
          <table:table-cell office:value-type="string">
            <text:p>2016-01-03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JAC 6 @ HOU 30</text:p>
          </table:table-cell>
          <table:table-cell office:value-type="string">
            <text:p>2016-01-03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SEA 36 @ ARI 6</text:p>
          </table:table-cell>
          <table:table-cell office:value-type="string">
            <text:p>2016-01-03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SD 20 @ DEN 27</text:p>
          </table:table-cell>
          <table:table-cell office:value-type="string">
            <text:p>2016-01-03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TL 16 @ SF 19</text:p>
          </table:table-cell>
          <table:table-cell office:value-type="string">
            <text:p>2016-01-03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34 @ ATL 3</text:p>
          </table:table-cell>
          <table:table-cell office:value-type="string">
            <text:p>2014-12-28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CLE 10 @ BAL 20</text:p>
          </table:table-cell>
          <table:table-cell office:value-type="string">
            <text:p>2014-12-28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DAL 44 @ WAS 17</text:p>
          </table:table-cell>
          <table:table-cell office:value-type="string">
            <text:p>2014-12-28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IND 27 @ TEN 10</text:p>
          </table:table-cell>
          <table:table-cell office:value-type="string">
            <text:p>2014-12-28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ET 20 @ GB 30</text:p>
          </table:table-cell>
          <table:table-cell office:value-type="string">
            <text:p>2014-12-28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JAC 17 @ HOU 23</text:p>
          </table:table-cell>
          <table:table-cell office:value-type="string">
            <text:p>2014-12-28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D 7 @ KC 19</text:p>
          </table:table-cell>
          <table:table-cell office:value-type="string">
            <text:p>2014-12-28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YJ 37 @ MIA 24</text:p>
          </table:table-cell>
          <table:table-cell office:value-type="string">
            <text:p>2014-12-28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CHI 9 @ MIN 13</text:p>
          </table:table-cell>
          <table:table-cell office:value-type="string">
            <text:p>2014-12-28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UF 17 @ NE 9</text:p>
          </table:table-cell>
          <table:table-cell office:value-type="string">
            <text:p>2014-12-28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PHI 34 @ NYG 26</text:p>
          </table:table-cell>
          <table:table-cell office:value-type="string">
            <text:p>2014-12-28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CIN 17 @ PIT 27</text:p>
          </table:table-cell>
          <table:table-cell office:value-type="string">
            <text:p>2014-12-28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O 23 @ TB 20</text:p>
          </table:table-cell>
          <table:table-cell office:value-type="string">
            <text:p>2014-12-28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OAK 14 @ DEN 47</text:p>
          </table:table-cell>
          <table:table-cell office:value-type="string">
            <text:p>2014-12-28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ARI 17 @ SF 20</text:p>
          </table:table-cell>
          <table:table-cell office:value-type="string">
            <text:p>2014-12-28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STL 6 @ SEA 20</text:p>
          </table:table-cell>
          <table:table-cell office:value-type="string">
            <text:p>2014-12-28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CAR 21 @ ATL 20</text:p>
          </table:table-cell>
          <table:table-cell office:value-type="string">
            <text:p>2013-12-29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B 33 @ CHI 28</text:p>
          </table:table-cell>
          <table:table-cell office:value-type="string">
            <text:p>2013-12-29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HOU 10 @ TEN 16</text:p>
          </table:table-cell>
          <table:table-cell office:value-type="string">
            <text:p>2013-12-2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LE 7 @ PIT 20</text:p>
          </table:table-cell>
          <table:table-cell office:value-type="string">
            <text:p>2013-12-29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WAS 6 @ NYG 20</text:p>
          </table:table-cell>
          <table:table-cell office:value-type="string">
            <text:p>2013-12-29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L 17 @ CIN 34</text:p>
          </table:table-cell>
          <table:table-cell office:value-type="string">
            <text:p>2013-12-29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PHI 24 @ DAL 22</text:p>
          </table:table-cell>
          <table:table-cell office:value-type="string">
            <text:p>2013-12-29</text:p>
          </table:table-cell>
          <table:table-cell office:value-type="float" office:value="55.5">
            <text:p>55.5</text:p>
          </table:table-cell>
          <table:table-cell office:value-type="string">
            <text:p>under</text:p>
          </table:table-cell>
          <table:table-cell office:value-type="float" office:value="54">
            <text:p>54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JAC 10 @ IND 30</text:p>
          </table:table-cell>
          <table:table-cell office:value-type="string">
            <text:p>2013-12-29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NYJ 20 @ MIA 7</text:p>
          </table:table-cell>
          <table:table-cell office:value-type="string">
            <text:p>2013-12-29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ET 13 @ MIN 14</text:p>
          </table:table-cell>
          <table:table-cell office:value-type="string">
            <text:p>2013-12-29</text:p>
          </table:table-cell>
          <table:table-cell office:value-type="float" office:value="52">
            <text:p>52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BUF 20 @ NE 34</text:p>
          </table:table-cell>
          <table:table-cell office:value-type="string">
            <text:p>2013-12-2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TB 17 @ NO 42</text:p>
          </table:table-cell>
          <table:table-cell office:value-type="string">
            <text:p>2013-12-29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DEN 14 @ OAK 34</text:p>
          </table:table-cell>
          <table:table-cell office:value-type="string">
            <text:p>2013-12-29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53.5">
            <text:p>53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F 23 @ ARI 20</text:p>
          </table:table-cell>
          <table:table-cell office:value-type="string">
            <text:p>2013-12-29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KC 24 @ SD 27</text:p>
          </table:table-cell>
          <table:table-cell office:value-type="string">
            <text:p>2013-12-29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TL 9 @ SEA 27</text:p>
          </table:table-cell>
          <table:table-cell office:value-type="string">
            <text:p>2013-12-29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TB 22 @ ATL 17</text:p>
          </table:table-cell>
          <table:table-cell office:value-type="string">
            <text:p>2012-12-30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45.5">
            <text:p>45.5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YJ 9 @ BUF 28</text:p>
          </table:table-cell>
          <table:table-cell office:value-type="string">
            <text:p>2012-12-3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L 18 @ WAS 28</text:p>
          </table:table-cell>
          <table:table-cell office:value-type="string">
            <text:p>2012-12-30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50">
            <text:p>50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JAC 20 @ TEN 38</text:p>
          </table:table-cell>
          <table:table-cell office:value-type="string">
            <text:p>2012-12-3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LE 10 @ PIT 24</text:p>
          </table:table-cell>
          <table:table-cell office:value-type="string">
            <text:p>2012-12-30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4.5">
            <text:p>34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BAL 17 @ CIN 23</text:p>
          </table:table-cell>
          <table:table-cell office:value-type="string">
            <text:p>2012-12-3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26 @ DET 24</text:p>
          </table:table-cell>
          <table:table-cell office:value-type="string">
            <text:p>2012-12-30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HOU 16 @ IND 28</text:p>
          </table:table-cell>
          <table:table-cell office:value-type="string">
            <text:p>2012-12-30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GB 34 @ MIN 37</text:p>
          </table:table-cell>
          <table:table-cell office:value-type="string">
            <text:p>2012-12-3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MIA 0 @ NE 28</text:p>
          </table:table-cell>
          <table:table-cell office:value-type="string">
            <text:p>2012-12-30</text:p>
          </table:table-cell>
          <table:table-cell office:value-type="float" office:value="49.5">
            <text:p>49.5</text:p>
          </table:table-cell>
          <table:table-cell office:value-type="string">
            <text:p>under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AR 44 @ NO 38</text:p>
          </table:table-cell>
          <table:table-cell office:value-type="string">
            <text:p>2012-12-30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office:value-type="string">
            <text:p>over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office:value-type="string">
            <text:p>PHI 7 @ NYG 42</text:p>
          </table:table-cell>
          <table:table-cell office:value-type="string">
            <text:p>2012-12-30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OAK 21 @ SD 24</text:p>
          </table:table-cell>
          <table:table-cell office:value-type="string">
            <text:p>2012-12-30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KC 3 @ DEN 38</text:p>
          </table:table-cell>
          <table:table-cell office:value-type="string">
            <text:p>2012-12-30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ARI 13 @ SF 27</text:p>
          </table:table-cell>
          <table:table-cell office:value-type="string">
            <text:p>2012-12-30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STL 13 @ SEA 20</text:p>
          </table:table-cell>
          <table:table-cell office:value-type="string">
            <text:p>2012-12-30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WAS 10 @ PHI 34</text:p>
          </table:table-cell>
          <table:table-cell office:value-type="string">
            <text:p>2012-01-01</text:p>
          </table:table-cell>
          <table:table-cell office:value-type="float" office:value="46">
            <text:p>46</text:p>
          </table:table-cell>
          <table:table-cell office:value-type="string">
            <text:p>under</text:p>
          </table:table-cell>
          <table:table-cell office:value-type="float" office:value="44">
            <text:p>44</text:p>
          </table:table-cell>
          <table:table-cell office:value-type="string">
            <text:p>push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NYJ 17 @ MIA 19</text:p>
          </table:table-cell>
          <table:table-cell office:value-type="string">
            <text:p>2012-01-01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AR 17 @ NO 45</text:p>
          </table:table-cell>
          <table:table-cell office:value-type="string">
            <text:p>2012-01-01</text:p>
          </table:table-cell>
          <table:table-cell office:value-type="float" office:value="55">
            <text:p>55</text:p>
          </table:table-cell>
          <table:table-cell office:value-type="string">
            <text:p>over</text:p>
          </table:table-cell>
          <table:table-cell office:value-type="float" office:value="54.5">
            <text:p>54.5</text:p>
          </table:table-cell>
          <table:table-cell office:value-type="string">
            <text:p>over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DET 41 @ GB 45</text:p>
          </table:table-cell>
          <table:table-cell office:value-type="string">
            <text:p>2012-01-01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SF 34 @ STL 27</text:p>
          </table:table-cell>
          <table:table-cell office:value-type="string">
            <text:p>2012-01-01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IND 19 @ JAC 13</text:p>
          </table:table-cell>
          <table:table-cell office:value-type="string">
            <text:p>2012-01-01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BUF 21 @ NE 49</text:p>
          </table:table-cell>
          <table:table-cell office:value-type="string">
            <text:p>2012-01-01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TEN 23 @ HOU 22</text:p>
          </table:table-cell>
          <table:table-cell office:value-type="string">
            <text:p>2012-01-0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HI 17 @ MIN 13</text:p>
          </table:table-cell>
          <table:table-cell office:value-type="string">
            <text:p>2012-01-01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IT 13 @ CLE 9</text:p>
          </table:table-cell>
          <table:table-cell office:value-type="string">
            <text:p>2012-01-01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BAL 24 @ CIN 16</text:p>
          </table:table-cell>
          <table:table-cell office:value-type="string">
            <text:p>2012-01-01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7.5">
            <text:p>37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TB 24 @ ATL 45</text:p>
          </table:table-cell>
          <table:table-cell office:value-type="string">
            <text:p>2012-01-01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KC 7 @ DEN 3</text:p>
          </table:table-cell>
          <table:table-cell office:value-type="string">
            <text:p>2012-01-01</text:p>
          </table:table-cell>
          <table:table-cell office:value-type="float" office:value="36.5">
            <text:p>36.5</text:p>
          </table:table-cell>
          <table:table-cell office:value-type="string">
            <text:p>under</text:p>
          </table:table-cell>
          <table:table-cell office:value-type="float" office:value="37">
            <text:p>37</text:p>
          </table:table-cell>
          <table:table-cell office:value-type="string">
            <text:p>under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SD 38 @ OAK 26</text:p>
          </table:table-cell>
          <table:table-cell office:value-type="string">
            <text:p>2012-01-01</text:p>
          </table:table-cell>
          <table:table-cell office:value-type="float" office:value="49">
            <text:p>49</text:p>
          </table:table-cell>
          <table:table-cell office:value-type="string">
            <text:p>over</text:p>
          </table:table-cell>
          <table:table-cell office:value-type="float" office:value="50.5">
            <text:p>50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SEA 20 @ ARI 23</text:p>
          </table:table-cell>
          <table:table-cell office:value-type="string">
            <text:p>2012-01-01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AL 14 @ NYG 31</text:p>
          </table:table-cell>
          <table:table-cell office:value-type="string">
            <text:p>2012-01-01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1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31 @ KC 10</text:p>
          </table:table-cell>
          <table:table-cell office:value-type="string">
            <text:p>2011-01-02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MIA 7 @ NE 38</text:p>
          </table:table-cell>
          <table:table-cell office:value-type="string">
            <text:p>2011-01-02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PIT 41 @ CLE 9</text:p>
          </table:table-cell>
          <table:table-cell office:value-type="string">
            <text:p>2011-01-02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CIN 7 @ BAL 13</text:p>
          </table:table-cell>
          <table:table-cell office:value-type="string">
            <text:p>2011-01-0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IN 13 @ DET 20</text:p>
          </table:table-cell>
          <table:table-cell office:value-type="string">
            <text:p>2011-01-02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BUF 7 @ NYJ 38</text:p>
          </table:table-cell>
          <table:table-cell office:value-type="string">
            <text:p>2011-01-02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CAR 10 @ ATL 31</text:p>
          </table:table-cell>
          <table:table-cell office:value-type="string">
            <text:p>2011-01-02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TB 23 @ NO 13</text:p>
          </table:table-cell>
          <table:table-cell office:value-type="string">
            <text:p>2011-01-02</text:p>
          </table:table-cell>
          <table:table-cell office:value-type="float" office:value="48">
            <text:p>48</text:p>
          </table:table-cell>
          <table:table-cell office:value-type="string">
            <text:p>under</text:p>
          </table:table-cell>
          <table:table-cell office:value-type="float" office:value="46.5">
            <text:p>46.5</text:p>
          </table:table-cell>
          <table:table-cell office:value-type="string">
            <text:p>under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EN 20 @ IND 23</text:p>
          </table:table-cell>
          <table:table-cell office:value-type="string">
            <text:p>2011-01-02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JAC 17 @ HOU 34</text:p>
          </table:table-cell>
          <table:table-cell office:value-type="string">
            <text:p>2011-01-02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NYG 17 @ WAS 14</text:p>
          </table:table-cell>
          <table:table-cell office:value-type="string">
            <text:p>2011-01-02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44.5">
            <text:p>44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HI 3 @ GB 10</text:p>
          </table:table-cell>
          <table:table-cell office:value-type="string">
            <text:p>2011-01-02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DAL 14 @ PHI 13</text:p>
          </table:table-cell>
          <table:table-cell office:value-type="string">
            <text:p>2011-01-0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ARI 7 @ SF 38</text:p>
          </table:table-cell>
          <table:table-cell office:value-type="string">
            <text:p>2011-01-02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.5">
            <text:p>39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SD 33 @ DEN 28</text:p>
          </table:table-cell>
          <table:table-cell office:value-type="string">
            <text:p>2011-01-02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47.5">
            <text:p>47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STL 6 @ SEA 16</text:p>
          </table:table-cell>
          <table:table-cell office:value-type="string">
            <text:p>2011-01-02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09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IND 7 @ BUF 30</text:p>
          </table:table-cell>
          <table:table-cell office:value-type="string">
            <text:p>2010-01-03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2.5">
            <text:p>32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 10 @ CAR 23</text:p>
          </table:table-cell>
          <table:table-cell office:value-type="string">
            <text:p>2010-01-03</text:p>
          </table:table-cell>
          <table:table-cell office:value-type="float" office:value="42.5">
            <text:p>42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JAC 17 @ CLE 23</text:p>
          </table:table-cell>
          <table:table-cell office:value-type="string">
            <text:p>2010-01-03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CHI 37 @ DET 23</text:p>
          </table:table-cell>
          <table:table-cell office:value-type="string">
            <text:p>2010-01-0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NE 27 @ HOU 34</text:p>
          </table:table-cell>
          <table:table-cell office:value-type="string">
            <text:p>2010-01-03</text:p>
          </table:table-cell>
          <table:table-cell office:value-type="float" office:value="45.5">
            <text:p>45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PIT 30 @ MIA 24</text:p>
          </table:table-cell>
          <table:table-cell office:value-type="string">
            <text:p>2010-01-03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NYG 7 @ MIN 44</text:p>
          </table:table-cell>
          <table:table-cell office:value-type="string">
            <text:p>2010-01-03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SF 28 @ STL 6</text:p>
          </table:table-cell>
          <table:table-cell office:value-type="string">
            <text:p>2010-01-03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ATL 20 @ TB 10</text:p>
          </table:table-cell>
          <table:table-cell office:value-type="string">
            <text:p>2010-01-03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41.5">
            <text:p>41.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PHI 0 @ DAL 24</text:p>
          </table:table-cell>
          <table:table-cell office:value-type="string">
            <text:p>2010-01-03</text:p>
          </table:table-cell>
          <table:table-cell office:value-type="float" office:value="48.5">
            <text:p>48.5</text:p>
          </table:table-cell>
          <table:table-cell office:value-type="string">
            <text:p>under</text:p>
          </table:table-cell>
          <table:table-cell office:value-type="float" office:value="47.5">
            <text:p>47.5</text:p>
          </table:table-cell>
          <table:table-cell office:value-type="string">
            <text:p>under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B 33 @ ARI 7</text:p>
          </table:table-cell>
          <table:table-cell office:value-type="string">
            <text:p>2010-01-03</text:p>
          </table:table-cell>
          <table:table-cell office:value-type="float" office:value="44">
            <text:p>44</text:p>
          </table:table-cell>
          <table:table-cell office:value-type="string">
            <text:p>under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KC 44 @ DEN 24</text:p>
          </table:table-cell>
          <table:table-cell office:value-type="string">
            <text:p>2010-01-03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string">
            <text:p>BAL 21 @ OAK 13</text:p>
          </table:table-cell>
          <table:table-cell office:value-type="string">
            <text:p>2010-01-03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WAS 20 @ SD 23</text:p>
          </table:table-cell>
          <table:table-cell office:value-type="string">
            <text:p>2010-01-03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TEN 17 @ SEA 13</text:p>
          </table:table-cell>
          <table:table-cell office:value-type="string">
            <text:p>2010-01-03</text:p>
          </table:table-cell>
          <table:table-cell office:value-type="float" office:value="43.5">
            <text:p>43.5</text:p>
          </table:table-cell>
          <table:table-cell office:value-type="string">
            <text:p>under</text:p>
          </table:table-cell>
          <table:table-cell office:value-type="float" office:value="45">
            <text:p>45</text:p>
          </table:table-cell>
          <table:table-cell office:value-type="string">
            <text:p>under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CIN 0 @ NYJ 37</text:p>
          </table:table-cell>
          <table:table-cell office:value-type="string">
            <text:p>2010-01-03</text:p>
          </table:table-cell>
          <table:table-cell office:value-type="float" office:value="36.5">
            <text:p>36.5</text:p>
          </table:table-cell>
          <table:table-cell office:value-type="string">
            <text:p>over</text:p>
          </table:table-cell>
          <table:table-cell office:value-type="float" office:value="33.5">
            <text:p>33.5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08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OAK 31 @ TB 24</text:p>
          </table:table-cell>
          <table:table-cell office:value-type="string">
            <text:p>2008-12-28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38.5">
            <text:p>38.5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DET 21 @ GB 31</text:p>
          </table:table-cell>
          <table:table-cell office:value-type="string">
            <text:p>2008-12-28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NYG 19 @ MIN 20</text:p>
          </table:table-cell>
          <table:table-cell office:value-type="string">
            <text:p>2008-12-2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CHI 24 @ HOU 31</text:p>
          </table:table-cell>
          <table:table-cell office:value-type="string">
            <text:p>2008-12-28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6">
            <text:p>46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CAR 33 @ NO 31</text:p>
          </table:table-cell>
          <table:table-cell office:value-type="string">
            <text:p>2008-12-28</text:p>
          </table:table-cell>
          <table:table-cell office:value-type="float" office:value="53">
            <text:p>53</text:p>
          </table:table-cell>
          <table:table-cell office:value-type="string">
            <text:p>over</text:p>
          </table:table-cell>
          <table:table-cell office:value-type="float" office:value="51.5">
            <text:p>51.5</text:p>
          </table:table-cell>
          <table:table-cell office:value-type="string">
            <text:p>over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STL 27 @ ATL 31</text:p>
          </table:table-cell>
          <table:table-cell office:value-type="string">
            <text:p>2008-12-28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44">
            <text:p>44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KC 6 @ CIN 16</text:p>
          </table:table-cell>
          <table:table-cell office:value-type="string">
            <text:p>2008-12-28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40">
            <text:p>40</text:p>
          </table:table-cell>
          <table:table-cell office:value-type="string">
            <text:p>under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EN 0 @ IND 23</text:p>
          </table:table-cell>
          <table:table-cell office:value-type="string">
            <text:p>2008-12-28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CLE 0 @ PIT 31</text:p>
          </table:table-cell>
          <table:table-cell office:value-type="string">
            <text:p>2008-12-28</text:p>
          </table:table-cell>
          <table:table-cell office:value-type="float" office:value="32">
            <text:p>32</text:p>
          </table:table-cell>
          <table:table-cell office:value-type="string">
            <text:p>under</text:p>
          </table:table-cell>
          <table:table-cell office:value-type="float" office:value="33.5">
            <text:p>33.5</text:p>
          </table:table-cell>
          <table:table-cell office:value-type="string">
            <text:p>under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NE 13 @ BUF 0</text:p>
          </table:table-cell>
          <table:table-cell office:value-type="string">
            <text:p>2008-12-28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DAL 6 @ PHI 44</text:p>
          </table:table-cell>
          <table:table-cell office:value-type="string">
            <text:p>2008-12-28</text:p>
          </table:table-cell>
          <table:table-cell office:value-type="float" office:value="43.5">
            <text:p>43.5</text:p>
          </table:table-cell>
          <table:table-cell office:value-type="string">
            <text:p>over</text:p>
          </table:table-cell>
          <table:table-cell office:value-type="float" office:value="40.5">
            <text:p>40.5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JAC 7 @ BAL 27</text:p>
          </table:table-cell>
          <table:table-cell office:value-type="string">
            <text:p>2008-12-28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37.5">
            <text:p>37.5</text:p>
          </table:table-cell>
          <table:table-cell office:value-type="string">
            <text:p>under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A 24 @ NYJ 17</text:p>
          </table:table-cell>
          <table:table-cell office:value-type="string">
            <text:p>2008-12-28</text:p>
          </table:table-cell>
          <table:table-cell office:value-type="float" office:value="42">
            <text:p>42</text:p>
          </table:table-cell>
          <table:table-cell office:value-type="string">
            <text:p>under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EA 21 @ ARI 34</text:p>
          </table:table-cell>
          <table:table-cell office:value-type="string">
            <text:p>2008-12-28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office:value-type="string">
            <text:p>over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WAS 24 @ SF 27</text:p>
          </table:table-cell>
          <table:table-cell office:value-type="string">
            <text:p>2008-12-28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37">
            <text:p>37</text:p>
          </table:table-cell>
          <table:table-cell office:value-type="string">
            <text:p>over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DEN 21 @ SD 52</text:p>
          </table:table-cell>
          <table:table-cell office:value-type="string">
            <text:p>2008-12-28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50">
            <text:p>50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NFL Week 17 Over Under Totals 2007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2" office:value-type="string">
            <text:p>Home Team ID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Opening Total</text:p>
          </table:table-cell>
          <table:table-cell table:style-name="ce2" office:value-type="string">
            <text:p>Opening Result</text:p>
          </table:table-cell>
          <table:table-cell table:style-name="ce2" office:value-type="string">
            <text:p>Closing Total</text:p>
          </table:table-cell>
          <table:table-cell table:style-name="ce2" office:value-type="string">
            <text:p>Closing Result</text:p>
          </table:table-cell>
          <table:table-cell table:style-name="ce2" office:value-type="string">
            <text:p>Game Total</text:p>
          </table:table-cell>
          <table:table-cell table:number-columns-repeated="8"/>
        </table:table-row>
        <table:table-row table:style-name="ro1">
          <table:table-cell office:value-type="string">
            <text:p>NE 38 @ NYG 35</text:p>
          </table:table-cell>
          <table:table-cell office:value-type="string">
            <text:p>2007-12-29</text:p>
          </table:table-cell>
          <table:table-cell office:value-type="float" office:value="44.5">
            <text:p>44.5</text:p>
          </table:table-cell>
          <table:table-cell office:value-type="string">
            <text:p>over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BUF 9 @ PHI 17</text:p>
          </table:table-cell>
          <table:table-cell office:value-type="string">
            <text:p>2007-12-30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9">
            <text:p>39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CAR 31 @ TB 23</text:p>
          </table:table-cell>
          <table:table-cell office:value-type="string">
            <text:p>2007-12-30</text:p>
          </table:table-cell>
          <table:table-cell office:value-type="float" office:value="36">
            <text:p>36</text:p>
          </table:table-cell>
          <table:table-cell office:value-type="string">
            <text:p>over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CIN 38 @ MIA 25</text:p>
          </table:table-cell>
          <table:table-cell office:value-type="string">
            <text:p>2007-12-30</text:p>
          </table:table-cell>
          <table:table-cell office:value-type="float" office:value="46.5">
            <text:p>46.5</text:p>
          </table:table-cell>
          <table:table-cell office:value-type="string">
            <text:p>over</text:p>
          </table:table-cell>
          <table:table-cell office:value-type="float" office:value="45">
            <text:p>45</text:p>
          </table:table-cell>
          <table:table-cell office:value-type="string">
            <text:p>over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string">
            <text:p>DET 13 @ GB 34</text:p>
          </table:table-cell>
          <table:table-cell office:value-type="string">
            <text:p>2007-12-30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JAC 28 @ HOU 42</text:p>
          </table:table-cell>
          <table:table-cell office:value-type="string">
            <text:p>2007-12-30</text:p>
          </table:table-cell>
          <table:table-cell office:value-type="float" office:value="42.5">
            <text:p>42.5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NO 25 @ CHI 33</text:p>
          </table:table-cell>
          <table:table-cell office:value-type="string">
            <text:p>2007-12-30</text:p>
          </table:table-cell>
          <table:table-cell office:value-type="float" office:value="41">
            <text:p>41</text:p>
          </table:table-cell>
          <table:table-cell office:value-type="string">
            <text:p>over</text:p>
          </table:table-cell>
          <table:table-cell office:value-type="float" office:value="42">
            <text:p>42</text:p>
          </table:table-cell>
          <table:table-cell office:value-type="string">
            <text:p>over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SEA 41 @ ATL 44</text:p>
          </table:table-cell>
          <table:table-cell office:value-type="string">
            <text:p>2007-12-30</text:p>
          </table:table-cell>
          <table:table-cell office:value-type="float" office:value="39">
            <text:p>39</text:p>
          </table:table-cell>
          <table:table-cell office:value-type="string">
            <text:p>over</text:p>
          </table:table-cell>
          <table:table-cell office:value-type="float" office:value="38">
            <text:p>38</text:p>
          </table:table-cell>
          <table:table-cell office:value-type="string">
            <text:p>over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string">
            <text:p>SF 7 @ CLE 20</text:p>
          </table:table-cell>
          <table:table-cell office:value-type="string">
            <text:p>2007-12-30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41">
            <text:p>41</text:p>
          </table:table-cell>
          <table:table-cell office:value-type="string">
            <text:p>under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DAL 6 @ WAS 27</text:p>
          </table:table-cell>
          <table:table-cell office:value-type="string">
            <text:p>2007-12-30</text:p>
          </table:table-cell>
          <table:table-cell office:value-type="float" office:value="39.5">
            <text:p>39.5</text:p>
          </table:table-cell>
          <table:table-cell office:value-type="string">
            <text:p>under</text:p>
          </table:table-cell>
          <table:table-cell office:value-type="float" office:value="38">
            <text:p>38</text:p>
          </table:table-cell>
          <table:table-cell office:value-type="string">
            <text:p>under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PIT 21 @ BAL 27</text:p>
          </table:table-cell>
          <table:table-cell office:value-type="string">
            <text:p>2007-12-30</text:p>
          </table:table-cell>
          <table:table-cell office:value-type="float" office:value="35.5">
            <text:p>35.5</text:p>
          </table:table-cell>
          <table:table-cell office:value-type="string">
            <text:p>over</text:p>
          </table:table-cell>
          <table:table-cell office:value-type="float" office:value="34.5">
            <text:p>34.5</text:p>
          </table:table-cell>
          <table:table-cell office:value-type="string">
            <text:p>over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MIN 19 @ DEN 22</text:p>
          </table:table-cell>
          <table:table-cell office:value-type="string">
            <text:p>2007-12-30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office:value-type="string">
            <text:p>push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D 30 @ OAK 17</text:p>
          </table:table-cell>
          <table:table-cell office:value-type="string">
            <text:p>2007-12-30</text:p>
          </table:table-cell>
          <table:table-cell office:value-type="float" office:value="43">
            <text:p>43</text:p>
          </table:table-cell>
          <table:table-cell office:value-type="string">
            <text:p>over</text:p>
          </table:table-cell>
          <table:table-cell office:value-type="float" office:value="41.5">
            <text:p>41.5</text:p>
          </table:table-cell>
          <table:table-cell office:value-type="string">
            <text:p>over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STL 19 @ ARI 48</text:p>
          </table:table-cell>
          <table:table-cell office:value-type="string">
            <text:p>2007-12-30</text:p>
          </table:table-cell>
          <table:table-cell office:value-type="float" office:value="48">
            <text:p>48</text:p>
          </table:table-cell>
          <table:table-cell office:value-type="string">
            <text:p>over</text:p>
          </table:table-cell>
          <table:table-cell office:value-type="float" office:value="49.5">
            <text:p>49.5</text:p>
          </table:table-cell>
          <table:table-cell office:value-type="string">
            <text:p>over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KC 10 @ NYJ 13</text:p>
          </table:table-cell>
          <table:table-cell office:value-type="string">
            <text:p>2007-12-30</text:p>
          </table:table-cell>
          <table:table-cell office:value-type="float" office:value="35">
            <text:p>35</text:p>
          </table:table-cell>
          <table:table-cell office:value-type="string">
            <text:p>under</text:p>
          </table:table-cell>
          <table:table-cell office:value-type="float" office:value="35.5">
            <text:p>35.5</text:p>
          </table:table-cell>
          <table:table-cell office:value-type="string">
            <text:p>under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EN 16 @ IND 10</text:p>
          </table:table-cell>
          <table:table-cell office:value-type="string">
            <text:p>2007-12-30</text:p>
          </table:table-cell>
          <table:table-cell office:value-type="float" office:value="43">
            <text:p>43</text:p>
          </table:table-cell>
          <table:table-cell office:value-type="string">
            <text:p>under</text:p>
          </table:table-cell>
          <table:table-cell office:value-type="float" office:value="40.5">
            <text:p>40.5</text:p>
          </table:table-cell>
          <table:table-cell office:value-type="string">
            <text:p>under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named-expressions/>
      </table:table>
      <table:named-expressions>
        <table:named-range table:name="HTML_all" table:base-cell-address="$Sheet1.$A$1" table:cell-range-address=".$A$1:.$G$216"/>
        <table:named-range table:name="HTML_tables" table:base-cell-address="$Sheet1.$A$1" table:cell-range-address=".$A$1:.$A$1"/>
        <table:named-range table:name="HTML_1" table:base-cell-address="$Sheet1.$A$1" table:cell-range-address=".$A$2:.$G$18"/>
        <table:named-range table:name="HTML_2" table:base-cell-address="$Sheet1.$A$1" table:cell-range-address=".$A$20:.$G$36"/>
        <table:named-range table:name="HTML_3" table:base-cell-address="$Sheet1.$A$1" table:cell-range-address=".$A$38:.$G$54"/>
        <table:named-range table:name="HTML_4" table:base-cell-address="$Sheet1.$A$1" table:cell-range-address=".$A$56:.$G$72"/>
        <table:named-range table:name="HTML_5" table:base-cell-address="$Sheet1.$A$1" table:cell-range-address=".$A$74:.$G$90"/>
        <table:named-range table:name="HTML_6" table:base-cell-address="$Sheet1.$A$1" table:cell-range-address=".$A$92:.$G$108"/>
        <table:named-range table:name="HTML_7" table:base-cell-address="$Sheet1.$A$1" table:cell-range-address=".$A$110:.$G$126"/>
        <table:named-range table:name="HTML_8" table:base-cell-address="$Sheet1.$A$1" table:cell-range-address=".$A$128:.$G$144"/>
        <table:named-range table:name="HTML_9" table:base-cell-address="$Sheet1.$A$1" table:cell-range-address=".$A$146:.$G$162"/>
        <table:named-range table:name="HTML_10" table:base-cell-address="$Sheet1.$A$1" table:cell-range-address=".$A$164:.$G$180"/>
        <table:named-range table:name="HTML_11" table:base-cell-address="$Sheet1.$A$1" table:cell-range-address=".$A$182:.$G$198"/>
        <table:named-range table:name="HTML_12" table:base-cell-address="$Sheet1.$A$1" table:cell-range-address=".$A$200:.$G$2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2/27/2019</text:date>, <text:time>23:3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23:30:52.57</dc:date>
    <dc:creator>Jerome </dc:creator>
    <meta:generator>OpenOffice/4.1.5$Win32 OpenOffice.org_project/415m1$Build-9789</meta:generator>
    <meta:editing-duration>PT2M29S</meta:editing-duration>
    <meta:editing-cycles>1</meta:editing-cycles>
    <meta:document-statistic meta:table-count="1" meta:cell-count="23135" meta:object-count="0"/>
  </office:meta>
</office:document-meta>
</file>